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0A0000005F8956137F.png"/>
  <manifest:file-entry manifest:media-type="" manifest:full-path="Pictures/200000030000000200000002AC2B1353.wmf"/>
  <manifest:file-entry manifest:media-type="image/png" manifest:full-path="Pictures/10000000000001700000004364FAA54E.png"/>
  <manifest:file-entry manifest:media-type="image/png" manifest:full-path="Pictures/10000201000003BF0000021C9DDF57ED.png"/>
  <manifest:file-entry manifest:media-type="image/png" manifest:full-path="Pictures/10000201000000520000003252864A4A.png"/>
  <manifest:file-entry manifest:media-type="image/png" manifest:full-path="Pictures/10000201000002E8000001EA4FB2B0CC.png"/>
  <manifest:file-entry manifest:media-type="image/png" manifest:full-path="Pictures/10000000000000740000004946B9E7A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width="0cm" draw:fill="solid" draw:fill-color="#e84c22"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26cm" svg:stroke-color="#b22600" draw:fill="solid" draw:fill-color="#e84c22" draw:textarea-vertical-align="middle" draw:auto-grow-heigh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list-style-name="L3">
      <style:graphic-properties draw:stroke="none" svg:stroke-width="0cm" draw:fill="solid" draw:fill-color="#e84c22" draw:textarea-vertical-align="top" draw:auto-grow-height="false" fo:min-height="0cm" fo:min-width="0cm" fo:padding-top="0.125cm" fo:padding-bottom="0.125cm" fo:padding-left="0.25cm" fo:padding-right="0.25cm" fo:wrap-option="wrap"/>
    </style:style>
    <style:style style:name="gr6" style:family="graphic" style:parent-style-name="standard" style:list-style-name="L7">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list-style-name="L4">
      <style:graphic-properties draw:stroke="solid" svg:stroke-width="0.026cm" svg:stroke-color="#b22600" draw:fill="solid" draw:fill-color="#e84c22" draw:textarea-vertical-align="middle" draw:auto-grow-height="false" fo:min-height="0cm" fo:min-width="0cm" fo:padding-top="0.127cm" fo:padding-bottom="0.127cm" fo:padding-left="0.254cm" fo:padding-right="0.254cm" fo:wrap-option="wrap"/>
    </style:style>
    <style:style style:name="gr8" style:family="graphic" style:parent-style-name="standard" style:list-style-name="L7">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9" style:family="graphic" style:parent-style-name="standard" style:list-style-name="L4">
      <style:graphic-properties draw:stroke="solid" svg:stroke-width="0.026cm" svg:stroke-color="#b22600" draw:fill="solid" draw:fill-color="#e84c22" draw:textarea-vertical-align="middle" draw:auto-grow-height="false" fo:min-height="0cm" fo:min-width="0cm" fo:padding-top="0.127cm" fo:padding-bottom="0.127cm" fo:padding-left="0.254cm" fo:padding-right="0.254cm" fo:wrap-option="wrap"/>
    </style:style>
    <style:style style:name="gr10" style:family="graphic" style:parent-style-name="standard" style:list-style-name="L7">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1" style:family="graphic" style:parent-style-name="standard" style:list-style-name="L4">
      <style:graphic-properties draw:stroke="solid" svg:stroke-width="0.026cm" svg:stroke-color="#b22600" draw:fill="solid" draw:fill-color="#e84c22" draw:textarea-vertical-align="middle" draw:auto-grow-height="false" fo:min-height="0cm" fo:min-width="0cm" fo:padding-top="0.127cm" fo:padding-bottom="0.127cm" fo:padding-left="0.254cm" fo:padding-right="0.254cm" fo:wrap-option="wrap"/>
    </style:style>
    <style:style style:name="pr1" style:family="presentation" style:parent-style-name="Default-title">
      <style:graphic-properties draw:stroke="none" svg:stroke-width="0.026cm" draw:stroke-linejoin="miter" draw:fill="solid" draw:fill-color="#ff0000" draw:textarea-vertical-align="top" draw:auto-grow-height="false" draw:fit-to-size="false" fo:min-height="3.181cm" fo:padding-top="0.125cm" fo:padding-bottom="0.125cm" fo:padding-left="0.25cm" fo:padding-right="0.25cm" fo:wrap-option="wrap"/>
    </style:style>
    <style:style style:name="pr2" style:family="presentation" style:parent-style-name="Default-notes">
      <style:graphic-properties draw:stroke="none" svg:stroke-width="0cm" draw:fill="none" draw:fill-color="#ffffff" draw:textarea-vertical-align="top" draw:auto-grow-height="false" fo:min-height="11.636cm" fo:padding-top="0.125cm" fo:padding-bottom="0.125cm" fo:padding-left="0.25cm" fo:padding-right="0.25cm" fo:wrap-option="wrap"/>
    </style:style>
    <style:style style:name="pr3" style:family="presentation" style:parent-style-name="Default-backgroundobjects">
      <style:graphic-properties draw:stroke="none" svg:stroke-width="0cm" draw:fill="none" draw:fill-color="#ffffff" draw:textarea-vertical-align="top" draw:auto-grow-height="false" fo:min-height="11.636cm" fo:padding-top="0.125cm" fo:padding-bottom="0.125cm" fo:padding-left="0.25cm" fo:padding-right="0.25cm" fo:wrap-option="wrap"/>
    </style:style>
    <style:style style:name="pr4" style:family="presentation" style:parent-style-name="Default_20_1-notes">
      <style:graphic-properties draw:stroke="none" svg:stroke-width="0cm" draw:fill="none" draw:fill-color="#ffffff" draw:textarea-vertical-align="top" draw:auto-grow-height="false" fo:min-height="11.636cm" fo:padding-top="0.125cm" fo:padding-bottom="0.125cm" fo:padding-left="0.25cm" fo:padding-right="0.25cm" fo:wrap-option="wrap"/>
    </style:style>
    <style:style style:name="pr5" style:family="presentation" style:parent-style-name="Default_20_1-backgroundobjects">
      <style:graphic-properties draw:stroke="none" svg:stroke-width="0cm" draw:fill="none" draw:fill-color="#ffffff" draw:textarea-vertical-align="top" draw:auto-grow-height="false" fo:min-height="11.636cm" fo:padding-top="0.125cm" fo:padding-bottom="0.125cm" fo:padding-left="0.25cm" fo:padding-right="0.25cm" fo:wrap-option="wrap"/>
    </style:style>
    <style:style style:name="pr6"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7"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8" style:family="presentation" style:parent-style-name="Default_20_2-notes">
      <style:graphic-properties draw:fill-color="#ffffff" fo:min-height="11.635cm"/>
    </style:style>
    <style:style style:name="P1" style:family="paragraph">
      <style:paragraph-properties fo:margin-top="0cm" fo:margin-bottom="0cm" fo:line-height="150%" fo:text-align="start" style:punctuation-wrap="simple" style:writing-mode="lr-tb">
        <style:tab-stops>
          <style:tab-stop style:position="0.763cm"/>
        </style:tab-stops>
      </style:paragraph-properties>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4" style:family="paragraph">
      <style:paragraph-properties fo:text-align="end" style:font-independent-line-spacing="true"/>
      <style:text-properties fo:font-size="18pt" style:font-size-asian="14pt" style:font-size-complex="14pt"/>
    </style:style>
    <style:style style:name="P5" style:family="paragraph">
      <style:paragraph-properties style:font-independent-line-spacing="true"/>
      <style:text-properties fo:font-size="18pt" style:font-size-asian="14pt" style:font-size-complex="14pt"/>
    </style:style>
    <style:style style:name="P6" style:family="paragraph">
      <style:paragraph-properties fo:margin-left="0cm" fo:margin-right="0cm" fo:margin-top="0cm" fo:margin-bottom="0cm" fo:text-align="start" fo:text-indent="0cm" style:punctuation-wrap="hanging" style:writing-mode="lr-tb">
        <style:tab-stops>
          <style:tab-stop style:position="0.763cm"/>
        </style:tab-stops>
      </style:paragraph-properties>
      <style:text-properties fo:font-size="18pt" fo:hyphenate="false"/>
    </style:style>
    <style:style style:name="P7" style:family="paragraph">
      <style:paragraph-properties fo:margin-left="0cm" fo:margin-right="0cm" fo:margin-top="0cm" fo:margin-bottom="0cm" fo:text-align="start" fo:text-indent="0cm" style:punctuation-wrap="hanging" style:writing-mode="lr-tb"/>
      <style:text-properties fo:font-size="18pt" fo:hyphenate="false"/>
    </style:style>
    <style:style style:name="P8"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9" style:family="paragraph">
      <style:paragraph-properties fo:margin-left="0cm" fo:margin-right="0cm" fo:line-height="150%" fo:text-indent="0cm"/>
      <style:text-properties fo:font-size="18pt"/>
    </style:style>
    <style:style style:name="P10" style:family="paragraph">
      <style:text-properties fo:font-size="18pt"/>
    </style:style>
    <style:style style:name="P11" style:family="paragraph">
      <style:paragraph-properties fo:margin-left="0cm" fo:margin-right="0cm" fo:margin-top="0cm" fo:margin-bottom="0cm" fo:text-align="start" fo:text-indent="0cm" style:punctuation-wrap="hanging" style:writing-mode="lr-tb" style:font-independent-line-spacing="true">
        <style:tab-stops>
          <style:tab-stop style:position="0.763cm"/>
        </style:tab-stops>
      </style:paragraph-properties>
      <style:text-properties fo:font-size="18pt" fo:hyphenate="false"/>
    </style:style>
    <style:style style:name="P12" style:family="paragraph">
      <style:paragraph-properties fo:margin-left="0cm" fo:margin-right="0cm" fo:line-height="150%" fo:text-indent="0cm" style:font-independent-line-spacing="true"/>
      <style:text-properties fo:font-size="18pt"/>
    </style:style>
    <style:style style:name="P13" style:family="paragraph">
      <style:paragraph-properties fo:line-height="150%"/>
      <style:text-properties fo:font-size="18pt"/>
    </style:style>
    <style:style style:name="P14" style:family="paragraph">
      <style:paragraph-properties fo:margin-top="0cm" fo:margin-bottom="0cm" fo:text-align="start" style:punctuation-wrap="hanging" style:writing-mode="lr-tb"/>
      <style:text-properties fo:hyphenate="false"/>
    </style:style>
    <style:style style:name="P15" style:family="paragraph">
      <style:paragraph-properties fo:text-align="center" style:font-independent-line-spacing="true"/>
      <style:text-properties fo:font-size="18pt" style:font-size-asian="14pt" style:font-size-complex="14pt"/>
    </style:style>
    <style:style style:name="T1" style:family="text">
      <style:text-properties fo:color="#ffffff" style:text-line-through-style="none" fo:font-family="Tahoma" style:font-family-generic="swiss" fo:font-size="26pt" fo:letter-spacing="normal" fo:font-style="normal" style:text-underline-style="none" fo:font-weight="bold" style:font-family-asian="'ヒラギノ角ゴ Pro W3'" style:font-size-asian="26pt" style:font-style-asian="normal" style:font-weight-asian="bold" style:font-family-complex="'MS PGothic'" style:font-size-complex="26pt" style:font-style-complex="normal" style:font-weight-complex="bold"/>
    </style:style>
    <style:style style:name="T2" style:family="text">
      <style:text-properties fo:color="#ffffff" style:text-line-through-style="none" fo:font-family="Tahoma" style:font-family-generic="swiss" fo:font-size="20pt" fo:letter-spacing="normal" fo:font-style="normal" style:text-underline-style="none" fo:font-weight="bold" style:font-family-asian="'ヒラギノ角ゴ Pro W3'" style:font-size-asian="20pt" style:font-style-asian="normal" style:font-weight-asian="bold" style:font-family-complex="'MS PGothic'" style:font-size-complex="20pt" style:font-style-complex="normal" style:font-weight-complex="bold"/>
    </style:style>
    <style:style style:name="T3" style:family="text">
      <style:text-properties fo:color="#000000" style:text-line-through-style="none" fo:font-family="Tahoma" style:font-family-generic="swiss" fo:font-size="12pt" fo:letter-spacing="normal" fo:font-style="normal" style:text-underline-style="none" fo:font-weight="normal" style:font-family-asian="'ヒラギノ角ゴ Pro W3'" style:font-size-asian="12pt" style:font-style-asian="normal" style:font-weight-asian="normal" style:font-family-complex="Tahoma" style:font-family-generic-complex="swiss" style:font-size-complex="12pt" style:font-style-complex="normal" style:font-weight-complex="normal"/>
    </style:style>
    <style:style style:name="T4" style:family="text">
      <style:text-properties fo:color="#000000" style:text-line-through-style="none" fo:font-family="Arial" fo:font-size="24pt" fo:letter-spacing="normal" fo:font-style="normal" style:text-underline-style="none" fo:font-weight="bold" style:font-family-asian="'MS PGothic'" style:font-size-asian="24pt" style:font-style-asian="normal" style:font-weight-asian="bold" style:font-family-complex="'MS PGothic'" style:font-size-complex="24pt" style:font-style-complex="normal" style:font-weight-complex="bold"/>
    </style:style>
    <style:style style:name="T5" style:family="text">
      <style:text-properties fo:color="#000000" style:text-line-through-style="none" fo:font-family="Arial" fo:font-size="19pt" fo:letter-spacing="normal" fo:font-style="normal" style:text-underline-style="none" fo:font-weight="bold" style:font-family-asian="'MS PGothic'" style:font-size-asian="19pt" style:font-style-asian="normal" style:font-weight-asian="bold" style:font-family-complex="'MS PGothic'" style:font-size-complex="19pt" style:font-style-complex="normal" style:font-weight-complex="bold"/>
    </style:style>
    <style:style style:name="T6" style:family="text">
      <style:text-properties fo:color="#ffffff" style:text-line-through-style="none" fo:font-family="Arial" fo:font-size="18pt" fo:letter-spacing="normal" fo:font-style="normal" style:text-underline-style="none" fo:font-weight="bold" style:font-family-asian="'ＭＳ Ｐゴシック'" style:font-size-asian="18pt" style:font-style-asian="normal" style:font-weight-asian="bold" style:font-size-complex="18pt" style:font-style-complex="normal" style:font-weight-complex="bold"/>
    </style:style>
    <style:style style:name="T7" style:family="text">
      <style:text-properties fo:color="#000000" style:text-line-through-style="none" fo:font-family="Arial" fo:font-size="12pt" fo:letter-spacing="normal"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color="#ffffff" style:text-line-through-style="none" fo:font-family="Arial" fo:letter-spacing="normal" fo:font-style="normal" style:text-underline-style="none" fo:font-weight="bold" style:font-family-asian="'ＭＳ Ｐゴシック'" style:font-style-asian="normal" style:font-weight-asian="bold" style:font-style-complex="normal" style:font-weight-complex="bold"/>
    </style:style>
    <style:style style:name="T11" style:family="text">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size-complex="14pt" style:font-style-complex="normal" style:font-weight-complex="normal"/>
    </style:style>
    <style:style style:name="T12" style:family="text">
      <style:text-properties fo:color="#000000" style:text-line-through-style="none" fo:font-family="Tahoma"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3" style:family="text">
      <style:text-properties fo:color="#000000" style:text-line-through-style="none" fo:font-family="Tahoma" fo:font-size="21pt" fo:letter-spacing="normal" fo:font-style="normal" style:text-underline-style="none" fo:font-weight="normal" style:font-size-asian="21pt" style:font-style-asian="normal" style:font-weight-asian="normal" style:font-size-complex="2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Ø">
        <style:list-level-properties text:space-before="0.001cm" text:min-label-width="0.475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ü">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si SHOP REDESIGN – AUTOMATION&#10;&#10;06th Mar 2018" draw:style-name="dp1" draw:master-page-name="Default">
        <draw:frame draw:name="Title 5" presentation:style-name="pr1" draw:text-style-name="P2" draw:layer="layout" svg:width="26.14cm" svg:height="7.713cm" svg:x="0.927cm" svg:y="4.516cm" presentation:class="title" presentation:user-transformed="true">
          <draw:text-box>
            <text:p text:style-name="P1"><text:span text:style-name="T1">bsi SHOP REDESIGN – AUTOMATION</text:span><text:span text:style-name="T1"><text:line-break/></text:span><text:span text:style-name="T1"><text:line-break/></text:span><text:span text:style-name="T2">06th Mar 2018</text:span></text:p>
          </draw:text-box>
        </draw:frame>
        <presentation:notes draw:style-name="dp2">
          <draw:page-thumbnail draw:name="幻灯片图像占位符 1" draw:style-name="gr1" draw:layer="layout" svg:width="14.004cm" svg:height="9.696cm" svg:x="2.752cm" svg:y="1.94cm" draw:page-number="1" presentation:class="page"/>
          <draw:frame draw:name="备注占位符 2" presentation:style-name="pr2" draw:text-style-name="P2" draw:layer="layout" svg:width="15.606cm" svg:height="11.635cm" svg:x="1.951cm" svg:y="12.283cm" presentation:class="notes" presentation:user-transformed="true">
            <draw:text-box>
              <text:p/>
            </draw:text-box>
          </draw:frame>
          <draw:frame draw:name="日期占位符 3" presentation:style-name="pr3" draw:text-style-name="P4" draw:layer="layout" svg:width="8.453cm" svg:height="1.292cm" svg:x="11.05cm" svg:y="0cm" presentation:class="date-time" presentation:user-transformed="true">
            <draw:text-box>
              <text:p text:style-name="P3"><text:span text:style-name="T3"><text:date style:data-style-name="D1" text:date-value="2018-03-07">3/7/18</text:date></text:span></text:p>
            </draw:text-box>
          </draw:frame>
          <draw:frame draw:name="页脚占位符 4" presentation:style-name="pr3" draw:text-style-name="P5" draw:layer="layout" svg:width="8.453cm" svg:height="1.292cm" svg:x="0cm" svg:y="24.561cm" presentation:class="footer" presentation:user-transformed="true">
            <draw:text-box>
              <text:p/>
            </draw:text-box>
          </draw:frame>
          <draw:frame draw:name="灯片编号占位符 5" presentation:style-name="pr3" draw:text-style-name="P4" draw:layer="layout" svg:width="8.453cm" svg:height="1.292cm" svg:x="11.05cm" svg:y="24.561cm" presentation:class="page-number" presentation:user-transformed="true">
            <draw:text-box>
              <text:p text:style-name="P3"><text:span text:style-name="T3"><text:page-number>&lt;number&gt;</text:page-number></text:span></text:p>
            </draw:text-box>
          </draw:frame>
        </presentation:notes>
      </draw:page>
      <draw:page draw:name="page2" draw:style-name="dp1" draw:master-page-name="Default_20_1">
        <draw:custom-shape draw:name="Title 1" draw:style-name="gr2" draw:text-style-name="P2" draw:layer="layout" svg:width="26.46cm" svg:height="1.399cm" svg:x="0.368cm" svg:y="0.324cm">
          <text:p text:style-name="P6"><text:span text:style-name="T4">Automation &amp; Beyond …</text:span><text:span text:style-name="T5"><text:line-break/></text:span><text:span text:style-name="T5"/></text:p>
          <draw:enhanced-geometry svg:viewBox="0 0 21600 21600" draw:type="rectangle" draw:enhanced-path="M 0 0 L 21600 0 21600 21600 0 21600 0 0 Z N"/>
        </draw:custom-shape>
        <draw:custom-shape draw:name="Rounded Rectangle 3" draw:style-name="gr3" draw:text-style-name="P2" draw:layer="layout" svg:width="7.8cm" svg:height="1.199cm" svg:x="0.557cm" svg:y="3.124cm">
          <text:p text:style-name="P7"><text:span text:style-name="T6">Too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4" draw:text-style-name="P2" draw:layer="layout" svg:width="13.757cm" svg:height="1.771cm" svg:x="3.157cm" svg:y="4.524cm">
          <text:list text:style-name="L5">
            <text:list-item>
              <text:p text:style-name="P8"><text:span text:style-name="T7">Eclipse</text:span></text:p>
            </text:list-item>
            <text:list-item>
              <text:p text:style-name="P8"><text:span text:style-name="T7">Selenium with TestNG Plugin</text:span></text:p>
            </text:list-item>
          </text:list>
          <draw:enhanced-geometry svg:viewBox="0 0 21600 21600" draw:type="rectangle" draw:enhanced-path="M 0 0 L 21600 0 21600 21600 0 21600 0 0 Z N"/>
        </draw:custom-shape>
        <draw:custom-shape draw:name="Rounded Rectangle 8" draw:style-name="gr3" draw:text-style-name="P2" draw:layer="layout" svg:width="7.8cm" svg:height="1.199cm" svg:x="0.557cm" svg:y="7.125cm">
          <text:p text:style-name="P7"><text:span text:style-name="T6">Brow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9" draw:style-name="gr4" draw:text-style-name="P2" draw:layer="layout" svg:width="13.757cm" svg:height="2.531cm" svg:x="3.157cm" svg:y="8.56cm">
          <text:list text:style-name="L5">
            <text:list-item>
              <text:p text:style-name="P8"><text:span text:style-name="T7">IE 11</text:span></text:p>
            </text:list-item>
            <text:list-item>
              <text:p text:style-name="P8"><text:span text:style-name="T7">Google Chrome v 63</text:span></text:p>
            </text:list-item>
            <text:list-item>
              <text:p text:style-name="P8"><text:span text:style-name="T7">Mozilla Firefox v 57</text:span></text:p>
            </text:list-item>
          </text:list>
          <draw:enhanced-geometry svg:viewBox="0 0 21600 21600" draw:type="rectangle" draw:enhanced-path="M 0 0 L 21600 0 21600 21600 0 21600 0 0 Z N"/>
        </draw:custom-shape>
        <draw:custom-shape draw:name="Rounded Rectangle 10" draw:style-name="gr3" draw:text-style-name="P2" draw:layer="layout" svg:width="7.8cm" svg:height="1.199cm" svg:x="0.557cm" svg:y="11.725cm">
          <text:p text:style-name="P7"><text:span text:style-name="T6">Features Automa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gr4" draw:text-style-name="P2" draw:layer="layout" svg:width="13.757cm" svg:height="2.531cm" svg:x="3.157cm" svg:y="13.325cm">
          <text:list text:style-name="L5">
            <text:list-item>
              <text:p text:style-name="P8"><text:span text:style-name="T7">Sprint 1</text:span></text:p>
            </text:list-item>
            <text:list-item>
              <text:p text:style-name="P8"><text:span text:style-name="T7">Sprint 2</text:span></text:p>
            </text:list-item>
            <text:list-item>
              <text:p text:style-name="P8"><text:span text:style-name="T7">Sprint 3</text:span></text:p>
            </text:list-item>
          </text:list>
          <draw:enhanced-geometry svg:viewBox="0 0 21600 21600" draw:type="rectangle" draw:enhanced-path="M 0 0 L 21600 0 21600 21600 0 21600 0 0 Z N"/>
        </draw:custom-shape>
        <draw:custom-shape draw:name="Rounded Rectangle 13" draw:style-name="gr3" draw:text-style-name="P2" draw:layer="layout" svg:width="7.8cm" svg:height="1.199cm" svg:x="15.359cm" svg:y="11.725cm">
          <text:p text:style-name="P7"><text:span text:style-name="T6">Repo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4" draw:style-name="gr4" draw:text-style-name="P2" draw:layer="layout" svg:width="13.757cm" svg:height="1.011cm" svg:x="16.759cm" svg:y="13.395cm">
          <text:list text:style-name="L5">
            <text:list-item>
              <text:p text:style-name="P8"><text:span text:style-name="T7">Extent Reports</text:span></text:p>
            </text:list-item>
          </text:list>
          <draw:enhanced-geometry svg:viewBox="0 0 21600 21600" draw:type="rectangle" draw:enhanced-path="M 0 0 L 21600 0 21600 21600 0 21600 0 0 Z N"/>
        </draw:custom-shape>
        <draw:custom-shape draw:name="Rounded Rectangle 15" draw:style-name="gr3" draw:text-style-name="P2" draw:layer="layout" svg:width="7.8cm" svg:height="1.199cm" svg:x="15.359cm" svg:y="3.124cm">
          <text:p text:style-name="P7"><text:span text:style-name="T6">Frequen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6" draw:style-name="gr4" draw:text-style-name="P2" draw:layer="layout" svg:width="13.757cm" svg:height="1.011cm" svg:x="16.759cm" svg:y="4.524cm">
          <text:list text:style-name="L5">
            <text:list-item>
              <text:p text:style-name="P8"><text:span text:style-name="T7">Daily</text:span></text:p>
            </text:list-item>
          </text:list>
          <draw:enhanced-geometry svg:viewBox="0 0 21600 21600" draw:type="rectangle" draw:enhanced-path="M 0 0 L 21600 0 21600 21600 0 21600 0 0 Z N"/>
        </draw:custom-shape>
        <draw:custom-shape draw:name="Rounded Rectangle 17" draw:style-name="gr3" draw:text-style-name="P2" draw:layer="layout" svg:width="7.8cm" svg:height="1.199cm" svg:x="15.359cm" svg:y="7.125cm">
          <text:p text:style-name="P7"><text:span text:style-name="T6">Benefi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8" draw:style-name="gr4" draw:text-style-name="P2" draw:layer="layout" svg:width="13.757cm" svg:height="3.291cm" svg:x="16.759cm" svg:y="8.525cm">
          <text:list text:style-name="L5">
            <text:list-item>
              <text:p text:style-name="P8"><text:span text:style-name="T7">Manual Interventions Reduced</text:span></text:p>
            </text:list-item>
            <text:list-item>
              <text:p text:style-name="P8"><text:span text:style-name="T7">Multi Browser Functional Verifications</text:span></text:p>
            </text:list-item>
            <text:list-item>
              <text:p text:style-name="P8"><text:span text:style-name="T7">Regression Suite Availability </text:span></text:p>
            </text:list-item>
            <text:list-item>
              <text:p text:style-name="P8"><text:span text:style-name="T7">Early Observations of Issue</text:span></text:p>
            </text:list-item>
          </text:list>
          <draw:enhanced-geometry svg:viewBox="0 0 21600 21600" draw:type="rectangle" draw:enhanced-path="M 0 0 L 21600 0 21600 21600 0 21600 0 0 Z N"/>
        </draw:custom-shape>
        <presentation:notes draw:style-name="dp2">
          <draw:page-thumbnail draw:name="Slide Image Placeholder 1" draw:style-name="gr1" draw:layer="layout" svg:width="14.004cm" svg:height="9.696cm" svg:x="2.752cm" svg:y="1.94cm" draw:page-number="2" presentation:class="page"/>
          <draw:frame draw:name="Notes Placeholder 2" presentation:style-name="pr4" draw:text-style-name="P2" draw:layer="layout" svg:width="15.606cm" svg:height="11.635cm" svg:x="1.951cm" svg:y="12.283cm" presentation:class="notes" presentation:user-transformed="true">
            <draw:text-box>
              <text:p/>
            </draw:text-box>
          </draw:frame>
          <draw:frame draw:name="Slide Number Placeholder 3" presentation:style-name="pr5" draw:text-style-name="P4" draw:layer="layout" svg:width="8.453cm" svg:height="1.292cm" svg:x="11.05cm" svg:y="24.561cm" presentation:class="page-number" presentation:user-transformed="true">
            <draw:text-box>
              <text:p text:style-name="P3"><text:span text:style-name="T8"><text:page-number>&lt;number&gt;</text:page-number></text:span></text:p>
            </draw:text-box>
          </draw:frame>
        </presentation:notes>
      </draw:page>
      <draw:page draw:name="page3" draw:style-name="dp1" draw:master-page-name="Default_20_1">
        <draw:custom-shape draw:name="Title 1" draw:style-name="gr2" draw:text-style-name="P2" draw:layer="layout" svg:width="26.46cm" svg:height="1.399cm" svg:x="0.368cm" svg:y="0.324cm">
          <text:p text:style-name="P6"><text:span text:style-name="T4">Automated Scenarios Coverage</text:span></text:p>
          <draw:enhanced-geometry svg:viewBox="0 0 21600 21600" draw:type="rectangle" draw:enhanced-path="M 0 0 L 21600 0 21600 21600 0 21600 0 0 Z N"/>
        </draw:custom-shape>
        <draw:g draw:name="Group 2">
          <draw:custom-shape draw:name="Rectangle 1" draw:style-name="gr4" draw:text-style-name="P2" draw:layer="layout" svg:width="8.6cm" svg:height="4.691cm" svg:x="0.957cm" svg:y="7.502cm">
            <text:list text:style-name="L7">
              <text:list-item>
                <text:p text:style-name="P9"><text:span text:style-name="T9">Ecom – 01, 03 (Add / Update to Basket)</text:span></text:p>
              </text:list-item>
              <text:list-item>
                <text:p text:style-name="P9"><text:span text:style-name="T9">Ecom – 45_46A (Add / Edit Billing, Delivery Address)</text:span></text:p>
              </text:list-item>
              <text:list-item>
                <text:p text:style-name="P9"><text:span text:style-name="T9">Ecom – 38A (Profile Update)</text:span></text:p>
              </text:list-item>
            </text:list>
            <draw:enhanced-geometry svg:viewBox="0 0 21600 21600" draw:type="rectangle" draw:enhanced-path="M 0 0 L 21600 0 21600 21600 0 21600 0 0 Z N"/>
          </draw:custom-shape>
          <draw:custom-shape draw:name="Rounded Rectangle 19" draw:style-name="gr3" draw:text-style-name="P2" draw:layer="layout" svg:width="4.876cm" svg:height="2.387cm" svg:x="0.957cm" svg:y="3.124cm">
            <text:p text:style-name="P10"><text:span text:style-name="T10">Sprin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5">
          <draw:custom-shape draw:name="Rectangle 20" draw:style-name="gr4" draw:text-style-name="P2" draw:layer="layout" svg:width="9cm" svg:height="7.355cm" svg:x="10.358cm" svg:y="7.435cm">
            <text:list text:style-name="L7">
              <text:list-item>
                <text:p text:style-name="P9"><text:span text:style-name="T9">Ecom - 01 (Add / Update to Basket)</text:span></text:p>
              </text:list-item>
              <text:list-item>
                <text:p text:style-name="P9"><text:span text:style-name="T9">Ecom – 02 (Add Products, Register MUNL, Subscribing)</text:span></text:p>
              </text:list-item>
              <text:list-item>
                <text:p text:style-name="P9"><text:span text:style-name="T9">Ecom – 06 (Add / Update Events, Products)</text:span></text:p>
              </text:list-item>
              <text:list-item>
                <text:p text:style-name="P9"><text:span text:style-name="T9">Ecom <text:s/>– 59 (Download Free Market Material)</text:span></text:p>
              </text:list-item>
            </text:list>
            <draw:enhanced-geometry svg:viewBox="0 0 21600 21600" draw:type="rectangle" draw:enhanced-path="M 0 0 L 21600 0 21600 21600 0 21600 0 0 Z N"/>
          </draw:custom-shape>
          <draw:custom-shape draw:name="Rounded Rectangle 21" draw:style-name="gr3" draw:text-style-name="P2" draw:layer="layout" svg:width="5.102cm" svg:height="2.35cm" svg:x="10.358cm" svg:y="3.124cm">
            <text:p text:style-name="P10"><text:span text:style-name="T10">Sprin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22">
          <draw:custom-shape draw:name="Rectangle 23" draw:style-name="gr4" draw:text-style-name="P2" draw:layer="layout" svg:width="7.957cm" svg:height="6.467cm" svg:x="19.559cm" svg:y="7.435cm">
            <text:list text:style-name="L7">
              <text:list-item>
                <text:p text:style-name="P9"><text:span text:style-name="T9">Ecom - 01 (Add / Update to Basket, Format Specification)</text:span></text:p>
              </text:list-item>
              <text:list-item>
                <text:p text:style-name="P9"><text:span text:style-name="T9">Ecom - 47 (Search)</text:span></text:p>
              </text:list-item>
              <text:list-item>
                <text:p text:style-name="P9"><text:span text:style-name="T9">Ecom - 48 (Search Filters)</text:span></text:p>
              </text:list-item>
              <text:list-item>
                <text:p text:style-name="P9"><text:span text:style-name="T9">Ecom - 49 (Search Sort)</text:span></text:p>
              </text:list-item>
              <text:list-item>
                <text:p text:style-name="P9"><text:span text:style-name="T9">Ecom - 51 / 60 (Product Page Browse) </text:span></text:p>
              </text:list-item>
            </text:list>
            <draw:enhanced-geometry svg:viewBox="0 0 21600 21600" draw:type="rectangle" draw:enhanced-path="M 0 0 L 21600 0 21600 21600 0 21600 0 0 Z N"/>
          </draw:custom-shape>
          <draw:custom-shape draw:name="Rounded Rectangle 24" draw:style-name="gr3" draw:text-style-name="P2" draw:layer="layout" svg:width="4.511cm" svg:height="2.35cm" svg:x="19.559cm" svg:y="3.124cm">
            <text:p text:style-name="P10"><text:span text:style-name="T10">Sprint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name="Slide Image Placeholder 1" draw:style-name="gr1" draw:layer="layout" svg:width="14.004cm" svg:height="9.696cm" svg:x="2.752cm" svg:y="1.94cm" draw:page-number="3" presentation:class="page"/>
          <draw:frame draw:name="Notes Placeholder 2" presentation:style-name="pr4" draw:text-style-name="P2" draw:layer="layout" svg:width="15.606cm" svg:height="11.635cm" svg:x="1.951cm" svg:y="12.283cm" presentation:class="notes" presentation:user-transformed="true">
            <draw:text-box>
              <text:p/>
            </draw:text-box>
          </draw:frame>
          <draw:frame draw:name="Slide Number Placeholder 3" presentation:style-name="pr5" draw:text-style-name="P4" draw:layer="layout" svg:width="8.453cm" svg:height="1.292cm" svg:x="11.05cm" svg:y="24.561cm" presentation:class="page-number" presentation:user-transformed="true">
            <draw:text-box>
              <text:p text:style-name="P3"><text:span text:style-name="T8"><text:page-number>&lt;number&gt;</text:page-number></text:span></text:p>
            </draw:text-box>
          </draw:frame>
        </presentation:notes>
      </draw:page>
      <draw:page draw:name="page4" draw:style-name="dp1" draw:master-page-name="Default_20_1">
        <draw:custom-shape draw:name="Title 1" draw:style-name="gr5" draw:text-style-name="P11" draw:layer="layout" svg:width="26.46cm" svg:height="1.399cm" svg:x="0.368cm" svg:y="0.324cm">
          <text:p text:style-name="P6"><text:span text:style-name="T4">Automated Scenarios Coverage</text:span></text:p>
          <draw:enhanced-geometry svg:viewBox="0 0 21600 21600" draw:type="rectangle" draw:enhanced-path="M 0 0 L 21600 0 21600 21600 0 21600 0 0 Z N"/>
        </draw:custom-shape>
        <draw:g draw:name="Group 2">
          <draw:custom-shape draw:name="Rectangle 1" draw:style-name="gr6" draw:text-style-name="P12" draw:layer="layout" svg:width="8.6cm" svg:height="4.691cm" svg:x="0.957cm" svg:y="7.502cm">
            <text:list text:style-name="L7">
              <text:list-item>
                <text:p text:style-name="P9"><text:span text:style-name="T9">Ecom – 01, 03 (Add / Update to Basket)</text:span></text:p>
              </text:list-item>
              <text:list-item>
                <text:p text:style-name="P9"><text:span text:style-name="T9">Ecom – 45_46A (Add / Edit Billing, Delivery Address)</text:span></text:p>
              </text:list-item>
              <text:list-item>
                <text:p text:style-name="P9"><text:span text:style-name="T9">Ecom – 38A (Profile Update)</text:span></text:p>
              </text:list-item>
            </text:list>
            <draw:enhanced-geometry svg:viewBox="0 0 21600 21600" draw:type="rectangle" draw:enhanced-path="M 0 0 L 21600 0 21600 21600 0 21600 0 0 Z N"/>
          </draw:custom-shape>
          <draw:custom-shape draw:name="Rounded Rectangle 19" draw:style-name="gr7" draw:text-style-name="P2" draw:layer="layout" svg:width="4.876cm" svg:height="2.387cm" svg:x="0.957cm" svg:y="3.124cm">
            <text:p text:style-name="P10"><text:span text:style-name="T10">Sprin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5">
          <draw:custom-shape draw:name="Rectangle 20" draw:style-name="gr8" draw:text-style-name="P12" draw:layer="layout" svg:width="9cm" svg:height="7.355cm" svg:x="10.358cm" svg:y="7.435cm">
            <text:list text:style-name="L7">
              <text:list-item>
                <text:p text:style-name="P9"><text:span text:style-name="T9">Ecom - 01 (Add / Update to Basket)</text:span></text:p>
              </text:list-item>
              <text:list-item>
                <text:p text:style-name="P9"><text:span text:style-name="T9">Ecom – 02 (Add Products, Register MUNL, Subscribing)</text:span></text:p>
              </text:list-item>
              <text:list-item>
                <text:p text:style-name="P9"><text:span text:style-name="T9">Ecom – 06 (Add / Update Events, Products)</text:span></text:p>
              </text:list-item>
              <text:list-item>
                <text:p text:style-name="P9"><text:span text:style-name="T9">Ecom <text:s/>– 59 (Download Free Market Material)</text:span></text:p>
              </text:list-item>
            </text:list>
            <draw:enhanced-geometry svg:viewBox="0 0 21600 21600" draw:type="rectangle" draw:enhanced-path="M 0 0 L 21600 0 21600 21600 0 21600 0 0 Z N"/>
          </draw:custom-shape>
          <draw:custom-shape draw:name="Rounded Rectangle 21" draw:style-name="gr9" draw:text-style-name="P2" draw:layer="layout" svg:width="5.102cm" svg:height="2.35cm" svg:x="10.358cm" svg:y="3.124cm">
            <text:p text:style-name="P10"><text:span text:style-name="T10">Sprin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22">
          <draw:custom-shape draw:name="Rectangle 23" draw:style-name="gr10" draw:text-style-name="P12" draw:layer="layout" svg:width="7.957cm" svg:height="6.467cm" svg:x="19.559cm" svg:y="7.435cm">
            <text:list text:style-name="L7">
              <text:list-item>
                <text:p text:style-name="P9"><text:span text:style-name="T9">Ecom - 01 (Add / Update to Basket, Format Specification)</text:span></text:p>
              </text:list-item>
              <text:list-item>
                <text:p text:style-name="P9"><text:span text:style-name="T9">Ecom - 47 (Search)</text:span></text:p>
              </text:list-item>
              <text:list-item>
                <text:p text:style-name="P9"><text:span text:style-name="T9">Ecom - 48 (Search Filters)</text:span></text:p>
              </text:list-item>
              <text:list-item>
                <text:p text:style-name="P9"><text:span text:style-name="T9">Ecom - 49 (Search Sort)</text:span></text:p>
              </text:list-item>
              <text:list-item>
                <text:p text:style-name="P9"><text:span text:style-name="T9">Ecom - 51 / 60 (Product Page Browse) </text:span></text:p>
              </text:list-item>
            </text:list>
            <draw:enhanced-geometry svg:viewBox="0 0 21600 21600" draw:type="rectangle" draw:enhanced-path="M 0 0 L 21600 0 21600 21600 0 21600 0 0 Z N"/>
          </draw:custom-shape>
          <draw:custom-shape draw:name="Rounded Rectangle 24" draw:style-name="gr11" draw:text-style-name="P2" draw:layer="layout" svg:width="4.511cm" svg:height="2.35cm" svg:x="19.559cm" svg:y="3.124cm">
            <text:p text:style-name="P10"><text:span text:style-name="T10">Sprint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name="Slide Image Placeholder 1" draw:style-name="gr1" draw:layer="layout" svg:width="14.004cm" svg:height="9.696cm" svg:x="2.752cm" svg:y="1.94cm" draw:page-number="4" presentation:class="page"/>
          <draw:frame draw:name="Notes Placeholder 2" presentation:style-name="pr4" draw:text-style-name="P2" draw:layer="layout" svg:width="15.606cm" svg:height="11.635cm" svg:x="1.951cm" svg:y="12.283cm" presentation:class="notes" presentation:user-transformed="true">
            <draw:text-box>
              <text:p/>
            </draw:text-box>
          </draw:frame>
          <draw:frame draw:name="Slide Number Placeholder 3" presentation:style-name="pr5" draw:text-style-name="P4" draw:layer="layout" svg:width="8.453cm" svg:height="1.292cm" svg:x="11.05cm" svg:y="24.561cm" presentation:class="page-number" presentation:user-transformed="true">
            <draw:text-box>
              <text:p text:style-name="P3"><text:span text:style-name="T8"><text:page-number>&lt;number&gt;</text:page-number></text:span></text:p>
            </draw:text-box>
          </draw:frame>
        </presentation:notes>
      </draw:page>
      <draw:page draw:name="page5" draw:style-name="dp1" draw:master-page-name="Default_20_1">
        <draw:custom-shape draw:name="Title 1" draw:style-name="gr2" draw:text-style-name="P2" draw:layer="layout" svg:width="26.46cm" svg:height="1.399cm" svg:x="0.368cm" svg:y="0.324cm">
          <text:p text:style-name="P6"><text:span text:style-name="T4">Demo</text:span></text:p>
          <draw:enhanced-geometry svg:viewBox="0 0 21600 21600" draw:type="rectangle" draw:enhanced-path="M 0 0 L 21600 0 21600 21600 0 21600 0 0 Z N"/>
        </draw:custom-shape>
        <draw:g draw:name="Group 2">
          <draw:custom-shape draw:name="Rectangle 1" draw:style-name="gr4" draw:text-style-name="P2" draw:layer="layout" svg:width="8.6cm" svg:height="1.139cm" svg:x="0.957cm" svg:y="7.502cm">
            <text:p text:style-name="P13"><text:span text:style-name="T9">&lt;&lt; Place the Recorded Scenarios&gt;&gt;</text:span></text:p>
            <draw:enhanced-geometry svg:viewBox="0 0 21600 21600" draw:type="rectangle" draw:enhanced-path="M 0 0 L 21600 0 21600 21600 0 21600 0 0 Z N"/>
          </draw:custom-shape>
          <draw:custom-shape draw:name="Rounded Rectangle 19" draw:style-name="gr3" draw:text-style-name="P2" draw:layer="layout" svg:width="4.876cm" svg:height="2.387cm" svg:x="0.957cm" svg:y="3.124cm">
            <text:p text:style-name="P10"><text:span text:style-name="T10">Sprin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5">
          <draw:custom-shape draw:name="Rectangle 20" draw:style-name="gr4" draw:text-style-name="P2" draw:layer="layout" svg:width="9cm" svg:height="1.139cm" svg:x="10.358cm" svg:y="7.435cm">
            <text:p text:style-name="P13"><text:span text:style-name="T9">&lt;&lt; Place the Recorded Scenarios&gt;&gt;</text:span></text:p>
            <draw:enhanced-geometry svg:viewBox="0 0 21600 21600" draw:type="rectangle" draw:enhanced-path="M 0 0 L 21600 0 21600 21600 0 21600 0 0 Z N"/>
          </draw:custom-shape>
          <draw:custom-shape draw:name="Rounded Rectangle 21" draw:style-name="gr3" draw:text-style-name="P2" draw:layer="layout" svg:width="5.102cm" svg:height="2.35cm" svg:x="10.358cm" svg:y="3.124cm">
            <text:p text:style-name="P10"><text:span text:style-name="T10">Sprin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22">
          <draw:custom-shape draw:name="Rectangle 23" draw:style-name="gr4" draw:text-style-name="P2" draw:layer="layout" svg:width="7.957cm" svg:height="2.027cm" svg:x="19.559cm" svg:y="7.435cm">
            <text:p text:style-name="P13"><text:span text:style-name="T9">&lt;&lt; Place the Recorded Scenarios&gt;&gt;</text:span></text:p>
            <draw:enhanced-geometry svg:viewBox="0 0 21600 21600" draw:type="rectangle" draw:enhanced-path="M 0 0 L 21600 0 21600 21600 0 21600 0 0 Z N"/>
          </draw:custom-shape>
          <draw:custom-shape draw:name="Rounded Rectangle 24" draw:style-name="gr3" draw:text-style-name="P2" draw:layer="layout" svg:width="4.511cm" svg:height="2.35cm" svg:x="19.559cm" svg:y="3.124cm">
            <text:p text:style-name="P10"><text:span text:style-name="T10">Sprint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name="Slide Image Placeholder 1" draw:style-name="gr1" draw:layer="layout" svg:width="14.004cm" svg:height="9.696cm" svg:x="2.752cm" svg:y="1.94cm" draw:page-number="5" presentation:class="page"/>
          <draw:frame draw:name="Notes Placeholder 2" presentation:style-name="pr4" draw:text-style-name="P2" draw:layer="layout" svg:width="15.606cm" svg:height="11.635cm" svg:x="1.951cm" svg:y="12.283cm" presentation:class="notes" presentation:user-transformed="true">
            <draw:text-box>
              <text:p/>
            </draw:text-box>
          </draw:frame>
          <draw:frame draw:name="Slide Number Placeholder 3" presentation:style-name="pr5" draw:text-style-name="P4" draw:layer="layout" svg:width="8.453cm" svg:height="1.292cm" svg:x="11.05cm" svg:y="24.561cm" presentation:class="page-number" presentation:user-transformed="true">
            <draw:text-box>
              <text:p text:style-name="P3"><text:span text:style-name="T8"><text:page-number>&lt;number&gt;</text:page-number></text:span></text:p>
            </draw:text-box>
          </draw:frame>
        </presentation:notes>
      </draw:page>
      <draw:page draw:name="page6" draw:style-name="dp1" draw:master-page-name="Default_20_1">
        <draw:custom-shape draw:name="Title 1" draw:style-name="gr2" draw:text-style-name="P2" draw:layer="layout" svg:width="26.46cm" svg:height="1.399cm" svg:x="0.368cm" svg:y="0.324cm">
          <text:p text:style-name="P6"><text:span text:style-name="T4">Feedback / Questions</text:span></text:p>
          <draw:enhanced-geometry svg:viewBox="0 0 21600 21600" draw:type="rectangle" draw:enhanced-path="M 0 0 L 21600 0 21600 21600 0 21600 0 0 Z N"/>
        </draw:custom-shape>
        <draw:custom-shape draw:name="Rectangle 11" draw:style-name="gr4" draw:text-style-name="P2" draw:layer="layout" svg:width="25.908cm" svg:height="4.691cm" svg:x="0.92cm" svg:y="4.124cm">
          <text:p text:style-name="P8"><text:span text:style-name="T11">Any Feedback or Suggestions to improvements are always welcome. While changes are the one which is constant in changing frequently and we take to deliver in a constructive manner with togetherness.</text:span></text:p>
          <text:p text:style-name="P8"><text:span text:style-name="T11"/></text:p>
          <text:p text:style-name="P8"><text:span text:style-name="T11">Please write to </text:span><text:span text:style-name="T11"><text:a xlink:href="mailto:Dawn.Boyle@bsigroup.com">Dawn.Boyle@bsigroup.com</text:a></text:span><text:span text:style-name="T11"> &amp; </text:span><text:span text:style-name="T11"><text:a xlink:href="mailto:Bharath.Elumalai@bsigroup.com">Bharath.Elumalai@bsigroup.com</text:a></text:span></text:p>
          <text:p text:style-name="P8"><text:span text:style-name="T11"/></text:p>
          <draw:enhanced-geometry svg:viewBox="0 0 21600 21600" draw:type="rectangle" draw:enhanced-path="M 0 0 L 21600 0 21600 21600 0 21600 0 0 Z N"/>
        </draw:custom-shape>
        <presentation:notes draw:style-name="dp2">
          <draw:page-thumbnail draw:name="Slide Image Placeholder 1" draw:style-name="gr1" draw:layer="layout" svg:width="14.004cm" svg:height="9.696cm" svg:x="2.752cm" svg:y="1.94cm" draw:page-number="6" presentation:class="page"/>
          <draw:frame draw:name="Notes Placeholder 2" presentation:style-name="pr4" draw:text-style-name="P2" draw:layer="layout" svg:width="15.606cm" svg:height="11.635cm" svg:x="1.951cm" svg:y="12.283cm" presentation:class="notes" presentation:user-transformed="true">
            <draw:text-box>
              <text:p/>
            </draw:text-box>
          </draw:frame>
          <draw:frame draw:name="Slide Number Placeholder 3" presentation:style-name="pr5" draw:text-style-name="P4" draw:layer="layout" svg:width="8.453cm" svg:height="1.292cm" svg:x="11.05cm" svg:y="24.561cm" presentation:class="page-number" presentation:user-transformed="true">
            <draw:text-box>
              <text:p text:style-name="P3"><text:span text:style-name="T8"><text:page-number>&lt;number&gt;</text:page-number></text:span></text:p>
            </draw:text-box>
          </draw:frame>
        </presentation:notes>
      </draw:page>
      <draw:page draw:name="Thank you" draw:style-name="dp1" draw:master-page-name="Default_20_2">
        <draw:frame draw:name="Title 1" presentation:style-name="pr6" draw:text-style-name="P2" draw:layer="layout" svg:width="12.784cm" svg:height="5.011cm" svg:x="0.974cm" svg:y="4.721cm" presentation:class="title" presentation:user-transformed="true">
          <draw:text-box>
            <text:p text:style-name="P14"><text:span text:style-name="T12">Thank you</text:span></text:p>
          </draw:text-box>
        </draw:frame>
        <draw:frame draw:name="Date Placeholder 2" presentation:style-name="pr7" draw:text-style-name="P5" draw:layer="layout" svg:width="11.732cm" svg:height="0.563cm" svg:x="2.026cm" svg:y="17.895cm" presentation:class="date-time" presentation:user-transformed="true">
          <draw:text-box>
            <text:p text:style-name="P3"><text:span text:style-name="T13"><text:date style:data-style-name="D1" text:date-value="2018-03-07">3/7/18</text:date></text:span></text:p>
          </draw:text-box>
        </draw:frame>
        <draw:frame draw:name="Footer Placeholder 3" presentation:style-name="pr7" draw:text-style-name="P15" draw:layer="layout" svg:width="9.966cm" svg:height="0.334cm" svg:x="2.026cm" svg:y="17.393cm" presentation:class="footer" presentation:user-transformed="true">
          <draw:text-box>
            <text:p text:style-name="P3"><text:span text:style-name="T13">Copyright © 2018 BSI. All rights reserved</text:span></text:p>
          </draw:text-box>
        </draw:frame>
        <draw:frame draw:name="Slide Number Placeholder 4" presentation:style-name="pr7" draw:text-style-name="P4" draw:layer="layout" svg:width="0.68cm" svg:height="1.013cm" svg:x="26.203cm" svg:y="17.067cm" presentation:class="page-number" presentation:user-transformed="true">
          <draw:text-box>
            <text:p text:style-name="P3"><text:span text:style-name="T13"><text:page-number>&lt;number&gt;</text:page-number></text:span></text:p>
          </draw:text-box>
        </draw:frame>
        <presentation:notes draw:style-name="dp3">
          <draw:page-thumbnail draw:style-name="gr1" draw:layer="layout" svg:width="14.005cm" svg:height="9.696cm" svg:x="2.751cm" svg:y="1.965cm" draw:page-number="7" presentation:class="page"/>
          <draw:frame presentation:style-name="pr8" draw:layer="layout" svg:width="15.606cm" svg:height="11.635cm" svg:x="1.95cm" svg:y="12.28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ound" draw:dots2="1" draw:dots2-length="316%" draw:distance="237%"/>
    <draw:stroke-dash draw:name="Dash_20_3" draw:display-name="Dash 3" draw:style="round" draw:dots1="1" draw:dots1-length="79%" draw:distance="79%"/>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16pt" fo:letter-spacing="normal" fo:language="en" fo:country="US" fo:font-style="normal" fo:text-shadow="none" style:text-underline-style="none" fo:font-weight="normal" style:letter-kerning="true" style:font-family-asian="'MS PGothic'" style:font-size-asian="16pt" style:language-asian="en" style:country-asian="US" style:font-style-asian="normal" style:font-weight-asian="normal" style:font-family-complex="'MS PGothic'"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simple" style:writing-mode="lr-tb"/>
      <style:text-properties fo:color="#000000" style:text-line-through-style="none" fo:font-family="Arial" fo:font-size="16pt" fo:letter-spacing="normal" fo:font-style="normal" style:text-underline-style="none" fo:font-weight="normal" style:font-family-asian="'MS PGothic'" style:font-size-asian="16pt" style:font-style-asian="normal" style:font-weight-asian="normal" style:font-family-complex="'MS PGothic'" style:font-size-complex="16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simple" style:writing-mode="lr-tb"/>
      <style:text-properties fo:color="#000000" style:text-line-through-style="none" fo:font-family="Arial" fo:font-size="16pt" fo:letter-spacing="normal" fo:font-style="normal" style:text-underline-style="none" fo:font-weight="normal" style:font-family-asian="'MS PGothic'" style:font-size-asian="16pt" style:font-style-asian="normal" style:font-weight-asian="normal" style:font-family-complex="'MS PGothic'" style:font-size-complex="16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simple" style:writing-mode="lr-tb"/>
      <style:text-properties fo:color="#000000" style:text-line-through-style="none" fo:font-family="Arial" fo:font-size="16pt" fo:letter-spacing="normal" fo:font-style="normal" style:text-underline-style="none" fo:font-weight="normal" style:font-family-asian="'MS PGothic'" style:font-size-asian="16pt" style:font-style-asian="normal" style:font-weight-asian="normal" style:font-family-complex="'MS PGothic'"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ab-stops>
          <style:tab-stop style:position="0.763cm"/>
        </style:tab-stops>
      </style:paragraph-properties>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MS PGothic'"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16pt" fo:letter-spacing="normal" fo:language="en" fo:country="US" fo:font-style="normal" fo:text-shadow="none" style:text-underline-style="none" fo:font-weight="normal" style:letter-kerning="true" style:font-family-asian="'MS PGothic'" style:font-size-asian="16pt" style:language-asian="en" style:country-asian="US" style:font-style-asian="normal" style:font-weight-asian="normal" style:font-family-complex="'MS PGothic'"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simple" style:writing-mode="lr-tb"/>
      <style:text-properties fo:color="#000000" style:text-line-through-style="none" fo:font-family="Arial" fo:font-size="16pt" fo:letter-spacing="normal" fo:font-style="normal" style:text-underline-style="none" fo:font-weight="normal" style:font-family-asian="'MS PGothic'" style:font-size-asian="16pt" style:font-style-asian="normal" style:font-weight-asian="normal" style:font-family-complex="'MS PGothic'"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simple" style:writing-mode="lr-tb"/>
      <style:text-properties fo:color="#000000" style:text-line-through-style="none" fo:font-family="Arial" fo:font-size="16pt" fo:letter-spacing="normal" fo:font-style="normal" style:text-underline-style="none" fo:font-weight="normal" style:font-family-asian="'MS PGothic'" style:font-size-asian="16pt" style:font-style-asian="normal" style:font-weight-asian="normal" style:font-family-complex="'MS PGothic'" style:font-size-complex="16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simple" style:writing-mode="lr-tb"/>
      <style:text-properties fo:color="#000000" style:text-line-through-style="none" fo:font-family="Arial" fo:font-size="16pt" fo:letter-spacing="normal" fo:font-style="normal" style:text-underline-style="none" fo:font-weight="normal" style:font-family-asian="'MS PGothic'" style:font-size-asian="16pt" style:font-style-asian="normal" style:font-weight-asian="normal" style:font-family-complex="'MS PGothic'"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ab-stops>
          <style:tab-stop style:position="0.763cm"/>
        </style:tab-stops>
      </style:paragraph-properties>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MS PGothic'"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Tahoma" fo:font-size="21pt" fo:letter-spacing="normal" fo:language="en" fo:country="US" fo:font-style="normal" fo:text-shadow="none" style:text-underline-style="none" fo:font-weight="normal" style:letter-kerning="true" style:font-family-asian="'Microsoft YaHei'" style:font-family-generic-asian="system" style:font-pitch-asian="variable" style:font-size-asian="21pt" style:language-asian="en" style:country-asian="US" style:font-style-asian="normal" style:font-weight-asian="normal" style:font-family-complex="Ari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000000" style:text-line-through-style="none" fo:font-family="Tahoma" fo:font-size="19pt" fo:letter-spacing="normal" fo:font-style="normal" style:text-underline-style="none" fo:font-weight="normal" style:font-size-asian="19pt" style:font-style-asian="normal" style:font-weight-asian="normal" style:font-size-complex="19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000000" style:text-line-through-style="none" fo:font-family="Tahom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7d8a" style:text-line-through-style="none" fo:font-family="Tahom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Tahom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517cm" fo:page-height="19.05cm" style:print-orientation="landscape"/>
    </style:page-layout>
    <style:page-layout style:name="PM2">
      <style:page-layout-properties fo:margin-top="0cm" fo:margin-bottom="0cm" fo:margin-left="0cm" fo:margin-right="0cm" fo:page-width="19.509cm" fo:page-height="25.85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5cm" draw:visible-area-height="5cm" draw:ole-draw-aspect="1"/>
    </style:style>
    <style:style style:name="Mgr4"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no-wrap"/>
    </style:style>
    <style:style style:name="Mgr5"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wrap"/>
    </style:style>
    <style:style style:name="Mgr6" style:family="graphic" style:parent-style-name="standard">
      <style:graphic-properties draw:stroke="none" svg:stroke-width="0cm" draw:fill="none" draw:textarea-vertical-align="bottom" draw:auto-grow-height="true" fo:min-height="0cm" fo:min-width="0cm" fo:padding-top="0cm" fo:padding-bottom="0cm" fo:padding-left="0cm" fo:padding-right="0cm" fo:wrap-option="wrap"/>
    </style:style>
    <style:style style:name="Mgr7" style:family="graphic" style:parent-style-name="standard">
      <style:graphic-properties draw:stroke="solid" svg:stroke-width="0.026cm" svg:stroke-color="#808080" draw:stroke-linejoin="round" draw:fill="none" draw:textarea-horizontal-align="center"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bottom" draw:auto-grow-height="true" fo:min-height="0cm" fo:min-width="0cm" fo:padding-top="0cm" fo:padding-bottom="0.051cm" fo:padding-left="0cm" fo:padding-right="0cm" fo:wrap-option="wrap"/>
    </style:style>
    <style:style style:name="M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Mgr10" style:family="graphic" style:parent-style-name="standard">
      <style:graphic-properties draw:stroke="solid" svg:stroke-width="0.026cm" svg:stroke-color="#808080" draw:stroke-linejoin="miter" draw:fill="solid" draw:fill-color="#e84c22" draw:textarea-vertical-align="middle" draw:auto-grow-height="false" fo:min-height="0cm" fo:min-width="0cm" fo:padding-top="0.125cm" fo:padding-bottom="0.125cm" fo:padding-left="0.25cm" fo:padding-right="0.25cm" fo:wrap-option="no-wrap"/>
    </style:style>
    <style:style style:name="Mgr11" style:family="graphic" style:parent-style-name="standard">
      <style:graphic-properties draw:stroke="solid" svg:stroke-width="0.026cm" svg:stroke-color="#808080" draw:stroke-linejoin="miter" draw:fill="solid" draw:fill-color="#ffbd47" draw:textarea-vertical-align="middle" draw:auto-grow-height="false" fo:min-height="0cm" fo:min-width="0cm" fo:padding-top="0.125cm" fo:padding-bottom="0.125cm" fo:padding-left="0.25cm" fo:padding-right="0.25cm" fo:wrap-option="no-wrap"/>
    </style:style>
    <style:style style:name="Mgr12" style:family="graphic" style:parent-style-name="standard">
      <style:graphic-properties draw:stroke="solid" svg:stroke-width="0.026cm" svg:stroke-color="#808080" draw:stroke-linejoin="miter" draw:fill="solid" draw:fill-color="#cc9900" draw:textarea-vertical-align="middle" draw:auto-grow-height="false" fo:min-height="0cm" fo:min-width="0cm" fo:padding-top="0.125cm" fo:padding-bottom="0.125cm" fo:padding-left="0.25cm" fo:padding-right="0.25cm" fo:wrap-option="no-wrap"/>
    </style:style>
    <style:style style:name="Mgr13" style:family="graphic" style:parent-style-name="standard">
      <style:graphic-properties draw:stroke="solid" svg:stroke-width="0.026cm" svg:stroke-color="#808080" draw:stroke-linejoin="miter" draw:fill="solid" draw:fill-color="#666699" draw:textarea-vertical-align="middle" draw:auto-grow-height="false" fo:min-height="0cm" fo:min-width="0cm" fo:padding-top="0.125cm" fo:padding-bottom="0.125cm" fo:padding-left="0.25cm" fo:padding-right="0.25cm" fo:wrap-option="no-wrap"/>
    </style:style>
    <style:style style:name="Mgr14" style:family="graphic" style:parent-style-name="standard">
      <style:graphic-properties draw:stroke="solid" svg:stroke-width="0.079cm" svg:stroke-color="#b64926" draw:stroke-linejoin="round" draw:fill="none" draw:textarea-horizontal-align="center" draw:textarea-vertical-align="top" draw:auto-grow-height="false" fo:padding-top="0.125cm" fo:padding-bottom="0.125cm" fo:padding-left="0.25cm" fo:padding-right="0.25cm" fo:wrap-option="wrap"/>
    </style:style>
    <style:style style:name="Mgr15" style:family="graphic" style:parent-style-name="standard">
      <style:graphic-properties draw:stroke="dash" draw:stroke-dash="Dash_20_2" svg:stroke-width="0.079cm" svg:stroke-color="#b64926" draw:stroke-linejoin="round" draw:fill="none" draw:textarea-horizontal-align="center" draw:textarea-vertical-align="top" draw:auto-grow-height="false" fo:padding-top="0.125cm" fo:padding-bottom="0.125cm" fo:padding-left="0.25cm" fo:padding-right="0.25cm" fo:wrap-option="wrap"/>
    </style:style>
    <style:style style:name="Mgr16" style:family="graphic" style:parent-style-name="standard">
      <style:graphic-properties draw:stroke="dash" draw:stroke-dash="Dash_20_3" svg:stroke-width="0.079cm" svg:stroke-color="#b64926" draw:stroke-linejoin="round" draw:fill="none" draw:textarea-horizontal-align="center" draw:textarea-vertical-align="top" draw:auto-grow-height="false" fo:padding-top="0.125cm" fo:padding-bottom="0.125cm" fo:padding-left="0.25cm" fo:padding-right="0.25cm" fo:wrap-option="wrap"/>
    </style:style>
    <style:style style:name="Mgr17" style:family="graphic" style:parent-style-name="standard">
      <style:graphic-properties draw:stroke="none" svg:stroke-width="0cm" draw:fill="none" draw:textarea-vertical-align="top" draw:auto-grow-height="true" fo:min-height="0cm" fo:min-width="0cm" fo:padding-top="0cm" fo:padding-bottom="0.076cm" fo:padding-left="0.076cm" fo:padding-right="0cm" fo:wrap-option="no-wrap"/>
    </style:style>
    <style:style style:name="Mgr18" style:family="graphic" style:parent-style-name="standard">
      <style:graphic-properties draw:stroke="solid" svg:stroke-width="0.071cm" svg:stroke-color="#808080" draw:stroke-linejoin="round" draw:fill="none" draw:textarea-horizontal-align="center" draw:textarea-vertical-align="middle" draw:auto-grow-height="false" fo:padding-top="0.125cm" fo:padding-bottom="0.125cm" fo:padding-left="0.25cm" fo:padding-right="0.25cm" fo:wrap-option="wrap"/>
    </style:style>
    <style:style style:name="Mgr19" style:family="graphic" style:parent-style-name="standard">
      <style:graphic-properties draw:stroke="solid" svg:stroke-width="0.026cm" svg:stroke-color="#b22600" draw:stroke-linejoin="round" draw:fill="solid" draw:fill-color="#e84c22" draw:textarea-vertical-align="middle" draw:auto-grow-height="false" fo:min-height="0cm" fo:min-width="0cm" fo:padding-top="0.125cm" fo:padding-bottom="0.125cm" fo:padding-left="0.25cm" fo:padding-right="0.25cm" fo:wrap-option="no-wrap"/>
    </style:style>
    <style:style style:name="Mgr20" style:family="graphic" style:parent-style-name="standard">
      <style:graphic-properties draw:stroke="solid" svg:stroke-width="0.026cm" svg:stroke-color="#000000" draw:stroke-linejoin="round" draw:fill="solid" draw:fill-color="#e84c22" draw:textarea-vertical-align="middle" draw:auto-grow-height="false" fo:min-height="0cm" fo:min-width="0cm" fo:padding-top="0.125cm" fo:padding-bottom="0.125cm" fo:padding-left="0.25cm" fo:padding-right="0.25cm" fo:wrap-option="no-wrap"/>
    </style:style>
    <style:style style:name="Mgr21" style:family="graphic" style:parent-style-name="standard">
      <style:graphic-properties draw:stroke="solid" svg:stroke-width="0.026cm" svg:stroke-color="#b22600" draw:stroke-linejoin="round" draw:fill="solid" draw:fill-color="#b64926" draw:textarea-vertical-align="middle" draw:auto-grow-height="false" fo:min-height="0cm" fo:min-width="0cm" fo:padding-top="0.125cm" fo:padding-bottom="0.125cm" fo:padding-left="0.25cm" fo:padding-right="0.25cm" fo:wrap-option="no-wrap"/>
    </style:style>
    <style:style style:name="Mgr22" style:family="graphic" style:parent-style-name="standard">
      <style:graphic-properties draw:stroke="none" svg:stroke-width="0cm" draw:fill="none" draw:textarea-vertical-align="middle" draw:auto-grow-height="true" fo:min-height="0cm" fo:min-width="0cm" fo:padding-top="0cm" fo:padding-bottom="0cm" fo:padding-left="0cm" fo:padding-right="0cm" fo:wrap-option="no-wrap"/>
    </style:style>
    <style:style style:name="Mgr2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2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cm" draw:fill="solid" draw:fill-color="#4473b1"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cm" draw:fill="solid" draw:fill-color="#7d99ca" draw:textarea-vertical-align="top" draw:auto-grow-height="false" fo:min-height="0cm" fo:min-width="0cm" fo:padding-top="0.125cm" fo:padding-bottom="0.125cm" fo:padding-left="0.25cm" fo:padding-right="0.25cm" fo:wrap-option="wrap"/>
    </style:style>
    <style:style style:name="Mgr27"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2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29" style:family="graphic" style:parent-style-name="standard">
      <style:graphic-properties draw:stroke="none" svg:stroke-width="0.071cm" draw:fill="solid" draw:fill-color="#ff2b1f" draw:textarea-vertical-align="middle" draw:auto-grow-height="false" fo:min-height="0cm" fo:min-width="0cm" fo:padding-top="0.149cm" fo:padding-bottom="0.149cm" fo:padding-left="0.298cm" fo:padding-right="0.298cm" fo:wrap-option="wrap"/>
    </style:style>
    <style:style style:name="Mgr30" style:family="graphic" style:parent-style-name="standard">
      <style:graphic-properties draw:stroke="none" svg:stroke-width="0.026cm" draw:stroke-linejoin="round" draw:fill="solid" draw:fill-color="#007d8a" draw:textarea-vertical-align="top" draw:auto-grow-height="false" fo:min-height="0cm" fo:min-width="0cm" fo:padding-top="0.149cm" fo:padding-bottom="0.149cm" fo:padding-left="0.298cm" fo:padding-right="0.298cm" fo:wrap-option="wrap"/>
    </style:style>
    <style:style style:name="Mpr1" style:family="presentation" style:parent-style-name="Default-title">
      <style:graphic-properties draw:stroke="none" svg:stroke-width="0.026cm" draw:stroke-linejoin="miter" draw:fill="solid" draw:fill-color="#ff0000" draw:textarea-vertical-align="top" draw:auto-grow-height="false" draw:fit-to-size="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bottom" draw:auto-grow-height="false" fo:min-height="12.573cm" fo:padding-top="0.149cm" fo:padding-bottom="0.149cm" fo:padding-left="0.298cm" fo:padding-right="0.298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49cm" fo:padding-bottom="0.149cm" fo:padding-left="0.298cm" fo:padding-right="0.298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92cm"/>
    </style:style>
    <style:style style:name="Mpr8" style:family="presentation" style:parent-style-name="Default_20_1-backgroundobjects">
      <style:graphic-properties draw:stroke="none" draw:fill="none" draw:fill-color="#ffffff" draw:textarea-vertical-align="bottom" draw:auto-grow-height="false" fo:min-height="1.292cm"/>
    </style:style>
    <style:style style:name="Mpr9" style:family="presentation" style:parent-style-name="Default_20_2-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292cm"/>
    </style:style>
    <style:style style:name="Mpr13" style:family="presentation" style:parent-style-name="Default_20_2-backgroundobjects">
      <style:graphic-properties draw:stroke="none" draw:fill="none" draw:fill-color="#ffffff" draw:textarea-vertical-align="bottom" draw:auto-grow-height="false" fo:min-height="1.29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291cm" fo:margin-right="0cm" fo:margin-top="0cm" fo:margin-bottom="0cm" fo:text-indent="-0.29cm"/>
      <style:text-properties fo:font-size="18pt"/>
    </style:style>
    <style:style style:name="MP7" style:family="paragraph">
      <style:paragraph-properties fo:margin-left="1.728cm" fo:margin-right="0cm" fo:margin-top="0cm" fo:margin-bottom="0cm" fo:text-indent="-1.727cm">
        <style:tab-stops>
          <style:tab-stop style:position="1.737cm"/>
        </style:tab-stops>
      </style:paragraph-properties>
      <style:text-properties fo:font-size="18pt"/>
    </style:style>
    <style:style style:name="MP8" style:family="paragraph">
      <style:paragraph-properties fo:margin-top="0cm" fo:margin-bottom="0cm"/>
      <style:text-properties fo:font-size="18pt"/>
    </style:style>
    <style:style style:name="MP9" style:family="paragraph">
      <style:paragraph-properties fo:text-align="center" style:font-independent-line-spacing="true"/>
      <style:text-properties fo:font-size="18pt"/>
    </style:style>
    <style:style style:name="MP10" style:family="paragraph">
      <style:paragraph-properties fo:margin-top="0cm" fo:margin-bottom="0cm" fo:text-align="end"/>
      <style:text-properties fo:font-size="18pt"/>
    </style:style>
    <style:style style:name="MP11" style:family="paragraph">
      <style:paragraph-properties fo:margin-left="0cm" fo:margin-right="0cm" fo:margin-top="0cm" fo:margin-bottom="0cm" fo:text-align="center" fo:text-indent="0cm" style:punctuation-wrap="hanging" style:writing-mode="lr-tb"/>
      <style:text-properties fo:font-size="18pt" fo:hyphenate="false"/>
    </style:style>
    <style:style style:name="MP12" style:family="paragraph">
      <style:paragraph-properties fo:margin-top="0cm" fo:margin-bottom="0cm" fo:text-align="start" style:punctuation-wrap="simple" style:writing-mode="lr-tb">
        <style:tab-stops>
          <style:tab-stop style:position="0.763cm"/>
        </style:tab-stops>
      </style:paragraph-properties>
      <style:text-properties fo:font-size="18pt"/>
    </style:style>
    <style:style style:name="MP13" style:family="paragraph">
      <style:text-properties fo:font-size="18pt"/>
    </style:style>
    <style:style style:name="MP14" style:family="paragraph">
      <style:paragraph-properties fo:margin-left="0cm" fo:margin-right="0cm" fo:margin-top="0cm" fo:margin-bottom="0cm" fo:text-align="start" fo:text-indent="0cm" style:punctuation-wrap="simple" style:writing-mode="lr-tb"/>
      <style:text-properties fo:font-size="18pt"/>
    </style:style>
    <style:style style:name="MP1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6" style:family="paragraph">
      <style:paragraph-properties style:font-independent-line-spacing="true"/>
      <style:text-properties fo:font-size="18pt" style:font-size-asian="14pt" style:font-size-complex="14pt"/>
    </style:style>
    <style:style style:name="MP17" style:family="paragraph">
      <style:paragraph-properties fo:text-align="center" style:font-independent-line-spacing="true"/>
      <style:text-properties fo:font-size="18pt" style:font-size-asian="14pt" style:font-size-complex="14pt"/>
    </style:style>
    <style:style style:name="MP18" style:family="paragraph">
      <style:paragraph-properties fo:text-align="center"/>
    </style:style>
    <style:style style:name="MP19" style:family="paragraph">
      <style:paragraph-properties fo:text-align="end" style:font-independent-line-spacing="true"/>
      <style:text-properties fo:font-size="18pt" style:font-size-asian="14pt" style:font-size-complex="14pt"/>
    </style:style>
    <style:style style:name="MP20" style:family="paragraph">
      <style:paragraph-properties fo:margin-top="0cm" fo:margin-bottom="0cm" fo:text-align="start" style:punctuation-wrap="hanging" style:writing-mode="lr-tb"/>
      <style:text-properties fo:font-size="18pt" fo:hyphenate="false"/>
    </style:style>
    <style:style style:name="MP21" style:family="paragraph">
      <style:paragraph-properties fo:margin-left="0cm" fo:margin-right="0cm" fo:margin-top="0.165cm" fo:margin-bottom="0.165cm" fo:text-align="start" fo:text-indent="0cm" style:punctuation-wrap="hanging" style:writing-mode="lr-tb"/>
      <style:text-properties fo:font-size="18pt" fo:hyphenate="false"/>
    </style:style>
    <style:style style:name="MP22" style:family="paragraph">
      <style:paragraph-properties fo:margin-left="0cm" fo:margin-right="0cm" fo:text-indent="0cm"/>
    </style:style>
    <style:style style:name="MP23" style:family="paragraph">
      <style:paragraph-properties fo:margin-left="0cm" fo:margin-right="0cm" fo:margin-top="0.124cm" fo:margin-bottom="0.124cm" fo:text-align="start" fo:text-indent="0cm" style:punctuation-wrap="hanging" style:writing-mode="lr-tb"/>
      <style:text-properties fo:hyphenate="false"/>
    </style:style>
    <style:style style:name="MT1" style:family="text">
      <style:text-properties fo:color="#000000" style:text-line-through-style="none" fo:font-family="Arial" fo:font-size="6pt" fo:letter-spacing="normal" fo:font-style="normal" style:text-underline-style="none" fo:font-weight="normal" style:font-family-asian="'ＭＳ Ｐゴシック'" style:font-size-asian="6pt" style:font-style-asian="normal" style:font-weight-asian="normal" style:font-size-complex="6pt" style:font-style-complex="normal" style:font-weight-complex="normal"/>
    </style:style>
    <style:style style:name="MT2" style:family="text">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size-complex="14pt" style:font-style-complex="normal" style:font-weight-complex="normal"/>
    </style:style>
    <style:style style:name="MT3" style:family="text">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size-complex="16pt" style:font-style-complex="normal" style:font-weight-complex="normal"/>
    </style:style>
    <style:style style:name="MT4" style:family="text">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color="#000000" style:text-line-through-styl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6" style:family="text">
      <style:text-properties fo:color="#000000" style:text-line-through-style="non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7" style:family="text">
      <style:text-properties fo:color="#808080"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color="#000000"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color="#808080"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color="#000000" style:text-line-through-style="none" fo:font-family="Arial" fo:font-size="10pt" fo:letter-spacing="normal"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11" style:family="text">
      <style:text-properties fo:color="#ffffff" style:text-line-through-style="none" fo:font-family="Calibri" style:font-family-generic="swiss" fo:font-size="42pt" fo:letter-spacing="normal" fo:font-style="normal" style:text-underline-style="none" fo:font-weight="normal" style:font-family-asian="'MS PGothic'" style:font-size-asian="42pt" style:font-style-asian="normal" style:font-weight-asian="normal" style:font-family-complex="'MS PGothic'" style:font-size-complex="42pt" style:font-style-complex="normal" style:font-weight-complex="normal"/>
    </style:style>
    <style:style style:name="MT12" style:family="text">
      <style:text-properties fo:color="#000000" style:text-line-through-style="none" fo:font-family="Calibri" style:font-family-generic="swiss" fo:font-size="21pt" fo:letter-spacing="normal" fo:font-style="normal" style:text-underline-style="none" fo:font-weight="normal" style:font-family-asian="'MS PGothic'" style:font-size-asian="21pt" style:font-style-asian="normal" style:font-weight-asian="normal" style:font-family-complex="'MS PGothic'" style:font-size-complex="21pt" style:font-style-complex="normal" style:font-weight-complex="normal"/>
    </style:style>
    <style:style style:name="MT13" style:family="text">
      <style:text-properties fo:color="#000000" style:text-line-through-style="none" fo:font-family="Calibri" style:font-family-generic="swiss" fo:font-size="18pt" fo:letter-spacing="normal" fo:font-style="normal" style:text-underline-style="none" fo:font-weight="normal" style:font-family-asian="'ＭＳ Ｐゴシック'" style:font-size-asian="18pt" style:font-style-asian="normal" style:font-weight-asian="normal" style:font-size-complex="18pt" style:font-style-complex="normal" style:font-weight-complex="normal"/>
    </style:style>
    <style:style style:name="MT14"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size-complex="18pt" style:font-style-complex="normal" style:font-weight-complex="normal"/>
    </style:style>
    <style:style style:name="MT15" style:family="text">
      <style:text-properties fo:color="#000000" style:text-line-through-style="none" fo:font-family="Tahoma"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6" style:family="text">
      <style:text-properties fo:color="#000000" style:text-line-through-style="none" fo:font-family="Tahoma"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17" style:family="text">
      <style:text-properties fo:color="#000000" style:text-line-through-style="none" fo:font-family="Tahoma"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MT18" style:family="text">
      <style:text-properties fo:color="#000000" style:text-line-through-style="none" fo:font-family="Tahom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9" style:family="text">
      <style:text-properties fo:color="#007d8a" style:text-line-through-style="none" fo:font-family="Tahoma"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0808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7dc24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b6492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505046"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0.001cm" text:min-label-width="0.584cm"/>
        <style:text-properties fo:font-family="Arial" style:font-family-generic="swiss" fo:color="#ff2b1f"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0.001cm" text:min-label-width="0.584cm"/>
        <style:text-properties fo:font-family="Arial" style:font-family-generic="swiss" fo:color="#ff2b1f" fo:font-size="45%"/>
      </text:list-level-style-bullet>
      <text:list-level-style-bullet text:level="4" text:bullet-char="•">
        <style:list-level-properties text:space-before="0.585cm" text:min-label-width="0.589cm"/>
        <style:text-properties fo:font-family="Arial" style:font-family-generic="swiss" fo:color="#007d8a"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0.001cm" text:min-label-width="0.584cm"/>
        <style:text-properties fo:font-family="Arial" style:font-family-generic="swiss" fo:color="#ff2b1f" fo:font-size="45%"/>
      </text:list-level-style-bullet>
      <text:list-level-style-bullet text:level="4" text:bullet-char="•">
        <style:list-level-properties text:space-before="0.585cm" text:min-label-width="0.589cm"/>
        <style:text-properties fo:font-family="Arial" style:font-family-generic="swiss" fo:color="#007d8a" fo:font-size="75%"/>
      </text:list-level-style-bullet>
      <text:list-level-style-number text:level="5" style:num-format="">
        <style:list-level-properties text:space-before="5.4cm" text:min-label-width="0.6cm"/>
        <style:text-properties style:use-window-font-color="true" fo:font-size="45%"/>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Object 2" draw:style-name="Mgr3" draw:text-style-name="MP3" draw:layer="backgroundobjects" svg:width="0.486cm" svg:height="0.449cm" svg:x="0cm" svg:y="0cm">
        <draw:object>
          <text:p/>
        </draw:object>
        <draw:image xlink:href="./ObjectReplacements/" xlink:type="simple" xlink:show="embed" xlink:actuate="onLoad"/>
      </draw:frame>
      <draw:custom-shape draw:name="Working Draft" draw:style-name="Mgr4" draw:text-style-name="MP5" draw:layer="backgroundobjects" drawooo:display="printer" svg:width="4.938cm" svg:height="0.255cm" draw:transform="rotate (-1.57079632679579) translate (27.43cm 3.14cm)">
        <text:p text:style-name="MP4"><text:span text:style-name="MT1">Last Modified 30/05/2013 18:11 GMT Standard Time</text:span></text:p>
        <draw:enhanced-geometry svg:viewBox="0 0 21600 21600" draw:type="rectangle" draw:enhanced-path="M 0 0 L 21600 0 21600 21600 0 21600 0 0 Z N"/>
      </draw:custom-shape>
      <draw:custom-shape draw:name="Printed" draw:style-name="Mgr4" draw:text-style-name="MP5" draw:layer="backgroundobjects" drawooo:display="printer" svg:width="4.362cm" svg:height="0.255cm" draw:transform="rotate (-1.57079632679579) translate (27.43cm 10.972cm)">
        <text:p text:style-name="MP4"><text:span text:style-name="MT1">Printed 09/05/2013 08:48 GMT Standard Time</text:span></text:p>
        <draw:enhanced-geometry svg:viewBox="0 0 21600 21600" draw:type="rectangle" draw:enhanced-path="M 0 0 L 21600 0 21600 21600 0 21600 0 0 Z N"/>
      </draw:custom-shape>
      <draw:custom-shape draw:name="McK 1. On-page tracker" draw:style-name="Mgr4" draw:text-style-name="MP5" draw:layer="backgroundobjects" drawooo:display="printer" svg:width="2.36cm" svg:height="0.593cm" svg:x="0.381cm" svg:y="0.075cm">
        <text:p text:style-name="MP4"><text:span text:style-name="MT2">TRACKER</text:span></text:p>
        <draw:enhanced-geometry svg:viewBox="0 0 21600 21600" draw:type="rectangle" draw:enhanced-path="M 0 0 L 21600 0 21600 21600 0 21600 0 0 Z N"/>
      </draw:custom-shape>
      <draw:custom-shape draw:name="McK 3. Unit of measure" draw:style-name="Mgr5" draw:text-style-name="MP5" draw:layer="backgroundobjects" drawooo:display="printer" svg:width="26.46cm" svg:height="0.677cm" svg:x="0.368cm" svg:y="1.508cm">
        <text:p text:style-name="MP4"><text:span text:style-name="MT3">Unit of measure</text:span></text:p>
        <draw:enhanced-geometry svg:viewBox="0 0 21600 21600" draw:type="rectangle" draw:enhanced-path="M 0 0 L 21600 0 21600 21600 0 21600 0 0 Z N"/>
      </draw:custom-shape>
      <draw:g draw:name="McK Slide Elements" drawooo:display="printer">
        <draw:custom-shape draw:name="McK 4. Footnote" draw:style-name="Mgr6" draw:text-style-name="MP5" draw:layer="layout" svg:width="26.245cm" svg:height="0.424cm" svg:x="0.368cm" svg:y="17.796cm">
          <text:p text:style-name="MP6"><text:span text:style-name="MT4">1 Footnote</text:span></text:p>
          <draw:enhanced-geometry svg:viewBox="0 0 21600 21600" draw:type="rectangle" draw:enhanced-path="M 0 0 L 21600 0 21600 21600 0 21600 0 0 Z N"/>
        </draw:custom-shape>
        <draw:custom-shape draw:name="McK 5. Source" draw:style-name="Mgr6" draw:text-style-name="MP5" draw:layer="layout" svg:width="15.864cm" svg:height="0.424cm" svg:x="0.368cm" svg:y="18.44cm">
          <text:p text:style-name="MP7"><text:span text:style-name="MT5">SOURCE: Source</text:span></text:p>
          <draw:enhanced-geometry svg:viewBox="0 0 21600 21600" draw:type="rectangle" draw:enhanced-path="M 0 0 L 21600 0 21600 21600 0 21600 0 0 Z N"/>
        </draw:custom-shape>
      </draw:g>
      <draw:g draw:name="ACET" drawooo:display="printer">
        <draw:connector draw:name="AutoShape 249" draw:style-name="Mgr7" draw:text-style-name="MP3" draw:layer="layout" svg:x1="6.883cm" svg:y1="7.373cm" svg:x2="19.973cm" svg:y2="7.373cm" svg:d="M6883 7373h13090">
          <text:p/>
        </draw:connector>
        <draw:custom-shape draw:name="AutoShape 250" draw:style-name="Mgr8" draw:text-style-name="MP5" draw:layer="layout" svg:width="13.089cm" svg:height="1.404cm" svg:x="6.884cm" svg:y="5.969cm">
          <text:p text:style-name="MP8"><text:span text:style-name="MT6">Title</text:span></text:p>
          <text:p text:style-name="MP8"><text:span text:style-name="MT7">Unit of measure</text:span></text:p>
          <draw:enhanced-geometry svg:viewBox="0 0 21600 21600" draw:text-areas="?f5 ?f1 ?f6 ?f3" draw:type="left-right-arrow" draw:modifiers="100000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name="doc id" draw:style-name="Mgr9" draw:text-style-name="MP5" draw:layer="backgroundobjects" svg:width="2.015cm" svg:height="0.347cm" svg:x="24.818cm" svg:y="0.101cm">
        <text:p/>
        <draw:enhanced-geometry svg:viewBox="0 0 21600 21600" draw:type="rectangle" draw:enhanced-path="M 0 0 L 21600 0 21600 21600 0 21600 0 0 Z N"/>
      </draw:custom-shape>
      <draw:g draw:name="LegendBoxes" drawooo:display="printer">
        <draw:custom-shape draw:name="Legend1" draw:style-name="Mgr4" draw:text-style-name="MP5" draw:layer="layout" svg:width="1.42cm" svg:height="0.508cm" svg:x="25.284cm" svg:y="0.785cm">
          <text:p text:style-name="MP8"><text:span text:style-name="MT8">Legend</text:span></text:p>
          <draw:enhanced-geometry svg:viewBox="0 0 21600 21600" draw:type="rectangle" draw:enhanced-path="M 0 0 L 21600 0 21600 21600 0 21600 0 0 Z N"/>
        </draw:custom-shape>
        <draw:custom-shape draw:name="LegendRectangle1" draw:style-name="Mgr10" draw:text-style-name="MP5" draw:layer="layout" svg:width="0.506cm" svg:height="0.453cm" svg:x="24.507cm" svg:y="0.816cm">
          <text:p/>
          <draw:enhanced-geometry svg:viewBox="0 0 21600 21600" draw:type="rectangle" draw:enhanced-path="M 0 0 L 21600 0 21600 21600 0 21600 0 0 Z N"/>
        </draw:custom-shape>
        <draw:custom-shape draw:name="Legend2" draw:style-name="Mgr4" draw:text-style-name="MP5" draw:layer="layout" svg:width="1.42cm" svg:height="0.508cm" svg:x="25.284cm" svg:y="1.549cm">
          <text:p text:style-name="MP8"><text:span text:style-name="MT8">Legend</text:span></text:p>
          <draw:enhanced-geometry svg:viewBox="0 0 21600 21600" draw:type="rectangle" draw:enhanced-path="M 0 0 L 21600 0 21600 21600 0 21600 0 0 Z N"/>
        </draw:custom-shape>
        <draw:custom-shape draw:name="LegendRectangle2" draw:style-name="Mgr11" draw:text-style-name="MP5" draw:layer="layout" svg:width="0.506cm" svg:height="0.453cm" svg:x="24.507cm" svg:y="1.58cm">
          <text:p/>
          <draw:enhanced-geometry svg:viewBox="0 0 21600 21600" draw:type="rectangle" draw:enhanced-path="M 0 0 L 21600 0 21600 21600 0 21600 0 0 Z N"/>
        </draw:custom-shape>
        <draw:custom-shape draw:name="Legend3" draw:style-name="Mgr4" draw:text-style-name="MP5" draw:layer="layout" svg:width="1.42cm" svg:height="0.508cm" svg:x="25.284cm" svg:y="2.317cm">
          <text:p text:style-name="MP8"><text:span text:style-name="MT8">Legend</text:span></text:p>
          <draw:enhanced-geometry svg:viewBox="0 0 21600 21600" draw:type="rectangle" draw:enhanced-path="M 0 0 L 21600 0 21600 21600 0 21600 0 0 Z N"/>
        </draw:custom-shape>
        <draw:custom-shape draw:name="LegendRectangle3" draw:style-name="Mgr12" draw:text-style-name="MP5" draw:layer="layout" svg:width="0.506cm" svg:height="0.453cm" svg:x="24.507cm" svg:y="2.349cm">
          <text:p/>
          <draw:enhanced-geometry svg:viewBox="0 0 21600 21600" draw:type="rectangle" draw:enhanced-path="M 0 0 L 21600 0 21600 21600 0 21600 0 0 Z N"/>
        </draw:custom-shape>
        <draw:custom-shape draw:name="Legend4" draw:style-name="Mgr4" draw:text-style-name="MP5" draw:layer="layout" svg:width="1.42cm" svg:height="0.508cm" svg:x="25.284cm" svg:y="3.086cm">
          <text:p text:style-name="MP8"><text:span text:style-name="MT8">Legend</text:span></text:p>
          <draw:enhanced-geometry svg:viewBox="0 0 21600 21600" draw:type="rectangle" draw:enhanced-path="M 0 0 L 21600 0 21600 21600 0 21600 0 0 Z N"/>
        </draw:custom-shape>
        <draw:custom-shape draw:name="LegendRectangle4" draw:style-name="Mgr13" draw:text-style-name="MP5" draw:layer="layout" svg:width="0.506cm" svg:height="0.453cm" svg:x="24.507cm" svg:y="3.117cm">
          <text:p/>
          <draw:enhanced-geometry svg:viewBox="0 0 21600 21600" draw:type="rectangle" draw:enhanced-path="M 0 0 L 21600 0 21600 21600 0 21600 0 0 Z N"/>
        </draw:custom-shape>
      </draw:g>
      <draw:g draw:name="LegendLines" drawooo:display="printer">
        <draw:line draw:name="LineLegend1" draw:style-name="Mgr14" draw:text-style-name="MP9" draw:layer="layout" svg:x1="23.561cm" svg:y1="1.041cm" svg:x2="24.965cm" svg:y2="1.041cm">
          <text:p/>
        </draw:line>
        <draw:line draw:name="LineLegend2" draw:style-name="Mgr15" draw:text-style-name="MP9" draw:layer="layout" svg:x1="23.561cm" svg:y1="1.801cm" svg:x2="24.965cm" svg:y2="1.801cm">
          <text:p/>
        </draw:line>
        <draw:line draw:name="LineLegend3" draw:style-name="Mgr16" draw:text-style-name="MP9" draw:layer="layout" svg:x1="23.561cm" svg:y1="2.587cm" svg:x2="24.965cm" svg:y2="2.587cm">
          <text:p/>
        </draw:line>
        <draw:custom-shape draw:name="Legend1" draw:style-name="Mgr4" draw:text-style-name="MP5" draw:layer="layout" svg:width="1.42cm" svg:height="0.508cm" svg:x="25.284cm" svg:y="0.785cm">
          <text:p text:style-name="MP8"><text:span text:style-name="MT8">Legend</text:span></text:p>
          <draw:enhanced-geometry svg:viewBox="0 0 21600 21600" draw:type="rectangle" draw:enhanced-path="M 0 0 L 21600 0 21600 21600 0 21600 0 0 Z N"/>
        </draw:custom-shape>
        <draw:custom-shape draw:name="Legend2" draw:style-name="Mgr4" draw:text-style-name="MP5" draw:layer="layout" svg:width="1.42cm" svg:height="0.508cm" svg:x="25.284cm" svg:y="1.54cm">
          <text:p text:style-name="MP8"><text:span text:style-name="MT8">Legend</text:span></text:p>
          <draw:enhanced-geometry svg:viewBox="0 0 21600 21600" draw:type="rectangle" draw:enhanced-path="M 0 0 L 21600 0 21600 21600 0 21600 0 0 Z N"/>
        </draw:custom-shape>
        <draw:custom-shape draw:name="Legend3" draw:style-name="Mgr4" draw:text-style-name="MP5" draw:layer="layout" svg:width="1.42cm" svg:height="0.508cm" svg:x="25.284cm" svg:y="2.332cm">
          <text:p text:style-name="MP8"><text:span text:style-name="MT8">Legend</text:span></text:p>
          <draw:enhanced-geometry svg:viewBox="0 0 21600 21600" draw:type="rectangle" draw:enhanced-path="M 0 0 L 21600 0 21600 21600 0 21600 0 0 Z N"/>
        </draw:custom-shape>
      </draw:g>
      <draw:g draw:name="McKSticker" drawooo:display="printer">
        <draw:custom-shape draw:name="StickerRectangle" draw:style-name="Mgr17" draw:text-style-name="MP5" draw:layer="layout" svg:width="0.357cm" svg:height="0.584cm" svg:x="25.192cm" svg:y="0.785cm">
          <text:p text:style-name="MP10"><text:span text:style-name="MT9">PRELIMINARY</text:span></text:p>
          <draw:enhanced-geometry svg:viewBox="0 0 21600 21600" draw:text-areas="?f5 ?f1 ?f6 ?f3" draw:type="left-right-arrow" draw:modifiers="100000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name="AutoShape 31" draw:style-name="Mgr7" draw:text-style-name="MP3" draw:layer="layout" svg:x1="23.889cm" svg:y1="0.784cm" svg:x2="23.889cm" svg:y2="1.374cm" svg:d="M23889 784v590">
          <text:p/>
        </draw:connector>
        <draw:connector draw:name="AutoShape 32" draw:style-name="Mgr18" draw:text-style-name="MP3" draw:layer="layout" svg:x1="23.889cm" svg:y1="1.374cm" svg:x2="26.852cm" svg:y2="1.374cm" svg:d="M23889 1374h2963">
          <text:p/>
        </draw:connector>
      </draw:g>
      <draw:g draw:name="LegendMoons" drawooo:display="printer">
        <draw:g draw:name="MoonLegend1">
          <draw:custom-shape draw:name="Oval 38" draw:style-name="Mgr19" draw:text-style-name="MP5" draw:layer="layout" svg:width="0.642cm" svg:height="0.592cm" svg:x="24.306cm" svg:y="0.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39" draw:style-name="Mgr20" draw:text-style-name="MP5" draw:layer="layout" svg:width="0.642cm" svg:height="0.592cm" svg:x="24.306cm" svg:y="0.785cm">
            <text:p/>
            <draw:enhanced-geometry svg:viewBox="0 0 21600 21600" draw:type="mso-spt19" draw:modifiers="16200000 54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2">
          <draw:custom-shape draw:name="Oval 41" draw:style-name="Mgr19" draw:text-style-name="MP5" draw:layer="layout" svg:width="0.642cm" svg:height="0.592cm" svg:x="24.306cm" svg:y="1.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2" draw:style-name="Mgr21" draw:text-style-name="MP5" draw:layer="layout" svg:width="0.642cm" svg:height="0.592cm" svg:x="24.306cm" svg:y="1.562cm">
            <text:p/>
            <draw:enhanced-geometry svg:viewBox="0 0 21600 21600" draw:type="mso-spt19"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4">
          <draw:custom-shape draw:name="Oval 47" draw:style-name="Mgr19" draw:text-style-name="MP5" draw:layer="layout" svg:width="0.642cm" svg:height="0.592cm" svg:x="24.306cm" svg:y="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8" draw:style-name="Mgr21" draw:text-style-name="MP5" draw:layer="layout" svg:width="0.642cm" svg:height="0.592cm" svg:x="24.306cm" svg:y="3.115cm">
            <text:p/>
            <draw:enhanced-geometry svg:viewBox="0 0 21600 21600" draw:type="mso-spt19" draw:modifiers="16200000 108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5">
          <draw:custom-shape draw:name="Oval 50" draw:style-name="Mgr20" draw:text-style-name="MP5" draw:layer="layout" svg:width="0.642cm" svg:height="0.592cm" svg:x="24.306cm" svg:y="3.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Mgr21" draw:text-style-name="MP5" draw:layer="layout" svg:width="0.642cm" svg:height="0.592cm" svg:x="24.306cm" svg:y="3.891cm">
            <text:p/>
            <draw:enhanced-geometry svg:viewBox="0 0 21600 21600" draw:type="mso-spt19" draw:modifiers="16200000 162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name="Legend1" draw:style-name="Mgr4" draw:text-style-name="MP5" draw:layer="layout" svg:width="1.42cm" svg:height="0.508cm" svg:x="25.288cm" svg:y="0.82cm">
          <text:p text:style-name="MP8"><text:span text:style-name="MT8">Legend</text:span></text:p>
          <draw:enhanced-geometry svg:viewBox="0 0 21600 21600" draw:type="rectangle" draw:enhanced-path="M 0 0 L 21600 0 21600 21600 0 21600 0 0 Z N"/>
        </draw:custom-shape>
        <draw:custom-shape draw:name="Legend2" draw:style-name="Mgr4" draw:text-style-name="MP5" draw:layer="layout" svg:width="1.42cm" svg:height="0.508cm" svg:x="25.288cm" svg:y="1.601cm">
          <text:p text:style-name="MP8"><text:span text:style-name="MT8">Legend</text:span></text:p>
          <draw:enhanced-geometry svg:viewBox="0 0 21600 21600" draw:type="rectangle" draw:enhanced-path="M 0 0 L 21600 0 21600 21600 0 21600 0 0 Z N"/>
        </draw:custom-shape>
        <draw:custom-shape draw:name="Legend3" draw:style-name="Mgr4" draw:text-style-name="MP5" draw:layer="layout" svg:width="1.42cm" svg:height="0.508cm" svg:x="25.288cm" svg:y="2.377cm">
          <text:p text:style-name="MP8"><text:span text:style-name="MT8">Legend</text:span></text:p>
          <draw:enhanced-geometry svg:viewBox="0 0 21600 21600" draw:type="rectangle" draw:enhanced-path="M 0 0 L 21600 0 21600 21600 0 21600 0 0 Z N"/>
        </draw:custom-shape>
        <draw:custom-shape draw:name="Legend4" draw:style-name="Mgr4" draw:text-style-name="MP5" draw:layer="layout" svg:width="1.42cm" svg:height="0.508cm" svg:x="25.288cm" svg:y="3.144cm">
          <text:p text:style-name="MP8"><text:span text:style-name="MT8">Legend</text:span></text:p>
          <draw:enhanced-geometry svg:viewBox="0 0 21600 21600" draw:type="rectangle" draw:enhanced-path="M 0 0 L 21600 0 21600 21600 0 21600 0 0 Z N"/>
        </draw:custom-shape>
        <draw:custom-shape draw:name="Legend5" draw:style-name="Mgr4" draw:text-style-name="MP5" draw:layer="layout" svg:width="1.42cm" svg:height="0.508cm" svg:x="25.288cm" svg:y="3.929cm">
          <text:p text:style-name="MP8"><text:span text:style-name="MT8">Legend</text:span></text:p>
          <draw:enhanced-geometry svg:viewBox="0 0 21600 21600" draw:type="rectangle" draw:enhanced-path="M 0 0 L 21600 0 21600 21600 0 21600 0 0 Z N"/>
        </draw:custom-shape>
        <draw:g draw:name="MoonLegend3">
          <draw:custom-shape draw:name="Oval 47" draw:style-name="Mgr19" draw:text-style-name="MP5" draw:layer="layout" svg:width="0.642cm" svg:height="0.592cm" svg:x="24.306cm" svg:y="2.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8" draw:style-name="Mgr21" draw:text-style-name="MP5" draw:layer="layout" svg:width="0.642cm" svg:height="0.592cm" svg:x="24.306cm" svg:y="2.338cm">
            <text:p/>
            <draw:enhanced-geometry svg:viewBox="0 0 21600 21600" draw:type="mso-spt19" draw:modifiers="16200000 54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custom-shape draw:name="Slide Number" draw:style-name="Mgr22" draw:text-style-name="MP5" draw:layer="backgroundobjects" svg:width="1.606cm" svg:height="0.424cm" svg:x="26.2cm" svg:y="18.434cm">
        <text:p text:style-name="MP11"><text:span text:style-name="MT10"><text:page-number>&lt;number&gt;</text:page-number></text:span></text:p>
        <draw:enhanced-geometry svg:viewBox="0 0 21600 21600" draw:type="rectangle" draw:enhanced-path="M 0 0 L 21600 0 21600 21600 0 21600 0 0 Z N"/>
      </draw:custom-shape>
      <draw:g draw:name="McK Moon" drawooo:display="printer">
        <draw:custom-shape draw:name="Oval 90" draw:style-name="Mgr19" draw:text-style-name="MP5" draw:layer="layout" svg:width="0.782cm" svg:height="0.718cm" svg:x="25.477cm" svg:y="5.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91" draw:style-name="Mgr21" draw:text-style-name="MP5" draw:layer="layout" svg:width="0.782cm" svg:height="0.718cm" svg:x="25.477cm" svg:y="5.217cm">
          <text:p/>
          <draw:enhanced-geometry svg:viewBox="0 0 21600 21600" draw:type="mso-spt19"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Group 68">
        <draw:frame draw:name="Picture 69" draw:style-name="Mgr23" draw:text-style-name="MP3" draw:layer="layout" svg:width="7.315cm" svg:height="1.331cm" svg:x="1.842cm" svg:y="17.726cm">
          <draw:image xlink:href="Pictures/10000000000001700000004364FAA54E.png" xlink:type="simple" xlink:show="embed" xlink:actuate="onLoad">
            <text:p/>
          </draw:image>
        </draw:frame>
        <draw:frame draw:name="Picture 71" draw:style-name="Mgr23" draw:text-style-name="MP3" draw:layer="layout" svg:width="1.574cm" svg:height="0.99cm" svg:x="0.467cm" svg:y="17.735cm">
          <draw:image xlink:href="Pictures/10000000000000740000004946B9E7AE.png" xlink:type="simple" xlink:show="embed" xlink:actuate="onLoad">
            <text:p/>
          </draw:image>
        </draw:frame>
      </draw:g>
      <draw:g draw:name="Group 8">
        <draw:custom-shape draw:name="AutoShape 7" draw:style-name="Mgr24" draw:text-style-name="MP5" draw:layer="layout" svg:width="6.727cm" svg:height="0.774cm" svg:x="19.532cm" svg:y="17.784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custom-shape draw:name="Freeform 9" draw:style-name="Mgr25" draw:text-style-name="MP5" draw:layer="layout" svg:width="1.511cm" svg:height="0.26cm" svg:x="23.183cm" svg:y="17.784cm">
          <text:p/>
          <draw:enhanced-geometry draw:mirror-horizontal="false" draw:mirror-vertical="false" svg:viewBox="0 0 3691 641" draw:type="non-primitive" draw:enhanced-path="M ?f4 ?f5 L ?f6 ?f7 ?f8 ?f9 ?f10 ?f11 ?f12 ?f13 ?f14 ?f15 ?f16 ?f17 ?f18 ?f19 ?f20 ?f3 ?f21 ?f19 ?f22 ?f17 ?f23 ?f24 ?f25 ?f26 ?f27 ?f13 ?f28 ?f29 ?f30 ?f31 ?f32 ?f33 ?f34 ?f35 ?f36 ?f37 ?f38 ?f39 ?f40 ?f41 ?f42 ?f43 ?f44 ?f45 ?f46 ?f47 ?f48 ?f49 ?f50 ?f51 ?f52 ?f53 ?f54 ?f55 ?f56 ?f57 ?f58 ?f59 ?f60 ?f61 ?f62 ?f63 ?f2 ?f64 ?f62 ?f65 ?f66 ?f67 ?f68 ?f69 ?f70 ?f71 ?f72 ?f73 ?f54 ?f74 ?f75 ?f76 ?f77 ?f78 ?f79 ?f80 ?f81 ?f82 ?f83 ?f84 ?f85 ?f86 ?f87 ?f88 ?f89 ?f90 ?f91 ?f92 ?f93 ?f94 ?f95 ?f96 ?f97 ?f98 ?f99 ?f100 ?f101 ?f102 ?f103 ?f104 ?f105 ?f106 ?f107 ?f108 ?f109 ?f110 ?f111 ?f112 ?f113 ?f114 ?f115 ?f116 ?f117 ?f118 ?f119 ?f120 ?f119 ?f121 ?f119 ?f122 ?f123 ?f124 ?f125 ?f126 ?f127 ?f128 ?f129 ?f130 ?f131 ?f132 ?f18 ?f133 ?f134 ?f135 ?f136 ?f137 ?f138 ?f139 ?f140 ?f141 ?f142 ?f143 ?f144 ?f145 ?f146 ?f147 ?f95 ?f148 ?f149 ?f148 ?f150 ?f148 ?f151 ?f152 ?f153 ?f143 ?f34 ?f154 ?f155 ?f156 ?f40 ?f157 ?f81 ?f158 ?f159 ?f133 ?f160 ?f161 ?f50 ?f162 ?f159 ?f163 ?f164 ?f165 ?f155 ?f166 ?f167 ?f168 ?f169 ?f170 ?f171 ?f172 ?f173 ?f1 ?f174 ?f172 ?f142 ?f175 ?f176 ?f177 ?f131 ?f165 ?f16 ?f178 ?f179 ?f180 ?f181 ?f182 ?f183 ?f184 ?f185 ?f186 ?f187 ?f188 ?f189 ?f190 ?f191 ?f156 ?f192 ?f193 ?f194 ?f195 ?f196 ?f197 ?f198 ?f199 ?f196 ?f200 ?f201 ?f202 ?f203 ?f204 ?f205 ?f206 ?f207 ?f208 ?f209 ?f210 ?f211 ?f212 ?f185 ?f213 ?f214 ?f215 ?f216 ?f217 ?f218 ?f219 ?f220 ?f221 ?f119 ?f222 ?f223 ?f224 ?f176 ?f225 ?f226 ?f227 ?f174 ?f228 ?f229 ?f230 ?f231 ?f232 ?f233 ?f234 ?f235 ?f236 ?f91 ?f237 ?f238 ?f239 ?f240 ?f241 ?f242 ?f243 ?f244 ?f245 ?f246 ?f65 ?f153 ?f247 ?f248 ?f64 ?f249 ?f250 ?f248 ?f251 ?f153 ?f252 ?f246 ?f253 ?f254 ?f255 ?f256 ?f257 ?f258 ?f259 ?f260 ?f261 ?f262 ?f263 ?f264 ?f265 ?f93 ?f266 ?f267 ?f268 ?f22 ?f269 ?f270 ?f271 ?f272 ?f273 ?f274 ?f275 ?f276 ?f275 ?f105 ?f275 ?f277 ?f271 ?f278 ?f269 ?f279 ?f280 ?f281 ?f265 ?f185 ?f282 ?f283 ?f284 ?f191 ?f285 ?f4 ?f5 Z M ?f286 ?f287 L ?f288 ?f287 ?f288 ?f154 ?f289 ?f154 ?f289 ?f290 ?f291 ?f290 ?f291 ?f292 ?f293 ?f292 ?f293 ?f268 ?f288 ?f268 ?f288 ?f76 ?f286 ?f76 ?f286 ?f287 Z M ?f294 ?f282 L ?f295 ?f296 ?f297 ?f298 ?f299 ?f300 ?f301 ?f302 ?f303 ?f304 ?f305 ?f306 ?f307 ?f273 ?f308 ?f273 ?f309 ?f273 ?f310 ?f306 ?f311 ?f271 ?f312 ?f55 ?f313 ?f302 ?f314 ?f268 ?f315 ?f316 ?f317 ?f318 ?f319 ?f57 ?f320 ?f321 ?f322 ?f323 ?f324 ?f259 ?f325 ?f326 ?f327 ?f328 ?f329 ?f330 ?f331 ?f332 ?f333 ?f334 ?f335 ?f336 ?f337 ?f250 ?f338 ?f339 ?f340 ?f341 ?f342 ?f343 ?f344 ?f345 ?f346 ?f347 ?f348 ?f71 ?f349 ?f350 ?f351 ?f352 ?f353 ?f82 ?f353 ?f354 ?f351 ?f355 ?f356 ?f357 ?f358 ?f94 ?f359 ?f360 ?f361 ?f362 ?f363 ?f364 ?f365 ?f366 ?f367 ?f110 ?f368 ?f369 ?f370 ?f371 ?f372 ?f118 ?f373 ?f374 ?f375 ?f121 ?f376 ?f197 ?f377 ?f378 ?f379 ?f380 ?f381 ?f382 ?f383 ?f384 ?f385 ?f386 ?f387 ?f388 ?f389 ?f135 ?f390 ?f137 ?f391 ?f392 ?f393 ?f394 ?f395 ?f396 ?f397 ?f147 ?f398 ?f148 ?f399 ?f147 ?f400 ?f152 ?f401 ?f396 ?f402 ?f403 ?f404 ?f405 ?f297 ?f392 ?f295 ?f157 ?f406 ?f158 ?f407 ?f408 ?f409 ?f410 ?f411 ?f412 ?f413 ?f414 ?f415 ?f166 ?f416 ?f168 ?f417 ?f170 ?f418 ?f172 ?f419 ?f1 ?f420 ?f172 ?f421 ?f422 ?f423 ?f175 ?f424 ?f168 ?f425 ?f166 ?f389 ?f414 ?f322 ?f426 ?f427 ?f428 ?f429 ?f430 ?f431 ?f432 ?f337 ?f433 ?f434 ?f435 ?f436 ?f437 ?f438 ?f439 ?f440 ?f188 ?f441 ?f442 ?f443 ?f444 ?f445 ?f446 ?f447 ?f133 ?f448 ?f130 ?f449 ?f450 ?f451 ?f122 ?f452 ?f374 ?f453 ?f454 ?f455 ?f112 ?f456 ?f457 ?f458 ?f459 ?f460 ?f461 ?f462 ?f463 ?f464 ?f465 ?f466 ?f354 ?f466 ?f221 ?f466 ?f467 ?f464 ?f468 ?f462 ?f73 ?f469 ?f470 ?f471 ?f472 ?f473 ?f474 ?f475 ?f476 ?f477 ?f478 ?f479 ?f336 ?f480 ?f481 ?f482 ?f255 ?f483 ?f484 ?f485 ?f321 ?f486 ?f316 ?f487 ?f306 ?f488 ?f489 ?f441 ?f490 ?f440 ?f491 ?f492 ?f493 ?f494 ?f495 ?f434 ?f496 ?f497 ?f498 ?f499 ?f500 ?f501 ?f502 ?f325 ?f503 ?f504 ?f505 ?f389 ?f26 ?f425 ?f24 ?f424 ?f17 ?f506 ?f507 ?f311 ?f19 ?f508 ?f3 ?f509 ?f19 ?f305 ?f510 ?f511 ?f24 ?f512 ?f26 ?f513 ?f505 ?f514 ?f11 ?f515 ?f33 ?f516 ?f500 ?f294 ?f282 Z M ?f517 ?f290 L ?f517 ?f292 ?f518 ?f292 ?f518 ?f290 ?f517 ?f290 Z M ?f519 ?f292 L ?f520 ?f290 ?f521 ?f290 ?f522 ?f88 ?f523 ?f82 ?f524 ?f525 ?f526 ?f527 ?f528 ?f69 ?f529 ?f530 ?f531 ?f532 ?f533 ?f61 ?f534 ?f535 ?f536 ?f535 ?f537 ?f61 ?f538 ?f250 ?f539 ?f343 ?f540 ?f541 ?f542 ?f527 ?f543 ?f544 ?f545 ?f546 ?f547 ?f548 ?f549 ?f290 ?f550 ?f290 ?f551 ?f292 ?f519 ?f292 Z M ?f552 ?f145 L ?f553 ?f147 ?f554 ?f190 ?f555 ?f556 ?f557 ?f558 ?f559 ?f556 ?f560 ?f190 ?f561 ?f147 ?f562 ?f145 ?f563 ?f143 ?f564 ?f405 ?f565 ?f392 ?f566 ?f567 ?f568 ?f388 ?f569 ?f570 ?f571 ?f572 ?f573 ?f574 ?f575 ?f576 ?f577 ?f578 ?f579 ?f580 ?f579 ?f454 ?f579 ?f581 ?f577 ?f582 ?f575 ?f457 ?f573 ?f583 ?f571 ?f100 ?f569 ?f584 ?f585 ?f360 ?f566 ?f586 ?f565 ?f587 ?f564 ?f212 ?f588 ?f589 ?f590 ?f591 ?f592 ?f213 ?f593 ?f594 ?f595 ?f548 ?f596 ?f548 ?f552 ?f548 ?f552 ?f145 Z M ?f597 ?f292 L ?f552 ?f292 ?f552 ?f598 ?f599 ?f598 ?f600 ?f601 ?f602 ?f603 ?f604 ?f73 ?f605 ?f606 ?f607 ?f608 ?f609 ?f610 ?f611 ?f612 ?f588 ?f613 ?f614 ?f69 ?f615 ?f347 ?f616 ?f617 ?f618 ?f619 ?f620 ?f621 ?f622 ?f478 ?f585 ?f336 ?f623 ?f624 ?f625 ?f268 ?f626 ?f627 ?f628 ?f41 ?f629 ?f630 ?f631 ?f11 ?f632 ?f292 ?f633 ?f292 ?f634 ?f635 ?f636 ?f637 ?f638 ?f639 ?f640 ?f490 ?f641 ?f269 ?f642 ?f284 ?f643 ?f644 ?f645 ?f646 ?f647 ?f648 ?f649 ?f650 ?f651 ?f652 ?f653 ?f606 ?f654 ?f655 ?f656 ?f74 ?f657 ?f658 ?f659 ?f76 ?f660 ?f544 ?f661 ?f467 ?f662 ?f663 ?f664 ?f665 ?f664 ?f666 ?f629 ?f667 ?f668 ?f669 ?f670 ?f671 ?f656 ?f672 ?f673 ?f674 ?f675 ?f676 ?f677 ?f678 ?f679 ?f680 ?f681 ?f94 ?f682 ?f96 ?f683 ?f98 ?f684 ?f364 ?f641 ?f457 ?f685 ?f686 ?f687 ?f200 ?f687 ?f0 ?f688 ?f689 ?f690 ?f195 ?f691 ?f193 ?f692 ?f156 ?f693 ?f148 ?f694 ?f695 ?f696 ?f697 ?f698 ?f699 ?f700 ?f701 ?f656 ?f702 ?f703 ?f704 ?f705 ?f706 ?f707 ?f408 ?f708 ?f410 ?f709 ?f710 ?f569 ?f426 ?f616 ?f711 ?f712 ?f177 ?f713 ?f168 ?f714 ?f715 ?f716 ?f715 ?f553 ?f168 ?f717 ?f718 ?f719 ?f166 ?f720 ?f721 ?f722 ?f414 ?f723 ?f724 ?f597 ?f412 ?f597 ?f292 Z M ?f725 ?f287 L ?f33 ?f287 ?f33 ?f154 ?f726 ?f154 ?f726 ?f290 ?f257 ?f290 ?f257 ?f292 ?f727 ?f292 ?f727 ?f268 ?f33 ?f268 ?f33 ?f76 ?f725 ?f76 ?f725 ?f287 Z M ?f1 ?f5 L ?f165 ?f7 ?f728 ?f9 ?f435 ?f11 ?f729 ?f13 ?f148 ?f15 ?f158 ?f17 ?f730 ?f19 ?f578 ?f3 ?f731 ?f19 ?f106 ?f17 ?f102 ?f24 ?f732 ?f26 ?f733 ?f13 ?f734 ?f29 ?f357 ?f31 ?f735 ?f33 ?f86 ?f35 ?f736 ?f37 ?f546 ?f39 ?f667 ?f41 ?f737 ?f43 ?f224 ?f45 ?f225 ?f47 ?f738 ?f49 ?f739 ?f51 ?f350 ?f53 ?f73 ?f55 ?f740 ?f57 ?f612 ?f59 ?f613 ?f61 ?f741 ?f63 ?f237 ?f64 ?f741 ?f65 ?f742 ?f67 ?f236 ?f69 ?f71 ?f71 ?f743 ?f73 ?f230 ?f74 ?f744 ?f76 ?f745 ?f78 ?f746 ?f80 ?f747 ?f82 ?f221 ?f84 ?f84 ?f86 ?f676 ?f88 ?f589 ?f90 ?f287 ?f92 ?f748 ?f94 ?f749 ?f96 ?f454 ?f98 ?f199 ?f100 ?f750 ?f102 ?f751 ?f104 ?f752 ?f106 ?f574 ?f108 ?f128 ?f110 ?f130 ?f112 ?f753 ?f114 ?f754 ?f116 ?f755 ?f118 ?f756 ?f120 ?f756 ?f121 ?f756 ?f122 ?f755 ?f124 ?f754 ?f126 ?f570 ?f128 ?f757 ?f130 ?f382 ?f132 ?f730 ?f133 ?f758 ?f135 ?f576 ?f137 ?f759 ?f139 ?f760 ?f141 ?f761 ?f143 ?f762 ?f145 ?f581 ?f147 ?f749 ?f148 ?f763 ?f148 ?f732 ?f148 ?f764 ?f152 ?f591 ?f143 ?f765 ?f154 ?f766 ?f156 ?f767 ?f157 ?f663 ?f158 ?f525 ?f133 ?f603 ?f161 ?f768 ?f162 ?f544 ?f163 ?f666 ?f165 ?f769 ?f166 ?f676 ?f168 ?f770 ?f170 ?f771 ?f172 ?f772 ?f1 ?f773 ?f172 ?f774 ?f175 ?f197 ?f177 ?f382 ?f165 ?f775 ?f178 ?f403 ?f180 ?f776 ?f182 ?f777 ?f184 ?f699 ?f186 ?f778 ?f188 ?f779 ?f190 ?f780 ?f156 ?f781 ?f193 ?f165 ?f195 ?f721 ?f197 ?f290 ?f199 ?f721 ?f200 ?f414 ?f202 ?f782 ?f204 ?f710 ?f206 ?f430 ?f208 ?f783 ?f210 ?f784 ?f212 ?f785 ?f213 ?f697 ?f215 ?f786 ?f217 ?f190 ?f219 ?f392 ?f221 ?f193 ?f222 ?f195 ?f224 ?f197 ?f225 ?f580 ?f227 ?f787 ?f228 ?f788 ?f230 ?f789 ?f232 ?f98 ?f234 ?f461 ?f236 ?f790 ?f237 ?f764 ?f239 ?f463 ?f241 ?f92 ?f243 ?f589 ?f245 ?f791 ?f65 ?f792 ?f247 ?f213 ?f64 ?f213 ?f250 ?f213 ?f251 ?f591 ?f252 ?f793 ?f253 ?f680 ?f255 ?f770 ?f257 ?f587 ?f259 ?f210 ?f261 ?f794 ?f263 ?f795 ?f265 ?f100 ?f266 ?f796 ?f268 ?f366 ?f269 ?f110 ?f271 ?f114 ?f273 ?f797 ?f275 ?f798 ?f275 ?f124 ?f275 ?f799 ?f271 ?f137 ?f269 ?f556 ?f280 ?f800 ?f265 ?f699 ?f282 ?f182 ?f284 ?f780 ?f285 ?f1 ?f5 Z N">
            <draw:equation draw:name="f0" draw:formula="180"/>
            <draw:equation draw:name="f1" draw:formula="0"/>
            <draw:equation draw:name="f2" draw:formula="3691"/>
            <draw:equation draw:name="f3" draw:formula="641"/>
            <draw:equation draw:name="f4" draw:formula="3288"/>
            <draw:equation draw:name="f5" draw:formula="601"/>
            <draw:equation draw:name="f6" draw:formula="3302"/>
            <draw:equation draw:name="f7" draw:formula="609"/>
            <draw:equation draw:name="f8" draw:formula="3319"/>
            <draw:equation draw:name="f9" draw:formula="616"/>
            <draw:equation draw:name="f10" draw:formula="3338"/>
            <draw:equation draw:name="f11" draw:formula="622"/>
            <draw:equation draw:name="f12" draw:formula="3360"/>
            <draw:equation draw:name="f13" draw:formula="629"/>
            <draw:equation draw:name="f14" draw:formula="3382"/>
            <draw:equation draw:name="f15" draw:formula="634"/>
            <draw:equation draw:name="f16" draw:formula="3406"/>
            <draw:equation draw:name="f17" draw:formula="637"/>
            <draw:equation draw:name="f18" draw:formula="3431"/>
            <draw:equation draw:name="f19" draw:formula="640"/>
            <draw:equation draw:name="f20" draw:formula="3455"/>
            <draw:equation draw:name="f21" draw:formula="3484"/>
            <draw:equation draw:name="f22" draw:formula="3511"/>
            <draw:equation draw:name="f23" draw:formula="3524"/>
            <draw:equation draw:name="f24" draw:formula="635"/>
            <draw:equation draw:name="f25" draw:formula="3536"/>
            <draw:equation draw:name="f26" draw:formula="632"/>
            <draw:equation draw:name="f27" draw:formula="3548"/>
            <draw:equation draw:name="f28" draw:formula="3559"/>
            <draw:equation draw:name="f29" draw:formula="625"/>
            <draw:equation draw:name="f30" draw:formula="3570"/>
            <draw:equation draw:name="f31" draw:formula="621"/>
            <draw:equation draw:name="f32" draw:formula="3581"/>
            <draw:equation draw:name="f33" draw:formula="617"/>
            <draw:equation draw:name="f34" draw:formula="3590"/>
            <draw:equation draw:name="f35" draw:formula="613"/>
            <draw:equation draw:name="f36" draw:formula="3600"/>
            <draw:equation draw:name="f37" draw:formula="608"/>
            <draw:equation draw:name="f38" draw:formula="3608"/>
            <draw:equation draw:name="f39" draw:formula="603"/>
            <draw:equation draw:name="f40" draw:formula="3618"/>
            <draw:equation draw:name="f41" draw:formula="597"/>
            <draw:equation draw:name="f42" draw:formula="3625"/>
            <draw:equation draw:name="f43" draw:formula="591"/>
            <draw:equation draw:name="f44" draw:formula="3633"/>
            <draw:equation draw:name="f45" draw:formula="584"/>
            <draw:equation draw:name="f46" draw:formula="3639"/>
            <draw:equation draw:name="f47" draw:formula="578"/>
            <draw:equation draw:name="f48" draw:formula="3646"/>
            <draw:equation draw:name="f49" draw:formula="571"/>
            <draw:equation draw:name="f50" draw:formula="3653"/>
            <draw:equation draw:name="f51" draw:formula="564"/>
            <draw:equation draw:name="f52" draw:formula="3658"/>
            <draw:equation draw:name="f53" draw:formula="557"/>
            <draw:equation draw:name="f54" draw:formula="3668"/>
            <draw:equation draw:name="f55" draw:formula="541"/>
            <draw:equation draw:name="f56" draw:formula="3676"/>
            <draw:equation draw:name="f57" draw:formula="526"/>
            <draw:equation draw:name="f58" draw:formula="3682"/>
            <draw:equation draw:name="f59" draw:formula="508"/>
            <draw:equation draw:name="f60" draw:formula="3687"/>
            <draw:equation draw:name="f61" draw:formula="491"/>
            <draw:equation draw:name="f62" draw:formula="3690"/>
            <draw:equation draw:name="f63" draw:formula="472"/>
            <draw:equation draw:name="f64" draw:formula="454"/>
            <draw:equation draw:name="f65" draw:formula="437"/>
            <draw:equation draw:name="f66" draw:formula="3688"/>
            <draw:equation draw:name="f67" draw:formula="422"/>
            <draw:equation draw:name="f68" draw:formula="3684"/>
            <draw:equation draw:name="f69" draw:formula="407"/>
            <draw:equation draw:name="f70" draw:formula="3680"/>
            <draw:equation draw:name="f71" draw:formula="393"/>
            <draw:equation draw:name="f72" draw:formula="3675"/>
            <draw:equation draw:name="f73" draw:formula="380"/>
            <draw:equation draw:name="f74" draw:formula="367"/>
            <draw:equation draw:name="f75" draw:formula="3660"/>
            <draw:equation draw:name="f76" draw:formula="355"/>
            <draw:equation draw:name="f77" draw:formula="3651"/>
            <draw:equation draw:name="f78" draw:formula="344"/>
            <draw:equation draw:name="f79" draw:formula="3640"/>
            <draw:equation draw:name="f80" draw:formula="332"/>
            <draw:equation draw:name="f81" draw:formula="3629"/>
            <draw:equation draw:name="f82" draw:formula="322"/>
            <draw:equation draw:name="f83" draw:formula="3616"/>
            <draw:equation draw:name="f84" draw:formula="313"/>
            <draw:equation draw:name="f85" draw:formula="3601"/>
            <draw:equation draw:name="f86" draw:formula="303"/>
            <draw:equation draw:name="f87" draw:formula="3586"/>
            <draw:equation draw:name="f88" draw:formula="294"/>
            <draw:equation draw:name="f89" draw:formula="3568"/>
            <draw:equation draw:name="f90" draw:formula="286"/>
            <draw:equation draw:name="f91" draw:formula="3550"/>
            <draw:equation draw:name="f92" draw:formula="278"/>
            <draw:equation draw:name="f93" draw:formula="3530"/>
            <draw:equation draw:name="f94" draw:formula="270"/>
            <draw:equation draw:name="f95" draw:formula="3502"/>
            <draw:equation draw:name="f96" draw:formula="258"/>
            <draw:equation draw:name="f97" draw:formula="3477"/>
            <draw:equation draw:name="f98" draw:formula="247"/>
            <draw:equation draw:name="f99" draw:formula="3467"/>
            <draw:equation draw:name="f100" draw:formula="242"/>
            <draw:equation draw:name="f101" draw:formula="3457"/>
            <draw:equation draw:name="f102" draw:formula="236"/>
            <draw:equation draw:name="f103" draw:formula="3448"/>
            <draw:equation draw:name="f104" draw:formula="230"/>
            <draw:equation draw:name="f105" draw:formula="3441"/>
            <draw:equation draw:name="f106" draw:formula="224"/>
            <draw:equation draw:name="f107" draw:formula="3434"/>
            <draw:equation draw:name="f108" draw:formula="219"/>
            <draw:equation draw:name="f109" draw:formula="3428"/>
            <draw:equation draw:name="f110" draw:formula="213"/>
            <draw:equation draw:name="f111" draw:formula="3423"/>
            <draw:equation draw:name="f112" draw:formula="206"/>
            <draw:equation draw:name="f113" draw:formula="3419"/>
            <draw:equation draw:name="f114" draw:formula="200"/>
            <draw:equation draw:name="f115" draw:formula="3416"/>
            <draw:equation draw:name="f116" draw:formula="192"/>
            <draw:equation draw:name="f117" draw:formula="3414"/>
            <draw:equation draw:name="f118" draw:formula="184"/>
            <draw:equation draw:name="f119" draw:formula="3412"/>
            <draw:equation draw:name="f120" draw:formula="177"/>
            <draw:equation draw:name="f121" draw:formula="168"/>
            <draw:equation draw:name="f122" draw:formula="162"/>
            <draw:equation draw:name="f123" draw:formula="3413"/>
            <draw:equation draw:name="f124" draw:formula="154"/>
            <draw:equation draw:name="f125" draw:formula="3415"/>
            <draw:equation draw:name="f126" draw:formula="147"/>
            <draw:equation draw:name="f127" draw:formula="3418"/>
            <draw:equation draw:name="f128" draw:formula="141"/>
            <draw:equation draw:name="f129" draw:formula="3421"/>
            <draw:equation draw:name="f130" draw:formula="135"/>
            <draw:equation draw:name="f131" draw:formula="3426"/>
            <draw:equation draw:name="f132" draw:formula="129"/>
            <draw:equation draw:name="f133" draw:formula="122"/>
            <draw:equation draw:name="f134" draw:formula="3437"/>
            <draw:equation draw:name="f135" draw:formula="117"/>
            <draw:equation draw:name="f136" draw:formula="3443"/>
            <draw:equation draw:name="f137" draw:formula="112"/>
            <draw:equation draw:name="f138" draw:formula="3450"/>
            <draw:equation draw:name="f139" draw:formula="107"/>
            <draw:equation draw:name="f140" draw:formula="3459"/>
            <draw:equation draw:name="f141" draw:formula="103"/>
            <draw:equation draw:name="f142" draw:formula="3469"/>
            <draw:equation draw:name="f143" draw:formula="100"/>
            <draw:equation draw:name="f144" draw:formula="3479"/>
            <draw:equation draw:name="f145" draw:formula="97"/>
            <draw:equation draw:name="f146" draw:formula="3489"/>
            <draw:equation draw:name="f147" draw:formula="95"/>
            <draw:equation draw:name="f148" draw:formula="94"/>
            <draw:equation draw:name="f149" draw:formula="3515"/>
            <draw:equation draw:name="f150" draw:formula="3535"/>
            <draw:equation draw:name="f151" draw:formula="3555"/>
            <draw:equation draw:name="f152" draw:formula="96"/>
            <draw:equation draw:name="f153" draw:formula="3573"/>
            <draw:equation draw:name="f154" draw:formula="104"/>
            <draw:equation draw:name="f155" draw:formula="3604"/>
            <draw:equation draw:name="f156" draw:formula="108"/>
            <draw:equation draw:name="f157" draw:formula="113"/>
            <draw:equation draw:name="f158" draw:formula="118"/>
            <draw:equation draw:name="f159" draw:formula="3638"/>
            <draw:equation draw:name="f160" draw:formula="3666"/>
            <draw:equation draw:name="f161" draw:formula="31"/>
            <draw:equation draw:name="f162" draw:formula="25"/>
            <draw:equation draw:name="f163" draw:formula="20"/>
            <draw:equation draw:name="f164" draw:formula="3622"/>
            <draw:equation draw:name="f165" draw:formula="14"/>
            <draw:equation draw:name="f166" draw:formula="9"/>
            <draw:equation draw:name="f167" draw:formula="3585"/>
            <draw:equation draw:name="f168" draw:formula="6"/>
            <draw:equation draw:name="f169" draw:formula="3564"/>
            <draw:equation draw:name="f170" draw:formula="3"/>
            <draw:equation draw:name="f171" draw:formula="3542"/>
            <draw:equation draw:name="f172" draw:formula="1"/>
            <draw:equation draw:name="f173" draw:formula="3517"/>
            <draw:equation draw:name="f174" draw:formula="3492"/>
            <draw:equation draw:name="f175" draw:formula="4"/>
            <draw:equation draw:name="f176" draw:formula="3447"/>
            <draw:equation draw:name="f177" draw:formula="8"/>
            <draw:equation draw:name="f178" draw:formula="22"/>
            <draw:equation draw:name="f179" draw:formula="3389"/>
            <draw:equation draw:name="f180" draw:formula="30"/>
            <draw:equation draw:name="f181" draw:formula="3372"/>
            <draw:equation draw:name="f182" draw:formula="40"/>
            <draw:equation draw:name="f183" draw:formula="3357"/>
            <draw:equation draw:name="f184" draw:formula="51"/>
            <draw:equation draw:name="f185" draw:formula="3343"/>
            <draw:equation draw:name="f186" draw:formula="64"/>
            <draw:equation draw:name="f187" draw:formula="3331"/>
            <draw:equation draw:name="f188" draw:formula="77"/>
            <draw:equation draw:name="f189" draw:formula="3322"/>
            <draw:equation draw:name="f190" draw:formula="93"/>
            <draw:equation draw:name="f191" draw:formula="3312"/>
            <draw:equation draw:name="f192" draw:formula="3306"/>
            <draw:equation draw:name="f193" draw:formula="124"/>
            <draw:equation draw:name="f194" draw:formula="3301"/>
            <draw:equation draw:name="f195" draw:formula="142"/>
            <draw:equation draw:name="f196" draw:formula="3298"/>
            <draw:equation draw:name="f197" draw:formula="159"/>
            <draw:equation draw:name="f198" draw:formula="3297"/>
            <draw:equation draw:name="f199" draw:formula="179"/>
            <draw:equation draw:name="f200" draw:formula="194"/>
            <draw:equation draw:name="f201" draw:formula="3300"/>
            <draw:equation draw:name="f202" draw:formula="211"/>
            <draw:equation draw:name="f203" draw:formula="3304"/>
            <draw:equation draw:name="f204" draw:formula="225"/>
            <draw:equation draw:name="f205" draw:formula="3309"/>
            <draw:equation draw:name="f206" draw:formula="240"/>
            <draw:equation draw:name="f207" draw:formula="3316"/>
            <draw:equation draw:name="f208" draw:formula="253"/>
            <draw:equation draw:name="f209" draw:formula="3324"/>
            <draw:equation draw:name="f210" draw:formula="265"/>
            <draw:equation draw:name="f211" draw:formula="3333"/>
            <draw:equation draw:name="f212" draw:formula="277"/>
            <draw:equation draw:name="f213" draw:formula="288"/>
            <draw:equation draw:name="f214" draw:formula="3355"/>
            <draw:equation draw:name="f215" draw:formula="299"/>
            <draw:equation draw:name="f216" draw:formula="3367"/>
            <draw:equation draw:name="f217" draw:formula="310"/>
            <draw:equation draw:name="f218" draw:formula="3381"/>
            <draw:equation draw:name="f219" draw:formula="319"/>
            <draw:equation draw:name="f220" draw:formula="3396"/>
            <draw:equation draw:name="f221" draw:formula="328"/>
            <draw:equation draw:name="f222" draw:formula="336"/>
            <draw:equation draw:name="f223" draw:formula="3429"/>
            <draw:equation draw:name="f224" draw:formula="345"/>
            <draw:equation draw:name="f225" draw:formula="352"/>
            <draw:equation draw:name="f226" draw:formula="3466"/>
            <draw:equation draw:name="f227" draw:formula="359"/>
            <draw:equation draw:name="f228" draw:formula="369"/>
            <draw:equation draw:name="f229" draw:formula="3516"/>
            <draw:equation draw:name="f230" draw:formula="381"/>
            <draw:equation draw:name="f231" draw:formula="3525"/>
            <draw:equation draw:name="f232" draw:formula="386"/>
            <draw:equation draw:name="f233" draw:formula="3534"/>
            <draw:equation draw:name="f234" draw:formula="392"/>
            <draw:equation draw:name="f235" draw:formula="3543"/>
            <draw:equation draw:name="f236" draw:formula="397"/>
            <draw:equation draw:name="f237" draw:formula="403"/>
            <draw:equation draw:name="f238" draw:formula="3556"/>
            <draw:equation draw:name="f239" draw:formula="409"/>
            <draw:equation draw:name="f240" draw:formula="3561"/>
            <draw:equation draw:name="f241" draw:formula="417"/>
            <draw:equation draw:name="f242" draw:formula="3565"/>
            <draw:equation draw:name="f243" draw:formula="423"/>
            <draw:equation draw:name="f244" draw:formula="3569"/>
            <draw:equation draw:name="f245" draw:formula="430"/>
            <draw:equation draw:name="f246" draw:formula="3571"/>
            <draw:equation draw:name="f247" draw:formula="445"/>
            <draw:equation draw:name="f248" draw:formula="3575"/>
            <draw:equation draw:name="f249" draw:formula="3576"/>
            <draw:equation draw:name="f250" draw:formula="462"/>
            <draw:equation draw:name="f251" draw:formula="471"/>
            <draw:equation draw:name="f252" draw:formula="480"/>
            <draw:equation draw:name="f253" draw:formula="489"/>
            <draw:equation draw:name="f254" draw:formula="3567"/>
            <draw:equation draw:name="f255" draw:formula="497"/>
            <draw:equation draw:name="f256" draw:formula="3563"/>
            <draw:equation draw:name="f257" draw:formula="504"/>
            <draw:equation draw:name="f258" draw:formula="3558"/>
            <draw:equation draw:name="f259" draw:formula="511"/>
            <draw:equation draw:name="f260" draw:formula="3553"/>
            <draw:equation draw:name="f261" draw:formula="517"/>
            <draw:equation draw:name="f262" draw:formula="3546"/>
            <draw:equation draw:name="f263" draw:formula="524"/>
            <draw:equation draw:name="f264" draw:formula="3539"/>
            <draw:equation draw:name="f265" draw:formula="529"/>
            <draw:equation draw:name="f266" draw:formula="533"/>
            <draw:equation draw:name="f267" draw:formula="3521"/>
            <draw:equation draw:name="f268" draw:formula="537"/>
            <draw:equation draw:name="f269" draw:formula="540"/>
            <draw:equation draw:name="f270" draw:formula="3500"/>
            <draw:equation draw:name="f271" draw:formula="543"/>
            <draw:equation draw:name="f272" draw:formula="3488"/>
            <draw:equation draw:name="f273" draw:formula="545"/>
            <draw:equation draw:name="f274" draw:formula="3476"/>
            <draw:equation draw:name="f275" draw:formula="546"/>
            <draw:equation draw:name="f276" draw:formula="3463"/>
            <draw:equation draw:name="f277" draw:formula="3420"/>
            <draw:equation draw:name="f278" draw:formula="3400"/>
            <draw:equation draw:name="f279" draw:formula="3379"/>
            <draw:equation draw:name="f280" draw:formula="535"/>
            <draw:equation draw:name="f281" draw:formula="3361"/>
            <draw:equation draw:name="f282" draw:formula="523"/>
            <draw:equation draw:name="f283" draw:formula="3327"/>
            <draw:equation draw:name="f284" draw:formula="514"/>
            <draw:equation draw:name="f285" draw:formula="507"/>
            <draw:equation draw:name="f286" draw:formula="3188"/>
            <draw:equation draw:name="f287" draw:formula="263"/>
            <draw:equation draw:name="f288" draw:formula="2955"/>
            <draw:equation draw:name="f289" draw:formula="3202"/>
            <draw:equation draw:name="f290" draw:formula="10"/>
            <draw:equation draw:name="f291" draw:formula="2841"/>
            <draw:equation draw:name="f292" draw:formula="631"/>
            <draw:equation draw:name="f293" draw:formula="3216"/>
            <draw:equation draw:name="f294" draw:formula="2727"/>
            <draw:equation draw:name="f295" draw:formula="2714"/>
            <draw:equation draw:name="f296" draw:formula="528"/>
            <draw:equation draw:name="f297" draw:formula="2701"/>
            <draw:equation draw:name="f298" draw:formula="532"/>
            <draw:equation draw:name="f299" draw:formula="2687"/>
            <draw:equation draw:name="f300" draw:formula="536"/>
            <draw:equation draw:name="f301" draw:formula="2671"/>
            <draw:equation draw:name="f302" draw:formula="539"/>
            <draw:equation draw:name="f303" draw:formula="2655"/>
            <draw:equation draw:name="f304" draw:formula="542"/>
            <draw:equation draw:name="f305" draw:formula="2637"/>
            <draw:equation draw:name="f306" draw:formula="544"/>
            <draw:equation draw:name="f307" draw:formula="2621"/>
            <draw:equation draw:name="f308" draw:formula="2604"/>
            <draw:equation draw:name="f309" draw:formula="2590"/>
            <draw:equation draw:name="f310" draw:formula="2579"/>
            <draw:equation draw:name="f311" draw:formula="2567"/>
            <draw:equation draw:name="f312" draw:formula="2555"/>
            <draw:equation draw:name="f313" draw:formula="2544"/>
            <draw:equation draw:name="f314" draw:formula="2533"/>
            <draw:equation draw:name="f315" draw:formula="2522"/>
            <draw:equation draw:name="f316" draw:formula="534"/>
            <draw:equation draw:name="f317" draw:formula="2512"/>
            <draw:equation draw:name="f318" draw:formula="530"/>
            <draw:equation draw:name="f319" draw:formula="2502"/>
            <draw:equation draw:name="f320" draw:formula="2493"/>
            <draw:equation draw:name="f321" draw:formula="522"/>
            <draw:equation draw:name="f322" draw:formula="2483"/>
            <draw:equation draw:name="f323" draw:formula="516"/>
            <draw:equation draw:name="f324" draw:formula="2475"/>
            <draw:equation draw:name="f325" draw:formula="2467"/>
            <draw:equation draw:name="f326" draw:formula="505"/>
            <draw:equation draw:name="f327" draw:formula="2459"/>
            <draw:equation draw:name="f328" draw:formula="499"/>
            <draw:equation draw:name="f329" draw:formula="2451"/>
            <draw:equation draw:name="f330" draw:formula="492"/>
            <draw:equation draw:name="f331" draw:formula="2444"/>
            <draw:equation draw:name="f332" draw:formula="486"/>
            <draw:equation draw:name="f333" draw:formula="2437"/>
            <draw:equation draw:name="f334" draw:formula="477"/>
            <draw:equation draw:name="f335" draw:formula="2431"/>
            <draw:equation draw:name="f336" draw:formula="470"/>
            <draw:equation draw:name="f337" draw:formula="2426"/>
            <draw:equation draw:name="f338" draw:formula="2420"/>
            <draw:equation draw:name="f339" draw:formula="453"/>
            <draw:equation draw:name="f340" draw:formula="2414"/>
            <draw:equation draw:name="f341" draw:formula="443"/>
            <draw:equation draw:name="f342" draw:formula="2410"/>
            <draw:equation draw:name="f343" draw:formula="434"/>
            <draw:equation draw:name="f344" draw:formula="2406"/>
            <draw:equation draw:name="f345" draw:formula="425"/>
            <draw:equation draw:name="f346" draw:formula="2402"/>
            <draw:equation draw:name="f347" draw:formula="415"/>
            <draw:equation draw:name="f348" draw:formula="2396"/>
            <draw:equation draw:name="f349" draw:formula="2391"/>
            <draw:equation draw:name="f350" draw:formula="371"/>
            <draw:equation draw:name="f351" draw:formula="2389"/>
            <draw:equation draw:name="f352" draw:formula="347"/>
            <draw:equation draw:name="f353" draw:formula="2388"/>
            <draw:equation draw:name="f354" draw:formula="309"/>
            <draw:equation draw:name="f355" draw:formula="295"/>
            <draw:equation draw:name="f356" draw:formula="2390"/>
            <draw:equation draw:name="f357" draw:formula="282"/>
            <draw:equation draw:name="f358" draw:formula="2392"/>
            <draw:equation draw:name="f359" draw:formula="2394"/>
            <draw:equation draw:name="f360" draw:formula="257"/>
            <draw:equation draw:name="f361" draw:formula="2397"/>
            <draw:equation draw:name="f362" draw:formula="246"/>
            <draw:equation draw:name="f363" draw:formula="2400"/>
            <draw:equation draw:name="f364" draw:formula="235"/>
            <draw:equation draw:name="f365" draw:formula="2403"/>
            <draw:equation draw:name="f366" draw:formula="223"/>
            <draw:equation draw:name="f367" draw:formula="2408"/>
            <draw:equation draw:name="f368" draw:formula="2412"/>
            <draw:equation draw:name="f369" draw:formula="203"/>
            <draw:equation draw:name="f370" draw:formula="2418"/>
            <draw:equation draw:name="f371" draw:formula="193"/>
            <draw:equation draw:name="f372" draw:formula="2423"/>
            <draw:equation draw:name="f373" draw:formula="2429"/>
            <draw:equation draw:name="f374" draw:formula="176"/>
            <draw:equation draw:name="f375" draw:formula="2435"/>
            <draw:equation draw:name="f376" draw:formula="2441"/>
            <draw:equation draw:name="f377" draw:formula="2448"/>
            <draw:equation draw:name="f378" draw:formula="152"/>
            <draw:equation draw:name="f379" draw:formula="2457"/>
            <draw:equation draw:name="f380" draw:formula="145"/>
            <draw:equation draw:name="f381" draw:formula="2464"/>
            <draw:equation draw:name="f382" draw:formula="139"/>
            <draw:equation draw:name="f383" draw:formula="2472"/>
            <draw:equation draw:name="f384" draw:formula="133"/>
            <draw:equation draw:name="f385" draw:formula="2480"/>
            <draw:equation draw:name="f386" draw:formula="127"/>
            <draw:equation draw:name="f387" draw:formula="2489"/>
            <draw:equation draw:name="f388" draw:formula="121"/>
            <draw:equation draw:name="f389" draw:formula="2499"/>
            <draw:equation draw:name="f390" draw:formula="2508"/>
            <draw:equation draw:name="f391" draw:formula="2517"/>
            <draw:equation draw:name="f392" draw:formula="109"/>
            <draw:equation draw:name="f393" draw:formula="2538"/>
            <draw:equation draw:name="f394" draw:formula="102"/>
            <draw:equation draw:name="f395" draw:formula="2559"/>
            <draw:equation draw:name="f396" draw:formula="98"/>
            <draw:equation draw:name="f397" draw:formula="2582"/>
            <draw:equation draw:name="f398" draw:formula="2605"/>
            <draw:equation draw:name="f399" draw:formula="2623"/>
            <draw:equation draw:name="f400" draw:formula="2641"/>
            <draw:equation draw:name="f401" draw:formula="2658"/>
            <draw:equation draw:name="f402" draw:formula="2673"/>
            <draw:equation draw:name="f403" draw:formula="101"/>
            <draw:equation draw:name="f404" draw:formula="2688"/>
            <draw:equation draw:name="f405" draw:formula="105"/>
            <draw:equation draw:name="f406" draw:formula="2726"/>
            <draw:equation draw:name="f407" draw:formula="2750"/>
            <draw:equation draw:name="f408" draw:formula="28"/>
            <draw:equation draw:name="f409" draw:formula="2740"/>
            <draw:equation draw:name="f410" draw:formula="24"/>
            <draw:equation draw:name="f411" draw:formula="2728"/>
            <draw:equation draw:name="f412" draw:formula="19"/>
            <draw:equation draw:name="f413" draw:formula="2712"/>
            <draw:equation draw:name="f414" draw:formula="13"/>
            <draw:equation draw:name="f415" draw:formula="2695"/>
            <draw:equation draw:name="f416" draw:formula="2674"/>
            <draw:equation draw:name="f417" draw:formula="2652"/>
            <draw:equation draw:name="f418" draw:formula="2627"/>
            <draw:equation draw:name="f419" draw:formula="2600"/>
            <draw:equation draw:name="f420" draw:formula="2583"/>
            <draw:equation draw:name="f421" draw:formula="2566"/>
            <draw:equation draw:name="f422" draw:formula="2"/>
            <draw:equation draw:name="f423" draw:formula="2548"/>
            <draw:equation draw:name="f424" draw:formula="2532"/>
            <draw:equation draw:name="f425" draw:formula="2515"/>
            <draw:equation draw:name="f426" draw:formula="17"/>
            <draw:equation draw:name="f427" draw:formula="2468"/>
            <draw:equation draw:name="f428" draw:formula="23"/>
            <draw:equation draw:name="f429" draw:formula="2454"/>
            <draw:equation draw:name="f430" draw:formula="29"/>
            <draw:equation draw:name="f431" draw:formula="2439"/>
            <draw:equation draw:name="f432" draw:formula="35"/>
            <draw:equation draw:name="f433" draw:formula="42"/>
            <draw:equation draw:name="f434" draw:formula="2411"/>
            <draw:equation draw:name="f435" draw:formula="50"/>
            <draw:equation draw:name="f436" draw:formula="2399"/>
            <draw:equation draw:name="f437" draw:formula="59"/>
            <draw:equation draw:name="f438" draw:formula="2387"/>
            <draw:equation draw:name="f439" draw:formula="68"/>
            <draw:equation draw:name="f440" draw:formula="2374"/>
            <draw:equation draw:name="f441" draw:formula="2363"/>
            <draw:equation draw:name="f442" draw:formula="87"/>
            <draw:equation draw:name="f443" draw:formula="2352"/>
            <draw:equation draw:name="f444" draw:formula="99"/>
            <draw:equation draw:name="f445" draw:formula="2342"/>
            <draw:equation draw:name="f446" draw:formula="110"/>
            <draw:equation draw:name="f447" draw:formula="2332"/>
            <draw:equation draw:name="f448" draw:formula="2323"/>
            <draw:equation draw:name="f449" draw:formula="2315"/>
            <draw:equation draw:name="f450" draw:formula="148"/>
            <draw:equation draw:name="f451" draw:formula="2307"/>
            <draw:equation draw:name="f452" draw:formula="2300"/>
            <draw:equation draw:name="f453" draw:formula="2293"/>
            <draw:equation draw:name="f454" draw:formula="190"/>
            <draw:equation draw:name="f455" draw:formula="2288"/>
            <draw:equation draw:name="f456" draw:formula="2283"/>
            <draw:equation draw:name="f457" draw:formula="222"/>
            <draw:equation draw:name="f458" draw:formula="2278"/>
            <draw:equation draw:name="f459" draw:formula="239"/>
            <draw:equation draw:name="f460" draw:formula="2275"/>
            <draw:equation draw:name="f461" draw:formula="255"/>
            <draw:equation draw:name="f462" draw:formula="2272"/>
            <draw:equation draw:name="f463" draw:formula="273"/>
            <draw:equation draw:name="f464" draw:formula="2270"/>
            <draw:equation draw:name="f465" draw:formula="290"/>
            <draw:equation draw:name="f466" draw:formula="2269"/>
            <draw:equation draw:name="f467" draw:formula="346"/>
            <draw:equation draw:name="f468" draw:formula="362"/>
            <draw:equation draw:name="f469" draw:formula="2274"/>
            <draw:equation draw:name="f470" draw:formula="395"/>
            <draw:equation draw:name="f471" draw:formula="2277"/>
            <draw:equation draw:name="f472" draw:formula="412"/>
            <draw:equation draw:name="f473" draw:formula="2281"/>
            <draw:equation draw:name="f474" draw:formula="427"/>
            <draw:equation draw:name="f475" draw:formula="2285"/>
            <draw:equation draw:name="f476" draw:formula="441"/>
            <draw:equation draw:name="f477" draw:formula="2290"/>
            <draw:equation draw:name="f478" draw:formula="457"/>
            <draw:equation draw:name="f479" draw:formula="2295"/>
            <draw:equation draw:name="f480" draw:formula="2302"/>
            <draw:equation draw:name="f481" draw:formula="484"/>
            <draw:equation draw:name="f482" draw:formula="2309"/>
            <draw:equation draw:name="f483" draw:formula="2317"/>
            <draw:equation draw:name="f484" draw:formula="509"/>
            <draw:equation draw:name="f485" draw:formula="2325"/>
            <draw:equation draw:name="f486" draw:formula="2333"/>
            <draw:equation draw:name="f487" draw:formula="2343"/>
            <draw:equation draw:name="f488" draw:formula="2353"/>
            <draw:equation draw:name="f489" draw:formula="555"/>
            <draw:equation draw:name="f490" draw:formula="565"/>
            <draw:equation draw:name="f491" draw:formula="574"/>
            <draw:equation draw:name="f492" draw:formula="2386"/>
            <draw:equation draw:name="f493" draw:formula="583"/>
            <draw:equation draw:name="f494" draw:formula="2398"/>
            <draw:equation draw:name="f495" draw:formula="592"/>
            <draw:equation draw:name="f496" draw:formula="599"/>
            <draw:equation draw:name="f497" draw:formula="2424"/>
            <draw:equation draw:name="f498" draw:formula="606"/>
            <draw:equation draw:name="f499" draw:formula="2438"/>
            <draw:equation draw:name="f500" draw:formula="612"/>
            <draw:equation draw:name="f501" draw:formula="2452"/>
            <draw:equation draw:name="f502" draw:formula="618"/>
            <draw:equation draw:name="f503" draw:formula="623"/>
            <draw:equation draw:name="f504" draw:formula="2482"/>
            <draw:equation draw:name="f505" draw:formula="628"/>
            <draw:equation draw:name="f506" draw:formula="2549"/>
            <draw:equation draw:name="f507" draw:formula="639"/>
            <draw:equation draw:name="f508" draw:formula="2585"/>
            <draw:equation draw:name="f509" draw:formula="2612"/>
            <draw:equation draw:name="f510" draw:formula="638"/>
            <draw:equation draw:name="f511" draw:formula="2661"/>
            <draw:equation draw:name="f512" draw:formula="2684"/>
            <draw:equation draw:name="f513" draw:formula="2702"/>
            <draw:equation draw:name="f514" draw:formula="2720"/>
            <draw:equation draw:name="f515" draw:formula="2734"/>
            <draw:equation draw:name="f516" draw:formula="2745"/>
            <draw:equation draw:name="f517" draw:formula="2058"/>
            <draw:equation draw:name="f518" draw:formula="2171"/>
            <draw:equation draw:name="f519" draw:formula="1776"/>
            <draw:equation draw:name="f520" draw:formula="1991"/>
            <draw:equation draw:name="f521" draw:formula="1871"/>
            <draw:equation draw:name="f522" draw:formula="1780"/>
            <draw:equation draw:name="f523" draw:formula="1771"/>
            <draw:equation draw:name="f524" draw:formula="1762"/>
            <draw:equation draw:name="f525" draw:formula="351"/>
            <draw:equation draw:name="f526" draw:formula="1754"/>
            <draw:equation draw:name="f527" draw:formula="379"/>
            <draw:equation draw:name="f528" draw:formula="1746"/>
            <draw:equation draw:name="f529" draw:formula="1738"/>
            <draw:equation draw:name="f530" draw:formula="435"/>
            <draw:equation draw:name="f531" draw:formula="1730"/>
            <draw:equation draw:name="f532" draw:formula="463"/>
            <draw:equation draw:name="f533" draw:formula="1724"/>
            <draw:equation draw:name="f534" draw:formula="1717"/>
            <draw:equation draw:name="f535" draw:formula="518"/>
            <draw:equation draw:name="f536" draw:formula="1715"/>
            <draw:equation draw:name="f537" draw:formula="1709"/>
            <draw:equation draw:name="f538" draw:formula="1702"/>
            <draw:equation draw:name="f539" draw:formula="1695"/>
            <draw:equation draw:name="f540" draw:formula="1688"/>
            <draw:equation draw:name="f541" draw:formula="406"/>
            <draw:equation draw:name="f542" draw:formula="1680"/>
            <draw:equation draw:name="f543" draw:formula="1672"/>
            <draw:equation draw:name="f544" draw:formula="350"/>
            <draw:equation draw:name="f545" draw:formula="1663"/>
            <draw:equation draw:name="f546" draw:formula="321"/>
            <draw:equation draw:name="f547" draw:formula="1654"/>
            <draw:equation draw:name="f548" draw:formula="292"/>
            <draw:equation draw:name="f549" draw:formula="1570"/>
            <draw:equation draw:name="f550" draw:formula="1447"/>
            <draw:equation draw:name="f551" draw:formula="1647"/>
            <draw:equation draw:name="f552" draw:formula="1090"/>
            <draw:equation draw:name="f553" draw:formula="1101"/>
            <draw:equation draw:name="f554" draw:formula="1117"/>
            <draw:equation draw:name="f555" draw:formula="1136"/>
            <draw:equation draw:name="f556" draw:formula="92"/>
            <draw:equation draw:name="f557" draw:formula="1161"/>
            <draw:equation draw:name="f558" draw:formula="91"/>
            <draw:equation draw:name="f559" draw:formula="1174"/>
            <draw:equation draw:name="f560" draw:formula="1187"/>
            <draw:equation draw:name="f561" draw:formula="1199"/>
            <draw:equation draw:name="f562" draw:formula="1210"/>
            <draw:equation draw:name="f563" draw:formula="1222"/>
            <draw:equation draw:name="f564" draw:formula="1231"/>
            <draw:equation draw:name="f565" draw:formula="1240"/>
            <draw:equation draw:name="f566" draw:formula="1248"/>
            <draw:equation draw:name="f567" draw:formula="115"/>
            <draw:equation draw:name="f568" draw:formula="1256"/>
            <draw:equation draw:name="f569" draw:formula="1263"/>
            <draw:equation draw:name="f570" draw:formula="130"/>
            <draw:equation draw:name="f571" draw:formula="1268"/>
            <draw:equation draw:name="f572" draw:formula="137"/>
            <draw:equation draw:name="f573" draw:formula="1273"/>
            <draw:equation draw:name="f574" draw:formula="146"/>
            <draw:equation draw:name="f575" draw:formula="1277"/>
            <draw:equation draw:name="f576" draw:formula="156"/>
            <draw:equation draw:name="f577" draw:formula="1279"/>
            <draw:equation draw:name="f578" draw:formula="167"/>
            <draw:equation draw:name="f579" draw:formula="1281"/>
            <draw:equation draw:name="f580" draw:formula="178"/>
            <draw:equation draw:name="f581" draw:formula="202"/>
            <draw:equation draw:name="f582" draw:formula="212"/>
            <draw:equation draw:name="f583" draw:formula="232"/>
            <draw:equation draw:name="f584" draw:formula="250"/>
            <draw:equation draw:name="f585" draw:formula="1255"/>
            <draw:equation draw:name="f586" draw:formula="264"/>
            <draw:equation draw:name="f587" draw:formula="271"/>
            <draw:equation draw:name="f588" draw:formula="1221"/>
            <draw:equation draw:name="f589" draw:formula="281"/>
            <draw:equation draw:name="f590" draw:formula="1209"/>
            <draw:equation draw:name="f591" draw:formula="285"/>
            <draw:equation draw:name="f592" draw:formula="1197"/>
            <draw:equation draw:name="f593" draw:formula="1185"/>
            <draw:equation draw:name="f594" draw:formula="291"/>
            <draw:equation draw:name="f595" draw:formula="1171"/>
            <draw:equation draw:name="f596" draw:formula="1158"/>
            <draw:equation draw:name="f597" draw:formula="978"/>
            <draw:equation draw:name="f598" draw:formula="375"/>
            <draw:equation draw:name="f599" draw:formula="1148"/>
            <draw:equation draw:name="f600" draw:formula="1159"/>
            <draw:equation draw:name="f601" draw:formula="377"/>
            <draw:equation draw:name="f602" draw:formula="1170"/>
            <draw:equation draw:name="f603" draw:formula="378"/>
            <draw:equation draw:name="f604" draw:formula="1180"/>
            <draw:equation draw:name="f605" draw:formula="1190"/>
            <draw:equation draw:name="f606" draw:formula="382"/>
            <draw:equation draw:name="f607" draw:formula="1198"/>
            <draw:equation draw:name="f608" draw:formula="385"/>
            <draw:equation draw:name="f609" draw:formula="1206"/>
            <draw:equation draw:name="f610" draw:formula="389"/>
            <draw:equation draw:name="f611" draw:formula="1213"/>
            <draw:equation draw:name="f612" draw:formula="394"/>
            <draw:equation draw:name="f613" draw:formula="400"/>
            <draw:equation draw:name="f614" draw:formula="1227"/>
            <draw:equation draw:name="f615" draw:formula="1233"/>
            <draw:equation draw:name="f616" draw:formula="1238"/>
            <draw:equation draw:name="f617" draw:formula="424"/>
            <draw:equation draw:name="f618" draw:formula="1243"/>
            <draw:equation draw:name="f619" draw:formula="433"/>
            <draw:equation draw:name="f620" draw:formula="1247"/>
            <draw:equation draw:name="f621" draw:formula="444"/>
            <draw:equation draw:name="f622" draw:formula="1251"/>
            <draw:equation draw:name="f623" draw:formula="1259"/>
            <draw:equation draw:name="f624" draw:formula="485"/>
            <draw:equation draw:name="f625" draw:formula="1272"/>
            <draw:equation draw:name="f626" draw:formula="1283"/>
            <draw:equation draw:name="f627" draw:formula="579"/>
            <draw:equation draw:name="f628" draw:formula="1288"/>
            <draw:equation draw:name="f629" draw:formula="1292"/>
            <draw:equation draw:name="f630" draw:formula="611"/>
            <draw:equation draw:name="f631" draw:formula="1297"/>
            <draw:equation draw:name="f632" draw:formula="1301"/>
            <draw:equation draw:name="f633" draw:formula="1417"/>
            <draw:equation draw:name="f634" draw:formula="1413"/>
            <draw:equation draw:name="f635" draw:formula="619"/>
            <draw:equation draw:name="f636" draw:formula="1406"/>
            <draw:equation draw:name="f637" draw:formula="605"/>
            <draw:equation draw:name="f638" draw:formula="1401"/>
            <draw:equation draw:name="f639" draw:formula="585"/>
            <draw:equation draw:name="f640" draw:formula="1395"/>
            <draw:equation draw:name="f641" draw:formula="1389"/>
            <draw:equation draw:name="f642" draw:formula="1382"/>
            <draw:equation draw:name="f643" draw:formula="1376"/>
            <draw:equation draw:name="f644" draw:formula="487"/>
            <draw:equation draw:name="f645" draw:formula="1368"/>
            <draw:equation draw:name="f646" draw:formula="458"/>
            <draw:equation draw:name="f647" draw:formula="1362"/>
            <draw:equation draw:name="f648" draw:formula="436"/>
            <draw:equation draw:name="f649" draw:formula="1354"/>
            <draw:equation draw:name="f650" draw:formula="416"/>
            <draw:equation draw:name="f651" draw:formula="1346"/>
            <draw:equation draw:name="f652" draw:formula="398"/>
            <draw:equation draw:name="f653" draw:formula="1336"/>
            <draw:equation draw:name="f654" draw:formula="1330"/>
            <draw:equation draw:name="f655" draw:formula="374"/>
            <draw:equation draw:name="f656" draw:formula="1324"/>
            <draw:equation draw:name="f657" draw:formula="1318"/>
            <draw:equation draw:name="f658" draw:formula="361"/>
            <draw:equation draw:name="f659" draw:formula="1312"/>
            <draw:equation draw:name="f660" draw:formula="1305"/>
            <draw:equation draw:name="f661" draw:formula="1298"/>
            <draw:equation draw:name="f662" draw:formula="1290"/>
            <draw:equation draw:name="f663" draw:formula="342"/>
            <draw:equation draw:name="f664" draw:formula="1282"/>
            <draw:equation draw:name="f665" draw:formula="337"/>
            <draw:equation draw:name="f666" draw:formula="335"/>
            <draw:equation draw:name="f667" draw:formula="330"/>
            <draw:equation draw:name="f668" draw:formula="1304"/>
            <draw:equation draw:name="f669" draw:formula="326"/>
            <draw:equation draw:name="f670" draw:formula="1314"/>
            <draw:equation draw:name="f671" draw:formula="320"/>
            <draw:equation draw:name="f672" draw:formula="314"/>
            <draw:equation draw:name="f673" draw:formula="1334"/>
            <draw:equation draw:name="f674" draw:formula="306"/>
            <draw:equation draw:name="f675" draw:formula="1343"/>
            <draw:equation draw:name="f676" draw:formula="298"/>
            <draw:equation draw:name="f677" draw:formula="1352"/>
            <draw:equation draw:name="f678" draw:formula="289"/>
            <draw:equation draw:name="f679" draw:formula="1360"/>
            <draw:equation draw:name="f680" draw:formula="280"/>
            <draw:equation draw:name="f681" draw:formula="1367"/>
            <draw:equation draw:name="f682" draw:formula="1374"/>
            <draw:equation draw:name="f683" draw:formula="1380"/>
            <draw:equation draw:name="f684" draw:formula="1385"/>
            <draw:equation draw:name="f685" draw:formula="1392"/>
            <draw:equation draw:name="f686" draw:formula="209"/>
            <draw:equation draw:name="f687" draw:formula="1394"/>
            <draw:equation draw:name="f688" draw:formula="1393"/>
            <draw:equation draw:name="f689" draw:formula="160"/>
            <draw:equation draw:name="f690" draw:formula="1391"/>
            <draw:equation draw:name="f691" draw:formula="1386"/>
            <draw:equation draw:name="f692" draw:formula="1381"/>
            <draw:equation draw:name="f693" draw:formula="1373"/>
            <draw:equation draw:name="f694" draw:formula="1363"/>
            <draw:equation draw:name="f695" draw:formula="79"/>
            <draw:equation draw:name="f696" draw:formula="1353"/>
            <draw:equation draw:name="f697" draw:formula="67"/>
            <draw:equation draw:name="f698" draw:formula="1341"/>
            <draw:equation draw:name="f699" draw:formula="56"/>
            <draw:equation draw:name="f700" draw:formula="1333"/>
            <draw:equation draw:name="f701" draw:formula="49"/>
            <draw:equation draw:name="f702" draw:formula="43"/>
            <draw:equation draw:name="f703" draw:formula="1315"/>
            <draw:equation draw:name="f704" draw:formula="38"/>
            <draw:equation draw:name="f705" draw:formula="1306"/>
            <draw:equation draw:name="f706" draw:formula="33"/>
            <draw:equation draw:name="f707" draw:formula="1296"/>
            <draw:equation draw:name="f708" draw:formula="1285"/>
            <draw:equation draw:name="f709" draw:formula="1275"/>
            <draw:equation draw:name="f710" draw:formula="21"/>
            <draw:equation draw:name="f711" draw:formula="12"/>
            <draw:equation draw:name="f712" draw:formula="1211"/>
            <draw:equation draw:name="f713" draw:formula="1181"/>
            <draw:equation draw:name="f714" draw:formula="1150"/>
            <draw:equation draw:name="f715" draw:formula="5"/>
            <draw:equation draw:name="f716" draw:formula="1125"/>
            <draw:equation draw:name="f717" draw:formula="1078"/>
            <draw:equation draw:name="f718" draw:formula="7"/>
            <draw:equation draw:name="f719" draw:formula="1055"/>
            <draw:equation draw:name="f720" draw:formula="1034"/>
            <draw:equation draw:name="f721" draw:formula="11"/>
            <draw:equation draw:name="f722" draw:formula="1014"/>
            <draw:equation draw:name="f723" draw:formula="995"/>
            <draw:equation draw:name="f724" draw:formula="15"/>
            <draw:equation draw:name="f725" draw:formula="852"/>
            <draw:equation draw:name="f726" draw:formula="865"/>
            <draw:equation draw:name="f727" draw:formula="879"/>
            <draw:equation draw:name="f728" draw:formula="32"/>
            <draw:equation draw:name="f729" draw:formula="72"/>
            <draw:equation draw:name="f730" draw:formula="143"/>
            <draw:equation draw:name="f731" draw:formula="196"/>
            <draw:equation draw:name="f732" draw:formula="248"/>
            <draw:equation draw:name="f733" draw:formula="261"/>
            <draw:equation draw:name="f734" draw:formula="272"/>
            <draw:equation draw:name="f735" draw:formula="293"/>
            <draw:equation draw:name="f736" draw:formula="312"/>
            <draw:equation draw:name="f737" draw:formula="338"/>
            <draw:equation draw:name="f738" draw:formula="358"/>
            <draw:equation draw:name="f739" draw:formula="365"/>
            <draw:equation draw:name="f740" draw:formula="388"/>
            <draw:equation draw:name="f741" draw:formula="402"/>
            <draw:equation draw:name="f742" draw:formula="401"/>
            <draw:equation draw:name="f743" draw:formula="387"/>
            <draw:equation draw:name="f744" draw:formula="373"/>
            <draw:equation draw:name="f745" draw:formula="364"/>
            <draw:equation draw:name="f746" draw:formula="353"/>
            <draw:equation draw:name="f747" draw:formula="341"/>
            <draw:equation draw:name="f748" draw:formula="243"/>
            <draw:equation draw:name="f749" draw:formula="215"/>
            <draw:equation draw:name="f750" draw:formula="169"/>
            <draw:equation draw:name="f751" draw:formula="161"/>
            <draw:equation draw:name="f752" draw:formula="153"/>
            <draw:equation draw:name="f753" draw:formula="131"/>
            <draw:equation draw:name="f754" draw:formula="128"/>
            <draw:equation draw:name="f755" draw:formula="126"/>
            <draw:equation draw:name="f756" draw:formula="125"/>
            <draw:equation draw:name="f757" draw:formula="134"/>
            <draw:equation draw:name="f758" draw:formula="149"/>
            <draw:equation draw:name="f759" draw:formula="163"/>
            <draw:equation draw:name="f760" draw:formula="171"/>
            <draw:equation draw:name="f761" draw:formula="181"/>
            <draw:equation draw:name="f762" draw:formula="191"/>
            <draw:equation draw:name="f763" draw:formula="227"/>
            <draw:equation draw:name="f764" draw:formula="268"/>
            <draw:equation draw:name="f765" draw:formula="302"/>
            <draw:equation draw:name="f766" draw:formula="317"/>
            <draw:equation draw:name="f767" draw:formula="331"/>
            <draw:equation draw:name="f768" draw:formula="366"/>
            <draw:equation draw:name="f769" draw:formula="316"/>
            <draw:equation draw:name="f770" draw:formula="276"/>
            <draw:equation draw:name="f771" draw:formula="254"/>
            <draw:equation draw:name="f772" draw:formula="229"/>
            <draw:equation draw:name="f773" draw:formula="204"/>
            <draw:equation draw:name="f774" draw:formula="182"/>
            <draw:equation draw:name="f775" draw:formula="119"/>
            <draw:equation draw:name="f776" draw:formula="84"/>
            <draw:equation draw:name="f777" draw:formula="70"/>
            <draw:equation draw:name="f778" draw:formula="44"/>
            <draw:equation draw:name="f779" draw:formula="34"/>
            <draw:equation draw:name="f780" draw:formula="26"/>
            <draw:equation draw:name="f781" draw:formula="18"/>
            <draw:equation draw:name="f782" draw:formula="16"/>
            <draw:equation draw:name="f783" draw:formula="36"/>
            <draw:equation draw:name="f784" draw:formula="45"/>
            <draw:equation draw:name="f785" draw:formula="55"/>
            <draw:equation draw:name="f786" draw:formula="80"/>
            <draw:equation draw:name="f787" draw:formula="205"/>
            <draw:equation draw:name="f788" draw:formula="228"/>
            <draw:equation draw:name="f789" draw:formula="238"/>
            <draw:equation draw:name="f790" draw:formula="262"/>
            <draw:equation draw:name="f791" draw:formula="284"/>
            <draw:equation draw:name="f792" draw:formula="287"/>
            <draw:equation draw:name="f793" draw:formula="283"/>
            <draw:equation draw:name="f794" draw:formula="259"/>
            <draw:equation draw:name="f795" draw:formula="251"/>
            <draw:equation draw:name="f796" draw:formula="233"/>
            <draw:equation draw:name="f797" draw:formula="188"/>
            <draw:equation draw:name="f798" draw:formula="175"/>
            <draw:equation draw:name="f799" draw:formula="132"/>
            <draw:equation draw:name="f800" draw:formula="74"/>
            <draw:equation draw:name="f801" draw:formula="width/2"/>
            <draw:equation draw:name="f802" draw:formula="width"/>
            <draw:equation draw:name="f803" draw:formula="height/2"/>
            <draw:equation draw:name="f804" draw:formula="height"/>
          </draw:enhanced-geometry>
        </draw:custom-shape>
        <draw:custom-shape draw:name="Freeform 10" draw:style-name="Mgr25" draw:text-style-name="MP5" draw:layer="layout" svg:width="2.411cm" svg:height="0.26cm" svg:x="20.678cm" svg:y="17.784cm">
          <text:p/>
          <draw:enhanced-geometry draw:mirror-horizontal="false" draw:mirror-vertical="false" svg:viewBox="0 0 5893 641" draw:type="non-primitive" draw:enhanced-path="M ?f4 ?f5 L ?f4 ?f6 ?f2 ?f7 ?f8 ?f7 ?f9 ?f10 ?f11 ?f12 ?f13 ?f14 ?f15 ?f16 ?f17 ?f18 ?f19 ?f18 ?f20 ?f21 ?f22 ?f14 ?f23 ?f12 ?f24 ?f25 ?f26 ?f7 ?f27 ?f7 ?f28 ?f29 ?f28 ?f5 ?f4 ?f5 Z M ?f30 ?f31 L ?f32 ?f33 ?f34 ?f35 ?f36 ?f37 ?f38 ?f39 ?f40 ?f41 ?f42 ?f43 ?f44 ?f45 ?f46 ?f45 ?f47 ?f45 ?f48 ?f43 ?f49 ?f50 ?f51 ?f52 ?f53 ?f39 ?f54 ?f55 ?f56 ?f57 ?f58 ?f59 ?f60 ?f61 ?f62 ?f63 ?f64 ?f65 ?f66 ?f67 ?f68 ?f69 ?f70 ?f71 ?f72 ?f73 ?f74 ?f75 ?f76 ?f77 ?f78 ?f79 ?f80 ?f81 ?f82 ?f83 ?f84 ?f85 ?f86 ?f87 ?f88 ?f89 ?f90 ?f91 ?f92 ?f93 ?f94 ?f95 ?f96 ?f97 ?f98 ?f99 ?f96 ?f100 ?f96 ?f101 ?f102 ?f103 ?f94 ?f104 ?f105 ?f106 ?f107 ?f108 ?f109 ?f110 ?f111 ?f112 ?f113 ?f114 ?f115 ?f116 ?f117 ?f118 ?f119 ?f120 ?f121 ?f122 ?f123 ?f124 ?f125 ?f126 ?f127 ?f128 ?f129 ?f130 ?f131 ?f132 ?f133 ?f134 ?f135 ?f136 ?f137 ?f138 ?f139 ?f140 ?f141 ?f142 ?f143 ?f144 ?f145 ?f146 ?f147 ?f148 ?f149 ?f150 ?f151 ?f152 ?f153 ?f150 ?f154 ?f155 ?f156 ?f148 ?f157 ?f158 ?f159 ?f160 ?f34 ?f144 ?f161 ?f162 ?f163 ?f164 ?f165 ?f166 ?f167 ?f168 ?f30 ?f169 ?f170 ?f171 ?f172 ?f173 ?f174 ?f175 ?f176 ?f177 ?f178 ?f179 ?f180 ?f1 ?f181 ?f179 ?f182 ?f183 ?f184 ?f185 ?f186 ?f175 ?f187 ?f173 ?f188 ?f171 ?f64 ?f189 ?f190 ?f191 ?f192 ?f193 ?f194 ?f195 ?f80 ?f196 ?f197 ?f198 ?f199 ?f200 ?f201 ?f202 ?f203 ?f204 ?f205 ?f206 ?f207 ?f208 ?f209 ?f210 ?f211 ?f212 ?f213 ?f214 ?f215 ?f216 ?f217 ?f218 ?f219 ?f122 ?f220 ?f221 ?f222 ?f223 ?f224 ?f225 ?f226 ?f227 ?f228 ?f229 ?f230 ?f231 ?f232 ?f233 ?f234 ?f100 ?f235 ?f236 ?f234 ?f237 ?f232 ?f238 ?f239 ?f240 ?f241 ?f242 ?f243 ?f244 ?f245 ?f246 ?f247 ?f248 ?f249 ?f250 ?f251 ?f79 ?f252 ?f253 ?f254 ?f255 ?f256 ?f257 ?f258 ?f63 ?f259 ?f57 ?f260 ?f43 ?f207 ?f261 ?f205 ?f262 ?f263 ?f264 ?f201 ?f265 ?f199 ?f266 ?f267 ?f268 ?f269 ?f270 ?f76 ?f271 ?f272 ?f273 ?f274 ?f275 ?f276 ?f277 ?f139 ?f278 ?f187 ?f279 ?f186 ?f280 ?f184 ?f281 ?f282 ?f283 ?f284 ?f3 ?f285 ?f283 ?f42 ?f286 ?f287 ?f279 ?f288 ?f278 ?f289 ?f277 ?f290 ?f291 ?f292 ?f293 ?f294 ?f271 ?f30 ?f31 Z M ?f295 ?f5 L ?f295 ?f296 ?f295 ?f95 ?f295 ?f297 ?f295 ?f298 ?f299 ?f300 ?f301 ?f302 ?f303 ?f304 ?f305 ?f306 ?f307 ?f308 ?f303 ?f308 ?f309 ?f25 ?f310 ?f311 ?f312 ?f313 ?f314 ?f315 ?f316 ?f317 ?f318 ?f319 ?f320 ?f321 ?f322 ?f323 ?f324 ?f5 ?f325 ?f5 ?f325 ?f7 ?f326 ?f7 ?f326 ?f327 ?f326 ?f21 ?f328 ?f101 ?f328 ?f236 ?f329 ?f0 ?f330 ?f331 ?f332 ?f333 ?f334 ?f83 ?f335 ?f253 ?f334 ?f336 ?f337 ?f338 ?f339 ?f340 ?f341 ?f342 ?f343 ?f344 ?f345 ?f346 ?f347 ?f236 ?f348 ?f349 ?f350 ?f351 ?f352 ?f7 ?f353 ?f7 ?f353 ?f5 ?f295 ?f5 Z M ?f354 ?f6 L ?f355 ?f356 ?f357 ?f358 ?f359 ?f360 ?f361 ?f362 ?f363 ?f364 ?f365 ?f364 ?f366 ?f367 ?f368 ?f369 ?f370 ?f358 ?f371 ?f372 ?f373 ?f6 ?f354 ?f6 Z M ?f374 ?f375 L ?f376 ?f5 ?f377 ?f5 ?f378 ?f7 ?f379 ?f7 ?f380 ?f5 ?f381 ?f5 ?f382 ?f375 ?f374 ?f375 Z M ?f383 ?f5 L ?f384 ?f5 ?f384 ?f160 ?f385 ?f160 ?f385 ?f7 ?f386 ?f7 ?f386 ?f160 ?f383 ?f160 ?f383 ?f5 Z M ?f387 ?f5 L ?f388 ?f5 ?f388 ?f37 ?f389 ?f37 ?f389 ?f7 ?f387 ?f7 ?f387 ?f5 Z M ?f390 ?f7 L ?f390 ?f391 ?f390 ?f392 ?f393 ?f394 ?f395 ?f396 ?f397 ?f340 ?f398 ?f399 ?f400 ?f401 ?f402 ?f77 ?f403 ?f404 ?f405 ?f406 ?f407 ?f408 ?f409 ?f33 ?f410 ?f411 ?f412 ?f413 ?f414 ?f415 ?f416 ?f417 ?f418 ?f419 ?f420 ?f421 ?f422 ?f266 ?f423 ?f268 ?f424 ?f425 ?f426 ?f427 ?f428 ?f429 ?f430 ?f431 ?f432 ?f433 ?f434 ?f435 ?f436 ?f437 ?f438 ?f279 ?f439 ?f280 ?f440 ?f283 ?f441 ?f3 ?f442 ?f3 ?f443 ?f283 ?f444 ?f281 ?f445 ?f280 ?f446 ?f279 ?f447 ?f278 ?f448 ?f435 ?f449 ?f450 ?f451 ?f452 ?f453 ?f454 ?f455 ?f456 ?f457 ?f458 ?f459 ?f460 ?f461 ?f462 ?f463 ?f464 ?f465 ?f264 ?f466 ?f467 ?f468 ?f469 ?f470 ?f471 ?f472 ?f37 ?f473 ?f474 ?f475 ?f476 ?f477 ?f478 ?f479 ?f480 ?f481 ?f482 ?f483 ?f484 ?f485 ?f486 ?f487 ?f488 ?f489 ?f490 ?f491 ?f492 ?f493 ?f392 ?f493 ?f494 ?f493 ?f7 ?f495 ?f7 ?f495 ?f29 ?f455 ?f496 ?f497 ?f91 ?f498 ?f340 ?f499 ?f500 ?f501 ?f502 ?f503 ?f504 ?f505 ?f506 ?f507 ?f508 ?f509 ?f65 ?f510 ?f61 ?f511 ?f512 ?f513 ?f39 ?f514 ?f43 ?f515 ?f516 ?f517 ?f518 ?f519 ?f518 ?f520 ?f518 ?f521 ?f516 ?f522 ?f50 ?f523 ?f39 ?f524 ?f512 ?f525 ?f61 ?f526 ?f65 ?f527 ?f508 ?f528 ?f506 ?f529 ?f504 ?f530 ?f502 ?f531 ?f500 ?f428 ?f340 ?f532 ?f91 ?f533 ?f496 ?f533 ?f29 ?f533 ?f7 ?f390 ?f7 Z M ?f534 ?f535 L ?f536 ?f537 ?f538 ?f429 ?f539 ?f291 ?f540 ?f435 ?f541 ?f542 ?f543 ?f280 ?f544 ?f283 ?f545 ?f3 ?f546 ?f283 ?f547 ?f280 ?f548 ?f279 ?f549 ?f278 ?f550 ?f435 ?f551 ?f433 ?f552 ?f431 ?f553 ?f293 ?f554 ?f555 ?f556 ?f557 ?f558 ?f559 ?f560 ?f561 ?f562 ?f462 ?f563 ?f421 ?f564 ?f565 ?f566 ?f567 ?f568 ?f569 ?f570 ?f469 ?f571 ?f52 ?f572 ?f61 ?f573 ?f574 ?f575 ?f404 ?f576 ?f577 ?f578 ?f579 ?f578 ?f580 ?f581 ?f333 ?f582 ?f342 ?f583 ?f93 ?f584 ?f240 ?f571 ?f585 ?f586 ?f346 ?f587 ?f588 ?f589 ?f321 ?f590 ?f99 ?f591 ?f592 ?f593 ?f594 ?f595 ?f596 ?f597 ?f598 ?f599 ?f600 ?f601 ?f104 ?f602 ?f603 ?f604 ?f605 ?f606 ?f607 ?f608 ?f609 ?f610 ?f611 ?f612 ?f313 ?f613 ?f614 ?f615 ?f114 ?f616 ?f223 ?f617 ?f618 ?f619 ?f620 ?f621 ?f120 ?f622 ?f623 ?f622 ?f124 ?f622 ?f218 ?f621 ?f624 ?f619 ?f625 ?f626 ?f627 ?f628 ?f214 ?f629 ?f362 ?f630 ?f212 ?f631 ?f140 ?f632 ?f142 ?f633 ?f634 ?f635 ?f636 ?f637 ?f364 ?f638 ?f639 ?f640 ?f150 ?f602 ?f152 ?f641 ?f152 ?f549 ?f152 ?f642 ?f155 ?f643 ?f364 ?f554 ?f644 ?f645 ?f646 ?f647 ?f162 ?f648 ?f164 ?f649 ?f212 ?f650 ?f651 ?f652 ?f653 ?f654 ?f655 ?f656 ?f657 ?f645 ?f173 ?f595 ?f175 ?f658 ?f177 ?f659 ?f179 ?f660 ?f1 ?f661 ?f179 ?f662 ?f185 ?f663 ?f664 ?f629 ?f657 ?f543 ?f665 ?f666 ?f667 ?f668 ?f669 ?f670 ?f671 ?f672 ?f673 ?f674 ?f204 ?f675 ?f676 ?f677 ?f646 ?f678 ?f679 ?f536 ?f680 ?f681 ?f126 ?f682 ?f683 ?f681 ?f684 ?f685 ?f686 ?f687 ?f688 ?f689 ?f690 ?f691 ?f692 ?f693 ?f694 ?f695 ?f351 ?f696 ?f697 ?f698 ?f699 ?f700 ?f701 ?f702 ?f703 ?f704 ?f236 ?f705 ?f706 ?f707 ?f708 ?f663 ?f709 ?f710 ?f711 ?f661 ?f6 ?f712 ?f344 ?f713 ?f714 ?f715 ?f716 ?f717 ?f718 ?f719 ?f720 ?f642 ?f721 ?f722 ?f396 ?f723 ?f724 ?f597 ?f725 ?f726 ?f580 ?f643 ?f727 ?f728 ?f579 ?f728 ?f81 ?f728 ?f729 ?f730 ?f731 ?f732 ?f480 ?f733 ?f255 ?f658 ?f734 ?f735 ?f67 ?f736 ?f737 ?f738 ?f739 ?f740 ?f741 ?f742 ?f512 ?f743 ?f55 ?f744 ?f745 ?f746 ?f50 ?f747 ?f45 ?f748 ?f471 ?f749 ?f471 ?f750 ?f471 ?f751 ?f50 ?f752 ?f745 ?f753 ?f754 ?f755 ?f741 ?f672 ?f31 ?f756 ?f757 ?f677 ?f758 ?f534 ?f535 Z M ?f759 ?f5 L ?f759 ?f296 ?f759 ?f95 ?f760 ?f297 ?f760 ?f298 ?f761 ?f300 ?f761 ?f302 ?f762 ?f304 ?f763 ?f306 ?f764 ?f308 ?f762 ?f308 ?f765 ?f25 ?f766 ?f311 ?f767 ?f313 ?f768 ?f315 ?f769 ?f317 ?f770 ?f319 ?f771 ?f321 ?f772 ?f323 ?f773 ?f5 ?f774 ?f5 ?f774 ?f7 ?f775 ?f7 ?f775 ?f327 ?f775 ?f21 ?f775 ?f101 ?f776 ?f236 ?f777 ?f0 ?f778 ?f331 ?f779 ?f333 ?f780 ?f83 ?f781 ?f253 ?f780 ?f336 ?f782 ?f338 ?f783 ?f340 ?f784 ?f342 ?f785 ?f344 ?f786 ?f346 ?f787 ?f236 ?f788 ?f349 ?f789 ?f351 ?f790 ?f7 ?f791 ?f7 ?f791 ?f5 ?f759 ?f5 Z M ?f792 ?f793 L ?f794 ?f518 ?f795 ?f518 ?f796 ?f516 ?f797 ?f45 ?f798 ?f50 ?f799 ?f745 ?f800 ?f37 ?f801 ?f35 ?f802 ?f803 ?f804 ?f31 ?f805 ?f65 ?f806 ?f807 ?f808 ?f255 ?f809 ?f810 ?f811 ?f812 ?f813 ?f399 ?f814 ?f725 ?f815 ?f816 ?f283 ?f817 ?f280 ?f585 ?f542 ?f237 ?f542 ?f99 ?f542 ?f699 ?f818 ?f351 ?f283 ?f229 ?f815 ?f110 ?f814 ?f819 ?f820 ?f684 ?f811 ?f623 ?f821 ?f822 ?f823 ?f130 ?f824 ?f825 ?f826 ?f827 ?f828 ?f829 ?f830 ?f831 ?f832 ?f144 ?f833 ?f160 ?f834 ?f146 ?f798 ?f208 ?f797 ?f155 ?f796 ?f152 ?f835 ?f836 ?f794 ?f837 ?f838 ?f837 ?f839 ?f837 ?f840 ?f836 ?f841 ?f152 ?f842 ?f155 ?f843 ?f208 ?f844 ?f146 ?f845 ?f846 ?f847 ?f210 ?f848 ?f831 ?f849 ?f850 ?f851 ?f827 ?f852 ?f825 ?f853 ?f130 ?f854 ?f822 ?f855 ?f623 ?f856 ?f684 ?f857 ?f819 ?f858 ?f859 ?f860 ?f861 ?f862 ?f863 ?f864 ?f865 ?f866 ?f867 ?f864 ?f868 ?f862 ?f391 ?f860 ?f869 ?f870 ?f721 ?f871 ?f725 ?f872 ?f399 ?f873 ?f502 ?f874 ?f810 ?f875 ?f876 ?f877 ?f67 ?f878 ?f737 ?f879 ?f31 ?f880 ?f33 ?f881 ?f35 ?f882 ?f37 ?f883 ?f745 ?f884 ?f50 ?f885 ?f45 ?f886 ?f516 ?f887 ?f518 ?f888 ?f518 ?f889 ?f793 ?f792 ?f793 Z M ?f890 ?f3 L ?f891 ?f3 ?f892 ?f283 ?f893 ?f286 ?f894 ?f818 ?f881 ?f437 ?f895 ?f435 ?f896 ?f450 ?f897 ?f898 ?f874 ?f555 ?f899 ?f900 ?f901 ?f902 ?f903 ?f904 ?f905 ?f421 ?f906 ?f907 ?f908 ?f467 ?f909 ?f910 ?f911 ?f45 ?f912 ?f512 ?f913 ?f63 ?f914 ?f257 ?f915 ?f916 ?f917 ?f810 ?f918 ?f919 ?f920 ?f83 ?f921 ?f580 ?f922 ?f333 ?f923 ?f924 ?f925 ?f869 ?f926 ?f927 ?f928 ?f709 ?f929 ?f930 ?f929 ?f931 ?f929 ?f932 ?f928 ?f933 ?f934 ?f694 ?f935 ?f936 ?f937 ?f110 ?f938 ?f614 ?f939 ?f304 ?f940 ?f221 ?f941 ?f122 ?f942 ?f943 ?f944 ?f945 ?f946 ?f947 ?f948 ?f679 ?f949 ?f162 ?f950 ?f146 ?f951 ?f837 ?f952 ?f953 ?f954 ?f955 ?f956 ?f957 ?f958 ?f959 ?f960 ?f961 ?f962 ?f963 ?f855 ?f667 ?f964 ?f168 ?f965 ?f169 ?f966 ?f171 ?f967 ?f173 ?f968 ?f175 ?f969 ?f177 ?f970 ?f183 ?f840 ?f1 ?f971 ?f1 ?f972 ?f1 ?f973 ?f183 ?f974 ?f177 ?f975 ?f175 ?f801 ?f173 ?f976 ?f171 ?f977 ?f169 ?f808 ?f168 ?f821 ?f667 ?f978 ?f963 ?f979 ?f961 ?f283 ?f959 ?f435 ?f957 ?f293 ?f955 ?f900 ?f953 ?f561 ?f836 ?f980 ?f146 ?f565 ?f831 ?f981 ?f827 ?f982 ?f132 ?f261 ?f983 ?f518 ?f984 ?f41 ?f683 ?f37 ?f684 ?f985 ?f986 ?f803 ?f313 ?f739 ?f987 ?f988 ?f989 ?f990 ?f231 ?f737 ?f233 ?f65 ?f991 ?f408 ?f992 ?f65 ?f993 ?f737 ?f711 ?f990 ?f994 ?f995 ?f331 ?f31 ?f996 ?f61 ?f333 ?f59 ?f997 ?f754 ?f998 ?f745 ?f999 ?f516 ?f1000 ?f1001 ?f73 ?f415 ?f69 ?f1002 ?f737 ?f907 ?f741 ?f421 ?f745 ?f904 ?f1003 ?f1004 ?f982 ?f271 ?f567 ?f275 ?f1005 ?f542 ?f980 ?f815 ?f561 ?f1006 ?f458 ?f1007 ?f427 ?f1008 ?f293 ?f1009 ?f291 ?f805 ?f277 ?f802 ?f278 ?f1010 ?f279 ?f1011 ?f286 ?f1012 ?f283 ?f795 ?f3 ?f1013 ?f3 ?f890 ?f3 Z M ?f1014 ?f31 L ?f1015 ?f33 ?f87 ?f35 ?f1016 ?f37 ?f720 ?f39 ?f714 ?f41 ?f927 ?f43 ?f709 ?f45 ?f297 ?f45 ?f1017 ?f45 ?f701 ?f43 ?f1018 ?f50 ?f1019 ?f52 ?f863 ?f39 ?f694 ?f55 ?f861 ?f57 ?f1020 ?f59 ?f859 ?f61 ?f688 ?f63 ?f356 ?f65 ?f1021 ?f67 ?f311 ?f69 ?f1022 ?f71 ?f1023 ?f73 ?f623 ?f75 ?f10 ?f77 ?f943 ?f79 ?f369 ?f81 ?f128 ?f83 ?f625 ?f85 ?f680 ?f87 ?f1024 ?f89 ?f1025 ?f91 ?f136 ?f93 ?f1026 ?f95 ?f850 ?f97 ?f829 ?f99 ?f829 ?f100 ?f850 ?f101 ?f212 ?f103 ?f1026 ?f104 ?f1027 ?f106 ?f367 ?f108 ?f1028 ?f110 ?f1029 ?f112 ?f1030 ?f114 ?f130 ?f116 ?f945 ?f118 ?f1031 ?f120 ?f822 ?f122 ?f1032 ?f124 ?f1033 ?f126 ?f1034 ?f128 ?f1035 ?f130 ?f1036 ?f132 ?f1037 ?f134 ?f114 ?f136 ?f1038 ?f138 ?f611 ?f140 ?f227 ?f142 ?f936 ?f144 ?f104 ?f146 ?f1039 ?f148 ?f592 ?f150 ?f1040 ?f152 ?f346 ?f150 ?f1041 ?f155 ?f817 ?f148 ?f924 ?f158 ?f1042 ?f160 ?f87 ?f144 ?f486 ?f162 ?f250 ?f164 ?f810 ?f166 ?f1043 ?f168 ?f338 ?f169 ?f1044 ?f171 ?f1045 ?f173 ?f996 ?f175 ?f392 ?f177 ?f711 ?f179 ?f321 ?f1 ?f931 ?f179 ?f932 ?f183 ?f1046 ?f185 ?f1047 ?f175 ?f605 ?f173 ?f1048 ?f171 ?f356 ?f189 ?f618 ?f191 ?f1049 ?f193 ?f1050 ?f195 ?f369 ?f196 ?f308 ?f198 ?f1051 ?f200 ?f164 ?f202 ?f634 ?f204 ?f152 ?f206 ?f1052 ?f208 ?f1053 ?f210 ?f1054 ?f212 ?f1055 ?f214 ?f1056 ?f216 ?f1057 ?f218 ?f1058 ?f122 ?f1059 ?f221 ?f169 ?f223 ?f657 ?f225 ?f7 ?f227 ?f175 ?f229 ?f185 ?f231 ?f183 ?f233 ?f179 ?f100 ?f1 ?f236 ?f179 ?f237 ?f183 ?f238 ?f177 ?f240 ?f175 ?f242 ?f173 ?f244 ?f1060 ?f246 ?f1061 ?f248 ?f665 ?f250 ?f166 ?f79 ?f1062 ?f253 ?f1063 ?f255 ?f1064 ?f257 ?f1065 ?f63 ?f1066 ?f57 ?f1067 ?f43 ?f1052 ?f261 ?f150 ?f262 ?f846 ?f264 ?f164 ?f265 ?f1051 ?f266 ?f1068 ?f268 ?f1069 ?f270 ?f10 ?f271 ?f120 ?f273 ?f1070 ?f275 ?f1071 ?f277 ?f611 ?f278 ?f605 ?f279 ?f1047 ?f280 ?f1046 ?f281 ?f1018 ?f283 ?f1072 ?f3 ?f588 ?f283 ?f927 ?f286 ?f93 ?f279 ?f91 ?f278 ?f1073 ?f277 ?f500 ?f291 ?f999 ?f293 ?f1074 ?f271 ?f1014 ?f31 Z N">
            <draw:equation draw:name="f0" draw:formula="360"/>
            <draw:equation draw:name="f1" draw:formula="0"/>
            <draw:equation draw:name="f2" draw:formula="5893"/>
            <draw:equation draw:name="f3" draw:formula="641"/>
            <draw:equation draw:name="f4" draw:formula="5686"/>
            <draw:equation draw:name="f5" draw:formula="631"/>
            <draw:equation draw:name="f6" draw:formula="369"/>
            <draw:equation draw:name="f7" draw:formula="10"/>
            <draw:equation draw:name="f8" draw:formula="5764"/>
            <draw:equation draw:name="f9" draw:formula="5690"/>
            <draw:equation draw:name="f10" draw:formula="169"/>
            <draw:equation draw:name="f11" draw:formula="5675"/>
            <draw:equation draw:name="f12" draw:formula="202"/>
            <draw:equation draw:name="f13" draw:formula="5661"/>
            <draw:equation draw:name="f14" draw:formula="232"/>
            <draw:equation draw:name="f15" draw:formula="5648"/>
            <draw:equation draw:name="f16" draw:formula="262"/>
            <draw:equation draw:name="f17" draw:formula="5636"/>
            <draw:equation draw:name="f18" draw:formula="292"/>
            <draw:equation draw:name="f19" draw:formula="5635"/>
            <draw:equation draw:name="f20" draw:formula="5621"/>
            <draw:equation draw:name="f21" draw:formula="261"/>
            <draw:equation draw:name="f22" draw:formula="5609"/>
            <draw:equation draw:name="f23" draw:formula="5596"/>
            <draw:equation draw:name="f24" draw:formula="5580"/>
            <draw:equation draw:name="f25" draw:formula="170"/>
            <draw:equation draw:name="f26" draw:formula="5506"/>
            <draw:equation draw:name="f27" draw:formula="5377"/>
            <draw:equation draw:name="f28" draw:formula="5573"/>
            <draw:equation draw:name="f29" draw:formula="372"/>
            <draw:equation draw:name="f30" draw:formula="5318"/>
            <draw:equation draw:name="f31" draw:formula="523"/>
            <draw:equation draw:name="f32" draw:formula="5306"/>
            <draw:equation draw:name="f33" draw:formula="528"/>
            <draw:equation draw:name="f34" draw:formula="5293"/>
            <draw:equation draw:name="f35" draw:formula="532"/>
            <draw:equation draw:name="f36" draw:formula="5277"/>
            <draw:equation draw:name="f37" draw:formula="536"/>
            <draw:equation draw:name="f38" draw:formula="5262"/>
            <draw:equation draw:name="f39" draw:formula="539"/>
            <draw:equation draw:name="f40" draw:formula="5245"/>
            <draw:equation draw:name="f41" draw:formula="542"/>
            <draw:equation draw:name="f42" draw:formula="5229"/>
            <draw:equation draw:name="f43" draw:formula="544"/>
            <draw:equation draw:name="f44" draw:formula="5211"/>
            <draw:equation draw:name="f45" draw:formula="545"/>
            <draw:equation draw:name="f46" draw:formula="5194"/>
            <draw:equation draw:name="f47" draw:formula="5182"/>
            <draw:equation draw:name="f48" draw:formula="5169"/>
            <draw:equation draw:name="f49" draw:formula="5157"/>
            <draw:equation draw:name="f50" draw:formula="543"/>
            <draw:equation draw:name="f51" draw:formula="5146"/>
            <draw:equation draw:name="f52" draw:formula="541"/>
            <draw:equation draw:name="f53" draw:formula="5134"/>
            <draw:equation draw:name="f54" draw:formula="5124"/>
            <draw:equation draw:name="f55" draw:formula="537"/>
            <draw:equation draw:name="f56" draw:formula="5113"/>
            <draw:equation draw:name="f57" draw:formula="534"/>
            <draw:equation draw:name="f58" draw:formula="5104"/>
            <draw:equation draw:name="f59" draw:formula="530"/>
            <draw:equation draw:name="f60" draw:formula="5093"/>
            <draw:equation draw:name="f61" draw:formula="526"/>
            <draw:equation draw:name="f62" draw:formula="5084"/>
            <draw:equation draw:name="f63" draw:formula="522"/>
            <draw:equation draw:name="f64" draw:formula="5075"/>
            <draw:equation draw:name="f65" draw:formula="516"/>
            <draw:equation draw:name="f66" draw:formula="5067"/>
            <draw:equation draw:name="f67" draw:formula="511"/>
            <draw:equation draw:name="f68" draw:formula="5057"/>
            <draw:equation draw:name="f69" draw:formula="505"/>
            <draw:equation draw:name="f70" draw:formula="5050"/>
            <draw:equation draw:name="f71" draw:formula="499"/>
            <draw:equation draw:name="f72" draw:formula="5042"/>
            <draw:equation draw:name="f73" draw:formula="492"/>
            <draw:equation draw:name="f74" draw:formula="5036"/>
            <draw:equation draw:name="f75" draw:formula="486"/>
            <draw:equation draw:name="f76" draw:formula="5029"/>
            <draw:equation draw:name="f77" draw:formula="477"/>
            <draw:equation draw:name="f78" draw:formula="5022"/>
            <draw:equation draw:name="f79" draw:formula="470"/>
            <draw:equation draw:name="f80" draw:formula="5016"/>
            <draw:equation draw:name="f81" draw:formula="462"/>
            <draw:equation draw:name="f82" draw:formula="5011"/>
            <draw:equation draw:name="f83" draw:formula="453"/>
            <draw:equation draw:name="f84" draw:formula="5006"/>
            <draw:equation draw:name="f85" draw:formula="443"/>
            <draw:equation draw:name="f86" draw:formula="5001"/>
            <draw:equation draw:name="f87" draw:formula="434"/>
            <draw:equation draw:name="f88" draw:formula="4997"/>
            <draw:equation draw:name="f89" draw:formula="425"/>
            <draw:equation draw:name="f90" draw:formula="4993"/>
            <draw:equation draw:name="f91" draw:formula="415"/>
            <draw:equation draw:name="f92" draw:formula="4986"/>
            <draw:equation draw:name="f93" draw:formula="393"/>
            <draw:equation draw:name="f94" draw:formula="4982"/>
            <draw:equation draw:name="f95" draw:formula="371"/>
            <draw:equation draw:name="f96" draw:formula="4979"/>
            <draw:equation draw:name="f97" draw:formula="347"/>
            <draw:equation draw:name="f98" draw:formula="4978"/>
            <draw:equation draw:name="f99" draw:formula="322"/>
            <draw:equation draw:name="f100" draw:formula="309"/>
            <draw:equation draw:name="f101" draw:formula="295"/>
            <draw:equation draw:name="f102" draw:formula="4981"/>
            <draw:equation draw:name="f103" draw:formula="282"/>
            <draw:equation draw:name="f104" draw:formula="270"/>
            <draw:equation draw:name="f105" draw:formula="4985"/>
            <draw:equation draw:name="f106" draw:formula="257"/>
            <draw:equation draw:name="f107" draw:formula="4987"/>
            <draw:equation draw:name="f108" draw:formula="246"/>
            <draw:equation draw:name="f109" draw:formula="4991"/>
            <draw:equation draw:name="f110" draw:formula="235"/>
            <draw:equation draw:name="f111" draw:formula="4995"/>
            <draw:equation draw:name="f112" draw:formula="223"/>
            <draw:equation draw:name="f113" draw:formula="4999"/>
            <draw:equation draw:name="f114" draw:formula="213"/>
            <draw:equation draw:name="f115" draw:formula="5004"/>
            <draw:equation draw:name="f116" draw:formula="203"/>
            <draw:equation draw:name="f117" draw:formula="5008"/>
            <draw:equation draw:name="f118" draw:formula="193"/>
            <draw:equation draw:name="f119" draw:formula="5014"/>
            <draw:equation draw:name="f120" draw:formula="184"/>
            <draw:equation draw:name="f121" draw:formula="5019"/>
            <draw:equation draw:name="f122" draw:formula="176"/>
            <draw:equation draw:name="f123" draw:formula="5026"/>
            <draw:equation draw:name="f124" draw:formula="168"/>
            <draw:equation draw:name="f125" draw:formula="5033"/>
            <draw:equation draw:name="f126" draw:formula="159"/>
            <draw:equation draw:name="f127" draw:formula="5040"/>
            <draw:equation draw:name="f128" draw:formula="152"/>
            <draw:equation draw:name="f129" draw:formula="5047"/>
            <draw:equation draw:name="f130" draw:formula="145"/>
            <draw:equation draw:name="f131" draw:formula="5055"/>
            <draw:equation draw:name="f132" draw:formula="139"/>
            <draw:equation draw:name="f133" draw:formula="5063"/>
            <draw:equation draw:name="f134" draw:formula="133"/>
            <draw:equation draw:name="f135" draw:formula="5072"/>
            <draw:equation draw:name="f136" draw:formula="127"/>
            <draw:equation draw:name="f137" draw:formula="5080"/>
            <draw:equation draw:name="f138" draw:formula="121"/>
            <draw:equation draw:name="f139" draw:formula="5089"/>
            <draw:equation draw:name="f140" draw:formula="117"/>
            <draw:equation draw:name="f141" draw:formula="5098"/>
            <draw:equation draw:name="f142" draw:formula="112"/>
            <draw:equation draw:name="f143" draw:formula="5109"/>
            <draw:equation draw:name="f144" draw:formula="109"/>
            <draw:equation draw:name="f145" draw:formula="5129"/>
            <draw:equation draw:name="f146" draw:formula="102"/>
            <draw:equation draw:name="f147" draw:formula="5150"/>
            <draw:equation draw:name="f148" draw:formula="98"/>
            <draw:equation draw:name="f149" draw:formula="5172"/>
            <draw:equation draw:name="f150" draw:formula="95"/>
            <draw:equation draw:name="f151" draw:formula="5196"/>
            <draw:equation draw:name="f152" draw:formula="94"/>
            <draw:equation draw:name="f153" draw:formula="5215"/>
            <draw:equation draw:name="f154" draw:formula="5232"/>
            <draw:equation draw:name="f155" draw:formula="96"/>
            <draw:equation draw:name="f156" draw:formula="5248"/>
            <draw:equation draw:name="f157" draw:formula="5264"/>
            <draw:equation draw:name="f158" draw:formula="101"/>
            <draw:equation draw:name="f159" draw:formula="5279"/>
            <draw:equation draw:name="f160" draw:formula="105"/>
            <draw:equation draw:name="f161" draw:formula="5305"/>
            <draw:equation draw:name="f162" draw:formula="113"/>
            <draw:equation draw:name="f163" draw:formula="5316"/>
            <draw:equation draw:name="f164" draw:formula="118"/>
            <draw:equation draw:name="f165" draw:formula="5341"/>
            <draw:equation draw:name="f166" draw:formula="28"/>
            <draw:equation draw:name="f167" draw:formula="5332"/>
            <draw:equation draw:name="f168" draw:formula="24"/>
            <draw:equation draw:name="f169" draw:formula="19"/>
            <draw:equation draw:name="f170" draw:formula="5303"/>
            <draw:equation draw:name="f171" draw:formula="13"/>
            <draw:equation draw:name="f172" draw:formula="5285"/>
            <draw:equation draw:name="f173" draw:formula="9"/>
            <draw:equation draw:name="f174" draw:formula="5265"/>
            <draw:equation draw:name="f175" draw:formula="6"/>
            <draw:equation draw:name="f176" draw:formula="5242"/>
            <draw:equation draw:name="f177" draw:formula="3"/>
            <draw:equation draw:name="f178" draw:formula="5218"/>
            <draw:equation draw:name="f179" draw:formula="1"/>
            <draw:equation draw:name="f180" draw:formula="5191"/>
            <draw:equation draw:name="f181" draw:formula="5173"/>
            <draw:equation draw:name="f182" draw:formula="5156"/>
            <draw:equation draw:name="f183" draw:formula="2"/>
            <draw:equation draw:name="f184" draw:formula="5139"/>
            <draw:equation draw:name="f185" draw:formula="4"/>
            <draw:equation draw:name="f186" draw:formula="5122"/>
            <draw:equation draw:name="f187" draw:formula="5106"/>
            <draw:equation draw:name="f188" draw:formula="5090"/>
            <draw:equation draw:name="f189" draw:formula="17"/>
            <draw:equation draw:name="f190" draw:formula="5059"/>
            <draw:equation draw:name="f191" draw:formula="23"/>
            <draw:equation draw:name="f192" draw:formula="5045"/>
            <draw:equation draw:name="f193" draw:formula="29"/>
            <draw:equation draw:name="f194" draw:formula="5031"/>
            <draw:equation draw:name="f195" draw:formula="35"/>
            <draw:equation draw:name="f196" draw:formula="42"/>
            <draw:equation draw:name="f197" draw:formula="5003"/>
            <draw:equation draw:name="f198" draw:formula="50"/>
            <draw:equation draw:name="f199" draw:formula="4989"/>
            <draw:equation draw:name="f200" draw:formula="59"/>
            <draw:equation draw:name="f201" draw:formula="4977"/>
            <draw:equation draw:name="f202" draw:formula="68"/>
            <draw:equation draw:name="f203" draw:formula="4966"/>
            <draw:equation draw:name="f204" draw:formula="77"/>
            <draw:equation draw:name="f205" draw:formula="4955"/>
            <draw:equation draw:name="f206" draw:formula="87"/>
            <draw:equation draw:name="f207" draw:formula="4943"/>
            <draw:equation draw:name="f208" draw:formula="99"/>
            <draw:equation draw:name="f209" draw:formula="4933"/>
            <draw:equation draw:name="f210" draw:formula="110"/>
            <draw:equation draw:name="f211" draw:formula="4924"/>
            <draw:equation draw:name="f212" draw:formula="122"/>
            <draw:equation draw:name="f213" draw:formula="4914"/>
            <draw:equation draw:name="f214" draw:formula="135"/>
            <draw:equation draw:name="f215" draw:formula="4906"/>
            <draw:equation draw:name="f216" draw:formula="148"/>
            <draw:equation draw:name="f217" draw:formula="4898"/>
            <draw:equation draw:name="f218" draw:formula="162"/>
            <draw:equation draw:name="f219" draw:formula="4891"/>
            <draw:equation draw:name="f220" draw:formula="4885"/>
            <draw:equation draw:name="f221" draw:formula="190"/>
            <draw:equation draw:name="f222" draw:formula="4879"/>
            <draw:equation draw:name="f223" draw:formula="206"/>
            <draw:equation draw:name="f224" draw:formula="4873"/>
            <draw:equation draw:name="f225" draw:formula="222"/>
            <draw:equation draw:name="f226" draw:formula="4869"/>
            <draw:equation draw:name="f227" draw:formula="239"/>
            <draw:equation draw:name="f228" draw:formula="4866"/>
            <draw:equation draw:name="f229" draw:formula="255"/>
            <draw:equation draw:name="f230" draw:formula="4863"/>
            <draw:equation draw:name="f231" draw:formula="273"/>
            <draw:equation draw:name="f232" draw:formula="4861"/>
            <draw:equation draw:name="f233" draw:formula="290"/>
            <draw:equation draw:name="f234" draw:formula="4860"/>
            <draw:equation draw:name="f235" draw:formula="4859"/>
            <draw:equation draw:name="f236" draw:formula="328"/>
            <draw:equation draw:name="f237" draw:formula="346"/>
            <draw:equation draw:name="f238" draw:formula="362"/>
            <draw:equation draw:name="f239" draw:formula="4862"/>
            <draw:equation draw:name="f240" draw:formula="380"/>
            <draw:equation draw:name="f241" draw:formula="4865"/>
            <draw:equation draw:name="f242" draw:formula="395"/>
            <draw:equation draw:name="f243" draw:formula="4868"/>
            <draw:equation draw:name="f244" draw:formula="412"/>
            <draw:equation draw:name="f245" draw:formula="4871"/>
            <draw:equation draw:name="f246" draw:formula="427"/>
            <draw:equation draw:name="f247" draw:formula="4876"/>
            <draw:equation draw:name="f248" draw:formula="441"/>
            <draw:equation draw:name="f249" draw:formula="4881"/>
            <draw:equation draw:name="f250" draw:formula="457"/>
            <draw:equation draw:name="f251" draw:formula="4887"/>
            <draw:equation draw:name="f252" draw:formula="4893"/>
            <draw:equation draw:name="f253" draw:formula="484"/>
            <draw:equation draw:name="f254" draw:formula="4900"/>
            <draw:equation draw:name="f255" draw:formula="497"/>
            <draw:equation draw:name="f256" draw:formula="4907"/>
            <draw:equation draw:name="f257" draw:formula="509"/>
            <draw:equation draw:name="f258" draw:formula="4915"/>
            <draw:equation draw:name="f259" draw:formula="4925"/>
            <draw:equation draw:name="f260" draw:formula="4934"/>
            <draw:equation draw:name="f261" draw:formula="555"/>
            <draw:equation draw:name="f262" draw:formula="565"/>
            <draw:equation draw:name="f263" draw:formula="4965"/>
            <draw:equation draw:name="f264" draw:formula="574"/>
            <draw:equation draw:name="f265" draw:formula="583"/>
            <draw:equation draw:name="f266" draw:formula="592"/>
            <draw:equation draw:name="f267" draw:formula="5002"/>
            <draw:equation draw:name="f268" draw:formula="599"/>
            <draw:equation draw:name="f269" draw:formula="5015"/>
            <draw:equation draw:name="f270" draw:formula="606"/>
            <draw:equation draw:name="f271" draw:formula="612"/>
            <draw:equation draw:name="f272" draw:formula="5043"/>
            <draw:equation draw:name="f273" draw:formula="618"/>
            <draw:equation draw:name="f274" draw:formula="5058"/>
            <draw:equation draw:name="f275" draw:formula="623"/>
            <draw:equation draw:name="f276" draw:formula="5074"/>
            <draw:equation draw:name="f277" draw:formula="628"/>
            <draw:equation draw:name="f278" draw:formula="632"/>
            <draw:equation draw:name="f279" draw:formula="635"/>
            <draw:equation draw:name="f280" draw:formula="637"/>
            <draw:equation draw:name="f281" draw:formula="639"/>
            <draw:equation draw:name="f282" draw:formula="5158"/>
            <draw:equation draw:name="f283" draw:formula="640"/>
            <draw:equation draw:name="f284" draw:formula="5175"/>
            <draw:equation draw:name="f285" draw:formula="5203"/>
            <draw:equation draw:name="f286" draw:formula="638"/>
            <draw:equation draw:name="f287" draw:formula="5253"/>
            <draw:equation draw:name="f288" draw:formula="5274"/>
            <draw:equation draw:name="f289" draw:formula="5294"/>
            <draw:equation draw:name="f290" draw:formula="5310"/>
            <draw:equation draw:name="f291" draw:formula="622"/>
            <draw:equation draw:name="f292" draw:formula="5324"/>
            <draw:equation draw:name="f293" draw:formula="617"/>
            <draw:equation draw:name="f294" draw:formula="5337"/>
            <draw:equation draw:name="f295" draw:formula="4374"/>
            <draw:equation draw:name="f296" draw:formula="408"/>
            <draw:equation draw:name="f297" draw:formula="335"/>
            <draw:equation draw:name="f298" draw:formula="301"/>
            <draw:equation draw:name="f299" draw:formula="4373"/>
            <draw:equation draw:name="f300" draw:formula="269"/>
            <draw:equation draw:name="f301" draw:formula="4372"/>
            <draw:equation draw:name="f302" draw:formula="237"/>
            <draw:equation draw:name="f303" draw:formula="4371"/>
            <draw:equation draw:name="f304" draw:formula="205"/>
            <draw:equation draw:name="f305" draw:formula="4370"/>
            <draw:equation draw:name="f306" draw:formula="175"/>
            <draw:equation draw:name="f307" draw:formula="4369"/>
            <draw:equation draw:name="f308" draw:formula="144"/>
            <draw:equation draw:name="f309" draw:formula="4383"/>
            <draw:equation draw:name="f310" draw:formula="4396"/>
            <draw:equation draw:name="f311" draw:formula="198"/>
            <draw:equation draw:name="f312" draw:formula="4410"/>
            <draw:equation draw:name="f313" draw:formula="224"/>
            <draw:equation draw:name="f314" draw:formula="4423"/>
            <draw:equation draw:name="f315" draw:formula="251"/>
            <draw:equation draw:name="f316" draw:formula="4438"/>
            <draw:equation draw:name="f317" draw:formula="279"/>
            <draw:equation draw:name="f318" draw:formula="4453"/>
            <draw:equation draw:name="f319" draw:formula="306"/>
            <draw:equation draw:name="f320" draw:formula="4468"/>
            <draw:equation draw:name="f321" draw:formula="332"/>
            <draw:equation draw:name="f322" draw:formula="4483"/>
            <draw:equation draw:name="f323" draw:formula="358"/>
            <draw:equation draw:name="f324" draw:formula="4644"/>
            <draw:equation draw:name="f325" draw:formula="4761"/>
            <draw:equation draw:name="f326" draw:formula="4657"/>
            <draw:equation draw:name="f327" draw:formula="226"/>
            <draw:equation draw:name="f328" draw:formula="4658"/>
            <draw:equation draw:name="f329" draw:formula="4659"/>
            <draw:equation draw:name="f330" draw:formula="4661"/>
            <draw:equation draw:name="f331" draw:formula="391"/>
            <draw:equation draw:name="f332" draw:formula="4662"/>
            <draw:equation draw:name="f333" draw:formula="422"/>
            <draw:equation draw:name="f334" draw:formula="4665"/>
            <draw:equation draw:name="f335" draw:formula="4667"/>
            <draw:equation draw:name="f336" draw:formula="485"/>
            <draw:equation draw:name="f337" draw:formula="4653"/>
            <draw:equation draw:name="f338" draw:formula="459"/>
            <draw:equation draw:name="f339" draw:formula="4642"/>
            <draw:equation draw:name="f340" draw:formula="433"/>
            <draw:equation draw:name="f341" draw:formula="4630"/>
            <draw:equation draw:name="f342" draw:formula="407"/>
            <draw:equation draw:name="f343" draw:formula="4616"/>
            <draw:equation draw:name="f344" draw:formula="381"/>
            <draw:equation draw:name="f345" draw:formula="4603"/>
            <draw:equation draw:name="f346" draw:formula="355"/>
            <draw:equation draw:name="f347" draw:formula="4589"/>
            <draw:equation draw:name="f348" draw:formula="4574"/>
            <draw:equation draw:name="f349" draw:formula="302"/>
            <draw:equation draw:name="f350" draw:formula="4559"/>
            <draw:equation draw:name="f351" draw:formula="277"/>
            <draw:equation draw:name="f352" draw:formula="4399"/>
            <draw:equation draw:name="f353" draw:formula="4270"/>
            <draw:equation draw:name="f354" draw:formula="3827"/>
            <draw:equation draw:name="f355" draw:formula="3876"/>
            <draw:equation draw:name="f356" draw:formula="216"/>
            <draw:equation draw:name="f357" draw:formula="3884"/>
            <draw:equation draw:name="f358" draw:formula="187"/>
            <draw:equation draw:name="f359" draw:formula="3891"/>
            <draw:equation draw:name="f360" draw:formula="158"/>
            <draw:equation draw:name="f361" draw:formula="3898"/>
            <draw:equation draw:name="f362" draw:formula="129"/>
            <draw:equation draw:name="f363" draw:formula="3905"/>
            <draw:equation draw:name="f364" draw:formula="100"/>
            <draw:equation draw:name="f365" draw:formula="3908"/>
            <draw:equation draw:name="f366" draw:formula="3915"/>
            <draw:equation draw:name="f367" draw:formula="128"/>
            <draw:equation draw:name="f368" draw:formula="3922"/>
            <draw:equation draw:name="f369" draw:formula="157"/>
            <draw:equation draw:name="f370" draw:formula="3930"/>
            <draw:equation draw:name="f371" draw:formula="3938"/>
            <draw:equation draw:name="f372" draw:formula="217"/>
            <draw:equation draw:name="f373" draw:formula="3988"/>
            <draw:equation draw:name="f374" draw:formula="4006"/>
            <draw:equation draw:name="f375" draw:formula="456"/>
            <draw:equation draw:name="f376" draw:formula="4063"/>
            <draw:equation draw:name="f377" draw:formula="4184"/>
            <draw:equation draw:name="f378" draw:formula="3983"/>
            <draw:equation draw:name="f379" draw:formula="3839"/>
            <draw:equation draw:name="f380" draw:formula="3639"/>
            <draw:equation draw:name="f381" draw:formula="3756"/>
            <draw:equation draw:name="f382" draw:formula="3809"/>
            <draw:equation draw:name="f383" draw:formula="3389"/>
            <draw:equation draw:name="f384" draw:formula="3502"/>
            <draw:equation draw:name="f385" draw:formula="3680"/>
            <draw:equation draw:name="f386" draw:formula="3211"/>
            <draw:equation draw:name="f387" draw:formula="2906"/>
            <draw:equation draw:name="f388" draw:formula="3275"/>
            <draw:equation draw:name="f389" draw:formula="3020"/>
            <draw:equation draw:name="f390" draw:formula="2293"/>
            <draw:equation draw:name="f391" draw:formula="365"/>
            <draw:equation draw:name="f392" draw:formula="383"/>
            <draw:equation draw:name="f393" draw:formula="2294"/>
            <draw:equation draw:name="f394" draw:formula="400"/>
            <draw:equation draw:name="f395" draw:formula="2295"/>
            <draw:equation draw:name="f396" draw:formula="417"/>
            <draw:equation draw:name="f397" draw:formula="2297"/>
            <draw:equation draw:name="f398" draw:formula="2299"/>
            <draw:equation draw:name="f399" draw:formula="449"/>
            <draw:equation draw:name="f400" draw:formula="2303"/>
            <draw:equation draw:name="f401" draw:formula="463"/>
            <draw:equation draw:name="f402" draw:formula="2306"/>
            <draw:equation draw:name="f403" draw:formula="2310"/>
            <draw:equation draw:name="f404" draw:formula="491"/>
            <draw:equation draw:name="f405" draw:formula="2314"/>
            <draw:equation draw:name="f406" draw:formula="503"/>
            <draw:equation draw:name="f407" draw:formula="2319"/>
            <draw:equation draw:name="f408" draw:formula="515"/>
            <draw:equation draw:name="f409" draw:formula="2324"/>
            <draw:equation draw:name="f410" draw:formula="2330"/>
            <draw:equation draw:name="f411" draw:formula="538"/>
            <draw:equation draw:name="f412" draw:formula="2336"/>
            <draw:equation draw:name="f413" draw:formula="548"/>
            <draw:equation draw:name="f414" draw:formula="2343"/>
            <draw:equation draw:name="f415" draw:formula="559"/>
            <draw:equation draw:name="f416" draw:formula="2350"/>
            <draw:equation draw:name="f417" draw:formula="568"/>
            <draw:equation draw:name="f418" draw:formula="2357"/>
            <draw:equation draw:name="f419" draw:formula="576"/>
            <draw:equation draw:name="f420" draw:formula="2365"/>
            <draw:equation draw:name="f421" draw:formula="584"/>
            <draw:equation draw:name="f422" draw:formula="2373"/>
            <draw:equation draw:name="f423" draw:formula="2383"/>
            <draw:equation draw:name="f424" draw:formula="2392"/>
            <draw:equation draw:name="f425" draw:formula="605"/>
            <draw:equation draw:name="f426" draw:formula="2401"/>
            <draw:equation draw:name="f427" draw:formula="611"/>
            <draw:equation draw:name="f428" draw:formula="2411"/>
            <draw:equation draw:name="f429" draw:formula="616"/>
            <draw:equation draw:name="f430" draw:formula="2422"/>
            <draw:equation draw:name="f431" draw:formula="621"/>
            <draw:equation draw:name="f432" draw:formula="2432"/>
            <draw:equation draw:name="f433" draw:formula="625"/>
            <draw:equation draw:name="f434" draw:formula="2443"/>
            <draw:equation draw:name="f435" draw:formula="629"/>
            <draw:equation draw:name="f436" draw:formula="2455"/>
            <draw:equation draw:name="f437" draw:formula="633"/>
            <draw:equation draw:name="f438" draw:formula="2466"/>
            <draw:equation draw:name="f439" draw:formula="2478"/>
            <draw:equation draw:name="f440" draw:formula="2503"/>
            <draw:equation draw:name="f441" draw:formula="2530"/>
            <draw:equation draw:name="f442" draw:formula="2543"/>
            <draw:equation draw:name="f443" draw:formula="2556"/>
            <draw:equation draw:name="f444" draw:formula="2570"/>
            <draw:equation draw:name="f445" draw:formula="2583"/>
            <draw:equation draw:name="f446" draw:formula="2595"/>
            <draw:equation draw:name="f447" draw:formula="2608"/>
            <draw:equation draw:name="f448" draw:formula="2619"/>
            <draw:equation draw:name="f449" draw:formula="2631"/>
            <draw:equation draw:name="f450" draw:formula="624"/>
            <draw:equation draw:name="f451" draw:formula="2643"/>
            <draw:equation draw:name="f452" draw:formula="620"/>
            <draw:equation draw:name="f453" draw:formula="2653"/>
            <draw:equation draw:name="f454" draw:formula="615"/>
            <draw:equation draw:name="f455" draw:formula="2663"/>
            <draw:equation draw:name="f456" draw:formula="610"/>
            <draw:equation draw:name="f457" draw:formula="2673"/>
            <draw:equation draw:name="f458" draw:formula="604"/>
            <draw:equation draw:name="f459" draw:formula="2683"/>
            <draw:equation draw:name="f460" draw:formula="598"/>
            <draw:equation draw:name="f461" draw:formula="2692"/>
            <draw:equation draw:name="f462" draw:formula="591"/>
            <draw:equation draw:name="f463" draw:formula="2701"/>
            <draw:equation draw:name="f464" draw:formula="582"/>
            <draw:equation draw:name="f465" draw:formula="2709"/>
            <draw:equation draw:name="f466" draw:formula="2718"/>
            <draw:equation draw:name="f467" draw:formula="566"/>
            <draw:equation draw:name="f468" draw:formula="2725"/>
            <draw:equation draw:name="f469" draw:formula="557"/>
            <draw:equation draw:name="f470" draw:formula="2732"/>
            <draw:equation draw:name="f471" draw:formula="546"/>
            <draw:equation draw:name="f472" draw:formula="2738"/>
            <draw:equation draw:name="f473" draw:formula="2744"/>
            <draw:equation draw:name="f474" draw:formula="525"/>
            <draw:equation draw:name="f475" draw:formula="2750"/>
            <draw:equation draw:name="f476" draw:formula="513"/>
            <draw:equation draw:name="f477" draw:formula="2755"/>
            <draw:equation draw:name="f478" draw:formula="501"/>
            <draw:equation draw:name="f479" draw:formula="2760"/>
            <draw:equation draw:name="f480" draw:formula="489"/>
            <draw:equation draw:name="f481" draw:formula="2764"/>
            <draw:equation draw:name="f482" draw:formula="475"/>
            <draw:equation draw:name="f483" draw:formula="2767"/>
            <draw:equation draw:name="f484" draw:formula="461"/>
            <draw:equation draw:name="f485" draw:formula="2770"/>
            <draw:equation draw:name="f486" draw:formula="446"/>
            <draw:equation draw:name="f487" draw:formula="2772"/>
            <draw:equation draw:name="f488" draw:formula="431"/>
            <draw:equation draw:name="f489" draw:formula="2774"/>
            <draw:equation draw:name="f490" draw:formula="416"/>
            <draw:equation draw:name="f491" draw:formula="2776"/>
            <draw:equation draw:name="f492" draw:formula="399"/>
            <draw:equation draw:name="f493" draw:formula="2777"/>
            <draw:equation draw:name="f494" draw:formula="364"/>
            <draw:equation draw:name="f495" draw:formula="2664"/>
            <draw:equation draw:name="f496" draw:formula="394"/>
            <draw:equation draw:name="f497" draw:formula="2661"/>
            <draw:equation draw:name="f498" draw:formula="2659"/>
            <draw:equation draw:name="f499" draw:formula="2655"/>
            <draw:equation draw:name="f500" draw:formula="451"/>
            <draw:equation draw:name="f501" draw:formula="2650"/>
            <draw:equation draw:name="f502" draw:formula="467"/>
            <draw:equation draw:name="f503" draw:formula="2644"/>
            <draw:equation draw:name="f504" draw:formula="481"/>
            <draw:equation draw:name="f505" draw:formula="2638"/>
            <draw:equation draw:name="f506" draw:formula="495"/>
            <draw:equation draw:name="f507" draw:formula="2629"/>
            <draw:equation draw:name="f508" draw:formula="506"/>
            <draw:equation draw:name="f509" draw:formula="2620"/>
            <draw:equation draw:name="f510" draw:formula="2611"/>
            <draw:equation draw:name="f511" draw:formula="2600"/>
            <draw:equation draw:name="f512" draw:formula="533"/>
            <draw:equation draw:name="f513" draw:formula="2588"/>
            <draw:equation draw:name="f514" draw:formula="2576"/>
            <draw:equation draw:name="f515" draw:formula="2563"/>
            <draw:equation draw:name="f516" draw:formula="547"/>
            <draw:equation draw:name="f517" draw:formula="2548"/>
            <draw:equation draw:name="f518" draw:formula="549"/>
            <draw:equation draw:name="f519" draw:formula="2534"/>
            <draw:equation draw:name="f520" draw:formula="2519"/>
            <draw:equation draw:name="f521" draw:formula="2506"/>
            <draw:equation draw:name="f522" draw:formula="2493"/>
            <draw:equation draw:name="f523" draw:formula="2481"/>
            <draw:equation draw:name="f524" draw:formula="2470"/>
            <draw:equation draw:name="f525" draw:formula="2460"/>
            <draw:equation draw:name="f526" draw:formula="2449"/>
            <draw:equation draw:name="f527" draw:formula="2441"/>
            <draw:equation draw:name="f528" draw:formula="2433"/>
            <draw:equation draw:name="f529" draw:formula="2426"/>
            <draw:equation draw:name="f530" draw:formula="2421"/>
            <draw:equation draw:name="f531" draw:formula="2416"/>
            <draw:equation draw:name="f532" draw:formula="2408"/>
            <draw:equation draw:name="f533" draw:formula="2406"/>
            <draw:equation draw:name="f534" draw:formula="1789"/>
            <draw:equation draw:name="f535" draw:formula="601"/>
            <draw:equation draw:name="f536" draw:formula="1803"/>
            <draw:equation draw:name="f537" draw:formula="609"/>
            <draw:equation draw:name="f538" draw:formula="1821"/>
            <draw:equation draw:name="f539" draw:formula="1840"/>
            <draw:equation draw:name="f540" draw:formula="1861"/>
            <draw:equation draw:name="f541" draw:formula="1883"/>
            <draw:equation draw:name="f542" draw:formula="634"/>
            <draw:equation draw:name="f543" draw:formula="1908"/>
            <draw:equation draw:name="f544" draw:formula="1932"/>
            <draw:equation draw:name="f545" draw:formula="1956"/>
            <draw:equation draw:name="f546" draw:formula="1986"/>
            <draw:equation draw:name="f547" draw:formula="2013"/>
            <draw:equation draw:name="f548" draw:formula="2025"/>
            <draw:equation draw:name="f549" draw:formula="2037"/>
            <draw:equation draw:name="f550" draw:formula="2050"/>
            <draw:equation draw:name="f551" draw:formula="2061"/>
            <draw:equation draw:name="f552" draw:formula="2071"/>
            <draw:equation draw:name="f553" draw:formula="2082"/>
            <draw:equation draw:name="f554" draw:formula="2092"/>
            <draw:equation draw:name="f555" draw:formula="613"/>
            <draw:equation draw:name="f556" draw:formula="2101"/>
            <draw:equation draw:name="f557" draw:formula="608"/>
            <draw:equation draw:name="f558" draw:formula="2110"/>
            <draw:equation draw:name="f559" draw:formula="603"/>
            <draw:equation draw:name="f560" draw:formula="2119"/>
            <draw:equation draw:name="f561" draw:formula="597"/>
            <draw:equation draw:name="f562" draw:formula="2127"/>
            <draw:equation draw:name="f563" draw:formula="2134"/>
            <draw:equation draw:name="f564" draw:formula="2141"/>
            <draw:equation draw:name="f565" draw:formula="578"/>
            <draw:equation draw:name="f566" draw:formula="2147"/>
            <draw:equation draw:name="f567" draw:formula="571"/>
            <draw:equation draw:name="f568" draw:formula="2154"/>
            <draw:equation draw:name="f569" draw:formula="564"/>
            <draw:equation draw:name="f570" draw:formula="2160"/>
            <draw:equation draw:name="f571" draw:formula="2170"/>
            <draw:equation draw:name="f572" draw:formula="2177"/>
            <draw:equation draw:name="f573" draw:formula="2183"/>
            <draw:equation draw:name="f574" draw:formula="508"/>
            <draw:equation draw:name="f575" draw:formula="2189"/>
            <draw:equation draw:name="f576" draw:formula="2191"/>
            <draw:equation draw:name="f577" draw:formula="472"/>
            <draw:equation draw:name="f578" draw:formula="2192"/>
            <draw:equation draw:name="f579" draw:formula="454"/>
            <draw:equation draw:name="f580" draw:formula="437"/>
            <draw:equation draw:name="f581" draw:formula="2190"/>
            <draw:equation draw:name="f582" draw:formula="2186"/>
            <draw:equation draw:name="f583" draw:formula="2182"/>
            <draw:equation draw:name="f584" draw:formula="2176"/>
            <draw:equation draw:name="f585" draw:formula="367"/>
            <draw:equation draw:name="f586" draw:formula="2162"/>
            <draw:equation draw:name="f587" draw:formula="2153"/>
            <draw:equation draw:name="f588" draw:formula="344"/>
            <draw:equation draw:name="f589" draw:formula="2142"/>
            <draw:equation draw:name="f590" draw:formula="2130"/>
            <draw:equation draw:name="f591" draw:formula="2117"/>
            <draw:equation draw:name="f592" draw:formula="313"/>
            <draw:equation draw:name="f593" draw:formula="2102"/>
            <draw:equation draw:name="f594" draw:formula="303"/>
            <draw:equation draw:name="f595" draw:formula="2087"/>
            <draw:equation draw:name="f596" draw:formula="294"/>
            <draw:equation draw:name="f597" draw:formula="2070"/>
            <draw:equation draw:name="f598" draw:formula="286"/>
            <draw:equation draw:name="f599" draw:formula="2052"/>
            <draw:equation draw:name="f600" draw:formula="278"/>
            <draw:equation draw:name="f601" draw:formula="2032"/>
            <draw:equation draw:name="f602" draw:formula="2004"/>
            <draw:equation draw:name="f603" draw:formula="258"/>
            <draw:equation draw:name="f604" draw:formula="1979"/>
            <draw:equation draw:name="f605" draw:formula="247"/>
            <draw:equation draw:name="f606" draw:formula="1969"/>
            <draw:equation draw:name="f607" draw:formula="242"/>
            <draw:equation draw:name="f608" draw:formula="1958"/>
            <draw:equation draw:name="f609" draw:formula="236"/>
            <draw:equation draw:name="f610" draw:formula="1950"/>
            <draw:equation draw:name="f611" draw:formula="230"/>
            <draw:equation draw:name="f612" draw:formula="1942"/>
            <draw:equation draw:name="f613" draw:formula="1936"/>
            <draw:equation draw:name="f614" draw:formula="219"/>
            <draw:equation draw:name="f615" draw:formula="1930"/>
            <draw:equation draw:name="f616" draw:formula="1924"/>
            <draw:equation draw:name="f617" draw:formula="1920"/>
            <draw:equation draw:name="f618" draw:formula="200"/>
            <draw:equation draw:name="f619" draw:formula="1917"/>
            <draw:equation draw:name="f620" draw:formula="192"/>
            <draw:equation draw:name="f621" draw:formula="1915"/>
            <draw:equation draw:name="f622" draw:formula="1914"/>
            <draw:equation draw:name="f623" draw:formula="177"/>
            <draw:equation draw:name="f624" draw:formula="154"/>
            <draw:equation draw:name="f625" draw:formula="147"/>
            <draw:equation draw:name="f626" draw:formula="1919"/>
            <draw:equation draw:name="f627" draw:formula="141"/>
            <draw:equation draw:name="f628" draw:formula="1923"/>
            <draw:equation draw:name="f629" draw:formula="1928"/>
            <draw:equation draw:name="f630" draw:formula="1933"/>
            <draw:equation draw:name="f631" draw:formula="1938"/>
            <draw:equation draw:name="f632" draw:formula="1945"/>
            <draw:equation draw:name="f633" draw:formula="1952"/>
            <draw:equation draw:name="f634" draw:formula="107"/>
            <draw:equation draw:name="f635" draw:formula="1960"/>
            <draw:equation draw:name="f636" draw:formula="103"/>
            <draw:equation draw:name="f637" draw:formula="1970"/>
            <draw:equation draw:name="f638" draw:formula="1980"/>
            <draw:equation draw:name="f639" draw:formula="97"/>
            <draw:equation draw:name="f640" draw:formula="1991"/>
            <draw:equation draw:name="f641" draw:formula="2016"/>
            <draw:equation draw:name="f642" draw:formula="2057"/>
            <draw:equation draw:name="f643" draw:formula="2075"/>
            <draw:equation draw:name="f644" draw:formula="104"/>
            <draw:equation draw:name="f645" draw:formula="2106"/>
            <draw:equation draw:name="f646" draw:formula="108"/>
            <draw:equation draw:name="f647" draw:formula="2120"/>
            <draw:equation draw:name="f648" draw:formula="2131"/>
            <draw:equation draw:name="f649" draw:formula="2140"/>
            <draw:equation draw:name="f650" draw:formula="2167"/>
            <draw:equation draw:name="f651" draw:formula="31"/>
            <draw:equation draw:name="f652" draw:formula="2155"/>
            <draw:equation draw:name="f653" draw:formula="25"/>
            <draw:equation draw:name="f654" draw:formula="2139"/>
            <draw:equation draw:name="f655" draw:formula="20"/>
            <draw:equation draw:name="f656" draw:formula="2124"/>
            <draw:equation draw:name="f657" draw:formula="14"/>
            <draw:equation draw:name="f658" draw:formula="2065"/>
            <draw:equation draw:name="f659" draw:formula="2043"/>
            <draw:equation draw:name="f660" draw:formula="2019"/>
            <draw:equation draw:name="f661" draw:formula="1994"/>
            <draw:equation draw:name="f662" draw:formula="1971"/>
            <draw:equation draw:name="f663" draw:formula="1948"/>
            <draw:equation draw:name="f664" draw:formula="8"/>
            <draw:equation draw:name="f665" draw:formula="22"/>
            <draw:equation draw:name="f666" draw:formula="1890"/>
            <draw:equation draw:name="f667" draw:formula="30"/>
            <draw:equation draw:name="f668" draw:formula="1873"/>
            <draw:equation draw:name="f669" draw:formula="40"/>
            <draw:equation draw:name="f670" draw:formula="1859"/>
            <draw:equation draw:name="f671" draw:formula="51"/>
            <draw:equation draw:name="f672" draw:formula="1845"/>
            <draw:equation draw:name="f673" draw:formula="64"/>
            <draw:equation draw:name="f674" draw:formula="1833"/>
            <draw:equation draw:name="f675" draw:formula="1823"/>
            <draw:equation draw:name="f676" draw:formula="93"/>
            <draw:equation draw:name="f677" draw:formula="1815"/>
            <draw:equation draw:name="f678" draw:formula="1808"/>
            <draw:equation draw:name="f679" draw:formula="124"/>
            <draw:equation draw:name="f680" draw:formula="142"/>
            <draw:equation draw:name="f681" draw:formula="1800"/>
            <draw:equation draw:name="f682" draw:formula="1799"/>
            <draw:equation draw:name="f683" draw:formula="179"/>
            <draw:equation draw:name="f684" draw:formula="194"/>
            <draw:equation draw:name="f685" draw:formula="1802"/>
            <draw:equation draw:name="f686" draw:formula="211"/>
            <draw:equation draw:name="f687" draw:formula="1806"/>
            <draw:equation draw:name="f688" draw:formula="225"/>
            <draw:equation draw:name="f689" draw:formula="1811"/>
            <draw:equation draw:name="f690" draw:formula="240"/>
            <draw:equation draw:name="f691" draw:formula="1818"/>
            <draw:equation draw:name="f692" draw:formula="253"/>
            <draw:equation draw:name="f693" draw:formula="1825"/>
            <draw:equation draw:name="f694" draw:formula="265"/>
            <draw:equation draw:name="f695" draw:formula="1834"/>
            <draw:equation draw:name="f696" draw:formula="1844"/>
            <draw:equation draw:name="f697" draw:formula="288"/>
            <draw:equation draw:name="f698" draw:formula="1857"/>
            <draw:equation draw:name="f699" draw:formula="299"/>
            <draw:equation draw:name="f700" draw:formula="1869"/>
            <draw:equation draw:name="f701" draw:formula="310"/>
            <draw:equation draw:name="f702" draw:formula="1882"/>
            <draw:equation draw:name="f703" draw:formula="319"/>
            <draw:equation draw:name="f704" draw:formula="1898"/>
            <draw:equation draw:name="f705" draw:formula="1913"/>
            <draw:equation draw:name="f706" draw:formula="336"/>
            <draw:equation draw:name="f707" draw:formula="1931"/>
            <draw:equation draw:name="f708" draw:formula="345"/>
            <draw:equation draw:name="f709" draw:formula="352"/>
            <draw:equation draw:name="f710" draw:formula="1967"/>
            <draw:equation draw:name="f711" draw:formula="359"/>
            <draw:equation draw:name="f712" draw:formula="2017"/>
            <draw:equation draw:name="f713" draw:formula="2027"/>
            <draw:equation draw:name="f714" draw:formula="386"/>
            <draw:equation draw:name="f715" draw:formula="2036"/>
            <draw:equation draw:name="f716" draw:formula="392"/>
            <draw:equation draw:name="f717" draw:formula="2044"/>
            <draw:equation draw:name="f718" draw:formula="397"/>
            <draw:equation draw:name="f719" draw:formula="2051"/>
            <draw:equation draw:name="f720" draw:formula="403"/>
            <draw:equation draw:name="f721" draw:formula="409"/>
            <draw:equation draw:name="f722" draw:formula="2062"/>
            <draw:equation draw:name="f723" draw:formula="2067"/>
            <draw:equation draw:name="f724" draw:formula="423"/>
            <draw:equation draw:name="f725" draw:formula="430"/>
            <draw:equation draw:name="f726" draw:formula="2073"/>
            <draw:equation draw:name="f727" draw:formula="445"/>
            <draw:equation draw:name="f728" draw:formula="2077"/>
            <draw:equation draw:name="f729" draw:formula="471"/>
            <draw:equation draw:name="f730" draw:formula="2074"/>
            <draw:equation draw:name="f731" draw:formula="480"/>
            <draw:equation draw:name="f732" draw:formula="2072"/>
            <draw:equation draw:name="f733" draw:formula="2069"/>
            <draw:equation draw:name="f734" draw:formula="504"/>
            <draw:equation draw:name="f735" draw:formula="2060"/>
            <draw:equation draw:name="f736" draw:formula="2054"/>
            <draw:equation draw:name="f737" draw:formula="517"/>
            <draw:equation draw:name="f738" draw:formula="2048"/>
            <draw:equation draw:name="f739" draw:formula="524"/>
            <draw:equation draw:name="f740" draw:formula="2040"/>
            <draw:equation draw:name="f741" draw:formula="529"/>
            <draw:equation draw:name="f742" draw:formula="2031"/>
            <draw:equation draw:name="f743" draw:formula="2022"/>
            <draw:equation draw:name="f744" draw:formula="2012"/>
            <draw:equation draw:name="f745" draw:formula="540"/>
            <draw:equation draw:name="f746" draw:formula="2002"/>
            <draw:equation draw:name="f747" draw:formula="1989"/>
            <draw:equation draw:name="f748" draw:formula="1977"/>
            <draw:equation draw:name="f749" draw:formula="1965"/>
            <draw:equation draw:name="f750" draw:formula="1943"/>
            <draw:equation draw:name="f751" draw:formula="1921"/>
            <draw:equation draw:name="f752" draw:formula="1901"/>
            <draw:equation draw:name="f753" draw:formula="1881"/>
            <draw:equation draw:name="f754" draw:formula="535"/>
            <draw:equation draw:name="f755" draw:formula="1863"/>
            <draw:equation draw:name="f756" draw:formula="1829"/>
            <draw:equation draw:name="f757" draw:formula="514"/>
            <draw:equation draw:name="f758" draw:formula="507"/>
            <draw:equation draw:name="f759" draw:formula="1300"/>
            <draw:equation draw:name="f760" draw:formula="1299"/>
            <draw:equation draw:name="f761" draw:formula="1298"/>
            <draw:equation draw:name="f762" draw:formula="1297"/>
            <draw:equation draw:name="f763" draw:formula="1295"/>
            <draw:equation draw:name="f764" draw:formula="1294"/>
            <draw:equation draw:name="f765" draw:formula="1308"/>
            <draw:equation draw:name="f766" draw:formula="1321"/>
            <draw:equation draw:name="f767" draw:formula="1335"/>
            <draw:equation draw:name="f768" draw:formula="1348"/>
            <draw:equation draw:name="f769" draw:formula="1362"/>
            <draw:equation draw:name="f770" draw:formula="1378"/>
            <draw:equation draw:name="f771" draw:formula="1392"/>
            <draw:equation draw:name="f772" draw:formula="1408"/>
            <draw:equation draw:name="f773" draw:formula="1569"/>
            <draw:equation draw:name="f774" draw:formula="1686"/>
            <draw:equation draw:name="f775" draw:formula="1582"/>
            <draw:equation draw:name="f776" draw:formula="1583"/>
            <draw:equation draw:name="f777" draw:formula="1584"/>
            <draw:equation draw:name="f778" draw:formula="1585"/>
            <draw:equation draw:name="f779" draw:formula="1587"/>
            <draw:equation draw:name="f780" draw:formula="1589"/>
            <draw:equation draw:name="f781" draw:formula="1592"/>
            <draw:equation draw:name="f782" draw:formula="1578"/>
            <draw:equation draw:name="f783" draw:formula="1567"/>
            <draw:equation draw:name="f784" draw:formula="1555"/>
            <draw:equation draw:name="f785" draw:formula="1541"/>
            <draw:equation draw:name="f786" draw:formula="1528"/>
            <draw:equation draw:name="f787" draw:formula="1513"/>
            <draw:equation draw:name="f788" draw:formula="1499"/>
            <draw:equation draw:name="f789" draw:formula="1484"/>
            <draw:equation draw:name="f790" draw:formula="1324"/>
            <draw:equation draw:name="f791" draw:formula="1195"/>
            <draw:equation draw:name="f792" draw:formula="804"/>
            <draw:equation draw:name="f793" draw:formula="550"/>
            <draw:equation draw:name="f794" draw:formula="795"/>
            <draw:equation draw:name="f795" draw:formula="785"/>
            <draw:equation draw:name="f796" draw:formula="776"/>
            <draw:equation draw:name="f797" draw:formula="766"/>
            <draw:equation draw:name="f798" draw:formula="757"/>
            <draw:equation draw:name="f799" draw:formula="749"/>
            <draw:equation draw:name="f800" draw:formula="741"/>
            <draw:equation draw:name="f801" draw:formula="733"/>
            <draw:equation draw:name="f802" draw:formula="724"/>
            <draw:equation draw:name="f803" draw:formula="527"/>
            <draw:equation draw:name="f804" draw:formula="717"/>
            <draw:equation draw:name="f805" draw:formula="710"/>
            <draw:equation draw:name="f806" draw:formula="703"/>
            <draw:equation draw:name="f807" draw:formula="510"/>
            <draw:equation draw:name="f808" draw:formula="690"/>
            <draw:equation draw:name="f809" draw:formula="679"/>
            <draw:equation draw:name="f810" draw:formula="482"/>
            <draw:equation draw:name="f811" draw:formula="668"/>
            <draw:equation draw:name="f812" draw:formula="466"/>
            <draw:equation draw:name="f813" draw:formula="660"/>
            <draw:equation draw:name="f814" draw:formula="651"/>
            <draw:equation draw:name="f815" draw:formula="645"/>
            <draw:equation draw:name="f816" draw:formula="410"/>
            <draw:equation draw:name="f817" draw:formula="389"/>
            <draw:equation draw:name="f818" draw:formula="636"/>
            <draw:equation draw:name="f819" draw:formula="214"/>
            <draw:equation draw:name="f820" draw:formula="659"/>
            <draw:equation draw:name="f821" draw:formula="677"/>
            <draw:equation draw:name="f822" draw:formula="160"/>
            <draw:equation draw:name="f823" draw:formula="689"/>
            <draw:equation draw:name="f824" draw:formula="702"/>
            <draw:equation draw:name="f825" draw:formula="132"/>
            <draw:equation draw:name="f826" draw:formula="709"/>
            <draw:equation draw:name="f827" draw:formula="126"/>
            <draw:equation draw:name="f828" draw:formula="716"/>
            <draw:equation draw:name="f829" draw:formula="119"/>
            <draw:equation draw:name="f830" draw:formula="723"/>
            <draw:equation draw:name="f831" draw:formula="114"/>
            <draw:equation draw:name="f832" draw:formula="732"/>
            <draw:equation draw:name="f833" draw:formula="740"/>
            <draw:equation draw:name="f834" draw:formula="748"/>
            <draw:equation draw:name="f835" draw:formula="786"/>
            <draw:equation draw:name="f836" draw:formula="92"/>
            <draw:equation draw:name="f837" draw:formula="91"/>
            <draw:equation draw:name="f838" draw:formula="807"/>
            <draw:equation draw:name="f839" draw:formula="817"/>
            <draw:equation draw:name="f840" draw:formula="827"/>
            <draw:equation draw:name="f841" draw:formula="836"/>
            <draw:equation draw:name="f842" draw:formula="846"/>
            <draw:equation draw:name="f843" draw:formula="855"/>
            <draw:equation draw:name="f844" draw:formula="864"/>
            <draw:equation draw:name="f845" draw:formula="872"/>
            <draw:equation draw:name="f846" draw:formula="106"/>
            <draw:equation draw:name="f847" draw:formula="881"/>
            <draw:equation draw:name="f848" draw:formula="889"/>
            <draw:equation draw:name="f849" draw:formula="896"/>
            <draw:equation draw:name="f850" draw:formula="120"/>
            <draw:equation draw:name="f851" draw:formula="903"/>
            <draw:equation draw:name="f852" draw:formula="910"/>
            <draw:equation draw:name="f853" draw:formula="923"/>
            <draw:equation draw:name="f854" draw:formula="934"/>
            <draw:equation draw:name="f855" draw:formula="944"/>
            <draw:equation draw:name="f856" draw:formula="952"/>
            <draw:equation draw:name="f857" draw:formula="961"/>
            <draw:equation draw:name="f858" draw:formula="967"/>
            <draw:equation draw:name="f859" draw:formula="234"/>
            <draw:equation draw:name="f860" draw:formula="971"/>
            <draw:equation draw:name="f861" draw:formula="254"/>
            <draw:equation draw:name="f862" draw:formula="974"/>
            <draw:equation draw:name="f863" draw:formula="275"/>
            <draw:equation draw:name="f864" draw:formula="976"/>
            <draw:equation draw:name="f865" draw:formula="296"/>
            <draw:equation draw:name="f866" draw:formula="977"/>
            <draw:equation draw:name="f867" draw:formula="318"/>
            <draw:equation draw:name="f868" draw:formula="343"/>
            <draw:equation draw:name="f869" draw:formula="388"/>
            <draw:equation draw:name="f870" draw:formula="966"/>
            <draw:equation draw:name="f871" draw:formula="960"/>
            <draw:equation draw:name="f872" draw:formula="951"/>
            <draw:equation draw:name="f873" draw:formula="943"/>
            <draw:equation draw:name="f874" draw:formula="933"/>
            <draw:equation draw:name="f875" draw:formula="921"/>
            <draw:equation draw:name="f876" draw:formula="498"/>
            <draw:equation draw:name="f877" draw:formula="908"/>
            <draw:equation draw:name="f878" draw:formula="901"/>
            <draw:equation draw:name="f879" draw:formula="894"/>
            <draw:equation draw:name="f880" draw:formula="887"/>
            <draw:equation draw:name="f881" draw:formula="878"/>
            <draw:equation draw:name="f882" draw:formula="870"/>
            <draw:equation draw:name="f883" draw:formula="862"/>
            <draw:equation draw:name="f884" draw:formula="854"/>
            <draw:equation draw:name="f885" draw:formula="845"/>
            <draw:equation draw:name="f886" draw:formula="835"/>
            <draw:equation draw:name="f887" draw:formula="826"/>
            <draw:equation draw:name="f888" draw:formula="816"/>
            <draw:equation draw:name="f889" draw:formula="805"/>
            <draw:equation draw:name="f890" draw:formula="802"/>
            <draw:equation draw:name="f891" draw:formula="818"/>
            <draw:equation draw:name="f892" draw:formula="833"/>
            <draw:equation draw:name="f893" draw:formula="849"/>
            <draw:equation draw:name="f894" draw:formula="863"/>
            <draw:equation draw:name="f895" draw:formula="893"/>
            <draw:equation draw:name="f896" draw:formula="906"/>
            <draw:equation draw:name="f897" draw:formula="920"/>
            <draw:equation draw:name="f898" draw:formula="619"/>
            <draw:equation draw:name="f899" draw:formula="946"/>
            <draw:equation draw:name="f900" draw:formula="607"/>
            <draw:equation draw:name="f901" draw:formula="959"/>
            <draw:equation draw:name="f902" draw:formula="600"/>
            <draw:equation draw:name="f903" draw:formula="970"/>
            <draw:equation draw:name="f904" draw:formula="593"/>
            <draw:equation draw:name="f905" draw:formula="982"/>
            <draw:equation draw:name="f906" draw:formula="993"/>
            <draw:equation draw:name="f907" draw:formula="575"/>
            <draw:equation draw:name="f908" draw:formula="1004"/>
            <draw:equation draw:name="f909" draw:formula="1013"/>
            <draw:equation draw:name="f910" draw:formula="556"/>
            <draw:equation draw:name="f911" draw:formula="1023"/>
            <draw:equation draw:name="f912" draw:formula="1033"/>
            <draw:equation draw:name="f913" draw:formula="1041"/>
            <draw:equation draw:name="f914" draw:formula="1049"/>
            <draw:equation draw:name="f915" draw:formula="1056"/>
            <draw:equation draw:name="f916" draw:formula="496"/>
            <draw:equation draw:name="f917" draw:formula="1063"/>
            <draw:equation draw:name="f918" draw:formula="1070"/>
            <draw:equation draw:name="f919" draw:formula="468"/>
            <draw:equation draw:name="f920" draw:formula="1076"/>
            <draw:equation draw:name="f921" draw:formula="1081"/>
            <draw:equation draw:name="f922" draw:formula="1085"/>
            <draw:equation draw:name="f923" draw:formula="1089"/>
            <draw:equation draw:name="f924" draw:formula="405"/>
            <draw:equation draw:name="f925" draw:formula="1092"/>
            <draw:equation draw:name="f926" draw:formula="1094"/>
            <draw:equation draw:name="f927" draw:formula="370"/>
            <draw:equation draw:name="f928" draw:formula="1096"/>
            <draw:equation draw:name="f929" draw:formula="1097"/>
            <draw:equation draw:name="f930" draw:formula="333"/>
            <draw:equation draw:name="f931" draw:formula="314"/>
            <draw:equation draw:name="f932" draw:formula="297"/>
            <draw:equation draw:name="f933" draw:formula="281"/>
            <draw:equation draw:name="f934" draw:formula="1095"/>
            <draw:equation draw:name="f935" draw:formula="1093"/>
            <draw:equation draw:name="f936" draw:formula="250"/>
            <draw:equation draw:name="f937" draw:formula="1090"/>
            <draw:equation draw:name="f938" draw:formula="1087"/>
            <draw:equation draw:name="f939" draw:formula="1083"/>
            <draw:equation draw:name="f940" draw:formula="1078"/>
            <draw:equation draw:name="f941" draw:formula="1073"/>
            <draw:equation draw:name="f942" draw:formula="1068"/>
            <draw:equation draw:name="f943" draw:formula="163"/>
            <draw:equation draw:name="f944" draw:formula="1061"/>
            <draw:equation draw:name="f945" draw:formula="149"/>
            <draw:equation draw:name="f946" draw:formula="1054"/>
            <draw:equation draw:name="f947" draw:formula="137"/>
            <draw:equation draw:name="f948" draw:formula="1047"/>
            <draw:equation draw:name="f949" draw:formula="1039"/>
            <draw:equation draw:name="f950" draw:formula="1031"/>
            <draw:equation draw:name="f951" draw:formula="1021"/>
            <draw:equation draw:name="f952" draw:formula="1012"/>
            <draw:equation draw:name="f953" draw:formula="80"/>
            <draw:equation draw:name="f954" draw:formula="1002"/>
            <draw:equation draw:name="f955" draw:formula="71"/>
            <draw:equation draw:name="f956" draw:formula="991"/>
            <draw:equation draw:name="f957" draw:formula="62"/>
            <draw:equation draw:name="f958" draw:formula="980"/>
            <draw:equation draw:name="f959" draw:formula="52"/>
            <draw:equation draw:name="f960" draw:formula="969"/>
            <draw:equation draw:name="f961" draw:formula="44"/>
            <draw:equation draw:name="f962" draw:formula="957"/>
            <draw:equation draw:name="f963" draw:formula="37"/>
            <draw:equation draw:name="f964" draw:formula="932"/>
            <draw:equation draw:name="f965" draw:formula="917"/>
            <draw:equation draw:name="f966" draw:formula="904"/>
            <draw:equation draw:name="f967" draw:formula="890"/>
            <draw:equation draw:name="f968" draw:formula="874"/>
            <draw:equation draw:name="f969" draw:formula="859"/>
            <draw:equation draw:name="f970" draw:formula="844"/>
            <draw:equation draw:name="f971" draw:formula="811"/>
            <draw:equation draw:name="f972" draw:formula="794"/>
            <draw:equation draw:name="f973" draw:formula="778"/>
            <draw:equation draw:name="f974" draw:formula="762"/>
            <draw:equation draw:name="f975" draw:formula="747"/>
            <draw:equation draw:name="f976" draw:formula="718"/>
            <draw:equation draw:name="f977" draw:formula="704"/>
            <draw:equation draw:name="f978" draw:formula="665"/>
            <draw:equation draw:name="f979" draw:formula="652"/>
            <draw:equation draw:name="f980" draw:formula="588"/>
            <draw:equation draw:name="f981" draw:formula="570"/>
            <draw:equation draw:name="f982" draw:formula="562"/>
            <draw:equation draw:name="f983" draw:formula="151"/>
            <draw:equation draw:name="f984" draw:formula="166"/>
            <draw:equation draw:name="f985" draw:formula="531"/>
            <draw:equation draw:name="f986" draw:formula="209"/>
            <draw:equation draw:name="f987" draw:formula="241"/>
            <draw:equation draw:name="f988" draw:formula="521"/>
            <draw:equation draw:name="f989" draw:formula="256"/>
            <draw:equation draw:name="f990" draw:formula="518"/>
            <draw:equation draw:name="f991" draw:formula="308"/>
            <draw:equation draw:name="f992" draw:formula="325"/>
            <draw:equation draw:name="f993" draw:formula="342"/>
            <draw:equation draw:name="f994" draw:formula="374"/>
            <draw:equation draw:name="f995" draw:formula="520"/>
            <draw:equation draw:name="f996" draw:formula="406"/>
            <draw:equation draw:name="f997" draw:formula="436"/>
            <draw:equation draw:name="f998" draw:formula="452"/>
            <draw:equation draw:name="f999" draw:formula="465"/>
            <draw:equation draw:name="f1000" draw:formula="479"/>
            <draw:equation draw:name="f1001" draw:formula="553"/>
            <draw:equation draw:name="f1002" draw:formula="567"/>
            <draw:equation draw:name="f1003" draw:formula="551"/>
            <draw:equation draw:name="f1004" draw:formula="602"/>
            <draw:equation draw:name="f1005" draw:formula="580"/>
            <draw:equation draw:name="f1006" draw:formula="658"/>
            <draw:equation draw:name="f1007" draw:formula="670"/>
            <draw:equation draw:name="f1008" draw:formula="682"/>
            <draw:equation draw:name="f1009" draw:formula="696"/>
            <draw:equation draw:name="f1010" draw:formula="739"/>
            <draw:equation draw:name="f1011" draw:formula="753"/>
            <draw:equation draw:name="f1012" draw:formula="769"/>
            <draw:equation draw:name="f1013" draw:formula="801"/>
            <draw:equation draw:name="f1014" draw:formula="458"/>
            <draw:equation draw:name="f1015" draw:formula="447"/>
            <draw:equation draw:name="f1016" draw:formula="418"/>
            <draw:equation draw:name="f1017" draw:formula="323"/>
            <draw:equation draw:name="f1018" draw:formula="298"/>
            <draw:equation draw:name="f1019" draw:formula="287"/>
            <draw:equation draw:name="f1020" draw:formula="243"/>
            <draw:equation draw:name="f1021" draw:formula="207"/>
            <draw:equation draw:name="f1022" draw:formula="191"/>
            <draw:equation draw:name="f1023" draw:formula="183"/>
            <draw:equation draw:name="f1024" draw:formula="138"/>
            <draw:equation draw:name="f1025" draw:formula="134"/>
            <draw:equation draw:name="f1026" draw:formula="123"/>
            <draw:equation draw:name="f1027" draw:formula="125"/>
            <draw:equation draw:name="f1028" draw:formula="131"/>
            <draw:equation draw:name="f1029" draw:formula="136"/>
            <draw:equation draw:name="f1030" draw:formula="140"/>
            <draw:equation draw:name="f1031" draw:formula="155"/>
            <draw:equation draw:name="f1032" draw:formula="167"/>
            <draw:equation draw:name="f1033" draw:formula="174"/>
            <draw:equation draw:name="f1034" draw:formula="181"/>
            <draw:equation draw:name="f1035" draw:formula="188"/>
            <draw:equation draw:name="f1036" draw:formula="196"/>
            <draw:equation draw:name="f1037" draw:formula="204"/>
            <draw:equation draw:name="f1038" draw:formula="221"/>
            <draw:equation draw:name="f1039" draw:formula="291"/>
            <draw:equation draw:name="f1040" draw:formula="337"/>
            <draw:equation draw:name="f1041" draw:formula="373"/>
            <draw:equation draw:name="f1042" draw:formula="420"/>
            <draw:equation draw:name="f1043" draw:formula="473"/>
            <draw:equation draw:name="f1044" draw:formula="444"/>
            <draw:equation draw:name="f1045" draw:formula="426"/>
            <draw:equation draw:name="f1046" draw:formula="280"/>
            <draw:equation draw:name="f1047" draw:formula="263"/>
            <draw:equation draw:name="f1048" draw:formula="231"/>
            <draw:equation draw:name="f1049" draw:formula="185"/>
            <draw:equation draw:name="f1050" draw:formula="172"/>
            <draw:equation draw:name="f1051" draw:formula="130"/>
            <draw:equation draw:name="f1052" draw:formula="84"/>
            <draw:equation draw:name="f1053" draw:formula="74"/>
            <draw:equation draw:name="f1054" draw:formula="65"/>
            <draw:equation draw:name="f1055" draw:formula="55"/>
            <draw:equation draw:name="f1056" draw:formula="47"/>
            <draw:equation draw:name="f1057" draw:formula="39"/>
            <draw:equation draw:name="f1058" draw:formula="32"/>
            <draw:equation draw:name="f1059" draw:formula="26"/>
            <draw:equation draw:name="f1060" draw:formula="12"/>
            <draw:equation draw:name="f1061" draw:formula="16"/>
            <draw:equation draw:name="f1062" draw:formula="34"/>
            <draw:equation draw:name="f1063" draw:formula="41"/>
            <draw:equation draw:name="f1064" draw:formula="48"/>
            <draw:equation draw:name="f1065" draw:formula="56"/>
            <draw:equation draw:name="f1066" draw:formula="66"/>
            <draw:equation draw:name="f1067" draw:formula="75"/>
            <draw:equation draw:name="f1068" draw:formula="143"/>
            <draw:equation draw:name="f1069" draw:formula="156"/>
            <draw:equation draw:name="f1070" draw:formula="199"/>
            <draw:equation draw:name="f1071" draw:formula="215"/>
            <draw:equation draw:name="f1072" draw:formula="316"/>
            <draw:equation draw:name="f1073" draw:formula="435"/>
            <draw:equation draw:name="f1074" draw:formula="478"/>
            <draw:equation draw:name="f1075" draw:formula="width/2"/>
            <draw:equation draw:name="f1076" draw:formula="width"/>
            <draw:equation draw:name="f1077" draw:formula="height/2"/>
            <draw:equation draw:name="f1078" draw:formula="height"/>
          </draw:enhanced-geometry>
        </draw:custom-shape>
        <draw:custom-shape draw:name="Freeform 11" draw:style-name="Mgr25" draw:text-style-name="MP5" draw:layer="layout" svg:width="1.016cm" svg:height="0.253cm" svg:x="19.532cm" svg:y="17.787cm">
          <text:p/>
          <draw:enhanced-geometry draw:mirror-horizontal="false" draw:mirror-vertical="false" svg:viewBox="0 0 2491 621" draw:type="non-primitive" draw:enhanced-path="M ?f3 ?f4 L ?f3 ?f0 ?f5 ?f0 ?f6 ?f0 ?f7 ?f0 ?f8 ?f0 ?f9 ?f0 ?f10 ?f0 ?f11 ?f0 ?f0 ?f0 ?f0 ?f4 ?f12 ?f4 ?f12 ?f2 ?f13 ?f2 ?f13 ?f4 ?f3 ?f4 Z M ?f14 ?f15 L ?f16 ?f2 ?f17 ?f2 ?f18 ?f0 ?f19 ?f0 ?f20 ?f0 ?f21 ?f0 ?f14 ?f0 ?f22 ?f0 ?f23 ?f0 ?f24 ?f0 ?f25 ?f0 ?f26 ?f2 ?f27 ?f2 ?f14 ?f15 Z M ?f28 ?f4 L ?f28 ?f0 ?f29 ?f0 ?f30 ?f0 ?f31 ?f0 ?f32 ?f0 ?f33 ?f0 ?f34 ?f0 ?f35 ?f0 ?f36 ?f0 ?f36 ?f4 ?f37 ?f4 ?f37 ?f2 ?f38 ?f2 ?f38 ?f4 ?f28 ?f4 Z M ?f39 ?f15 L ?f40 ?f2 ?f41 ?f2 ?f42 ?f0 ?f43 ?f0 ?f44 ?f0 ?f45 ?f0 ?f39 ?f0 ?f46 ?f0 ?f47 ?f0 ?f48 ?f0 ?f49 ?f0 ?f1 ?f2 ?f50 ?f2 ?f39 ?f15 Z N">
            <draw:equation draw:name="f0" draw:formula="0"/>
            <draw:equation draw:name="f1" draw:formula="2491"/>
            <draw:equation draw:name="f2" draw:formula="621"/>
            <draw:equation draw:name="f3" draw:formula="598"/>
            <draw:equation draw:name="f4" draw:formula="179"/>
            <draw:equation draw:name="f5" draw:formula="524"/>
            <draw:equation draw:name="f6" draw:formula="449"/>
            <draw:equation draw:name="f7" draw:formula="374"/>
            <draw:equation draw:name="f8" draw:formula="299"/>
            <draw:equation draw:name="f9" draw:formula="224"/>
            <draw:equation draw:name="f10" draw:formula="150"/>
            <draw:equation draw:name="f11" draw:formula="75"/>
            <draw:equation draw:name="f12" draw:formula="176"/>
            <draw:equation draw:name="f13" draw:formula="423"/>
            <draw:equation draw:name="f14" draw:formula="907"/>
            <draw:equation draw:name="f15" draw:formula="250"/>
            <draw:equation draw:name="f16" draw:formula="781"/>
            <draw:equation draw:name="f17" draw:formula="539"/>
            <draw:equation draw:name="f18" draw:formula="776"/>
            <draw:equation draw:name="f19" draw:formula="809"/>
            <draw:equation draw:name="f20" draw:formula="842"/>
            <draw:equation draw:name="f21" draw:formula="874"/>
            <draw:equation draw:name="f22" draw:formula="939"/>
            <draw:equation draw:name="f23" draw:formula="972"/>
            <draw:equation draw:name="f24" draw:formula="1005"/>
            <draw:equation draw:name="f25" draw:formula="1038"/>
            <draw:equation draw:name="f26" draw:formula="1275"/>
            <draw:equation draw:name="f27" draw:formula="1033"/>
            <draw:equation draw:name="f28" draw:formula="1814"/>
            <draw:equation draw:name="f29" draw:formula="1740"/>
            <draw:equation draw:name="f30" draw:formula="1665"/>
            <draw:equation draw:name="f31" draw:formula="1590"/>
            <draw:equation draw:name="f32" draw:formula="1515"/>
            <draw:equation draw:name="f33" draw:formula="1440"/>
            <draw:equation draw:name="f34" draw:formula="1366"/>
            <draw:equation draw:name="f35" draw:formula="1291"/>
            <draw:equation draw:name="f36" draw:formula="1216"/>
            <draw:equation draw:name="f37" draw:formula="1391"/>
            <draw:equation draw:name="f38" draw:formula="1639"/>
            <draw:equation draw:name="f39" draw:formula="2123"/>
            <draw:equation draw:name="f40" draw:formula="1996"/>
            <draw:equation draw:name="f41" draw:formula="1754"/>
            <draw:equation draw:name="f42" draw:formula="1991"/>
            <draw:equation draw:name="f43" draw:formula="2024"/>
            <draw:equation draw:name="f44" draw:formula="2057"/>
            <draw:equation draw:name="f45" draw:formula="2090"/>
            <draw:equation draw:name="f46" draw:formula="2155"/>
            <draw:equation draw:name="f47" draw:formula="2188"/>
            <draw:equation draw:name="f48" draw:formula="2220"/>
            <draw:equation draw:name="f49" draw:formula="2253"/>
            <draw:equation draw:name="f50" draw:formula="2248"/>
            <draw:equation draw:name="f51" draw:formula="width/2"/>
            <draw:equation draw:name="f52" draw:formula="width"/>
            <draw:equation draw:name="f53" draw:formula="height/2"/>
            <draw:equation draw:name="f54" draw:formula="height"/>
          </draw:enhanced-geometry>
        </draw:custom-shape>
        <draw:custom-shape draw:name="Freeform 12" draw:style-name="Mgr26" draw:text-style-name="MP5" draw:layer="layout" svg:width="3.253cm" svg:height="0.342cm" svg:x="23.006cm" svg:y="18.216cm">
          <text:p/>
          <draw:enhanced-geometry draw:mirror-horizontal="false" draw:mirror-vertical="false" svg:viewBox="0 0 7953 842" draw:type="non-primitive" draw:enhanced-path="M ?f4 ?f5 L ?f4 ?f6 ?f7 ?f6 ?f7 ?f8 ?f9 ?f8 ?f9 ?f10 ?f1 ?f10 ?f1 ?f11 ?f12 ?f11 ?f12 ?f13 ?f7 ?f13 ?f7 ?f5 ?f4 ?f5 Z M ?f14 ?f15 L ?f16 ?f15 ?f17 ?f18 ?f19 ?f20 ?f21 ?f22 ?f23 ?f24 ?f25 ?f26 ?f27 ?f26 ?f28 ?f29 ?f30 ?f31 ?f32 ?f33 ?f34 ?f35 ?f36 ?f15 ?f37 ?f15 ?f38 ?f39 ?f40 ?f10 ?f36 ?f10 ?f38 ?f41 ?f42 ?f43 ?f44 ?f45 ?f46 ?f47 ?f48 ?f49 ?f50 ?f49 ?f51 ?f52 ?f21 ?f53 ?f54 ?f55 ?f56 ?f41 ?f57 ?f10 ?f58 ?f10 ?f59 ?f60 ?f14 ?f15 Z M ?f61 ?f62 L ?f61 ?f63 ?f61 ?f64 ?f65 ?f66 ?f67 ?f68 ?f69 ?f15 ?f70 ?f15 ?f71 ?f72 ?f73 ?f72 ?f74 ?f75 ?f76 ?f77 ?f78 ?f79 ?f80 ?f81 ?f82 ?f83 ?f84 ?f85 ?f86 ?f87 ?f88 ?f89 ?f90 ?f91 ?f92 ?f93 ?f94 ?f95 ?f96 ?f97 ?f98 ?f99 ?f100 ?f101 ?f102 ?f103 ?f104 ?f103 ?f105 ?f101 ?f106 ?f107 ?f108 ?f109 ?f110 ?f111 ?f112 ?f93 ?f113 ?f114 ?f115 ?f116 ?f117 ?f118 ?f119 ?f120 ?f121 ?f122 ?f123 ?f124 ?f125 ?f126 ?f127 ?f128 ?f129 ?f130 ?f131 ?f132 ?f133 ?f134 ?f135 ?f136 ?f137 ?f26 ?f138 ?f139 ?f140 ?f141 ?f138 ?f142 ?f137 ?f143 ?f144 ?f145 ?f146 ?f147 ?f148 ?f149 ?f150 ?f151 ?f152 ?f43 ?f153 ?f154 ?f155 ?f156 ?f157 ?f158 ?f127 ?f159 ?f160 ?f8 ?f161 ?f162 ?f163 ?f164 ?f165 ?f25 ?f166 ?f28 ?f167 ?f168 ?f169 ?f44 ?f170 ?f171 ?f172 ?f173 ?f174 ?f175 ?f176 ?f177 ?f178 ?f179 ?f180 ?f181 ?f100 ?f179 ?f98 ?f38 ?f182 ?f183 ?f184 ?f185 ?f186 ?f187 ?f188 ?f10 ?f189 ?f190 ?f191 ?f192 ?f193 ?f30 ?f194 ?f195 ?f82 ?f28 ?f196 ?f197 ?f198 ?f199 ?f200 ?f201 ?f202 ?f203 ?f204 ?f205 ?f204 ?f62 ?f61 ?f62 Z M ?f204 ?f206 L ?f204 ?f207 ?f204 ?f208 ?f209 ?f210 ?f202 ?f16 ?f76 ?f211 ?f212 ?f213 ?f214 ?f215 ?f216 ?f41 ?f217 ?f218 ?f219 ?f220 ?f221 ?f222 ?f189 ?f223 ?f224 ?f225 ?f226 ?f21 ?f227 ?f228 ?f229 ?f230 ?f231 ?f230 ?f232 ?f230 ?f233 ?f234 ?f235 ?f205 ?f236 ?f237 ?f238 ?f54 ?f239 ?f17 ?f172 ?f240 ?f170 ?f41 ?f169 ?f241 ?f242 ?f243 ?f244 ?f245 ?f246 ?f210 ?f247 ?f248 ?f249 ?f250 ?f251 ?f252 ?f251 ?f253 ?f251 ?f254 ?f249 ?f255 ?f247 ?f0 ?f119 ?f256 ?f257 ?f258 ?f259 ?f22 ?f260 ?f261 ?f262 ?f263 ?f264 ?f265 ?f266 ?f267 ?f268 ?f269 ?f270 ?f75 ?f271 ?f272 ?f273 ?f274 ?f275 ?f276 ?f277 ?f278 ?f279 ?f276 ?f280 ?f77 ?f281 ?f282 ?f283 ?f272 ?f284 ?f285 ?f286 ?f128 ?f88 ?f287 ?f288 ?f289 ?f290 ?f5 ?f291 ?f292 ?f293 ?f132 ?f294 ?f33 ?f198 ?f295 ?f296 ?f31 ?f76 ?f297 ?f202 ?f6 ?f298 ?f299 ?f74 ?f300 ?f204 ?f301 ?f204 ?f206 Z M ?f302 ?f303 L ?f304 ?f305 ?f306 ?f307 ?f308 ?f248 ?f309 ?f210 ?f310 ?f245 ?f311 ?f243 ?f312 ?f241 ?f313 ?f41 ?f314 ?f218 ?f315 ?f220 ?f316 ?f222 ?f317 ?f223 ?f318 ?f225 ?f319 ?f205 ?f320 ?f234 ?f321 ?f322 ?f323 ?f322 ?f324 ?f322 ?f325 ?f228 ?f326 ?f162 ?f327 ?f205 ?f328 ?f225 ?f329 ?f8 ?f330 ?f54 ?f331 ?f332 ?f333 ?f334 ?f335 ?f44 ?f336 ?f337 ?f338 ?f42 ?f339 ?f340 ?f341 ?f185 ?f342 ?f183 ?f343 ?f38 ?f344 ?f179 ?f345 ?f38 ?f318 ?f185 ?f346 ?f187 ?f347 ?f10 ?f348 ?f349 ?f350 ?f351 ?f352 ?f353 ?f354 ?f355 ?f356 ?f357 ?f310 ?f46 ?f358 ?f359 ?f360 ?f48 ?f361 ?f362 ?f363 ?f364 ?f365 ?f366 ?f367 ?f368 ?f369 ?f332 ?f370 ?f158 ?f371 ?f372 ?f373 ?f374 ?f375 ?f376 ?f377 ?f378 ?f379 ?f45 ?f380 ?f53 ?f381 ?f210 ?f382 ?f383 ?f384 ?f307 ?f385 ?f386 ?f384 ?f58 ?f382 ?f301 ?f380 ?f387 ?f388 ?f4 ?f375 ?f389 ?f390 ?f33 ?f371 ?f263 ?f391 ?f392 ?f393 ?f394 ?f395 ?f287 ?f396 ?f75 ?f397 ?f282 ?f398 ?f399 ?f400 ?f401 ?f306 ?f402 ?f403 ?f404 ?f405 ?f406 ?f312 ?f407 ?f313 ?f89 ?f408 ?f409 ?f410 ?f411 ?f412 ?f111 ?f413 ?f414 ?f415 ?f107 ?f416 ?f417 ?f418 ?f101 ?f419 ?f103 ?f420 ?f103 ?f421 ?f103 ?f422 ?f101 ?f423 ?f99 ?f424 ?f97 ?f425 ?f414 ?f426 ?f15 ?f427 ?f428 ?f429 ?f430 ?f431 ?f432 ?f433 ?f434 ?f435 ?f436 ?f437 ?f438 ?f439 ?f81 ?f440 ?f441 ?f442 ?f278 ?f443 ?f444 ?f445 ?f446 ?f447 ?f448 ?f449 ?f64 ?f450 ?f134 ?f451 ?f452 ?f453 ?f454 ?f455 ?f456 ?f455 ?f457 ?f455 ?f458 ?f459 ?f253 ?f453 ?f386 ?f302 ?f303 Z M ?f304 ?f460 L ?f461 ?f460 ?f461 ?f462 ?f463 ?f6 ?f433 ?f452 ?f328 ?f31 ?f464 ?f465 ?f431 ?f466 ?f467 ?f468 ?f469 ?f392 ?f470 ?f267 ?f471 ?f269 ?f472 ?f285 ?f473 ?f474 ?f423 ?f278 ?f475 ?f476 ?f477 ?f478 ?f479 ?f480 ?f481 ?f478 ?f482 ?f476 ?f483 ?f278 ?f484 ?f474 ?f485 ?f285 ?f486 ?f66 ?f487 ?f289 ?f488 ?f265 ?f489 ?f490 ?f356 ?f20 ?f491 ?f492 ?f493 ?f494 ?f309 ?f452 ?f358 ?f495 ?f496 ?f462 ?f304 ?f460 Z M ?f497 ?f10 L ?f497 ?f498 ?f497 ?f499 ?f500 ?f501 ?f502 ?f503 ?f504 ?f15 ?f505 ?f15 ?f506 ?f507 ?f508 ?f507 ?f509 ?f72 ?f510 ?f75 ?f511 ?f274 ?f512 ?f480 ?f513 ?f81 ?f514 ?f83 ?f515 ?f85 ?f516 ?f407 ?f517 ?f116 ?f518 ?f114 ?f519 ?f15 ?f520 ?f414 ?f521 ?f107 ?f522 ?f417 ?f523 ?f103 ?f524 ?f103 ?f525 ?f101 ?f526 ?f99 ?f526 ?f128 ?f527 ?f501 ?f528 ?f75 ?f529 ?f501 ?f530 ?f128 ?f531 ?f66 ?f532 ?f446 ?f533 ?f534 ?f516 ?f265 ?f535 ?f490 ?f536 ?f20 ?f513 ?f492 ?f537 ?f31 ?f538 ?f297 ?f539 ?f6 ?f540 ?f541 ?f542 ?f301 ?f543 ?f544 ?f545 ?f546 ?f545 ?f10 ?f497 ?f10 Z M ?f547 ?f10 L ?f548 ?f10 ?f548 ?f15 ?f547 ?f15 ?f547 ?f10 Z M ?f549 ?f550 L ?f551 ?f550 ?f552 ?f553 ?f554 ?f555 ?f556 ?f557 ?f558 ?f559 ?f560 ?f561 ?f562 ?f563 ?f564 ?f565 ?f566 ?f567 ?f568 ?f569 ?f570 ?f571 ?f568 ?f572 ?f566 ?f573 ?f564 ?f574 ?f575 ?f576 ?f560 ?f577 ?f558 ?f578 ?f579 ?f580 ?f581 ?f582 ?f583 ?f584 ?f585 ?f1 ?f586 ?f584 ?f587 ?f582 ?f588 ?f580 ?f589 ?f578 ?f590 ?f577 ?f591 ?f592 ?f593 ?f574 ?f594 ?f595 ?f596 ?f572 ?f597 ?f571 ?f596 ?f569 ?f594 ?f567 ?f593 ?f565 ?f591 ?f563 ?f590 ?f561 ?f589 ?f559 ?f588 ?f557 ?f587 ?f555 ?f598 ?f599 ?f586 ?f553 ?f600 ?f553 ?f549 ?f550 Z M ?f601 ?f303 L ?f602 ?f305 ?f603 ?f307 ?f604 ?f248 ?f605 ?f210 ?f606 ?f245 ?f607 ?f243 ?f608 ?f241 ?f609 ?f41 ?f610 ?f218 ?f611 ?f220 ?f612 ?f222 ?f613 ?f223 ?f614 ?f225 ?f615 ?f205 ?f616 ?f234 ?f617 ?f322 ?f618 ?f322 ?f619 ?f322 ?f620 ?f228 ?f621 ?f162 ?f622 ?f205 ?f623 ?f225 ?f624 ?f8 ?f625 ?f54 ?f626 ?f332 ?f627 ?f334 ?f628 ?f44 ?f629 ?f337 ?f630 ?f42 ?f631 ?f340 ?f632 ?f185 ?f633 ?f183 ?f634 ?f38 ?f635 ?f179 ?f636 ?f38 ?f614 ?f185 ?f637 ?f187 ?f638 ?f10 ?f639 ?f349 ?f640 ?f351 ?f641 ?f353 ?f642 ?f355 ?f643 ?f357 ?f644 ?f46 ?f604 ?f359 ?f645 ?f48 ?f646 ?f362 ?f647 ?f364 ?f648 ?f366 ?f649 ?f368 ?f650 ?f332 ?f651 ?f158 ?f652 ?f372 ?f653 ?f374 ?f654 ?f376 ?f655 ?f378 ?f656 ?f45 ?f657 ?f53 ?f658 ?f210 ?f659 ?f383 ?f660 ?f307 ?f661 ?f386 ?f660 ?f58 ?f659 ?f301 ?f657 ?f387 ?f662 ?f4 ?f663 ?f389 ?f664 ?f33 ?f665 ?f263 ?f666 ?f392 ?f667 ?f394 ?f668 ?f287 ?f669 ?f75 ?f670 ?f282 ?f671 ?f399 ?f672 ?f401 ?f673 ?f402 ?f674 ?f404 ?f675 ?f406 ?f676 ?f407 ?f677 ?f89 ?f678 ?f409 ?f679 ?f411 ?f680 ?f111 ?f681 ?f414 ?f682 ?f107 ?f683 ?f417 ?f684 ?f101 ?f685 ?f103 ?f686 ?f103 ?f687 ?f103 ?f688 ?f101 ?f689 ?f99 ?f690 ?f97 ?f691 ?f414 ?f692 ?f15 ?f693 ?f428 ?f694 ?f430 ?f695 ?f432 ?f696 ?f434 ?f697 ?f436 ?f698 ?f438 ?f629 ?f81 ?f699 ?f441 ?f700 ?f278 ?f701 ?f444 ?f702 ?f446 ?f703 ?f448 ?f704 ?f64 ?f705 ?f134 ?f706 ?f452 ?f707 ?f454 ?f708 ?f456 ?f709 ?f457 ?f708 ?f458 ?f708 ?f253 ?f710 ?f386 ?f601 ?f303 Z M ?f602 ?f460 L ?f711 ?f460 ?f711 ?f462 ?f712 ?f6 ?f696 ?f452 ?f713 ?f31 ?f714 ?f465 ?f715 ?f466 ?f716 ?f468 ?f717 ?f392 ?f693 ?f267 ?f718 ?f269 ?f719 ?f285 ?f720 ?f474 ?f721 ?f278 ?f722 ?f476 ?f723 ?f478 ?f724 ?f480 ?f725 ?f478 ?f726 ?f476 ?f682 ?f278 ?f727 ?f474 ?f728 ?f285 ?f729 ?f66 ?f730 ?f289 ?f731 ?f265 ?f608 ?f490 ?f643 ?f20 ?f732 ?f492 ?f606 ?f494 ?f733 ?f452 ?f604 ?f495 ?f673 ?f462 ?f602 ?f460 Z M ?f734 ?f10 L ?f734 ?f735 ?f734 ?f265 ?f736 ?f737 ?f738 ?f438 ?f739 ?f15 ?f740 ?f15 ?f741 ?f269 ?f742 ?f269 ?f743 ?f285 ?f744 ?f274 ?f745 ?f478 ?f746 ?f401 ?f747 ?f402 ?f748 ?f404 ?f749 ?f406 ?f750 ?f407 ?f751 ?f116 ?f752 ?f114 ?f753 ?f15 ?f754 ?f414 ?f755 ?f107 ?f756 ?f417 ?f757 ?f103 ?f758 ?f103 ?f759 ?f101 ?f760 ?f417 ?f761 ?f97 ?f762 ?f111 ?f763 ?f428 ?f764 ?f89 ?f765 ?f434 ?f766 ?f767 ?f768 ?f769 ?f770 ?f771 ?f772 ?f480 ?f773 ?f77 ?f774 ?f444 ?f775 ?f66 ?f776 ?f777 ?f778 ?f779 ?f780 ?f781 ?f782 ?f783 ?f784 ?f735 ?f785 ?f494 ?f786 ?f6 ?f787 ?f456 ?f787 ?f10 ?f788 ?f10 ?f788 ?f789 ?f788 ?f790 ?f791 ?f387 ?f792 ?f297 ?f793 ?f794 ?f795 ?f796 ?f797 ?f798 ?f799 ?f800 ?f801 ?f5 ?f802 ?f289 ?f803 ?f804 ?f805 ?f128 ?f806 ?f807 ?f808 ?f272 ?f809 ?f282 ?f810 ?f77 ?f811 ?f77 ?f812 ?f77 ?f813 ?f274 ?f814 ?f474 ?f815 ?f737 ?f816 ?f285 ?f817 ?f128 ?f818 ?f804 ?f819 ?f820 ?f749 ?f821 ?f822 ?f448 ?f823 ?f781 ?f824 ?f825 ?f746 ?f33 ?f826 ?f465 ?f827 ?f794 ?f828 ?f829 ?f744 ?f24 ?f830 ?f387 ?f831 ?f541 ?f831 ?f832 ?f831 ?f10 ?f734 ?f10 Z M ?f833 ?f332 L ?f834 ?f195 ?f835 ?f353 ?f836 ?f173 ?f837 ?f32 ?f838 ?f187 ?f839 ?f177 ?f840 ?f38 ?f841 ?f179 ?f842 ?f181 ?f843 ?f179 ?f844 ?f177 ?f845 ?f846 ?f847 ?f175 ?f848 ?f42 ?f849 ?f351 ?f850 ?f353 ?f851 ?f852 ?f853 ?f334 ?f854 ?f46 ?f855 ?f359 ?f856 ?f857 ?f858 ?f362 ?f859 ?f364 ?f860 ?f366 ?f861 ?f368 ?f862 ?f332 ?f863 ?f864 ?f865 ?f156 ?f866 ?f374 ?f867 ?f868 ?f869 ?f55 ?f870 ?f871 ?f872 ?f873 ?f874 ?f875 ?f876 ?f877 ?f878 ?f879 ?f880 ?f881 ?f880 ?f882 ?f878 ?f883 ?f884 ?f885 ?f876 ?f832 ?f874 ?f462 ?f872 ?f6 ?f870 ?f297 ?f886 ?f31 ?f887 ?f465 ?f888 ?f466 ?f889 ?f499 ?f890 ?f448 ?f891 ?f534 ?f892 ?f804 ?f893 ?f285 ?f894 ?f274 ?f895 ?f478 ?f896 ?f401 ?f897 ?f402 ?f898 ?f767 ?f899 ?f406 ?f850 ?f407 ?f849 ?f89 ?f848 ?f409 ?f900 ?f411 ?f901 ?f15 ?f902 ?f414 ?f903 ?f97 ?f904 ?f99 ?f905 ?f417 ?f906 ?f101 ?f907 ?f101 ?f908 ?f101 ?f909 ?f417 ?f910 ?f107 ?f911 ?f414 ?f912 ?f15 ?f913 ?f428 ?f914 ?f430 ?f915 ?f432 ?f916 ?f72 ?f917 ?f918 ?f919 ?f501 ?f911 ?f444 ?f920 ?f921 ?f922 ?f282 ?f923 ?f77 ?f924 ?f276 ?f907 ?f276 ?f925 ?f77 ?f926 ?f282 ?f903 ?f737 ?f927 ?f501 ?f928 ?f804 ?f929 ?f267 ?f930 ?f448 ?f931 ?f132 ?f932 ?f261 ?f933 ?f934 ?f935 ?f452 ?f897 ?f387 ?f936 ?f790 ?f855 ?f789 ?f896 ?f937 ?f938 ?f939 ?f896 ?f940 ?f855 ?f941 ?f936 ?f877 ?f942 ?f943 ?f944 ?f945 ?f946 ?f55 ?f947 ?f241 ?f948 ?f41 ?f949 ?f218 ?f950 ?f951 ?f952 ?f953 ?f954 ?f8 ?f955 ?f956 ?f926 ?f162 ?f957 ?f228 ?f958 ?f228 ?f959 ?f228 ?f960 ?f234 ?f961 ?f21 ?f962 ?f366 ?f963 ?f964 ?f965 ?f223 ?f917 ?f54 ?f833 ?f332 Z M ?f966 ?f303 L ?f967 ?f305 ?f968 ?f307 ?f969 ?f248 ?f970 ?f210 ?f971 ?f245 ?f972 ?f243 ?f973 ?f241 ?f974 ?f41 ?f975 ?f218 ?f976 ?f220 ?f977 ?f222 ?f978 ?f223 ?f979 ?f225 ?f980 ?f205 ?f981 ?f234 ?f982 ?f322 ?f983 ?f322 ?f984 ?f322 ?f985 ?f228 ?f986 ?f162 ?f987 ?f205 ?f988 ?f225 ?f989 ?f8 ?f990 ?f54 ?f991 ?f332 ?f992 ?f334 ?f993 ?f44 ?f994 ?f337 ?f995 ?f42 ?f996 ?f340 ?f997 ?f185 ?f998 ?f183 ?f999 ?f38 ?f1000 ?f179 ?f1001 ?f38 ?f979 ?f185 ?f1002 ?f187 ?f1003 ?f10 ?f1004 ?f349 ?f1005 ?f351 ?f1006 ?f353 ?f1007 ?f355 ?f1008 ?f357 ?f1009 ?f46 ?f969 ?f359 ?f1010 ?f48 ?f1011 ?f362 ?f1012 ?f364 ?f1013 ?f366 ?f1014 ?f368 ?f1015 ?f332 ?f1016 ?f158 ?f1017 ?f372 ?f1018 ?f374 ?f1019 ?f376 ?f1020 ?f378 ?f1021 ?f45 ?f1022 ?f53 ?f1023 ?f210 ?f1024 ?f383 ?f1025 ?f307 ?f1026 ?f386 ?f1025 ?f58 ?f1024 ?f301 ?f1022 ?f387 ?f1027 ?f4 ?f1028 ?f389 ?f1029 ?f33 ?f1030 ?f263 ?f1031 ?f392 ?f1032 ?f394 ?f1033 ?f287 ?f1034 ?f75 ?f1035 ?f282 ?f1036 ?f399 ?f1037 ?f401 ?f1038 ?f402 ?f1039 ?f404 ?f1040 ?f406 ?f1041 ?f407 ?f1042 ?f89 ?f1043 ?f409 ?f1044 ?f411 ?f1045 ?f111 ?f1046 ?f414 ?f1047 ?f107 ?f1048 ?f417 ?f1049 ?f101 ?f1050 ?f103 ?f1051 ?f103 ?f1052 ?f103 ?f1053 ?f101 ?f1054 ?f99 ?f1055 ?f97 ?f1056 ?f414 ?f1057 ?f15 ?f1058 ?f428 ?f1059 ?f430 ?f1060 ?f432 ?f1061 ?f434 ?f1062 ?f436 ?f1063 ?f438 ?f994 ?f81 ?f1064 ?f441 ?f1065 ?f278 ?f1066 ?f444 ?f1067 ?f446 ?f1068 ?f448 ?f1069 ?f64 ?f1070 ?f134 ?f1071 ?f452 ?f1072 ?f454 ?f1073 ?f456 ?f1074 ?f457 ?f1073 ?f458 ?f1073 ?f253 ?f1075 ?f386 ?f966 ?f303 Z M ?f967 ?f460 L ?f1076 ?f460 ?f1076 ?f462 ?f1077 ?f6 ?f1061 ?f452 ?f1078 ?f31 ?f1079 ?f465 ?f1080 ?f466 ?f1081 ?f468 ?f1082 ?f392 ?f1058 ?f267 ?f1083 ?f269 ?f1084 ?f285 ?f1085 ?f474 ?f1086 ?f278 ?f1087 ?f476 ?f1088 ?f478 ?f1089 ?f480 ?f1090 ?f478 ?f1091 ?f476 ?f1047 ?f278 ?f1092 ?f474 ?f1093 ?f285 ?f1094 ?f66 ?f1095 ?f289 ?f1096 ?f265 ?f973 ?f490 ?f1008 ?f20 ?f1097 ?f492 ?f971 ?f494 ?f1098 ?f452 ?f969 ?f495 ?f1038 ?f462 ?f967 ?f460 Z M ?f1099 ?f332 L ?f1100 ?f195 ?f1099 ?f353 ?f1101 ?f173 ?f1102 ?f32 ?f1103 ?f187 ?f1104 ?f177 ?f1105 ?f38 ?f1106 ?f179 ?f1107 ?f181 ?f1108 ?f179 ?f1109 ?f177 ?f1110 ?f846 ?f1111 ?f175 ?f1112 ?f42 ?f1113 ?f351 ?f1114 ?f353 ?f1115 ?f852 ?f1116 ?f334 ?f1117 ?f46 ?f1118 ?f359 ?f1119 ?f857 ?f1120 ?f362 ?f1121 ?f364 ?f1122 ?f366 ?f1123 ?f368 ?f1124 ?f332 ?f1125 ?f864 ?f1126 ?f156 ?f1127 ?f374 ?f1128 ?f868 ?f1129 ?f55 ?f1130 ?f871 ?f1131 ?f873 ?f1132 ?f875 ?f1133 ?f877 ?f1134 ?f879 ?f1135 ?f881 ?f1135 ?f882 ?f1134 ?f883 ?f1136 ?f885 ?f1137 ?f832 ?f1138 ?f462 ?f1139 ?f6 ?f1140 ?f297 ?f1141 ?f31 ?f1142 ?f465 ?f1143 ?f466 ?f1144 ?f499 ?f1145 ?f448 ?f1146 ?f534 ?f1147 ?f804 ?f1148 ?f285 ?f1149 ?f274 ?f1150 ?f478 ?f1151 ?f401 ?f1152 ?f402 ?f1153 ?f767 ?f1154 ?f406 ?f1155 ?f407 ?f1113 ?f89 ?f1156 ?f409 ?f1157 ?f411 ?f1158 ?f15 ?f1159 ?f414 ?f1160 ?f97 ?f1161 ?f99 ?f1162 ?f417 ?f1163 ?f101 ?f1164 ?f101 ?f1165 ?f101 ?f1166 ?f417 ?f1167 ?f107 ?f1168 ?f414 ?f1169 ?f15 ?f1170 ?f428 ?f1171 ?f430 ?f1172 ?f432 ?f1173 ?f72 ?f1174 ?f918 ?f1175 ?f501 ?f1168 ?f444 ?f1176 ?f921 ?f1177 ?f282 ?f1178 ?f77 ?f1179 ?f276 ?f1164 ?f276 ?f1107 ?f77 ?f1180 ?f282 ?f1160 ?f737 ?f1109 ?f501 ?f1181 ?f804 ?f1182 ?f267 ?f1183 ?f448 ?f1184 ?f132 ?f1185 ?f261 ?f1186 ?f934 ?f1187 ?f452 ?f1152 ?f387 ?f1188 ?f790 ?f1189 ?f789 ?f1151 ?f937 ?f1190 ?f939 ?f1151 ?f940 ?f1118 ?f941 ?f1188 ?f877 ?f1117 ?f943 ?f1191 ?f945 ?f1192 ?f55 ?f1193 ?f241 ?f1194 ?f41 ?f1195 ?f218 ?f1196 ?f951 ?f1197 ?f953 ?f1198 ?f8 ?f1199 ?f956 ?f1180 ?f162 ?f1200 ?f228 ?f1201 ?f228 ?f1202 ?f228 ?f1203 ?f234 ?f1204 ?f21 ?f1205 ?f366 ?f1206 ?f964 ?f1207 ?f223 ?f1208 ?f54 ?f1099 ?f332 Z M ?f1209 ?f303 L ?f1210 ?f305 ?f1211 ?f307 ?f1212 ?f248 ?f1213 ?f210 ?f1214 ?f245 ?f1215 ?f243 ?f1216 ?f241 ?f1217 ?f41 ?f1218 ?f218 ?f1219 ?f220 ?f1220 ?f222 ?f1221 ?f223 ?f1222 ?f225 ?f1223 ?f205 ?f1224 ?f234 ?f1225 ?f322 ?f1226 ?f322 ?f1227 ?f322 ?f1228 ?f228 ?f1229 ?f162 ?f1230 ?f205 ?f1231 ?f225 ?f1232 ?f8 ?f1233 ?f54 ?f1234 ?f332 ?f1235 ?f334 ?f1236 ?f44 ?f1237 ?f337 ?f1238 ?f42 ?f1239 ?f340 ?f1240 ?f185 ?f1241 ?f183 ?f1242 ?f38 ?f1243 ?f179 ?f1244 ?f38 ?f1222 ?f185 ?f1245 ?f187 ?f1246 ?f10 ?f1247 ?f349 ?f1248 ?f351 ?f1249 ?f353 ?f1250 ?f355 ?f1251 ?f357 ?f1214 ?f46 ?f1252 ?f359 ?f1253 ?f48 ?f1254 ?f362 ?f1255 ?f364 ?f1256 ?f366 ?f1257 ?f368 ?f1258 ?f332 ?f1259 ?f158 ?f1260 ?f372 ?f1261 ?f374 ?f1262 ?f376 ?f1263 ?f378 ?f1264 ?f45 ?f1265 ?f53 ?f1266 ?f210 ?f1267 ?f383 ?f1268 ?f307 ?f1269 ?f386 ?f1268 ?f58 ?f1267 ?f301 ?f1265 ?f387 ?f1263 ?f4 ?f1262 ?f389 ?f1261 ?f33 ?f1270 ?f263 ?f1271 ?f392 ?f1272 ?f394 ?f1273 ?f287 ?f1274 ?f75 ?f1275 ?f282 ?f1276 ?f399 ?f1277 ?f401 ?f1211 ?f402 ?f1278 ?f404 ?f1279 ?f406 ?f1216 ?f407 ?f1217 ?f89 ?f1280 ?f409 ?f1281 ?f411 ?f1282 ?f111 ?f1283 ?f414 ?f1284 ?f107 ?f1285 ?f417 ?f1286 ?f101 ?f1287 ?f103 ?f1288 ?f103 ?f1289 ?f103 ?f1290 ?f101 ?f1291 ?f99 ?f1292 ?f97 ?f1293 ?f414 ?f1294 ?f15 ?f1295 ?f428 ?f1296 ?f430 ?f1297 ?f432 ?f1298 ?f434 ?f1299 ?f436 ?f1300 ?f438 ?f1301 ?f81 ?f1302 ?f441 ?f1303 ?f278 ?f1304 ?f444 ?f1305 ?f446 ?f1306 ?f448 ?f1307 ?f64 ?f1308 ?f134 ?f1309 ?f452 ?f1310 ?f454 ?f1311 ?f456 ?f1311 ?f457 ?f1311 ?f458 ?f1312 ?f253 ?f1310 ?f386 ?f1209 ?f303 Z M ?f1210 ?f460 L ?f1313 ?f460 ?f1313 ?f462 ?f1314 ?f6 ?f1298 ?f452 ?f1315 ?f31 ?f1316 ?f465 ?f1297 ?f466 ?f1317 ?f468 ?f1318 ?f392 ?f1295 ?f267 ?f1319 ?f269 ?f1320 ?f285 ?f1321 ?f474 ?f1291 ?f278 ?f1322 ?f476 ?f1323 ?f478 ?f1324 ?f480 ?f1325 ?f478 ?f1326 ?f476 ?f1327 ?f278 ?f1328 ?f474 ?f1329 ?f285 ?f1330 ?f66 ?f1331 ?f289 ?f1332 ?f265 ?f1333 ?f490 ?f1251 ?f20 ?f1334 ?f492 ?f1335 ?f494 ?f1213 ?f452 ?f1252 ?f495 ?f1211 ?f462 ?f1210 ?f460 Z M ?f1336 ?f10 L ?f1336 ?f498 ?f1336 ?f499 ?f1336 ?f501 ?f1337 ?f503 ?f1338 ?f15 ?f1339 ?f15 ?f1340 ?f507 ?f1341 ?f507 ?f1342 ?f72 ?f1343 ?f75 ?f1344 ?f274 ?f1345 ?f480 ?f1346 ?f81 ?f1347 ?f83 ?f1348 ?f85 ?f1349 ?f407 ?f1350 ?f116 ?f1351 ?f114 ?f1352 ?f15 ?f1353 ?f414 ?f1354 ?f107 ?f1355 ?f417 ?f1356 ?f103 ?f1357 ?f103 ?f1358 ?f101 ?f1359 ?f99 ?f1359 ?f128 ?f1360 ?f501 ?f1361 ?f75 ?f1362 ?f501 ?f1363 ?f128 ?f1364 ?f66 ?f1365 ?f446 ?f1366 ?f534 ?f1367 ?f265 ?f1348 ?f490 ?f1368 ?f20 ?f1346 ?f492 ?f1369 ?f31 ?f1370 ?f297 ?f1371 ?f6 ?f1372 ?f541 ?f1373 ?f301 ?f1374 ?f544 ?f1374 ?f546 ?f1374 ?f10 ?f1336 ?f10 Z M ?f1375 ?f550 L ?f1376 ?f1377 ?f1376 ?f15 ?f1378 ?f15 ?f1378 ?f272 ?f1376 ?f272 ?f1376 ?f16 ?f1379 ?f1380 ?f1379 ?f1381 ?f1382 ?f376 ?f1383 ?f154 ?f1384 ?f1385 ?f1386 ?f218 ?f1387 ?f1388 ?f1389 ?f1390 ?f1391 ?f222 ?f1392 ?f368 ?f1393 ?f1394 ?f1395 ?f225 ?f1396 ?f205 ?f1397 ?f21 ?f1398 ?f162 ?f1399 ?f234 ?f1400 ?f162 ?f1401 ?f21 ?f1402 ?f205 ?f1403 ?f225 ?f1404 ?f42 ?f1405 ?f187 ?f1406 ?f183 ?f1407 ?f179 ?f1408 ?f181 ?f1409 ?f179 ?f1410 ?f183 ?f1379 ?f185 ?f1411 ?f175 ?f1412 ?f190 ?f1413 ?f353 ?f1414 ?f195 ?f1415 ?f46 ?f1416 ?f1417 ?f1418 ?f1419 ?f1420 ?f162 ?f1421 ?f1422 ?f1423 ?f864 ?f1424 ?f1425 ?f1375 ?f213 ?f1375 ?f245 ?f1375 ?f272 ?f1426 ?f272 ?f1426 ?f15 ?f1375 ?f15 ?f1375 ?f550 Z M ?f1427 ?f790 L ?f1427 ?f1428 ?f1429 ?f1430 ?f1431 ?f23 ?f1432 ?f1433 ?f1434 ?f10 ?f1435 ?f10 ?f1436 ?f228 ?f1437 ?f228 ?f1438 ?f51 ?f1439 ?f50 ?f1440 ?f1441 ?f1442 ?f1443 ?f1444 ?f1445 ?f1446 ?f1447 ?f1448 ?f1449 ?f1450 ?f337 ?f1451 ?f349 ?f1452 ?f10 ?f1453 ?f187 ?f1454 ?f185 ?f1455 ?f183 ?f1456 ?f179 ?f1457 ?f179 ?f1458 ?f181 ?f1459 ?f179 ?f1460 ?f183 ?f1461 ?f846 ?f1462 ?f10 ?f1463 ?f351 ?f1464 ?f30 ?f1465 ?f357 ?f1466 ?f197 ?f1467 ?f48 ?f1468 ?f51 ?f1469 ?f21 ?f1470 ?f19 ?f1471 ?f951 ?f1472 ?f1473 ?f1474 ?f374 ?f1475 ?f1476 ?f1475 ?f1477 ?f1474 ?f1478 ?f1472 ?f873 ?f1479 ?f210 ?f1480 ?f1481 ?f1482 ?f1483 ?f1469 ?f207 ?f1484 ?f1485 ?f1486 ?f1487 ?f1488 ?f940 ?f1489 ?f1490 ?f1491 ?f881 ?f1492 ?f1493 ?f1494 ?f39 ?f1495 ?f1496 ?f1497 ?f1498 ?f1499 ?f544 ?f1500 ?f1501 ?f1502 ?f832 ?f1503 ?f790 ?f1504 ?f541 ?f1505 ?f299 ?f1506 ?f1507 ?f1508 ?f1507 ?f1508 ?f1509 ?f1510 ?f829 ?f1438 ?f22 ?f1511 ?f1512 ?f1513 ?f825 ?f1514 ?f800 ?f1515 ?f1516 ?f1517 ?f267 ?f1518 ?f287 ?f1519 ?f128 ?f1520 ?f807 ?f1521 ?f921 ?f1522 ?f77 ?f1523 ?f126 ?f1524 ?f476 ?f1454 ?f399 ?f1525 ?f399 ?f1526 ?f399 ?f1527 ?f1528 ?f1529 ?f278 ?f1530 ?f282 ?f1531 ?f737 ?f1532 ?f1533 ?f1534 ?f287 ?f1535 ?f267 ?f1489 ?f1536 ?f1537 ?f1538 ?f1539 ?f1540 ?f1541 ?f114 ?f1542 ?f15 ?f1543 ?f97 ?f1544 ?f417 ?f1545 ?f101 ?f1454 ?f103 ?f1546 ?f101 ?f1547 ?f99 ?f1519 ?f109 ?f1440 ?f1548 ?f1508 ?f409 ?f1435 ?f1549 ?f1550 ?f436 ?f1551 ?f68 ?f1552 ?f480 ?f1553 ?f272 ?f1554 ?f287 ?f1555 ?f265 ?f1556 ?f783 ?f1557 ?f934 ?f1558 ?f1559 ?f1427 ?f790 Z M ?f1508 ?f1560 L ?f1508 ?f60 ?f1561 ?f60 ?f1562 ?f1563 ?f1564 ?f253 ?f1565 ?f939 ?f1566 ?f1567 ?f1503 ?f1568 ?f1569 ?f1570 ?f1571 ?f940 ?f1572 ?f1573 ?f1574 ?f307 ?f1542 ?f207 ?f1575 ?f248 ?f1499 ?f1576 ?f1577 ?f57 ?f1541 ?f945 ?f1578 ?f151 ?f1541 ?f1476 ?f1579 ?f1580 ?f1581 ?f1582 ?f1583 ?f1473 ?f1531 ?f864 ?f1584 ?f17 ?f1542 ?f222 ?f1530 ?f368 ?f1585 ?f237 ?f1586 ?f366 ?f1459 ?f162 ?f1571 ?f322 ?f1587 ?f364 ?f1588 ?f1589 ?f1590 ?f164 ?f1545 ?f164 ?f1525 ?f164 ?f1591 ?f203 ?f1565 ?f364 ?f1592 ?f228 ?f1593 ?f21 ?f1522 ?f225 ?f1594 ?f8 ?f1595 ?f953 ?f1596 ?f1597 ?f1444 ?f59 ?f1561 ?f240 ?f1517 ?f156 ?f1515 ?f1598 ?f1599 ?f1600 ?f1439 ?f1601 ?f1602 ?f378 ?f1603 ?f1604 ?f1438 ?f1605 ?f1510 ?f1606 ?f1508 ?f1560 Z M ?f1607 ?f10 L ?f1608 ?f10 ?f1608 ?f15 ?f1607 ?f15 ?f1607 ?f10 Z M ?f1609 ?f550 L ?f1610 ?f550 ?f1611 ?f553 ?f1612 ?f555 ?f1613 ?f557 ?f1614 ?f559 ?f1615 ?f561 ?f1616 ?f563 ?f1617 ?f565 ?f1618 ?f567 ?f1619 ?f569 ?f1620 ?f571 ?f1619 ?f572 ?f1618 ?f573 ?f1621 ?f574 ?f1622 ?f576 ?f1623 ?f577 ?f1624 ?f578 ?f1625 ?f580 ?f1626 ?f582 ?f1627 ?f584 ?f1628 ?f1 ?f1629 ?f584 ?f1630 ?f582 ?f1631 ?f580 ?f1632 ?f578 ?f1633 ?f577 ?f1634 ?f592 ?f1635 ?f574 ?f1636 ?f595 ?f1637 ?f572 ?f1637 ?f571 ?f1637 ?f569 ?f1636 ?f567 ?f1635 ?f565 ?f1634 ?f563 ?f1633 ?f561 ?f1632 ?f559 ?f1631 ?f557 ?f1630 ?f555 ?f1638 ?f599 ?f1639 ?f553 ?f1640 ?f553 ?f1609 ?f550 Z M ?f1641 ?f10 L ?f1641 ?f735 ?f1641 ?f265 ?f1642 ?f737 ?f1643 ?f438 ?f1644 ?f15 ?f1645 ?f15 ?f1646 ?f269 ?f1647 ?f269 ?f1648 ?f285 ?f1649 ?f274 ?f1650 ?f478 ?f1651 ?f401 ?f1652 ?f402 ?f1653 ?f404 ?f1654 ?f406 ?f1655 ?f407 ?f1656 ?f116 ?f1657 ?f114 ?f1658 ?f15 ?f1659 ?f414 ?f1660 ?f107 ?f1661 ?f417 ?f1662 ?f103 ?f1663 ?f103 ?f1664 ?f101 ?f1665 ?f417 ?f1666 ?f97 ?f1667 ?f111 ?f1668 ?f428 ?f1669 ?f89 ?f1670 ?f434 ?f1671 ?f767 ?f1672 ?f769 ?f1673 ?f771 ?f1674 ?f480 ?f1675 ?f77 ?f1676 ?f444 ?f1677 ?f66 ?f1678 ?f777 ?f1679 ?f779 ?f1680 ?f781 ?f1681 ?f783 ?f1682 ?f735 ?f1683 ?f494 ?f1684 ?f6 ?f1685 ?f456 ?f1685 ?f10 ?f1686 ?f10 ?f1686 ?f789 ?f1687 ?f790 ?f1688 ?f387 ?f1689 ?f297 ?f1690 ?f794 ?f1691 ?f796 ?f1692 ?f798 ?f1693 ?f800 ?f1694 ?f5 ?f1695 ?f289 ?f1696 ?f804 ?f1697 ?f128 ?f1698 ?f807 ?f1699 ?f272 ?f1700 ?f282 ?f1701 ?f77 ?f1702 ?f77 ?f1703 ?f77 ?f1704 ?f274 ?f1705 ?f474 ?f1706 ?f737 ?f1657 ?f285 ?f1707 ?f128 ?f1708 ?f804 ?f1709 ?f820 ?f1654 ?f821 ?f1710 ?f448 ?f1711 ?f781 ?f1712 ?f825 ?f1651 ?f33 ?f1713 ?f465 ?f1714 ?f794 ?f1715 ?f829 ?f1716 ?f24 ?f1717 ?f387 ?f1718 ?f541 ?f1718 ?f832 ?f1718 ?f10 ?f1641 ?f10 Z M ?f1719 ?f550 L ?f1720 ?f1377 ?f1720 ?f15 ?f1721 ?f15 ?f1721 ?f272 ?f1720 ?f272 ?f1720 ?f16 ?f1720 ?f1380 ?f1722 ?f1381 ?f1723 ?f376 ?f1724 ?f154 ?f1725 ?f1385 ?f1726 ?f218 ?f1727 ?f1388 ?f1728 ?f1390 ?f1729 ?f222 ?f1730 ?f368 ?f1731 ?f1394 ?f1732 ?f225 ?f1733 ?f205 ?f1734 ?f21 ?f1735 ?f162 ?f1736 ?f234 ?f1737 ?f162 ?f1738 ?f21 ?f1739 ?f205 ?f1740 ?f225 ?f1741 ?f42 ?f1742 ?f187 ?f1743 ?f183 ?f1736 ?f179 ?f1733 ?f181 ?f1744 ?f179 ?f1745 ?f183 ?f1720 ?f185 ?f1746 ?f175 ?f1747 ?f190 ?f1748 ?f353 ?f1749 ?f195 ?f1750 ?f46 ?f1751 ?f1417 ?f1752 ?f1419 ?f1753 ?f162 ?f1754 ?f1422 ?f1755 ?f864 ?f1756 ?f1425 ?f1757 ?f213 ?f1719 ?f245 ?f1719 ?f272 ?f1758 ?f272 ?f1758 ?f15 ?f1719 ?f15 ?f1719 ?f550 Z M ?f1759 ?f15 L ?f1760 ?f15 ?f1761 ?f1762 ?f1763 ?f1576 ?f1764 ?f245 ?f1765 ?f1601 ?f1766 ?f1767 ?f1768 ?f1767 ?f1769 ?f1580 ?f1770 ?f1771 ?f1772 ?f47 ?f1773 ?f1774 ?f1775 ?f15 ?f1776 ?f15 ?f1777 ?f1477 ?f1778 ?f1779 ?f1780 ?f54 ?f1781 ?f1782 ?f1783 ?f28 ?f1773 ?f42 ?f1772 ?f1784 ?f1770 ?f1785 ?f1786 ?f1787 ?f1788 ?f1789 ?f1790 ?f1791 ?f1792 ?f1793 ?f1794 ?f1795 ?f1796 ?f1797 ?f1798 ?f1799 ?f1800 ?f1801 ?f1802 ?f1803 ?f1804 ?f37 ?f1805 ?f1806 ?f1807 ?f1808 ?f1809 ?f1810 ?f1811 ?f1812 ?f1813 ?f1814 ?f1815 ?f1816 ?f1817 ?f3 ?f1818 ?f1819 ?f1820 ?f1821 ?f1822 ?f1823 ?f1824 ?f1795 ?f1825 ?f1793 ?f1826 ?f1827 ?f1828 ?f1829 ?f1830 ?f1789 ?f1831 ?f1832 ?f1833 ?f1834 ?f1835 ?f1836 ?f1837 ?f1838 ?f1839 ?f185 ?f1840 ?f351 ?f1841 ?f852 ?f1840 ?f1433 ?f1798 ?f25 ?f1759 ?f15 Z M ?f1842 ?f181 L ?f1843 ?f181 ?f1844 ?f179 ?f1845 ?f179 ?f1846 ?f183 ?f1847 ?f185 ?f1848 ?f187 ?f1849 ?f10 ?f1850 ?f349 ?f1851 ?f337 ?f1852 ?f1449 ?f1853 ?f355 ?f1854 ?f357 ?f1855 ?f46 ?f1856 ?f199 ?f1857 ?f23 ?f1857 ?f230 ?f1856 ?f205 ?f1858 ?f237 ?f1855 ?f1422 ?f1859 ?f159 ?f1853 ?f17 ?f1852 ?f158 ?f1860 ?f240 ?f1861 ?f1473 ?f1862 ?f1863 ?f1864 ?f1865 ?f1866 ?f1582 ?f1867 ?f1425 ?f1868 ?f374 ?f1869 ?f154 ?f1870 ?f154 ?f1871 ?f154 ?f1872 ?f374 ?f1873 ?f1425 ?f1874 ?f1582 ?f1875 ?f1865 ?f1876 ?f1863 ?f1877 ?f1473 ?f1878 ?f240 ?f1879 ?f158 ?f1880 ?f951 ?f1881 ?f159 ?f1882 ?f1422 ?f1883 ?f1394 ?f1884 ?f205 ?f2 ?f230 ?f2 ?f23 ?f1884 ?f199 ?f1882 ?f46 ?f1881 ?f357 ?f1880 ?f355 ?f1879 ?f1449 ?f1878 ?f337 ?f1877 ?f349 ?f1876 ?f10 ?f1875 ?f187 ?f1874 ?f185 ?f1873 ?f183 ?f1885 ?f179 ?f1886 ?f179 ?f1842 ?f181 Z N">
            <draw:equation draw:name="f0" draw:formula="360"/>
            <draw:equation draw:name="f1" draw:formula="0"/>
            <draw:equation draw:name="f2" draw:formula="7953"/>
            <draw:equation draw:name="f3" draw:formula="842"/>
            <draw:equation draw:name="f4" draw:formula="324"/>
            <draw:equation draw:name="f5" draw:formula="277"/>
            <draw:equation draw:name="f6" draw:formula="344"/>
            <draw:equation draw:name="f7" draw:formula="81"/>
            <draw:equation draw:name="f8" draw:formula="569"/>
            <draw:equation draw:name="f9" draw:formula="352"/>
            <draw:equation draw:name="f10" draw:formula="637"/>
            <draw:equation draw:name="f11" draw:formula="11"/>
            <draw:equation draw:name="f12" draw:formula="338"/>
            <draw:equation draw:name="f13" draw:formula="79"/>
            <draw:equation draw:name="f14" draw:formula="401"/>
            <draw:equation draw:name="f15" draw:formula="188"/>
            <draw:equation draw:name="f16" draw:formula="492"/>
            <draw:equation draw:name="f17" draw:formula="556"/>
            <draw:equation draw:name="f18" draw:formula="284"/>
            <draw:equation draw:name="f19" draw:formula="566"/>
            <draw:equation draw:name="f20" draw:formula="300"/>
            <draw:equation draw:name="f21" draw:formula="578"/>
            <draw:equation draw:name="f22" draw:formula="317"/>
            <draw:equation draw:name="f23" draw:formula="589"/>
            <draw:equation draw:name="f24" draw:formula="337"/>
            <draw:equation draw:name="f25" draw:formula="601"/>
            <draw:equation draw:name="f26" draw:formula="357"/>
            <draw:equation draw:name="f27" draw:formula="604"/>
            <draw:equation draw:name="f28" draw:formula="614"/>
            <draw:equation draw:name="f29" draw:formula="340"/>
            <draw:equation draw:name="f30" draw:formula="625"/>
            <draw:equation draw:name="f31" draw:formula="321"/>
            <draw:equation draw:name="f32" draw:formula="636"/>
            <draw:equation draw:name="f33" draw:formula="303"/>
            <draw:equation draw:name="f34" draw:formula="649"/>
            <draw:equation draw:name="f35" draw:formula="283"/>
            <draw:equation draw:name="f36" draw:formula="712"/>
            <draw:equation draw:name="f37" draw:formula="800"/>
            <draw:equation draw:name="f38" draw:formula="646"/>
            <draw:equation draw:name="f39" draw:formula="405"/>
            <draw:equation draw:name="f40" draw:formula="805"/>
            <draw:equation draw:name="f41" draw:formula="535"/>
            <draw:equation draw:name="f42" draw:formula="635"/>
            <draw:equation draw:name="f43" draw:formula="520"/>
            <draw:equation draw:name="f44" draw:formula="624"/>
            <draw:equation draw:name="f45" draw:formula="501"/>
            <draw:equation draw:name="f46" draw:formula="612"/>
            <draw:equation draw:name="f47" draw:formula="481"/>
            <draw:equation draw:name="f48" draw:formula="598"/>
            <draw:equation draw:name="f49" draw:formula="457"/>
            <draw:equation draw:name="f50" draw:formula="596"/>
            <draw:equation draw:name="f51" draw:formula="588"/>
            <draw:equation draw:name="f52" draw:formula="472"/>
            <draw:equation draw:name="f53" draw:formula="490"/>
            <draw:equation draw:name="f54" draw:formula="564"/>
            <draw:equation draw:name="f55" draw:formula="511"/>
            <draw:equation draw:name="f56" draw:formula="549"/>
            <draw:equation draw:name="f57" draw:formula="484"/>
            <draw:equation draw:name="f58" draw:formula="394"/>
            <draw:equation draw:name="f59" draw:formula="553"/>
            <draw:equation draw:name="f60" draw:formula="408"/>
            <draw:equation draw:name="f61" draw:formula="883"/>
            <draw:equation draw:name="f62" draw:formula="820"/>
            <draw:equation draw:name="f63" draw:formula="334"/>
            <draw:equation draw:name="f64" draw:formula="298"/>
            <draw:equation draw:name="f65" draw:formula="882"/>
            <draw:equation draw:name="f66" draw:formula="261"/>
            <draw:equation draw:name="f67" draw:formula="881"/>
            <draw:equation draw:name="f68" draw:formula="224"/>
            <draw:equation draw:name="f69" draw:formula="880"/>
            <draw:equation draw:name="f70" draw:formula="953"/>
            <draw:equation draw:name="f71" draw:formula="957"/>
            <draw:equation draw:name="f72" draw:formula="265"/>
            <draw:equation draw:name="f73" draw:formula="958"/>
            <draw:equation draw:name="f74" draw:formula="965"/>
            <draw:equation draw:name="f75" draw:formula="255"/>
            <draw:equation draw:name="f76" draw:formula="972"/>
            <draw:equation draw:name="f77" draw:formula="244"/>
            <draw:equation draw:name="f78" draw:formula="979"/>
            <draw:equation draw:name="f79" draw:formula="235"/>
            <draw:equation draw:name="f80" draw:formula="988"/>
            <draw:equation draw:name="f81" draw:formula="227"/>
            <draw:equation draw:name="f82" draw:formula="996"/>
            <draw:equation draw:name="f83" draw:formula="219"/>
            <draw:equation draw:name="f84" draw:formula="1005"/>
            <draw:equation draw:name="f85" draw:formula="211"/>
            <draw:equation draw:name="f86" draw:formula="1014"/>
            <draw:equation draw:name="f87" draw:formula="205"/>
            <draw:equation draw:name="f88" draw:formula="1024"/>
            <draw:equation draw:name="f89" draw:formula="199"/>
            <draw:equation draw:name="f90" draw:formula="1034"/>
            <draw:equation draw:name="f91" draw:formula="194"/>
            <draw:equation draw:name="f92" draw:formula="1045"/>
            <draw:equation draw:name="f93" draw:formula="190"/>
            <draw:equation draw:name="f94" draw:formula="1055"/>
            <draw:equation draw:name="f95" draw:formula="186"/>
            <draw:equation draw:name="f96" draw:formula="1068"/>
            <draw:equation draw:name="f97" draw:formula="183"/>
            <draw:equation draw:name="f98" draw:formula="1079"/>
            <draw:equation draw:name="f99" draw:formula="181"/>
            <draw:equation draw:name="f100" draw:formula="1091"/>
            <draw:equation draw:name="f101" draw:formula="178"/>
            <draw:equation draw:name="f102" draw:formula="1105"/>
            <draw:equation draw:name="f103" draw:formula="177"/>
            <draw:equation draw:name="f104" draw:formula="1118"/>
            <draw:equation draw:name="f105" draw:formula="1138"/>
            <draw:equation draw:name="f106" draw:formula="1157"/>
            <draw:equation draw:name="f107" draw:formula="182"/>
            <draw:equation draw:name="f108" draw:formula="1166"/>
            <draw:equation draw:name="f109" draw:formula="184"/>
            <draw:equation draw:name="f110" draw:formula="1176"/>
            <draw:equation draw:name="f111" draw:formula="187"/>
            <draw:equation draw:name="f112" draw:formula="1185"/>
            <draw:equation draw:name="f113" draw:formula="1193"/>
            <draw:equation draw:name="f114" draw:formula="193"/>
            <draw:equation draw:name="f115" draw:formula="1201"/>
            <draw:equation draw:name="f116" draw:formula="198"/>
            <draw:equation draw:name="f117" draw:formula="1210"/>
            <draw:equation draw:name="f118" draw:formula="202"/>
            <draw:equation draw:name="f119" draw:formula="1218"/>
            <draw:equation draw:name="f120" draw:formula="207"/>
            <draw:equation draw:name="f121" draw:formula="1225"/>
            <draw:equation draw:name="f122" draw:formula="213"/>
            <draw:equation draw:name="f123" draw:formula="1240"/>
            <draw:equation draw:name="f124" draw:formula="226"/>
            <draw:equation draw:name="f125" draw:formula="1254"/>
            <draw:equation draw:name="f126" draw:formula="241"/>
            <draw:equation draw:name="f127" draw:formula="1266"/>
            <draw:equation draw:name="f128" draw:formula="258"/>
            <draw:equation draw:name="f129" draw:formula="1277"/>
            <draw:equation draw:name="f130" draw:formula="275"/>
            <draw:equation draw:name="f131" draw:formula="1287"/>
            <draw:equation draw:name="f132" draw:formula="294"/>
            <draw:equation draw:name="f133" draw:formula="1294"/>
            <draw:equation draw:name="f134" draw:formula="314"/>
            <draw:equation draw:name="f135" draw:formula="1300"/>
            <draw:equation draw:name="f136" draw:formula="335"/>
            <draw:equation draw:name="f137" draw:formula="1304"/>
            <draw:equation draw:name="f138" draw:formula="1307"/>
            <draw:equation draw:name="f139" draw:formula="381"/>
            <draw:equation draw:name="f140" draw:formula="1308"/>
            <draw:equation draw:name="f141" draw:formula="406"/>
            <draw:equation draw:name="f142" draw:formula="434"/>
            <draw:equation draw:name="f143" draw:formula="460"/>
            <draw:equation draw:name="f144" draw:formula="1302"/>
            <draw:equation draw:name="f145" draw:formula="473"/>
            <draw:equation draw:name="f146" draw:formula="1299"/>
            <draw:equation draw:name="f147" draw:formula="485"/>
            <draw:equation draw:name="f148" draw:formula="1296"/>
            <draw:equation draw:name="f149" draw:formula="497"/>
            <draw:equation draw:name="f150" draw:formula="1292"/>
            <draw:equation draw:name="f151" draw:formula="509"/>
            <draw:equation draw:name="f152" draw:formula="1288"/>
            <draw:equation draw:name="f153" draw:formula="1283"/>
            <draw:equation draw:name="f154" draw:formula="530"/>
            <draw:equation draw:name="f155" draw:formula="1278"/>
            <draw:equation draw:name="f156" draw:formula="541"/>
            <draw:equation draw:name="f157" draw:formula="1272"/>
            <draw:equation draw:name="f158" draw:formula="551"/>
            <draw:equation draw:name="f159" draw:formula="560"/>
            <draw:equation draw:name="f160" draw:formula="1260"/>
            <draw:equation draw:name="f161" draw:formula="1253"/>
            <draw:equation draw:name="f162" draw:formula="579"/>
            <draw:equation draw:name="f163" draw:formula="1245"/>
            <draw:equation draw:name="f164" draw:formula="587"/>
            <draw:equation draw:name="f165" draw:formula="1231"/>
            <draw:equation draw:name="f166" draw:formula="1215"/>
            <draw:equation draw:name="f167" draw:formula="1207"/>
            <draw:equation draw:name="f168" draw:formula="619"/>
            <draw:equation draw:name="f169" draw:formula="1198"/>
            <draw:equation draw:name="f170" draw:formula="1190"/>
            <draw:equation draw:name="f171" draw:formula="628"/>
            <draw:equation draw:name="f172" draw:formula="1181"/>
            <draw:equation draw:name="f173" draw:formula="632"/>
            <draw:equation draw:name="f174" draw:formula="1163"/>
            <draw:equation draw:name="f175" draw:formula="638"/>
            <draw:equation draw:name="f176" draw:formula="1144"/>
            <draw:equation draw:name="f177" draw:formula="643"/>
            <draw:equation draw:name="f178" draw:formula="1123"/>
            <draw:equation draw:name="f179" draw:formula="647"/>
            <draw:equation draw:name="f180" draw:formula="1103"/>
            <draw:equation draw:name="f181" draw:formula="648"/>
            <draw:equation draw:name="f182" draw:formula="1069"/>
            <draw:equation draw:name="f183" draw:formula="644"/>
            <draw:equation draw:name="f184" draw:formula="1058"/>
            <draw:equation draw:name="f185" draw:formula="642"/>
            <draw:equation draw:name="f186" draw:formula="1048"/>
            <draw:equation draw:name="f187" draw:formula="640"/>
            <draw:equation draw:name="f188" draw:formula="1038"/>
            <draw:equation draw:name="f189" draw:formula="1029"/>
            <draw:equation draw:name="f190" draw:formula="633"/>
            <draw:equation draw:name="f191" draw:formula="1019"/>
            <draw:equation draw:name="f192" draw:formula="629"/>
            <draw:equation draw:name="f193" draw:formula="1011"/>
            <draw:equation draw:name="f194" draw:formula="1003"/>
            <draw:equation draw:name="f195" draw:formula="620"/>
            <draw:equation draw:name="f196" draw:formula="989"/>
            <draw:equation draw:name="f197" draw:formula="607"/>
            <draw:equation draw:name="f198" draw:formula="981"/>
            <draw:equation draw:name="f199" draw:formula="600"/>
            <draw:equation draw:name="f200" draw:formula="975"/>
            <draw:equation draw:name="f201" draw:formula="593"/>
            <draw:equation draw:name="f202" draw:formula="969"/>
            <draw:equation draw:name="f203" draw:formula="585"/>
            <draw:equation draw:name="f204" draw:formula="964"/>
            <draw:equation draw:name="f205" draw:formula="577"/>
            <draw:equation draw:name="f206" draw:formula="377"/>
            <draw:equation draw:name="f207" draw:formula="454"/>
            <draw:equation draw:name="f208" draw:formula="468"/>
            <draw:equation draw:name="f209" draw:formula="966"/>
            <draw:equation draw:name="f210" draw:formula="480"/>
            <draw:equation draw:name="f211" draw:formula="504"/>
            <draw:equation draw:name="f212" draw:formula="977"/>
            <draw:equation draw:name="f213" draw:formula="515"/>
            <draw:equation draw:name="f214" draw:formula="983"/>
            <draw:equation draw:name="f215" draw:formula="525"/>
            <draw:equation draw:name="f216" draw:formula="991"/>
            <draw:equation draw:name="f217" draw:formula="1000"/>
            <draw:equation draw:name="f218" draw:formula="546"/>
            <draw:equation draw:name="f219" draw:formula="1009"/>
            <draw:equation draw:name="f220" draw:formula="554"/>
            <draw:equation draw:name="f221" draw:formula="1018"/>
            <draw:equation draw:name="f222" draw:formula="562"/>
            <draw:equation draw:name="f223" draw:formula="568"/>
            <draw:equation draw:name="f224" draw:formula="1040"/>
            <draw:equation draw:name="f225" draw:formula="573"/>
            <draw:equation draw:name="f226" draw:formula="1051"/>
            <draw:equation draw:name="f227" draw:formula="1064"/>
            <draw:equation draw:name="f228" draw:formula="581"/>
            <draw:equation draw:name="f229" draw:formula="1077"/>
            <draw:equation draw:name="f230" draw:formula="583"/>
            <draw:equation draw:name="f231" draw:formula="1090"/>
            <draw:equation draw:name="f232" draw:formula="1106"/>
            <draw:equation draw:name="f233" draw:formula="1120"/>
            <draw:equation draw:name="f234" draw:formula="580"/>
            <draw:equation draw:name="f235" draw:formula="1133"/>
            <draw:equation draw:name="f236" draw:formula="1147"/>
            <draw:equation draw:name="f237" draw:formula="571"/>
            <draw:equation draw:name="f238" draw:formula="1159"/>
            <draw:equation draw:name="f239" draw:formula="1170"/>
            <draw:equation draw:name="f240" draw:formula="547"/>
            <draw:equation draw:name="f241" draw:formula="523"/>
            <draw:equation draw:name="f242" draw:formula="1205"/>
            <draw:equation draw:name="f243" draw:formula="510"/>
            <draw:equation draw:name="f244" draw:formula="1212"/>
            <draw:equation draw:name="f245" draw:formula="495"/>
            <draw:equation draw:name="f246" draw:formula="1217"/>
            <draw:equation draw:name="f247" draw:formula="1221"/>
            <draw:equation draw:name="f248" draw:formula="463"/>
            <draw:equation draw:name="f249" draw:formula="1224"/>
            <draw:equation draw:name="f250" draw:formula="447"/>
            <draw:equation draw:name="f251" draw:formula="1226"/>
            <draw:equation draw:name="f252" draw:formula="428"/>
            <draw:equation draw:name="f253" draw:formula="410"/>
            <draw:equation draw:name="f254" draw:formula="392"/>
            <draw:equation draw:name="f255" draw:formula="376"/>
            <draw:equation draw:name="f256" draw:formula="345"/>
            <draw:equation draw:name="f257" draw:formula="1213"/>
            <draw:equation draw:name="f258" draw:formula="331"/>
            <draw:equation draw:name="f259" draw:formula="1206"/>
            <draw:equation draw:name="f260" draw:formula="1200"/>
            <draw:equation draw:name="f261" draw:formula="305"/>
            <draw:equation draw:name="f262" draw:formula="1192"/>
            <draw:equation draw:name="f263" draw:formula="293"/>
            <draw:equation draw:name="f264" draw:formula="1182"/>
            <draw:equation draw:name="f265" draw:formula="280"/>
            <draw:equation draw:name="f266" draw:formula="1172"/>
            <draw:equation draw:name="f267" draw:formula="271"/>
            <draw:equation draw:name="f268" draw:formula="1160"/>
            <draw:equation draw:name="f269" draw:formula="262"/>
            <draw:equation draw:name="f270" draw:formula="1149"/>
            <draw:equation draw:name="f271" draw:formula="1136"/>
            <draw:equation draw:name="f272" draw:formula="249"/>
            <draw:equation draw:name="f273" draw:formula="1122"/>
            <draw:equation draw:name="f274" draw:formula="245"/>
            <draw:equation draw:name="f275" draw:formula="1108"/>
            <draw:equation draw:name="f276" draw:formula="243"/>
            <draw:equation draw:name="f277" draw:formula="1092"/>
            <draw:equation draw:name="f278" draw:formula="242"/>
            <draw:equation draw:name="f279" draw:formula="1082"/>
            <draw:equation draw:name="f280" draw:formula="1072"/>
            <draw:equation draw:name="f281" draw:formula="1062"/>
            <draw:equation draw:name="f282" draw:formula="246"/>
            <draw:equation draw:name="f283" draw:formula="1052"/>
            <draw:equation draw:name="f284" draw:formula="1042"/>
            <draw:equation draw:name="f285" draw:formula="254"/>
            <draw:equation draw:name="f286" draw:formula="1033"/>
            <draw:equation draw:name="f287" draw:formula="264"/>
            <draw:equation draw:name="f288" draw:formula="1015"/>
            <draw:equation draw:name="f289" draw:formula="270"/>
            <draw:equation draw:name="f290" draw:formula="1007"/>
            <draw:equation draw:name="f291" draw:formula="999"/>
            <draw:equation draw:name="f292" draw:formula="285"/>
            <draw:equation draw:name="f293" draw:formula="993"/>
            <draw:equation draw:name="f294" draw:formula="987"/>
            <draw:equation draw:name="f295" draw:formula="312"/>
            <draw:equation draw:name="f296" draw:formula="976"/>
            <draw:equation draw:name="f297" draw:formula="333"/>
            <draw:equation draw:name="f298" draw:formula="967"/>
            <draw:equation draw:name="f299" draw:formula="353"/>
            <draw:equation draw:name="f300" draw:formula="363"/>
            <draw:equation draw:name="f301" draw:formula="370"/>
            <draw:equation draw:name="f302" draw:formula="1771"/>
            <draw:equation draw:name="f303" draw:formula="427"/>
            <draw:equation draw:name="f304" draw:formula="1457"/>
            <draw:equation draw:name="f305" draw:formula="426"/>
            <draw:equation draw:name="f306" draw:formula="1458"/>
            <draw:equation draw:name="f307" draw:formula="445"/>
            <draw:equation draw:name="f308" draw:formula="1460"/>
            <draw:equation draw:name="f309" draw:formula="1464"/>
            <draw:equation draw:name="f310" draw:formula="1469"/>
            <draw:equation draw:name="f311" draw:formula="1477"/>
            <draw:equation draw:name="f312" draw:formula="1484"/>
            <draw:equation draw:name="f313" draw:formula="1493"/>
            <draw:equation draw:name="f314" draw:formula="1504"/>
            <draw:equation draw:name="f315" draw:formula="1515"/>
            <draw:equation draw:name="f316" draw:formula="1526"/>
            <draw:equation draw:name="f317" draw:formula="1537"/>
            <draw:equation draw:name="f318" draw:formula="1551"/>
            <draw:equation draw:name="f319" draw:formula="1564"/>
            <draw:equation draw:name="f320" draw:formula="1578"/>
            <draw:equation draw:name="f321" draw:formula="1594"/>
            <draw:equation draw:name="f322" draw:formula="582"/>
            <draw:equation draw:name="f323" draw:formula="1610"/>
            <draw:equation draw:name="f324" draw:formula="1628"/>
            <draw:equation draw:name="f325" draw:formula="1644"/>
            <draw:equation draw:name="f326" draw:formula="1660"/>
            <draw:equation draw:name="f327" draw:formula="1676"/>
            <draw:equation draw:name="f328" draw:formula="1690"/>
            <draw:equation draw:name="f329" draw:formula="1706"/>
            <draw:equation draw:name="f330" draw:formula="1720"/>
            <draw:equation draw:name="f331" draw:formula="1735"/>
            <draw:equation draw:name="f332" draw:formula="559"/>
            <draw:equation draw:name="f333" draw:formula="1748"/>
            <draw:equation draw:name="f334" draw:formula="618"/>
            <draw:equation draw:name="f335" draw:formula="1733"/>
            <draw:equation draw:name="f336" draw:formula="1715"/>
            <draw:equation draw:name="f337" draw:formula="630"/>
            <draw:equation draw:name="f338" draw:formula="1698"/>
            <draw:equation draw:name="f339" draw:formula="1680"/>
            <draw:equation draw:name="f340" draw:formula="639"/>
            <draw:equation draw:name="f341" draw:formula="1661"/>
            <draw:equation draw:name="f342" draw:formula="1641"/>
            <draw:equation draw:name="f343" draw:formula="1621"/>
            <draw:equation draw:name="f344" draw:formula="1599"/>
            <draw:equation draw:name="f345" draw:formula="1574"/>
            <draw:equation draw:name="f346" draw:formula="1539"/>
            <draw:equation draw:name="f347" draw:formula="1528"/>
            <draw:equation draw:name="f348" draw:formula="1518"/>
            <draw:equation draw:name="f349" draw:formula="634"/>
            <draw:equation draw:name="f350" draw:formula="1507"/>
            <draw:equation draw:name="f351" draw:formula="631"/>
            <draw:equation draw:name="f352" draw:formula="1497"/>
            <draw:equation draw:name="f353" draw:formula="627"/>
            <draw:equation draw:name="f354" draw:formula="1488"/>
            <draw:equation draw:name="f355" draw:formula="622"/>
            <draw:equation draw:name="f356" draw:formula="1479"/>
            <draw:equation draw:name="f357" draw:formula="617"/>
            <draw:equation draw:name="f358" draw:formula="1461"/>
            <draw:equation draw:name="f359" draw:formula="605"/>
            <draw:equation draw:name="f360" draw:formula="1453"/>
            <draw:equation draw:name="f361" draw:formula="1445"/>
            <draw:equation draw:name="f362" draw:formula="592"/>
            <draw:equation draw:name="f363" draw:formula="1438"/>
            <draw:equation draw:name="f364" draw:formula="584"/>
            <draw:equation draw:name="f365" draw:formula="1430"/>
            <draw:equation draw:name="f366" draw:formula="576"/>
            <draw:equation draw:name="f367" draw:formula="1423"/>
            <draw:equation draw:name="f368" draw:formula="567"/>
            <draw:equation draw:name="f369" draw:formula="1417"/>
            <draw:equation draw:name="f370" draw:formula="1412"/>
            <draw:equation draw:name="f371" draw:formula="1406"/>
            <draw:equation draw:name="f372" draw:formula="542"/>
            <draw:equation draw:name="f373" draw:formula="1402"/>
            <draw:equation draw:name="f374" draw:formula="531"/>
            <draw:equation draw:name="f375" draw:formula="1397"/>
            <draw:equation draw:name="f376" draw:formula="522"/>
            <draw:equation draw:name="f377" draw:formula="1393"/>
            <draw:equation draw:name="f378" draw:formula="512"/>
            <draw:equation draw:name="f379" draw:formula="1389"/>
            <draw:equation draw:name="f380" draw:formula="1386"/>
            <draw:equation draw:name="f381" draw:formula="1384"/>
            <draw:equation draw:name="f382" draw:formula="1382"/>
            <draw:equation draw:name="f383" draw:formula="469"/>
            <draw:equation draw:name="f384" draw:formula="1379"/>
            <draw:equation draw:name="f385" draw:formula="1378"/>
            <draw:equation draw:name="f386" draw:formula="419"/>
            <draw:equation draw:name="f387" draw:formula="346"/>
            <draw:equation draw:name="f388" draw:formula="1392"/>
            <draw:equation draw:name="f389" draw:formula="313"/>
            <draw:equation draw:name="f390" draw:formula="1401"/>
            <draw:equation draw:name="f391" draw:formula="1411"/>
            <draw:equation draw:name="f392" draw:formula="282"/>
            <draw:equation draw:name="f393" draw:formula="1416"/>
            <draw:equation draw:name="f394" draw:formula="273"/>
            <draw:equation draw:name="f395" draw:formula="1422"/>
            <draw:equation draw:name="f396" draw:formula="1428"/>
            <draw:equation draw:name="f397" draw:formula="1436"/>
            <draw:equation draw:name="f398" draw:formula="1443"/>
            <draw:equation draw:name="f399" draw:formula="238"/>
            <draw:equation draw:name="f400" draw:formula="1451"/>
            <draw:equation draw:name="f401" draw:formula="230"/>
            <draw:equation draw:name="f402" draw:formula="223"/>
            <draw:equation draw:name="f403" draw:formula="1466"/>
            <draw:equation draw:name="f404" draw:formula="217"/>
            <draw:equation draw:name="f405" draw:formula="1476"/>
            <draw:equation draw:name="f406" draw:formula="210"/>
            <draw:equation draw:name="f407" draw:formula="204"/>
            <draw:equation draw:name="f408" draw:formula="1502"/>
            <draw:equation draw:name="f409" draw:formula="195"/>
            <draw:equation draw:name="f410" draw:formula="1513"/>
            <draw:equation draw:name="f411" draw:formula="191"/>
            <draw:equation draw:name="f412" draw:formula="1522"/>
            <draw:equation draw:name="f413" draw:formula="1532"/>
            <draw:equation draw:name="f414" draw:formula="185"/>
            <draw:equation draw:name="f415" draw:formula="1543"/>
            <draw:equation draw:name="f416" draw:formula="1554"/>
            <draw:equation draw:name="f417" draw:formula="179"/>
            <draw:equation draw:name="f418" draw:formula="1565"/>
            <draw:equation draw:name="f419" draw:formula="1576"/>
            <draw:equation draw:name="f420" draw:formula="1589"/>
            <draw:equation draw:name="f421" draw:formula="1601"/>
            <draw:equation draw:name="f422" draw:formula="1612"/>
            <draw:equation draw:name="f423" draw:formula="1624"/>
            <draw:equation draw:name="f424" draw:formula="1635"/>
            <draw:equation draw:name="f425" draw:formula="1645"/>
            <draw:equation draw:name="f426" draw:formula="1655"/>
            <draw:equation draw:name="f427" draw:formula="1665"/>
            <draw:equation draw:name="f428" draw:formula="192"/>
            <draw:equation draw:name="f429" draw:formula="1675"/>
            <draw:equation draw:name="f430" draw:formula="196"/>
            <draw:equation draw:name="f431" draw:formula="1683"/>
            <draw:equation draw:name="f432" draw:formula="201"/>
            <draw:equation draw:name="f433" draw:formula="1692"/>
            <draw:equation draw:name="f434" draw:formula="206"/>
            <draw:equation draw:name="f435" draw:formula="1701"/>
            <draw:equation draw:name="f436" draw:formula="212"/>
            <draw:equation draw:name="f437" draw:formula="1708"/>
            <draw:equation draw:name="f438" draw:formula="220"/>
            <draw:equation draw:name="f439" draw:formula="1716"/>
            <draw:equation draw:name="f440" draw:formula="1723"/>
            <draw:equation draw:name="f441" draw:formula="234"/>
            <draw:equation draw:name="f442" draw:formula="1729"/>
            <draw:equation draw:name="f443" draw:formula="1736"/>
            <draw:equation draw:name="f444" draw:formula="251"/>
            <draw:equation draw:name="f445" draw:formula="1745"/>
            <draw:equation draw:name="f446" draw:formula="266"/>
            <draw:equation draw:name="f447" draw:formula="1753"/>
            <draw:equation draw:name="f448" draw:formula="281"/>
            <draw:equation draw:name="f449" draw:formula="1759"/>
            <draw:equation draw:name="f450" draw:formula="1764"/>
            <draw:equation draw:name="f451" draw:formula="1768"/>
            <draw:equation draw:name="f452" draw:formula="332"/>
            <draw:equation draw:name="f453" draw:formula="1772"/>
            <draw:equation draw:name="f454" draw:formula="349"/>
            <draw:equation draw:name="f455" draw:formula="1774"/>
            <draw:equation draw:name="f456" draw:formula="369"/>
            <draw:equation draw:name="f457" draw:formula="388"/>
            <draw:equation draw:name="f458" draw:formula="400"/>
            <draw:equation draw:name="f459" draw:formula="1773"/>
            <draw:equation draw:name="f460" draw:formula="368"/>
            <draw:equation draw:name="f461" draw:formula="1696"/>
            <draw:equation draw:name="f462" draw:formula="355"/>
            <draw:equation draw:name="f463" draw:formula="1694"/>
            <draw:equation draw:name="f464" draw:formula="1687"/>
            <draw:equation draw:name="f465" draw:formula="311"/>
            <draw:equation draw:name="f466" draw:formula="301"/>
            <draw:equation draw:name="f467" draw:formula="1678"/>
            <draw:equation draw:name="f468" draw:formula="292"/>
            <draw:equation draw:name="f469" draw:formula="1673"/>
            <draw:equation draw:name="f470" draw:formula="1666"/>
            <draw:equation draw:name="f471" draw:formula="1656"/>
            <draw:equation draw:name="f472" draw:formula="1646"/>
            <draw:equation draw:name="f473" draw:formula="1636"/>
            <draw:equation draw:name="f474" draw:formula="247"/>
            <draw:equation draw:name="f475" draw:formula="1611"/>
            <draw:equation draw:name="f476" draw:formula="239"/>
            <draw:equation draw:name="f477" draw:formula="1597"/>
            <draw:equation draw:name="f478" draw:formula="237"/>
            <draw:equation draw:name="f479" draw:formula="1583"/>
            <draw:equation draw:name="f480" draw:formula="236"/>
            <draw:equation draw:name="f481" draw:formula="1568"/>
            <draw:equation draw:name="f482" draw:formula="1555"/>
            <draw:equation draw:name="f483" draw:formula="1542"/>
            <draw:equation draw:name="f484" draw:formula="1531"/>
            <draw:equation draw:name="f485" draw:formula="1520"/>
            <draw:equation draw:name="f486" draw:formula="1510"/>
            <draw:equation draw:name="f487" draw:formula="1500"/>
            <draw:equation draw:name="f488" draw:formula="1491"/>
            <draw:equation draw:name="f489" draw:formula="1485"/>
            <draw:equation draw:name="f490" draw:formula="290"/>
            <draw:equation draw:name="f491" draw:formula="1474"/>
            <draw:equation draw:name="f492" draw:formula="310"/>
            <draw:equation draw:name="f493" draw:formula="1468"/>
            <draw:equation draw:name="f494" draw:formula="320"/>
            <draw:equation draw:name="f495" draw:formula="343"/>
            <draw:equation draw:name="f496" draw:formula="1459"/>
            <draw:equation draw:name="f497" draw:formula="1875"/>
            <draw:equation draw:name="f498" draw:formula="328"/>
            <draw:equation draw:name="f499" draw:formula="291"/>
            <draw:equation draw:name="f500" draw:formula="1874"/>
            <draw:equation draw:name="f501" draw:formula="256"/>
            <draw:equation draw:name="f502" draw:formula="1873"/>
            <draw:equation draw:name="f503" draw:formula="221"/>
            <draw:equation draw:name="f504" draw:formula="1872"/>
            <draw:equation draw:name="f505" draw:formula="1944"/>
            <draw:equation draw:name="f506" draw:formula="1946"/>
            <draw:equation draw:name="f507" draw:formula="276"/>
            <draw:equation draw:name="f508" draw:formula="1950"/>
            <draw:equation draw:name="f509" draw:formula="1954"/>
            <draw:equation draw:name="f510" draw:formula="1959"/>
            <draw:equation draw:name="f511" draw:formula="1964"/>
            <draw:equation draw:name="f512" draw:formula="1970"/>
            <draw:equation draw:name="f513" draw:formula="1976"/>
            <draw:equation draw:name="f514" draw:formula="1983"/>
            <draw:equation draw:name="f515" draw:formula="1991"/>
            <draw:equation draw:name="f516" draw:formula="2000"/>
            <draw:equation draw:name="f517" draw:formula="2008"/>
            <draw:equation draw:name="f518" draw:formula="2017"/>
            <draw:equation draw:name="f519" draw:formula="2026"/>
            <draw:equation draw:name="f520" draw:formula="2036"/>
            <draw:equation draw:name="f521" draw:formula="2045"/>
            <draw:equation draw:name="f522" draw:formula="2054"/>
            <draw:equation draw:name="f523" draw:formula="2064"/>
            <draw:equation draw:name="f524" draw:formula="2075"/>
            <draw:equation draw:name="f525" draw:formula="2087"/>
            <draw:equation draw:name="f526" draw:formula="2097"/>
            <draw:equation draw:name="f527" draw:formula="2084"/>
            <draw:equation draw:name="f528" draw:formula="2069"/>
            <draw:equation draw:name="f529" draw:formula="2055"/>
            <draw:equation draw:name="f530" draw:formula="2043"/>
            <draw:equation draw:name="f531" draw:formula="2032"/>
            <draw:equation draw:name="f532" draw:formula="2020"/>
            <draw:equation draw:name="f533" draw:formula="2010"/>
            <draw:equation draw:name="f534" draw:formula="272"/>
            <draw:equation draw:name="f535" draw:formula="1990"/>
            <draw:equation draw:name="f536" draw:formula="1982"/>
            <draw:equation draw:name="f537" draw:formula="1971"/>
            <draw:equation draw:name="f538" draw:formula="1966"/>
            <draw:equation draw:name="f539" draw:formula="1963"/>
            <draw:equation draw:name="f540" draw:formula="1960"/>
            <draw:equation draw:name="f541" draw:formula="356"/>
            <draw:equation draw:name="f542" draw:formula="1958"/>
            <draw:equation draw:name="f543" draw:formula="1957"/>
            <draw:equation draw:name="f544" draw:formula="383"/>
            <draw:equation draw:name="f545" draw:formula="1955"/>
            <draw:equation draw:name="f546" draw:formula="398"/>
            <draw:equation draw:name="f547" draw:formula="2260"/>
            <draw:equation draw:name="f548" draw:formula="2178"/>
            <draw:equation draw:name="f549" draw:formula="2219"/>
            <draw:equation draw:name="f550" draw:formula="105"/>
            <draw:equation draw:name="f551" draw:formula="2217"/>
            <draw:equation draw:name="f552" draw:formula="2206"/>
            <draw:equation draw:name="f553" draw:formula="104"/>
            <draw:equation draw:name="f554" draw:formula="2197"/>
            <draw:equation draw:name="f555" draw:formula="101"/>
            <draw:equation draw:name="f556" draw:formula="2193"/>
            <draw:equation draw:name="f557" draw:formula="99"/>
            <draw:equation draw:name="f558" draw:formula="2189"/>
            <draw:equation draw:name="f559" draw:formula="96"/>
            <draw:equation draw:name="f560" draw:formula="2185"/>
            <draw:equation draw:name="f561" draw:formula="93"/>
            <draw:equation draw:name="f562" draw:formula="2181"/>
            <draw:equation draw:name="f563" draw:formula="90"/>
            <draw:equation draw:name="f564" draw:formula="2174"/>
            <draw:equation draw:name="f565" draw:formula="82"/>
            <draw:equation draw:name="f566" draw:formula="2170"/>
            <draw:equation draw:name="f567" draw:formula="72"/>
            <draw:equation draw:name="f568" draw:formula="2167"/>
            <draw:equation draw:name="f569" draw:formula="63"/>
            <draw:equation draw:name="f570" draw:formula="2166"/>
            <draw:equation draw:name="f571" draw:formula="52"/>
            <draw:equation draw:name="f572" draw:formula="42"/>
            <draw:equation draw:name="f573" draw:formula="32"/>
            <draw:equation draw:name="f574" draw:formula="23"/>
            <draw:equation draw:name="f575" draw:formula="2182"/>
            <draw:equation draw:name="f576" draw:formula="16"/>
            <draw:equation draw:name="f577" draw:formula="12"/>
            <draw:equation draw:name="f578" draw:formula="9"/>
            <draw:equation draw:name="f579" draw:formula="2194"/>
            <draw:equation draw:name="f580" draw:formula="6"/>
            <draw:equation draw:name="f581" draw:formula="2198"/>
            <draw:equation draw:name="f582" draw:formula="4"/>
            <draw:equation draw:name="f583" draw:formula="2208"/>
            <draw:equation draw:name="f584" draw:formula="2"/>
            <draw:equation draw:name="f585" draw:formula="2220"/>
            <draw:equation draw:name="f586" draw:formula="2230"/>
            <draw:equation draw:name="f587" draw:formula="2240"/>
            <draw:equation draw:name="f588" draw:formula="2244"/>
            <draw:equation draw:name="f589" draw:formula="2249"/>
            <draw:equation draw:name="f590" draw:formula="2253"/>
            <draw:equation draw:name="f591" draw:formula="2257"/>
            <draw:equation draw:name="f592" draw:formula="15"/>
            <draw:equation draw:name="f593" draw:formula="2263"/>
            <draw:equation draw:name="f594" draw:formula="2268"/>
            <draw:equation draw:name="f595" draw:formula="31"/>
            <draw:equation draw:name="f596" draw:formula="2270"/>
            <draw:equation draw:name="f597" draw:formula="2271"/>
            <draw:equation draw:name="f598" draw:formula="2235"/>
            <draw:equation draw:name="f599" draw:formula="103"/>
            <draw:equation draw:name="f600" draw:formula="2224"/>
            <draw:equation draw:name="f601" draw:formula="2755"/>
            <draw:equation draw:name="f602" draw:formula="2441"/>
            <draw:equation draw:name="f603" draw:formula="2443"/>
            <draw:equation draw:name="f604" draw:formula="2446"/>
            <draw:equation draw:name="f605" draw:formula="2449"/>
            <draw:equation draw:name="f606" draw:formula="2454"/>
            <draw:equation draw:name="f607" draw:formula="2461"/>
            <draw:equation draw:name="f608" draw:formula="2469"/>
            <draw:equation draw:name="f609" draw:formula="2478"/>
            <draw:equation draw:name="f610" draw:formula="2489"/>
            <draw:equation draw:name="f611" draw:formula="2499"/>
            <draw:equation draw:name="f612" draw:formula="2510"/>
            <draw:equation draw:name="f613" draw:formula="2523"/>
            <draw:equation draw:name="f614" draw:formula="2535"/>
            <draw:equation draw:name="f615" draw:formula="2548"/>
            <draw:equation draw:name="f616" draw:formula="2564"/>
            <draw:equation draw:name="f617" draw:formula="2579"/>
            <draw:equation draw:name="f618" draw:formula="2595"/>
            <draw:equation draw:name="f619" draw:formula="2612"/>
            <draw:equation draw:name="f620" draw:formula="2628"/>
            <draw:equation draw:name="f621" draw:formula="2644"/>
            <draw:equation draw:name="f622" draw:formula="2660"/>
            <draw:equation draw:name="f623" draw:formula="2676"/>
            <draw:equation draw:name="f624" draw:formula="2690"/>
            <draw:equation draw:name="f625" draw:formula="2705"/>
            <draw:equation draw:name="f626" draw:formula="2719"/>
            <draw:equation draw:name="f627" draw:formula="2732"/>
            <draw:equation draw:name="f628" draw:formula="2717"/>
            <draw:equation draw:name="f629" draw:formula="2700"/>
            <draw:equation draw:name="f630" draw:formula="2683"/>
            <draw:equation draw:name="f631" draw:formula="2664"/>
            <draw:equation draw:name="f632" draw:formula="2645"/>
            <draw:equation draw:name="f633" draw:formula="2625"/>
            <draw:equation draw:name="f634" draw:formula="2605"/>
            <draw:equation draw:name="f635" draw:formula="2583"/>
            <draw:equation draw:name="f636" draw:formula="2559"/>
            <draw:equation draw:name="f637" draw:formula="2524"/>
            <draw:equation draw:name="f638" draw:formula="2512"/>
            <draw:equation draw:name="f639" draw:formula="2502"/>
            <draw:equation draw:name="f640" draw:formula="2492"/>
            <draw:equation draw:name="f641" draw:formula="2483"/>
            <draw:equation draw:name="f642" draw:formula="2472"/>
            <draw:equation draw:name="f643" draw:formula="2463"/>
            <draw:equation draw:name="f644" draw:formula="2455"/>
            <draw:equation draw:name="f645" draw:formula="2437"/>
            <draw:equation draw:name="f646" draw:formula="2429"/>
            <draw:equation draw:name="f647" draw:formula="2422"/>
            <draw:equation draw:name="f648" draw:formula="2415"/>
            <draw:equation draw:name="f649" draw:formula="2409"/>
            <draw:equation draw:name="f650" draw:formula="2401"/>
            <draw:equation draw:name="f651" draw:formula="2396"/>
            <draw:equation draw:name="f652" draw:formula="2391"/>
            <draw:equation draw:name="f653" draw:formula="2386"/>
            <draw:equation draw:name="f654" draw:formula="2382"/>
            <draw:equation draw:name="f655" draw:formula="2378"/>
            <draw:equation draw:name="f656" draw:formula="2374"/>
            <draw:equation draw:name="f657" draw:formula="2371"/>
            <draw:equation draw:name="f658" draw:formula="2369"/>
            <draw:equation draw:name="f659" draw:formula="2366"/>
            <draw:equation draw:name="f660" draw:formula="2363"/>
            <draw:equation draw:name="f661" draw:formula="2362"/>
            <draw:equation draw:name="f662" draw:formula="2377"/>
            <draw:equation draw:name="f663" draw:formula="2381"/>
            <draw:equation draw:name="f664" draw:formula="2385"/>
            <draw:equation draw:name="f665" draw:formula="2390"/>
            <draw:equation draw:name="f666" draw:formula="2395"/>
            <draw:equation draw:name="f667" draw:formula="2400"/>
            <draw:equation draw:name="f668" draw:formula="2407"/>
            <draw:equation draw:name="f669" draw:formula="2414"/>
            <draw:equation draw:name="f670" draw:formula="2420"/>
            <draw:equation draw:name="f671" draw:formula="2427"/>
            <draw:equation draw:name="f672" draw:formula="2435"/>
            <draw:equation draw:name="f673" draw:formula="2444"/>
            <draw:equation draw:name="f674" draw:formula="2452"/>
            <draw:equation draw:name="f675" draw:formula="2460"/>
            <draw:equation draw:name="f676" draw:formula="2468"/>
            <draw:equation draw:name="f677" draw:formula="2477"/>
            <draw:equation draw:name="f678" draw:formula="2487"/>
            <draw:equation draw:name="f679" draw:formula="2497"/>
            <draw:equation draw:name="f680" draw:formula="2507"/>
            <draw:equation draw:name="f681" draw:formula="2518"/>
            <draw:equation draw:name="f682" draw:formula="2528"/>
            <draw:equation draw:name="f683" draw:formula="2539"/>
            <draw:equation draw:name="f684" draw:formula="2549"/>
            <draw:equation draw:name="f685" draw:formula="2562"/>
            <draw:equation draw:name="f686" draw:formula="2573"/>
            <draw:equation draw:name="f687" draw:formula="2585"/>
            <draw:equation draw:name="f688" draw:formula="2597"/>
            <draw:equation draw:name="f689" draw:formula="2608"/>
            <draw:equation draw:name="f690" draw:formula="2619"/>
            <draw:equation draw:name="f691" draw:formula="2630"/>
            <draw:equation draw:name="f692" draw:formula="2640"/>
            <draw:equation draw:name="f693" draw:formula="2650"/>
            <draw:equation draw:name="f694" draw:formula="2659"/>
            <draw:equation draw:name="f695" draw:formula="2669"/>
            <draw:equation draw:name="f696" draw:formula="2677"/>
            <draw:equation draw:name="f697" draw:formula="2685"/>
            <draw:equation draw:name="f698" draw:formula="2693"/>
            <draw:equation draw:name="f699" draw:formula="2708"/>
            <draw:equation draw:name="f700" draw:formula="2714"/>
            <draw:equation draw:name="f701" draw:formula="2721"/>
            <draw:equation draw:name="f702" draw:formula="2729"/>
            <draw:equation draw:name="f703" draw:formula="2737"/>
            <draw:equation draw:name="f704" draw:formula="2744"/>
            <draw:equation draw:name="f705" draw:formula="2749"/>
            <draw:equation draw:name="f706" draw:formula="2753"/>
            <draw:equation draw:name="f707" draw:formula="2756"/>
            <draw:equation draw:name="f708" draw:formula="2758"/>
            <draw:equation draw:name="f709" draw:formula="2759"/>
            <draw:equation draw:name="f710" draw:formula="2757"/>
            <draw:equation draw:name="f711" draw:formula="2680"/>
            <draw:equation draw:name="f712" draw:formula="2679"/>
            <draw:equation draw:name="f713" draw:formula="2675"/>
            <draw:equation draw:name="f714" draw:formula="2672"/>
            <draw:equation draw:name="f715" draw:formula="2668"/>
            <draw:equation draw:name="f716" draw:formula="2663"/>
            <draw:equation draw:name="f717" draw:formula="2657"/>
            <draw:equation draw:name="f718" draw:formula="2641"/>
            <draw:equation draw:name="f719" draw:formula="2632"/>
            <draw:equation draw:name="f720" draw:formula="2620"/>
            <draw:equation draw:name="f721" draw:formula="2609"/>
            <draw:equation draw:name="f722" draw:formula="2596"/>
            <draw:equation draw:name="f723" draw:formula="2581"/>
            <draw:equation draw:name="f724" draw:formula="2567"/>
            <draw:equation draw:name="f725" draw:formula="2552"/>
            <draw:equation draw:name="f726" draw:formula="2540"/>
            <draw:equation draw:name="f727" draw:formula="2515"/>
            <draw:equation draw:name="f728" draw:formula="2504"/>
            <draw:equation draw:name="f729" draw:formula="2494"/>
            <draw:equation draw:name="f730" draw:formula="2485"/>
            <draw:equation draw:name="f731" draw:formula="2475"/>
            <draw:equation draw:name="f732" draw:formula="2458"/>
            <draw:equation draw:name="f733" draw:formula="2450"/>
            <draw:equation draw:name="f734" draw:formula="2860"/>
            <draw:equation draw:name="f735" draw:formula="309"/>
            <draw:equation draw:name="f736" draw:formula="2859"/>
            <draw:equation draw:name="f737" draw:formula="250"/>
            <draw:equation draw:name="f738" draw:formula="2858"/>
            <draw:equation draw:name="f739" draw:formula="2856"/>
            <draw:equation draw:name="f740" draw:formula="2929"/>
            <draw:equation draw:name="f741" draw:formula="2933"/>
            <draw:equation draw:name="f742" draw:formula="2935"/>
            <draw:equation draw:name="f743" draw:formula="2940"/>
            <draw:equation draw:name="f744" draw:formula="2945"/>
            <draw:equation draw:name="f745" draw:formula="2951"/>
            <draw:equation draw:name="f746" draw:formula="2958"/>
            <draw:equation draw:name="f747" draw:formula="2964"/>
            <draw:equation draw:name="f748" draw:formula="2973"/>
            <draw:equation draw:name="f749" draw:formula="2981"/>
            <draw:equation draw:name="f750" draw:formula="2989"/>
            <draw:equation draw:name="f751" draw:formula="3000"/>
            <draw:equation draw:name="f752" draw:formula="3011"/>
            <draw:equation draw:name="f753" draw:formula="3022"/>
            <draw:equation draw:name="f754" draw:formula="3033"/>
            <draw:equation draw:name="f755" draw:formula="3046"/>
            <draw:equation draw:name="f756" draw:formula="3058"/>
            <draw:equation draw:name="f757" draw:formula="3070"/>
            <draw:equation draw:name="f758" draw:formula="3084"/>
            <draw:equation draw:name="f759" draw:formula="3098"/>
            <draw:equation draw:name="f760" draw:formula="3112"/>
            <draw:equation draw:name="f761" draw:formula="3126"/>
            <draw:equation draw:name="f762" draw:formula="3139"/>
            <draw:equation draw:name="f763" draw:formula="3151"/>
            <draw:equation draw:name="f764" draw:formula="3163"/>
            <draw:equation draw:name="f765" draw:formula="3174"/>
            <draw:equation draw:name="f766" draw:formula="3185"/>
            <draw:equation draw:name="f767" draw:formula="215"/>
            <draw:equation draw:name="f768" draw:formula="3192"/>
            <draw:equation draw:name="f769" draw:formula="222"/>
            <draw:equation draw:name="f770" draw:formula="3199"/>
            <draw:equation draw:name="f771" draw:formula="229"/>
            <draw:equation draw:name="f772" draw:formula="3205"/>
            <draw:equation draw:name="f773" draw:formula="3210"/>
            <draw:equation draw:name="f774" draw:formula="3215"/>
            <draw:equation draw:name="f775" draw:formula="3219"/>
            <draw:equation draw:name="f776" draw:formula="3223"/>
            <draw:equation draw:name="f777" draw:formula="269"/>
            <draw:equation draw:name="f778" draw:formula="3228"/>
            <draw:equation draw:name="f779" draw:formula="279"/>
            <draw:equation draw:name="f780" draw:formula="3231"/>
            <draw:equation draw:name="f781" draw:formula="289"/>
            <draw:equation draw:name="f782" draw:formula="3234"/>
            <draw:equation draw:name="f783" draw:formula="299"/>
            <draw:equation draw:name="f784" draw:formula="3236"/>
            <draw:equation draw:name="f785" draw:formula="3238"/>
            <draw:equation draw:name="f786" draw:formula="3241"/>
            <draw:equation draw:name="f787" draw:formula="3242"/>
            <draw:equation draw:name="f788" draw:formula="3160"/>
            <draw:equation draw:name="f789" draw:formula="378"/>
            <draw:equation draw:name="f790" draw:formula="362"/>
            <draw:equation draw:name="f791" draw:formula="3159"/>
            <draw:equation draw:name="f792" draw:formula="3157"/>
            <draw:equation draw:name="f793" draw:formula="3154"/>
            <draw:equation draw:name="f794" draw:formula="319"/>
            <draw:equation draw:name="f795" draw:formula="3150"/>
            <draw:equation draw:name="f796" draw:formula="307"/>
            <draw:equation draw:name="f797" draw:formula="3145"/>
            <draw:equation draw:name="f798" draw:formula="297"/>
            <draw:equation draw:name="f799" draw:formula="3140"/>
            <draw:equation draw:name="f800" draw:formula="286"/>
            <draw:equation draw:name="f801" draw:formula="3134"/>
            <draw:equation draw:name="f802" draw:formula="3127"/>
            <draw:equation draw:name="f803" draw:formula="3120"/>
            <draw:equation draw:name="f804" draw:formula="263"/>
            <draw:equation draw:name="f805" draw:formula="3111"/>
            <draw:equation draw:name="f806" draw:formula="3102"/>
            <draw:equation draw:name="f807" draw:formula="253"/>
            <draw:equation draw:name="f808" draw:formula="3092"/>
            <draw:equation draw:name="f809" draw:formula="3081"/>
            <draw:equation draw:name="f810" draw:formula="3069"/>
            <draw:equation draw:name="f811" draw:formula="3056"/>
            <draw:equation draw:name="f812" draw:formula="3047"/>
            <draw:equation draw:name="f813" draw:formula="3037"/>
            <draw:equation draw:name="f814" draw:formula="3028"/>
            <draw:equation draw:name="f815" draw:formula="3020"/>
            <draw:equation draw:name="f816" draw:formula="3012"/>
            <draw:equation draw:name="f817" draw:formula="3004"/>
            <draw:equation draw:name="f818" draw:formula="2995"/>
            <draw:equation draw:name="f819" draw:formula="2988"/>
            <draw:equation draw:name="f820" draw:formula="268"/>
            <draw:equation draw:name="f821" draw:formula="274"/>
            <draw:equation draw:name="f822" draw:formula="2974"/>
            <draw:equation draw:name="f823" draw:formula="2968"/>
            <draw:equation draw:name="f824" draw:formula="2962"/>
            <draw:equation draw:name="f825" draw:formula="296"/>
            <draw:equation draw:name="f826" draw:formula="2953"/>
            <draw:equation draw:name="f827" draw:formula="2950"/>
            <draw:equation draw:name="f828" draw:formula="2947"/>
            <draw:equation draw:name="f829" draw:formula="329"/>
            <draw:equation draw:name="f830" draw:formula="2943"/>
            <draw:equation draw:name="f831" draw:formula="2942"/>
            <draw:equation draw:name="f832" draw:formula="367"/>
            <draw:equation draw:name="f833" draw:formula="3680"/>
            <draw:equation draw:name="f834" draw:formula="3694"/>
            <draw:equation draw:name="f835" draw:formula="3681"/>
            <draw:equation draw:name="f836" draw:formula="3666"/>
            <draw:equation draw:name="f837" draw:formula="3651"/>
            <draw:equation draw:name="f838" draw:formula="3635"/>
            <draw:equation draw:name="f839" draw:formula="3619"/>
            <draw:equation draw:name="f840" draw:formula="3602"/>
            <draw:equation draw:name="f841" draw:formula="3584"/>
            <draw:equation draw:name="f842" draw:formula="3566"/>
            <draw:equation draw:name="f843" draw:formula="3541"/>
            <draw:equation draw:name="f844" draw:formula="3517"/>
            <draw:equation draw:name="f845" draw:formula="3506"/>
            <draw:equation draw:name="f846" draw:formula="641"/>
            <draw:equation draw:name="f847" draw:formula="3495"/>
            <draw:equation draw:name="f848" draw:formula="3484"/>
            <draw:equation draw:name="f849" draw:formula="3474"/>
            <draw:equation draw:name="f850" draw:formula="3464"/>
            <draw:equation draw:name="f851" draw:formula="3455"/>
            <draw:equation draw:name="f852" draw:formula="623"/>
            <draw:equation draw:name="f853" draw:formula="3445"/>
            <draw:equation draw:name="f854" draw:formula="3436"/>
            <draw:equation draw:name="f855" draw:formula="3427"/>
            <draw:equation draw:name="f856" draw:formula="3419"/>
            <draw:equation draw:name="f857" draw:formula="599"/>
            <draw:equation draw:name="f858" draw:formula="3410"/>
            <draw:equation draw:name="f859" draw:formula="3403"/>
            <draw:equation draw:name="f860" draw:formula="3395"/>
            <draw:equation draw:name="f861" draw:formula="3389"/>
            <draw:equation draw:name="f862" draw:formula="3382"/>
            <draw:equation draw:name="f863" draw:formula="3377"/>
            <draw:equation draw:name="f864" draw:formula="550"/>
            <draw:equation draw:name="f865" draw:formula="3370"/>
            <draw:equation draw:name="f866" draw:formula="3365"/>
            <draw:equation draw:name="f867" draw:formula="3361"/>
            <draw:equation draw:name="f868" draw:formula="521"/>
            <draw:equation draw:name="f869" draw:formula="3357"/>
            <draw:equation draw:name="f870" draw:formula="3354"/>
            <draw:equation draw:name="f871" draw:formula="500"/>
            <draw:equation draw:name="f872" draw:formula="3351"/>
            <draw:equation draw:name="f873" draw:formula="489"/>
            <draw:equation draw:name="f874" draw:formula="3348"/>
            <draw:equation draw:name="f875" draw:formula="478"/>
            <draw:equation draw:name="f876" draw:formula="3346"/>
            <draw:equation draw:name="f877" draw:formula="467"/>
            <draw:equation draw:name="f878" draw:formula="3343"/>
            <draw:equation draw:name="f879" draw:formula="442"/>
            <draw:equation draw:name="f880" draw:formula="3342"/>
            <draw:equation draw:name="f881" draw:formula="417"/>
            <draw:equation draw:name="f882" draw:formula="404"/>
            <draw:equation draw:name="f883" draw:formula="391"/>
            <draw:equation draw:name="f884" draw:formula="3344"/>
            <draw:equation draw:name="f885" draw:formula="379"/>
            <draw:equation draw:name="f886" draw:formula="3358"/>
            <draw:equation draw:name="f887" draw:formula="3363"/>
            <draw:equation draw:name="f888" draw:formula="3367"/>
            <draw:equation draw:name="f889" draw:formula="3373"/>
            <draw:equation draw:name="f890" draw:formula="3379"/>
            <draw:equation draw:name="f891" draw:formula="3386"/>
            <draw:equation draw:name="f892" draw:formula="3393"/>
            <draw:equation draw:name="f893" draw:formula="3400"/>
            <draw:equation draw:name="f894" draw:formula="3408"/>
            <draw:equation draw:name="f895" draw:formula="3417"/>
            <draw:equation draw:name="f896" draw:formula="3425"/>
            <draw:equation draw:name="f897" draw:formula="3434"/>
            <draw:equation draw:name="f898" draw:formula="3443"/>
            <draw:equation draw:name="f899" draw:formula="3454"/>
            <draw:equation draw:name="f900" draw:formula="3496"/>
            <draw:equation draw:name="f901" draw:formula="3507"/>
            <draw:equation draw:name="f902" draw:formula="3519"/>
            <draw:equation draw:name="f903" draw:formula="3532"/>
            <draw:equation draw:name="f904" draw:formula="3544"/>
            <draw:equation draw:name="f905" draw:formula="3556"/>
            <draw:equation draw:name="f906" draw:formula="3570"/>
            <draw:equation draw:name="f907" draw:formula="3583"/>
            <draw:equation draw:name="f908" draw:formula="3599"/>
            <draw:equation draw:name="f909" draw:formula="3616"/>
            <draw:equation draw:name="f910" draw:formula="3631"/>
            <draw:equation draw:name="f911" draw:formula="3646"/>
            <draw:equation draw:name="f912" draw:formula="3659"/>
            <draw:equation draw:name="f913" draw:formula="3672"/>
            <draw:equation draw:name="f914" draw:formula="3685"/>
            <draw:equation draw:name="f915" draw:formula="3696"/>
            <draw:equation draw:name="f916" draw:formula="3678"/>
            <draw:equation draw:name="f917" draw:formula="3667"/>
            <draw:equation draw:name="f918" draw:formula="260"/>
            <draw:equation draw:name="f919" draw:formula="3656"/>
            <draw:equation draw:name="f920" draw:formula="3633"/>
            <draw:equation draw:name="f921" draw:formula="248"/>
            <draw:equation draw:name="f922" draw:formula="3622"/>
            <draw:equation draw:name="f923" draw:formula="3609"/>
            <draw:equation draw:name="f924" draw:formula="3596"/>
            <draw:equation draw:name="f925" draw:formula="3565"/>
            <draw:equation draw:name="f926" draw:formula="3548"/>
            <draw:equation draw:name="f927" draw:formula="3516"/>
            <draw:equation draw:name="f928" draw:formula="3502"/>
            <draw:equation draw:name="f929" draw:formula="3489"/>
            <draw:equation draw:name="f930" draw:formula="3476"/>
            <draw:equation draw:name="f931" draw:formula="3465"/>
            <draw:equation draw:name="f932" draw:formula="3456"/>
            <draw:equation draw:name="f933" draw:formula="3447"/>
            <draw:equation draw:name="f934" draw:formula="318"/>
            <draw:equation draw:name="f935" draw:formula="3440"/>
            <draw:equation draw:name="f936" draw:formula="3430"/>
            <draw:equation draw:name="f937" draw:formula="396"/>
            <draw:equation draw:name="f938" draw:formula="3424"/>
            <draw:equation draw:name="f939" draw:formula="413"/>
            <draw:equation draw:name="f940" draw:formula="432"/>
            <draw:equation draw:name="f941" draw:formula="449"/>
            <draw:equation draw:name="f942" draw:formula="3435"/>
            <draw:equation draw:name="f943" draw:formula="482"/>
            <draw:equation draw:name="f944" draw:formula="3441"/>
            <draw:equation draw:name="f945" draw:formula="496"/>
            <draw:equation draw:name="f946" draw:formula="3449"/>
            <draw:equation draw:name="f947" draw:formula="3458"/>
            <draw:equation draw:name="f948" draw:formula="3468"/>
            <draw:equation draw:name="f949" draw:formula="3479"/>
            <draw:equation draw:name="f950" draw:formula="3492"/>
            <draw:equation draw:name="f951" draw:formula="555"/>
            <draw:equation draw:name="f952" draw:formula="3505"/>
            <draw:equation draw:name="f953" draw:formula="563"/>
            <draw:equation draw:name="f954" draw:formula="3518"/>
            <draw:equation draw:name="f955" draw:formula="3533"/>
            <draw:equation draw:name="f956" draw:formula="575"/>
            <draw:equation draw:name="f957" draw:formula="3564"/>
            <draw:equation draw:name="f958" draw:formula="3580"/>
            <draw:equation draw:name="f959" draw:formula="3592"/>
            <draw:equation draw:name="f960" draw:formula="3605"/>
            <draw:equation draw:name="f961" draw:formula="3618"/>
            <draw:equation draw:name="f962" draw:formula="3630"/>
            <draw:equation draw:name="f963" draw:formula="3643"/>
            <draw:equation draw:name="f964" draw:formula="572"/>
            <draw:equation draw:name="f965" draw:formula="3655"/>
            <draw:equation draw:name="f966" draw:formula="4149"/>
            <draw:equation draw:name="f967" draw:formula="3836"/>
            <draw:equation draw:name="f968" draw:formula="3837"/>
            <draw:equation draw:name="f969" draw:formula="3840"/>
            <draw:equation draw:name="f970" draw:formula="3843"/>
            <draw:equation draw:name="f971" draw:formula="3848"/>
            <draw:equation draw:name="f972" draw:formula="3855"/>
            <draw:equation draw:name="f973" draw:formula="3864"/>
            <draw:equation draw:name="f974" draw:formula="3873"/>
            <draw:equation draw:name="f975" draw:formula="3883"/>
            <draw:equation draw:name="f976" draw:formula="3893"/>
            <draw:equation draw:name="f977" draw:formula="3905"/>
            <draw:equation draw:name="f978" draw:formula="3917"/>
            <draw:equation draw:name="f979" draw:formula="3929"/>
            <draw:equation draw:name="f980" draw:formula="3943"/>
            <draw:equation draw:name="f981" draw:formula="3958"/>
            <draw:equation draw:name="f982" draw:formula="3973"/>
            <draw:equation draw:name="f983" draw:formula="3989"/>
            <draw:equation draw:name="f984" draw:formula="4006"/>
            <draw:equation draw:name="f985" draw:formula="4023"/>
            <draw:equation draw:name="f986" draw:formula="4038"/>
            <draw:equation draw:name="f987" draw:formula="4055"/>
            <draw:equation draw:name="f988" draw:formula="4070"/>
            <draw:equation draw:name="f989" draw:formula="4084"/>
            <draw:equation draw:name="f990" draw:formula="4099"/>
            <draw:equation draw:name="f991" draw:formula="4113"/>
            <draw:equation draw:name="f992" draw:formula="4127"/>
            <draw:equation draw:name="f993" draw:formula="4111"/>
            <draw:equation draw:name="f994" draw:formula="4095"/>
            <draw:equation draw:name="f995" draw:formula="4077"/>
            <draw:equation draw:name="f996" draw:formula="4059"/>
            <draw:equation draw:name="f997" draw:formula="4039"/>
            <draw:equation draw:name="f998" draw:formula="4020"/>
            <draw:equation draw:name="f999" draw:formula="3999"/>
            <draw:equation draw:name="f1000" draw:formula="3978"/>
            <draw:equation draw:name="f1001" draw:formula="3953"/>
            <draw:equation draw:name="f1002" draw:formula="3918"/>
            <draw:equation draw:name="f1003" draw:formula="3907"/>
            <draw:equation draw:name="f1004" draw:formula="3896"/>
            <draw:equation draw:name="f1005" draw:formula="3886"/>
            <draw:equation draw:name="f1006" draw:formula="3877"/>
            <draw:equation draw:name="f1007" draw:formula="3867"/>
            <draw:equation draw:name="f1008" draw:formula="3857"/>
            <draw:equation draw:name="f1009" draw:formula="3849"/>
            <draw:equation draw:name="f1010" draw:formula="3832"/>
            <draw:equation draw:name="f1011" draw:formula="3823"/>
            <draw:equation draw:name="f1012" draw:formula="3816"/>
            <draw:equation draw:name="f1013" draw:formula="3809"/>
            <draw:equation draw:name="f1014" draw:formula="3803"/>
            <draw:equation draw:name="f1015" draw:formula="3796"/>
            <draw:equation draw:name="f1016" draw:formula="3791"/>
            <draw:equation draw:name="f1017" draw:formula="3785"/>
            <draw:equation draw:name="f1018" draw:formula="3780"/>
            <draw:equation draw:name="f1019" draw:formula="3776"/>
            <draw:equation draw:name="f1020" draw:formula="3772"/>
            <draw:equation draw:name="f1021" draw:formula="3768"/>
            <draw:equation draw:name="f1022" draw:formula="3765"/>
            <draw:equation draw:name="f1023" draw:formula="3763"/>
            <draw:equation draw:name="f1024" draw:formula="3761"/>
            <draw:equation draw:name="f1025" draw:formula="3758"/>
            <draw:equation draw:name="f1026" draw:formula="3757"/>
            <draw:equation draw:name="f1027" draw:formula="3771"/>
            <draw:equation draw:name="f1028" draw:formula="3775"/>
            <draw:equation draw:name="f1029" draw:formula="3779"/>
            <draw:equation draw:name="f1030" draw:formula="3784"/>
            <draw:equation draw:name="f1031" draw:formula="3790"/>
            <draw:equation draw:name="f1032" draw:formula="3795"/>
            <draw:equation draw:name="f1033" draw:formula="3801"/>
            <draw:equation draw:name="f1034" draw:formula="3808"/>
            <draw:equation draw:name="f1035" draw:formula="3814"/>
            <draw:equation draw:name="f1036" draw:formula="3821"/>
            <draw:equation draw:name="f1037" draw:formula="3830"/>
            <draw:equation draw:name="f1038" draw:formula="3838"/>
            <draw:equation draw:name="f1039" draw:formula="3846"/>
            <draw:equation draw:name="f1040" draw:formula="3854"/>
            <draw:equation draw:name="f1041" draw:formula="3863"/>
            <draw:equation draw:name="f1042" draw:formula="3872"/>
            <draw:equation draw:name="f1043" draw:formula="3881"/>
            <draw:equation draw:name="f1044" draw:formula="3891"/>
            <draw:equation draw:name="f1045" draw:formula="3902"/>
            <draw:equation draw:name="f1046" draw:formula="3912"/>
            <draw:equation draw:name="f1047" draw:formula="3922"/>
            <draw:equation draw:name="f1048" draw:formula="3933"/>
            <draw:equation draw:name="f1049" draw:formula="3944"/>
            <draw:equation draw:name="f1050" draw:formula="3956"/>
            <draw:equation draw:name="f1051" draw:formula="3967"/>
            <draw:equation draw:name="f1052" draw:formula="3980"/>
            <draw:equation draw:name="f1053" draw:formula="3991"/>
            <draw:equation draw:name="f1054" draw:formula="4002"/>
            <draw:equation draw:name="f1055" draw:formula="4014"/>
            <draw:equation draw:name="f1056" draw:formula="4024"/>
            <draw:equation draw:name="f1057" draw:formula="4034"/>
            <draw:equation draw:name="f1058" draw:formula="4044"/>
            <draw:equation draw:name="f1059" draw:formula="4054"/>
            <draw:equation draw:name="f1060" draw:formula="4063"/>
            <draw:equation draw:name="f1061" draw:formula="4071"/>
            <draw:equation draw:name="f1062" draw:formula="4079"/>
            <draw:equation draw:name="f1063" draw:formula="4088"/>
            <draw:equation draw:name="f1064" draw:formula="4102"/>
            <draw:equation draw:name="f1065" draw:formula="4108"/>
            <draw:equation draw:name="f1066" draw:formula="4115"/>
            <draw:equation draw:name="f1067" draw:formula="4124"/>
            <draw:equation draw:name="f1068" draw:formula="4132"/>
            <draw:equation draw:name="f1069" draw:formula="4138"/>
            <draw:equation draw:name="f1070" draw:formula="4143"/>
            <draw:equation draw:name="f1071" draw:formula="4147"/>
            <draw:equation draw:name="f1072" draw:formula="4150"/>
            <draw:equation draw:name="f1073" draw:formula="4152"/>
            <draw:equation draw:name="f1074" draw:formula="4153"/>
            <draw:equation draw:name="f1075" draw:formula="4151"/>
            <draw:equation draw:name="f1076" draw:formula="4074"/>
            <draw:equation draw:name="f1077" draw:formula="4073"/>
            <draw:equation draw:name="f1078" draw:formula="4069"/>
            <draw:equation draw:name="f1079" draw:formula="4066"/>
            <draw:equation draw:name="f1080" draw:formula="4062"/>
            <draw:equation draw:name="f1081" draw:formula="4058"/>
            <draw:equation draw:name="f1082" draw:formula="4052"/>
            <draw:equation draw:name="f1083" draw:formula="4035"/>
            <draw:equation draw:name="f1084" draw:formula="4026"/>
            <draw:equation draw:name="f1085" draw:formula="4015"/>
            <draw:equation draw:name="f1086" draw:formula="4003"/>
            <draw:equation draw:name="f1087" draw:formula="3990"/>
            <draw:equation draw:name="f1088" draw:formula="3976"/>
            <draw:equation draw:name="f1089" draw:formula="3961"/>
            <draw:equation draw:name="f1090" draw:formula="3947"/>
            <draw:equation draw:name="f1091" draw:formula="3934"/>
            <draw:equation draw:name="f1092" draw:formula="3910"/>
            <draw:equation draw:name="f1093" draw:formula="3900"/>
            <draw:equation draw:name="f1094" draw:formula="3888"/>
            <draw:equation draw:name="f1095" draw:formula="3879"/>
            <draw:equation draw:name="f1096" draw:formula="3870"/>
            <draw:equation draw:name="f1097" draw:formula="3852"/>
            <draw:equation draw:name="f1098" draw:formula="3844"/>
            <draw:equation draw:name="f1099" draw:formula="4756"/>
            <draw:equation draw:name="f1100" draw:formula="4771"/>
            <draw:equation draw:name="f1101" draw:formula="4742"/>
            <draw:equation draw:name="f1102" draw:formula="4728"/>
            <draw:equation draw:name="f1103" draw:formula="4711"/>
            <draw:equation draw:name="f1104" draw:formula="4695"/>
            <draw:equation draw:name="f1105" draw:formula="4678"/>
            <draw:equation draw:name="f1106" draw:formula="4660"/>
            <draw:equation draw:name="f1107" draw:formula="4641"/>
            <draw:equation draw:name="f1108" draw:formula="4617"/>
            <draw:equation draw:name="f1109" draw:formula="4593"/>
            <draw:equation draw:name="f1110" draw:formula="4582"/>
            <draw:equation draw:name="f1111" draw:formula="4571"/>
            <draw:equation draw:name="f1112" draw:formula="4560"/>
            <draw:equation draw:name="f1113" draw:formula="4550"/>
            <draw:equation draw:name="f1114" draw:formula="4541"/>
            <draw:equation draw:name="f1115" draw:formula="4530"/>
            <draw:equation draw:name="f1116" draw:formula="4521"/>
            <draw:equation draw:name="f1117" draw:formula="4512"/>
            <draw:equation draw:name="f1118" draw:formula="4504"/>
            <draw:equation draw:name="f1119" draw:formula="4495"/>
            <draw:equation draw:name="f1120" draw:formula="4487"/>
            <draw:equation draw:name="f1121" draw:formula="4479"/>
            <draw:equation draw:name="f1122" draw:formula="4472"/>
            <draw:equation draw:name="f1123" draw:formula="4465"/>
            <draw:equation draw:name="f1124" draw:formula="4458"/>
            <draw:equation draw:name="f1125" draw:formula="4452"/>
            <draw:equation draw:name="f1126" draw:formula="4447"/>
            <draw:equation draw:name="f1127" draw:formula="4442"/>
            <draw:equation draw:name="f1128" draw:formula="4437"/>
            <draw:equation draw:name="f1129" draw:formula="4434"/>
            <draw:equation draw:name="f1130" draw:formula="4430"/>
            <draw:equation draw:name="f1131" draw:formula="4427"/>
            <draw:equation draw:name="f1132" draw:formula="4424"/>
            <draw:equation draw:name="f1133" draw:formula="4421"/>
            <draw:equation draw:name="f1134" draw:formula="4419"/>
            <draw:equation draw:name="f1135" draw:formula="4418"/>
            <draw:equation draw:name="f1136" draw:formula="4420"/>
            <draw:equation draw:name="f1137" draw:formula="4423"/>
            <draw:equation draw:name="f1138" draw:formula="4425"/>
            <draw:equation draw:name="f1139" draw:formula="4428"/>
            <draw:equation draw:name="f1140" draw:formula="4431"/>
            <draw:equation draw:name="f1141" draw:formula="4435"/>
            <draw:equation draw:name="f1142" draw:formula="4439"/>
            <draw:equation draw:name="f1143" draw:formula="4444"/>
            <draw:equation draw:name="f1144" draw:formula="4449"/>
            <draw:equation draw:name="f1145" draw:formula="4455"/>
            <draw:equation draw:name="f1146" draw:formula="4462"/>
            <draw:equation draw:name="f1147" draw:formula="4469"/>
            <draw:equation draw:name="f1148" draw:formula="4476"/>
            <draw:equation draw:name="f1149" draw:formula="4484"/>
            <draw:equation draw:name="f1150" draw:formula="4492"/>
            <draw:equation draw:name="f1151" draw:formula="4502"/>
            <draw:equation draw:name="f1152" draw:formula="4511"/>
            <draw:equation draw:name="f1153" draw:formula="4520"/>
            <draw:equation draw:name="f1154" draw:formula="4529"/>
            <draw:equation draw:name="f1155" draw:formula="4540"/>
            <draw:equation draw:name="f1156" draw:formula="4561"/>
            <draw:equation draw:name="f1157" draw:formula="4573"/>
            <draw:equation draw:name="f1158" draw:formula="4584"/>
            <draw:equation draw:name="f1159" draw:formula="4595"/>
            <draw:equation draw:name="f1160" draw:formula="4607"/>
            <draw:equation draw:name="f1161" draw:formula="4620"/>
            <draw:equation draw:name="f1162" draw:formula="4632"/>
            <draw:equation draw:name="f1163" draw:formula="4645"/>
            <draw:equation draw:name="f1164" draw:formula="4659"/>
            <draw:equation draw:name="f1165" draw:formula="4676"/>
            <draw:equation draw:name="f1166" draw:formula="4692"/>
            <draw:equation draw:name="f1167" draw:formula="4707"/>
            <draw:equation draw:name="f1168" draw:formula="4722"/>
            <draw:equation draw:name="f1169" draw:formula="4736"/>
            <draw:equation draw:name="f1170" draw:formula="4748"/>
            <draw:equation draw:name="f1171" draw:formula="4761"/>
            <draw:equation draw:name="f1172" draw:formula="4772"/>
            <draw:equation draw:name="f1173" draw:formula="4753"/>
            <draw:equation draw:name="f1174" draw:formula="4743"/>
            <draw:equation draw:name="f1175" draw:formula="4733"/>
            <draw:equation draw:name="f1176" draw:formula="4710"/>
            <draw:equation draw:name="f1177" draw:formula="4698"/>
            <draw:equation draw:name="f1178" draw:formula="4686"/>
            <draw:equation draw:name="f1179" draw:formula="4672"/>
            <draw:equation draw:name="f1180" draw:formula="4624"/>
            <draw:equation draw:name="f1181" draw:formula="4579"/>
            <draw:equation draw:name="f1182" draw:formula="4565"/>
            <draw:equation draw:name="f1183" draw:formula="4553"/>
            <draw:equation draw:name="f1184" draw:formula="4542"/>
            <draw:equation draw:name="f1185" draw:formula="4531"/>
            <draw:equation draw:name="f1186" draw:formula="4523"/>
            <draw:equation draw:name="f1187" draw:formula="4516"/>
            <draw:equation draw:name="f1188" draw:formula="4507"/>
            <draw:equation draw:name="f1189" draw:formula="4503"/>
            <draw:equation draw:name="f1190" draw:formula="4501"/>
            <draw:equation draw:name="f1191" draw:formula="4518"/>
            <draw:equation draw:name="f1192" draw:formula="4525"/>
            <draw:equation draw:name="f1193" draw:formula="4535"/>
            <draw:equation draw:name="f1194" draw:formula="4545"/>
            <draw:equation draw:name="f1195" draw:formula="4556"/>
            <draw:equation draw:name="f1196" draw:formula="4568"/>
            <draw:equation draw:name="f1197" draw:formula="4581"/>
            <draw:equation draw:name="f1198" draw:formula="4594"/>
            <draw:equation draw:name="f1199" draw:formula="4608"/>
            <draw:equation draw:name="f1200" draw:formula="4639"/>
            <draw:equation draw:name="f1201" draw:formula="4657"/>
            <draw:equation draw:name="f1202" draw:formula="4669"/>
            <draw:equation draw:name="f1203" draw:formula="4681"/>
            <draw:equation draw:name="f1204" draw:formula="4694"/>
            <draw:equation draw:name="f1205" draw:formula="4706"/>
            <draw:equation draw:name="f1206" draw:formula="4718"/>
            <draw:equation draw:name="f1207" draw:formula="4732"/>
            <draw:equation draw:name="f1208" draw:formula="4744"/>
            <draw:equation draw:name="f1209" draw:formula="5225"/>
            <draw:equation draw:name="f1210" draw:formula="4913"/>
            <draw:equation draw:name="f1211" draw:formula="4914"/>
            <draw:equation draw:name="f1212" draw:formula="4916"/>
            <draw:equation draw:name="f1213" draw:formula="4920"/>
            <draw:equation draw:name="f1214" draw:formula="4925"/>
            <draw:equation draw:name="f1215" draw:formula="4931"/>
            <draw:equation draw:name="f1216" draw:formula="4939"/>
            <draw:equation draw:name="f1217" draw:formula="4949"/>
            <draw:equation draw:name="f1218" draw:formula="4959"/>
            <draw:equation draw:name="f1219" draw:formula="4969"/>
            <draw:equation draw:name="f1220" draw:formula="4980"/>
            <draw:equation draw:name="f1221" draw:formula="4993"/>
            <draw:equation draw:name="f1222" draw:formula="5006"/>
            <draw:equation draw:name="f1223" draw:formula="5019"/>
            <draw:equation draw:name="f1224" draw:formula="5034"/>
            <draw:equation draw:name="f1225" draw:formula="5049"/>
            <draw:equation draw:name="f1226" draw:formula="5066"/>
            <draw:equation draw:name="f1227" draw:formula="5082"/>
            <draw:equation draw:name="f1228" draw:formula="5099"/>
            <draw:equation draw:name="f1229" draw:formula="5115"/>
            <draw:equation draw:name="f1230" draw:formula="5130"/>
            <draw:equation draw:name="f1231" draw:formula="5146"/>
            <draw:equation draw:name="f1232" draw:formula="5161"/>
            <draw:equation draw:name="f1233" draw:formula="5176"/>
            <draw:equation draw:name="f1234" draw:formula="5189"/>
            <draw:equation draw:name="f1235" draw:formula="5203"/>
            <draw:equation draw:name="f1236" draw:formula="5187"/>
            <draw:equation draw:name="f1237" draw:formula="5171"/>
            <draw:equation draw:name="f1238" draw:formula="5153"/>
            <draw:equation draw:name="f1239" draw:formula="5135"/>
            <draw:equation draw:name="f1240" draw:formula="5116"/>
            <draw:equation draw:name="f1241" draw:formula="5096"/>
            <draw:equation draw:name="f1242" draw:formula="5075"/>
            <draw:equation draw:name="f1243" draw:formula="5054"/>
            <draw:equation draw:name="f1244" draw:formula="5029"/>
            <draw:equation draw:name="f1245" draw:formula="4995"/>
            <draw:equation draw:name="f1246" draw:formula="4984"/>
            <draw:equation draw:name="f1247" draw:formula="4973"/>
            <draw:equation draw:name="f1248" draw:formula="4963"/>
            <draw:equation draw:name="f1249" draw:formula="4953"/>
            <draw:equation draw:name="f1250" draw:formula="4943"/>
            <draw:equation draw:name="f1251" draw:formula="4934"/>
            <draw:equation draw:name="f1252" draw:formula="4917"/>
            <draw:equation draw:name="f1253" draw:formula="4909"/>
            <draw:equation draw:name="f1254" draw:formula="4900"/>
            <draw:equation draw:name="f1255" draw:formula="4893"/>
            <draw:equation draw:name="f1256" draw:formula="4886"/>
            <draw:equation draw:name="f1257" draw:formula="4879"/>
            <draw:equation draw:name="f1258" draw:formula="4873"/>
            <draw:equation draw:name="f1259" draw:formula="4866"/>
            <draw:equation draw:name="f1260" draw:formula="4861"/>
            <draw:equation draw:name="f1261" draw:formula="4856"/>
            <draw:equation draw:name="f1262" draw:formula="4852"/>
            <draw:equation draw:name="f1263" draw:formula="4848"/>
            <draw:equation draw:name="f1264" draw:formula="4845"/>
            <draw:equation draw:name="f1265" draw:formula="4842"/>
            <draw:equation draw:name="f1266" draw:formula="4840"/>
            <draw:equation draw:name="f1267" draw:formula="4837"/>
            <draw:equation draw:name="f1268" draw:formula="4835"/>
            <draw:equation draw:name="f1269" draw:formula="4834"/>
            <draw:equation draw:name="f1270" draw:formula="4860"/>
            <draw:equation draw:name="f1271" draw:formula="4865"/>
            <draw:equation draw:name="f1272" draw:formula="4872"/>
            <draw:equation draw:name="f1273" draw:formula="4878"/>
            <draw:equation draw:name="f1274" draw:formula="4884"/>
            <draw:equation draw:name="f1275" draw:formula="4891"/>
            <draw:equation draw:name="f1276" draw:formula="4898"/>
            <draw:equation draw:name="f1277" draw:formula="4905"/>
            <draw:equation draw:name="f1278" draw:formula="4922"/>
            <draw:equation draw:name="f1279" draw:formula="4930"/>
            <draw:equation draw:name="f1280" draw:formula="4958"/>
            <draw:equation draw:name="f1281" draw:formula="4967"/>
            <draw:equation draw:name="f1282" draw:formula="4977"/>
            <draw:equation draw:name="f1283" draw:formula="4988"/>
            <draw:equation draw:name="f1284" draw:formula="4999"/>
            <draw:equation draw:name="f1285" draw:formula="5009"/>
            <draw:equation draw:name="f1286" draw:formula="5021"/>
            <draw:equation draw:name="f1287" draw:formula="5032"/>
            <draw:equation draw:name="f1288" draw:formula="5044"/>
            <draw:equation draw:name="f1289" draw:formula="5055"/>
            <draw:equation draw:name="f1290" draw:formula="5068"/>
            <draw:equation draw:name="f1291" draw:formula="5079"/>
            <draw:equation draw:name="f1292" draw:formula="5090"/>
            <draw:equation draw:name="f1293" draw:formula="5101"/>
            <draw:equation draw:name="f1294" draw:formula="5111"/>
            <draw:equation draw:name="f1295" draw:formula="5120"/>
            <draw:equation draw:name="f1296" draw:formula="5129"/>
            <draw:equation draw:name="f1297" draw:formula="5139"/>
            <draw:equation draw:name="f1298" draw:formula="5148"/>
            <draw:equation draw:name="f1299" draw:formula="5156"/>
            <draw:equation draw:name="f1300" draw:formula="5163"/>
            <draw:equation draw:name="f1301" draw:formula="5172"/>
            <draw:equation draw:name="f1302" draw:formula="5178"/>
            <draw:equation draw:name="f1303" draw:formula="5185"/>
            <draw:equation draw:name="f1304" draw:formula="5191"/>
            <draw:equation draw:name="f1305" draw:formula="5200"/>
            <draw:equation draw:name="f1306" draw:formula="5208"/>
            <draw:equation draw:name="f1307" draw:formula="5215"/>
            <draw:equation draw:name="f1308" draw:formula="5220"/>
            <draw:equation draw:name="f1309" draw:formula="5224"/>
            <draw:equation draw:name="f1310" draw:formula="5227"/>
            <draw:equation draw:name="f1311" draw:formula="5229"/>
            <draw:equation draw:name="f1312" draw:formula="5228"/>
            <draw:equation draw:name="f1313" draw:formula="5150"/>
            <draw:equation draw:name="f1314" draw:formula="5149"/>
            <draw:equation draw:name="f1315" draw:formula="5145"/>
            <draw:equation draw:name="f1316" draw:formula="5142"/>
            <draw:equation draw:name="f1317" draw:formula="5134"/>
            <draw:equation draw:name="f1318" draw:formula="5128"/>
            <draw:equation draw:name="f1319" draw:formula="5112"/>
            <draw:equation draw:name="f1320" draw:formula="5102"/>
            <draw:equation draw:name="f1321" draw:formula="5091"/>
            <draw:equation draw:name="f1322" draw:formula="5067"/>
            <draw:equation draw:name="f1323" draw:formula="5052"/>
            <draw:equation draw:name="f1324" draw:formula="5037"/>
            <draw:equation draw:name="f1325" draw:formula="5024"/>
            <draw:equation draw:name="f1326" draw:formula="5010"/>
            <draw:equation draw:name="f1327" draw:formula="4998"/>
            <draw:equation draw:name="f1328" draw:formula="4987"/>
            <draw:equation draw:name="f1329" draw:formula="4975"/>
            <draw:equation draw:name="f1330" draw:formula="4965"/>
            <draw:equation draw:name="f1331" draw:formula="4956"/>
            <draw:equation draw:name="f1332" draw:formula="4947"/>
            <draw:equation draw:name="f1333" draw:formula="4940"/>
            <draw:equation draw:name="f1334" draw:formula="4929"/>
            <draw:equation draw:name="f1335" draw:formula="4924"/>
            <draw:equation draw:name="f1336" draw:formula="5330"/>
            <draw:equation draw:name="f1337" draw:formula="5329"/>
            <draw:equation draw:name="f1338" draw:formula="5328"/>
            <draw:equation draw:name="f1339" draw:formula="5399"/>
            <draw:equation draw:name="f1340" draw:formula="5402"/>
            <draw:equation draw:name="f1341" draw:formula="5406"/>
            <draw:equation draw:name="f1342" draw:formula="5409"/>
            <draw:equation draw:name="f1343" draw:formula="5414"/>
            <draw:equation draw:name="f1344" draw:formula="5419"/>
            <draw:equation draw:name="f1345" draw:formula="5425"/>
            <draw:equation draw:name="f1346" draw:formula="5432"/>
            <draw:equation draw:name="f1347" draw:formula="5439"/>
            <draw:equation draw:name="f1348" draw:formula="5446"/>
            <draw:equation draw:name="f1349" draw:formula="5454"/>
            <draw:equation draw:name="f1350" draw:formula="5463"/>
            <draw:equation draw:name="f1351" draw:formula="5472"/>
            <draw:equation draw:name="f1352" draw:formula="5481"/>
            <draw:equation draw:name="f1353" draw:formula="5490"/>
            <draw:equation draw:name="f1354" draw:formula="5500"/>
            <draw:equation draw:name="f1355" draw:formula="5510"/>
            <draw:equation draw:name="f1356" draw:formula="5520"/>
            <draw:equation draw:name="f1357" draw:formula="5529"/>
            <draw:equation draw:name="f1358" draw:formula="5541"/>
            <draw:equation draw:name="f1359" draw:formula="5553"/>
            <draw:equation draw:name="f1360" draw:formula="5539"/>
            <draw:equation draw:name="f1361" draw:formula="5524"/>
            <draw:equation draw:name="f1362" draw:formula="5511"/>
            <draw:equation draw:name="f1363" draw:formula="5498"/>
            <draw:equation draw:name="f1364" draw:formula="5486"/>
            <draw:equation draw:name="f1365" draw:formula="5475"/>
            <draw:equation draw:name="f1366" draw:formula="5464"/>
            <draw:equation draw:name="f1367" draw:formula="5455"/>
            <draw:equation draw:name="f1368" draw:formula="5438"/>
            <draw:equation draw:name="f1369" draw:formula="5426"/>
            <draw:equation draw:name="f1370" draw:formula="5421"/>
            <draw:equation draw:name="f1371" draw:formula="5418"/>
            <draw:equation draw:name="f1372" draw:formula="5415"/>
            <draw:equation draw:name="f1373" draw:formula="5413"/>
            <draw:equation draw:name="f1374" draw:formula="5411"/>
            <draw:equation draw:name="f1375" draw:formula="5652"/>
            <draw:equation draw:name="f1376" draw:formula="5732"/>
            <draw:equation draw:name="f1377" draw:formula="80"/>
            <draw:equation draw:name="f1378" draw:formula="5849"/>
            <draw:equation draw:name="f1379" draw:formula="5733"/>
            <draw:equation draw:name="f1380" draw:formula="503"/>
            <draw:equation draw:name="f1381" draw:formula="513"/>
            <draw:equation draw:name="f1382" draw:formula="5734"/>
            <draw:equation draw:name="f1383" draw:formula="5736"/>
            <draw:equation draw:name="f1384" draw:formula="5738"/>
            <draw:equation draw:name="f1385" draw:formula="539"/>
            <draw:equation draw:name="f1386" draw:formula="5741"/>
            <draw:equation draw:name="f1387" draw:formula="5744"/>
            <draw:equation draw:name="f1388" draw:formula="552"/>
            <draw:equation draw:name="f1389" draw:formula="5747"/>
            <draw:equation draw:name="f1390" draw:formula="557"/>
            <draw:equation draw:name="f1391" draw:formula="5751"/>
            <draw:equation draw:name="f1392" draw:formula="5756"/>
            <draw:equation draw:name="f1393" draw:formula="5760"/>
            <draw:equation draw:name="f1394" draw:formula="570"/>
            <draw:equation draw:name="f1395" draw:formula="5766"/>
            <draw:equation draw:name="f1396" draw:formula="5773"/>
            <draw:equation draw:name="f1397" draw:formula="5779"/>
            <draw:equation draw:name="f1398" draw:formula="5786"/>
            <draw:equation draw:name="f1399" draw:formula="5793"/>
            <draw:equation draw:name="f1400" draw:formula="5807"/>
            <draw:equation draw:name="f1401" draw:formula="5819"/>
            <draw:equation draw:name="f1402" draw:formula="5830"/>
            <draw:equation draw:name="f1403" draw:formula="5840"/>
            <draw:equation draw:name="f1404" draw:formula="5844"/>
            <draw:equation draw:name="f1405" draw:formula="5829"/>
            <draw:equation draw:name="f1406" draw:formula="5812"/>
            <draw:equation draw:name="f1407" draw:formula="5792"/>
            <draw:equation draw:name="f1408" draw:formula="5772"/>
            <draw:equation draw:name="f1409" draw:formula="5758"/>
            <draw:equation draw:name="f1410" draw:formula="5745"/>
            <draw:equation draw:name="f1411" draw:formula="5721"/>
            <draw:equation draw:name="f1412" draw:formula="5710"/>
            <draw:equation draw:name="f1413" draw:formula="5701"/>
            <draw:equation draw:name="f1414" draw:formula="5691"/>
            <draw:equation draw:name="f1415" draw:formula="5683"/>
            <draw:equation draw:name="f1416" draw:formula="5676"/>
            <draw:equation draw:name="f1417" draw:formula="602"/>
            <draw:equation draw:name="f1418" draw:formula="5670"/>
            <draw:equation draw:name="f1419" draw:formula="591"/>
            <draw:equation draw:name="f1420" draw:formula="5665"/>
            <draw:equation draw:name="f1421" draw:formula="5660"/>
            <draw:equation draw:name="f1422" draw:formula="565"/>
            <draw:equation draw:name="f1423" draw:formula="5657"/>
            <draw:equation draw:name="f1424" draw:formula="5654"/>
            <draw:equation draw:name="f1425" draw:formula="532"/>
            <draw:equation draw:name="f1426" draw:formula="5583"/>
            <draw:equation draw:name="f1427" draw:formula="6256"/>
            <draw:equation draw:name="f1428" draw:formula="529"/>
            <draw:equation draw:name="f1429" draw:formula="6257"/>
            <draw:equation draw:name="f1430" draw:formula="561"/>
            <draw:equation draw:name="f1431" draw:formula="6258"/>
            <draw:equation draw:name="f1432" draw:formula="6260"/>
            <draw:equation draw:name="f1433" draw:formula="615"/>
            <draw:equation draw:name="f1434" draw:formula="6263"/>
            <draw:equation draw:name="f1435" draw:formula="6189"/>
            <draw:equation draw:name="f1436" draw:formula="6183"/>
            <draw:equation draw:name="f1437" draw:formula="6180"/>
            <draw:equation draw:name="f1438" draw:formula="6173"/>
            <draw:equation draw:name="f1439" draw:formula="6167"/>
            <draw:equation draw:name="f1440" draw:formula="6160"/>
            <draw:equation draw:name="f1441" draw:formula="603"/>
            <draw:equation draw:name="f1442" draw:formula="6154"/>
            <draw:equation draw:name="f1443" draw:formula="610"/>
            <draw:equation draw:name="f1444" draw:formula="6146"/>
            <draw:equation draw:name="f1445" draw:formula="616"/>
            <draw:equation draw:name="f1446" draw:formula="6138"/>
            <draw:equation draw:name="f1447" draw:formula="621"/>
            <draw:equation draw:name="f1448" draw:formula="6130"/>
            <draw:equation draw:name="f1449" draw:formula="626"/>
            <draw:equation draw:name="f1450" draw:formula="6122"/>
            <draw:equation draw:name="f1451" draw:formula="6113"/>
            <draw:equation draw:name="f1452" draw:formula="6104"/>
            <draw:equation draw:name="f1453" draw:formula="6094"/>
            <draw:equation draw:name="f1454" draw:formula="6085"/>
            <draw:equation draw:name="f1455" draw:formula="6075"/>
            <draw:equation draw:name="f1456" draw:formula="6064"/>
            <draw:equation draw:name="f1457" draw:formula="6053"/>
            <draw:equation draw:name="f1458" draw:formula="6043"/>
            <draw:equation draw:name="f1459" draw:formula="6026"/>
            <draw:equation draw:name="f1460" draw:formula="6012"/>
            <draw:equation draw:name="f1461" draw:formula="5998"/>
            <draw:equation draw:name="f1462" draw:formula="5984"/>
            <draw:equation draw:name="f1463" draw:formula="5972"/>
            <draw:equation draw:name="f1464" draw:formula="5961"/>
            <draw:equation draw:name="f1465" draw:formula="5949"/>
            <draw:equation draw:name="f1466" draw:formula="5939"/>
            <draw:equation draw:name="f1467" draw:formula="5932"/>
            <draw:equation draw:name="f1468" draw:formula="5925"/>
            <draw:equation draw:name="f1469" draw:formula="5919"/>
            <draw:equation draw:name="f1470" draw:formula="5913"/>
            <draw:equation draw:name="f1471" draw:formula="5910"/>
            <draw:equation draw:name="f1472" draw:formula="5907"/>
            <draw:equation draw:name="f1473" draw:formula="543"/>
            <draw:equation draw:name="f1474" draw:formula="5906"/>
            <draw:equation draw:name="f1475" draw:formula="5905"/>
            <draw:equation draw:name="f1476" draw:formula="518"/>
            <draw:equation draw:name="f1477" draw:formula="508"/>
            <draw:equation draw:name="f1478" draw:formula="498"/>
            <draw:equation draw:name="f1479" draw:formula="5909"/>
            <draw:equation draw:name="f1480" draw:formula="5912"/>
            <draw:equation draw:name="f1481" draw:formula="471"/>
            <draw:equation draw:name="f1482" draw:formula="5915"/>
            <draw:equation draw:name="f1483" draw:formula="462"/>
            <draw:equation draw:name="f1484" draw:formula="5923"/>
            <draw:equation draw:name="f1485" draw:formula="446"/>
            <draw:equation draw:name="f1486" draw:formula="5928"/>
            <draw:equation draw:name="f1487" draw:formula="439"/>
            <draw:equation draw:name="f1488" draw:formula="5933"/>
            <draw:equation draw:name="f1489" draw:formula="5938"/>
            <draw:equation draw:name="f1490" draw:formula="424"/>
            <draw:equation draw:name="f1491" draw:formula="5944"/>
            <draw:equation draw:name="f1492" draw:formula="5951"/>
            <draw:equation draw:name="f1493" draw:formula="411"/>
            <draw:equation draw:name="f1494" draw:formula="5959"/>
            <draw:equation draw:name="f1495" draw:formula="5967"/>
            <draw:equation draw:name="f1496" draw:formula="399"/>
            <draw:equation draw:name="f1497" draw:formula="5975"/>
            <draw:equation draw:name="f1498" draw:formula="393"/>
            <draw:equation draw:name="f1499" draw:formula="5994"/>
            <draw:equation draw:name="f1500" draw:formula="6014"/>
            <draw:equation draw:name="f1501" draw:formula="374"/>
            <draw:equation draw:name="f1502" draw:formula="6036"/>
            <draw:equation draw:name="f1503" draw:formula="6060"/>
            <draw:equation draw:name="f1504" draw:formula="6086"/>
            <draw:equation draw:name="f1505" draw:formula="6114"/>
            <draw:equation draw:name="f1506" draw:formula="6144"/>
            <draw:equation draw:name="f1507" draw:formula="351"/>
            <draw:equation draw:name="f1508" draw:formula="6175"/>
            <draw:equation draw:name="f1509" draw:formula="342"/>
            <draw:equation draw:name="f1510" draw:formula="6174"/>
            <draw:equation draw:name="f1511" draw:formula="6171"/>
            <draw:equation draw:name="f1512" draw:formula="306"/>
            <draw:equation draw:name="f1513" draw:formula="6168"/>
            <draw:equation draw:name="f1514" draw:formula="6165"/>
            <draw:equation draw:name="f1515" draw:formula="6161"/>
            <draw:equation draw:name="f1516" draw:formula="278"/>
            <draw:equation draw:name="f1517" draw:formula="6156"/>
            <draw:equation draw:name="f1518" draw:formula="6150"/>
            <draw:equation draw:name="f1519" draw:formula="6143"/>
            <draw:equation draw:name="f1520" draw:formula="6135"/>
            <draw:equation draw:name="f1521" draw:formula="6127"/>
            <draw:equation draw:name="f1522" draw:formula="6118"/>
            <draw:equation draw:name="f1523" draw:formula="6108"/>
            <draw:equation draw:name="f1524" draw:formula="6097"/>
            <draw:equation draw:name="f1525" draw:formula="6073"/>
            <draw:equation draw:name="f1526" draw:formula="6056"/>
            <draw:equation draw:name="f1527" draw:formula="6041"/>
            <draw:equation draw:name="f1528" draw:formula="240"/>
            <draw:equation draw:name="f1529" draw:formula="6025"/>
            <draw:equation draw:name="f1530" draw:formula="6010"/>
            <draw:equation draw:name="f1531" draw:formula="5996"/>
            <draw:equation draw:name="f1532" draw:formula="5982"/>
            <draw:equation draw:name="f1533" draw:formula="257"/>
            <draw:equation draw:name="f1534" draw:formula="5969"/>
            <draw:equation draw:name="f1535" draw:formula="5957"/>
            <draw:equation draw:name="f1536" draw:formula="218"/>
            <draw:equation draw:name="f1537" draw:formula="5953"/>
            <draw:equation draw:name="f1538" draw:formula="208"/>
            <draw:equation draw:name="f1539" draw:formula="5970"/>
            <draw:equation draw:name="f1540" draw:formula="200"/>
            <draw:equation draw:name="f1541" draw:formula="5987"/>
            <draw:equation draw:name="f1542" draw:formula="6005"/>
            <draw:equation draw:name="f1543" draw:formula="6024"/>
            <draw:equation draw:name="f1544" draw:formula="6044"/>
            <draw:equation draw:name="f1545" draw:formula="6063"/>
            <draw:equation draw:name="f1546" draw:formula="6106"/>
            <draw:equation draw:name="f1547" draw:formula="6125"/>
            <draw:equation draw:name="f1548" draw:formula="189"/>
            <draw:equation draw:name="f1549" draw:formula="203"/>
            <draw:equation draw:name="f1550" draw:formula="6202"/>
            <draw:equation draw:name="f1551" draw:formula="6213"/>
            <draw:equation draw:name="f1552" draw:formula="6223"/>
            <draw:equation draw:name="f1553" draw:formula="6232"/>
            <draw:equation draw:name="f1554" draw:formula="6239"/>
            <draw:equation draw:name="f1555" draw:formula="6245"/>
            <draw:equation draw:name="f1556" draw:formula="6249"/>
            <draw:equation draw:name="f1557" draw:formula="6254"/>
            <draw:equation draw:name="f1558" draw:formula="6255"/>
            <draw:equation draw:name="f1559" draw:formula="339"/>
            <draw:equation draw:name="f1560" draw:formula="486"/>
            <draw:equation draw:name="f1561" draw:formula="6152"/>
            <draw:equation draw:name="f1562" draw:formula="6131"/>
            <draw:equation draw:name="f1563" draw:formula="409"/>
            <draw:equation draw:name="f1564" draw:formula="6111"/>
            <draw:equation draw:name="f1565" draw:formula="6092"/>
            <draw:equation draw:name="f1566" draw:formula="6076"/>
            <draw:equation draw:name="f1567" draw:formula="416"/>
            <draw:equation draw:name="f1568" draw:formula="420"/>
            <draw:equation draw:name="f1569" draw:formula="6046"/>
            <draw:equation draw:name="f1570" draw:formula="425"/>
            <draw:equation draw:name="f1571" draw:formula="6034"/>
            <draw:equation draw:name="f1572" draw:formula="6022"/>
            <draw:equation draw:name="f1573" draw:formula="438"/>
            <draw:equation draw:name="f1574" draw:formula="6013"/>
            <draw:equation draw:name="f1575" draw:formula="5999"/>
            <draw:equation draw:name="f1576" draw:formula="474"/>
            <draw:equation draw:name="f1577" draw:formula="5989"/>
            <draw:equation draw:name="f1578" draw:formula="5986"/>
            <draw:equation draw:name="f1579" draw:formula="5988"/>
            <draw:equation draw:name="f1580" draw:formula="527"/>
            <draw:equation draw:name="f1581" draw:formula="5990"/>
            <draw:equation draw:name="f1582" draw:formula="534"/>
            <draw:equation draw:name="f1583" draw:formula="5993"/>
            <draw:equation draw:name="f1584" draw:formula="6000"/>
            <draw:equation draw:name="f1585" draw:formula="6015"/>
            <draw:equation draw:name="f1586" draw:formula="6020"/>
            <draw:equation draw:name="f1587" draw:formula="6040"/>
            <draw:equation draw:name="f1588" draw:formula="6047"/>
            <draw:equation draw:name="f1589" draw:formula="586"/>
            <draw:equation draw:name="f1590" draw:formula="6055"/>
            <draw:equation draw:name="f1591" draw:formula="6083"/>
            <draw:equation draw:name="f1592" draw:formula="6100"/>
            <draw:equation draw:name="f1593" draw:formula="6110"/>
            <draw:equation draw:name="f1594" draw:formula="6126"/>
            <draw:equation draw:name="f1595" draw:formula="6133"/>
            <draw:equation draw:name="f1596" draw:formula="6140"/>
            <draw:equation draw:name="f1597" draw:formula="558"/>
            <draw:equation draw:name="f1598" draw:formula="533"/>
            <draw:equation draw:name="f1599" draw:formula="6164"/>
            <draw:equation draw:name="f1600" draw:formula="526"/>
            <draw:equation draw:name="f1601" draw:formula="519"/>
            <draw:equation draw:name="f1602" draw:formula="6170"/>
            <draw:equation draw:name="f1603" draw:formula="6172"/>
            <draw:equation draw:name="f1604" draw:formula="506"/>
            <draw:equation draw:name="f1605" draw:formula="499"/>
            <draw:equation draw:name="f1606" draw:formula="493"/>
            <draw:equation draw:name="f1607" draw:formula="6469"/>
            <draw:equation draw:name="f1608" draw:formula="6387"/>
            <draw:equation draw:name="f1609" draw:formula="6427"/>
            <draw:equation draw:name="f1610" draw:formula="6426"/>
            <draw:equation draw:name="f1611" draw:formula="6416"/>
            <draw:equation draw:name="f1612" draw:formula="6406"/>
            <draw:equation draw:name="f1613" draw:formula="6401"/>
            <draw:equation draw:name="f1614" draw:formula="6397"/>
            <draw:equation draw:name="f1615" draw:formula="6393"/>
            <draw:equation draw:name="f1616" draw:formula="6389"/>
            <draw:equation draw:name="f1617" draw:formula="6383"/>
            <draw:equation draw:name="f1618" draw:formula="6379"/>
            <draw:equation draw:name="f1619" draw:formula="6376"/>
            <draw:equation draw:name="f1620" draw:formula="6375"/>
            <draw:equation draw:name="f1621" draw:formula="6384"/>
            <draw:equation draw:name="f1622" draw:formula="6390"/>
            <draw:equation draw:name="f1623" draw:formula="6394"/>
            <draw:equation draw:name="f1624" draw:formula="6398"/>
            <draw:equation draw:name="f1625" draw:formula="6403"/>
            <draw:equation draw:name="f1626" draw:formula="6407"/>
            <draw:equation draw:name="f1627" draw:formula="6417"/>
            <draw:equation draw:name="f1628" draw:formula="6428"/>
            <draw:equation draw:name="f1629" draw:formula="6439"/>
            <draw:equation draw:name="f1630" draw:formula="6449"/>
            <draw:equation draw:name="f1631" draw:formula="6454"/>
            <draw:equation draw:name="f1632" draw:formula="6458"/>
            <draw:equation draw:name="f1633" draw:formula="6462"/>
            <draw:equation draw:name="f1634" draw:formula="6465"/>
            <draw:equation draw:name="f1635" draw:formula="6472"/>
            <draw:equation draw:name="f1636" draw:formula="6476"/>
            <draw:equation draw:name="f1637" draw:formula="6480"/>
            <draw:equation draw:name="f1638" draw:formula="6444"/>
            <draw:equation draw:name="f1639" draw:formula="6438"/>
            <draw:equation draw:name="f1640" draw:formula="6433"/>
            <draw:equation draw:name="f1641" draw:formula="6604"/>
            <draw:equation draw:name="f1642" draw:formula="6603"/>
            <draw:equation draw:name="f1643" draw:formula="6602"/>
            <draw:equation draw:name="f1644" draw:formula="6601"/>
            <draw:equation draw:name="f1645" draw:formula="6673"/>
            <draw:equation draw:name="f1646" draw:formula="6678"/>
            <draw:equation draw:name="f1647" draw:formula="6679"/>
            <draw:equation draw:name="f1648" draw:formula="6684"/>
            <draw:equation draw:name="f1649" draw:formula="6690"/>
            <draw:equation draw:name="f1650" draw:formula="6695"/>
            <draw:equation draw:name="f1651" draw:formula="6703"/>
            <draw:equation draw:name="f1652" draw:formula="6710"/>
            <draw:equation draw:name="f1653" draw:formula="6717"/>
            <draw:equation draw:name="f1654" draw:formula="6725"/>
            <draw:equation draw:name="f1655" draw:formula="6734"/>
            <draw:equation draw:name="f1656" draw:formula="6745"/>
            <draw:equation draw:name="f1657" draw:formula="6756"/>
            <draw:equation draw:name="f1658" draw:formula="6767"/>
            <draw:equation draw:name="f1659" draw:formula="6779"/>
            <draw:equation draw:name="f1660" draw:formula="6790"/>
            <draw:equation draw:name="f1661" draw:formula="6802"/>
            <draw:equation draw:name="f1662" draw:formula="6815"/>
            <draw:equation draw:name="f1663" draw:formula="6828"/>
            <draw:equation draw:name="f1664" draw:formula="6842"/>
            <draw:equation draw:name="f1665" draw:formula="6857"/>
            <draw:equation draw:name="f1666" draw:formula="6870"/>
            <draw:equation draw:name="f1667" draw:formula="6883"/>
            <draw:equation draw:name="f1668" draw:formula="6896"/>
            <draw:equation draw:name="f1669" draw:formula="6908"/>
            <draw:equation draw:name="f1670" draw:formula="6919"/>
            <draw:equation draw:name="f1671" draw:formula="6930"/>
            <draw:equation draw:name="f1672" draw:formula="6937"/>
            <draw:equation draw:name="f1673" draw:formula="6943"/>
            <draw:equation draw:name="f1674" draw:formula="6949"/>
            <draw:equation draw:name="f1675" draw:formula="6954"/>
            <draw:equation draw:name="f1676" draw:formula="6959"/>
            <draw:equation draw:name="f1677" draw:formula="6965"/>
            <draw:equation draw:name="f1678" draw:formula="6969"/>
            <draw:equation draw:name="f1679" draw:formula="6972"/>
            <draw:equation draw:name="f1680" draw:formula="6976"/>
            <draw:equation draw:name="f1681" draw:formula="6978"/>
            <draw:equation draw:name="f1682" draw:formula="6981"/>
            <draw:equation draw:name="f1683" draw:formula="6983"/>
            <draw:equation draw:name="f1684" draw:formula="6985"/>
            <draw:equation draw:name="f1685" draw:formula="6986"/>
            <draw:equation draw:name="f1686" draw:formula="6905"/>
            <draw:equation draw:name="f1687" draw:formula="6904"/>
            <draw:equation draw:name="f1688" draw:formula="6903"/>
            <draw:equation draw:name="f1689" draw:formula="6901"/>
            <draw:equation draw:name="f1690" draw:formula="6898"/>
            <draw:equation draw:name="f1691" draw:formula="6895"/>
            <draw:equation draw:name="f1692" draw:formula="6890"/>
            <draw:equation draw:name="f1693" draw:formula="6884"/>
            <draw:equation draw:name="f1694" draw:formula="6878"/>
            <draw:equation draw:name="f1695" draw:formula="6872"/>
            <draw:equation draw:name="f1696" draw:formula="6864"/>
            <draw:equation draw:name="f1697" draw:formula="6856"/>
            <draw:equation draw:name="f1698" draw:formula="6846"/>
            <draw:equation draw:name="f1699" draw:formula="6836"/>
            <draw:equation draw:name="f1700" draw:formula="6825"/>
            <draw:equation draw:name="f1701" draw:formula="6814"/>
            <draw:equation draw:name="f1702" draw:formula="6801"/>
            <draw:equation draw:name="f1703" draw:formula="6791"/>
            <draw:equation draw:name="f1704" draw:formula="6782"/>
            <draw:equation draw:name="f1705" draw:formula="6772"/>
            <draw:equation draw:name="f1706" draw:formula="6764"/>
            <draw:equation draw:name="f1707" draw:formula="6748"/>
            <draw:equation draw:name="f1708" draw:formula="6740"/>
            <draw:equation draw:name="f1709" draw:formula="6732"/>
            <draw:equation draw:name="f1710" draw:formula="6719"/>
            <draw:equation draw:name="f1711" draw:formula="6713"/>
            <draw:equation draw:name="f1712" draw:formula="6707"/>
            <draw:equation draw:name="f1713" draw:formula="6698"/>
            <draw:equation draw:name="f1714" draw:formula="6694"/>
            <draw:equation draw:name="f1715" draw:formula="6691"/>
            <draw:equation draw:name="f1716" draw:formula="6689"/>
            <draw:equation draw:name="f1717" draw:formula="6687"/>
            <draw:equation draw:name="f1718" draw:formula="6686"/>
            <draw:equation draw:name="f1719" draw:formula="7137"/>
            <draw:equation draw:name="f1720" draw:formula="7217"/>
            <draw:equation draw:name="f1721" draw:formula="7333"/>
            <draw:equation draw:name="f1722" draw:formula="7218"/>
            <draw:equation draw:name="f1723" draw:formula="7219"/>
            <draw:equation draw:name="f1724" draw:formula="7220"/>
            <draw:equation draw:name="f1725" draw:formula="7223"/>
            <draw:equation draw:name="f1726" draw:formula="7226"/>
            <draw:equation draw:name="f1727" draw:formula="7229"/>
            <draw:equation draw:name="f1728" draw:formula="7233"/>
            <draw:equation draw:name="f1729" draw:formula="7237"/>
            <draw:equation draw:name="f1730" draw:formula="7241"/>
            <draw:equation draw:name="f1731" draw:formula="7246"/>
            <draw:equation draw:name="f1732" draw:formula="7251"/>
            <draw:equation draw:name="f1733" draw:formula="7257"/>
            <draw:equation draw:name="f1734" draw:formula="7264"/>
            <draw:equation draw:name="f1735" draw:formula="7271"/>
            <draw:equation draw:name="f1736" draw:formula="7278"/>
            <draw:equation draw:name="f1737" draw:formula="7291"/>
            <draw:equation draw:name="f1738" draw:formula="7304"/>
            <draw:equation draw:name="f1739" draw:formula="7315"/>
            <draw:equation draw:name="f1740" draw:formula="7325"/>
            <draw:equation draw:name="f1741" draw:formula="7329"/>
            <draw:equation draw:name="f1742" draw:formula="7314"/>
            <draw:equation draw:name="f1743" draw:formula="7296"/>
            <draw:equation draw:name="f1744" draw:formula="7243"/>
            <draw:equation draw:name="f1745" draw:formula="7230"/>
            <draw:equation draw:name="f1746" draw:formula="7206"/>
            <draw:equation draw:name="f1747" draw:formula="7196"/>
            <draw:equation draw:name="f1748" draw:formula="7185"/>
            <draw:equation draw:name="f1749" draw:formula="7176"/>
            <draw:equation draw:name="f1750" draw:formula="7168"/>
            <draw:equation draw:name="f1751" draw:formula="7161"/>
            <draw:equation draw:name="f1752" draw:formula="7155"/>
            <draw:equation draw:name="f1753" draw:formula="7149"/>
            <draw:equation draw:name="f1754" draw:formula="7145"/>
            <draw:equation draw:name="f1755" draw:formula="7141"/>
            <draw:equation draw:name="f1756" draw:formula="7139"/>
            <draw:equation draw:name="f1757" draw:formula="7138"/>
            <draw:equation draw:name="f1758" draw:formula="7068"/>
            <draw:equation draw:name="f1759" draw:formula="7366"/>
            <draw:equation draw:name="f1760" draw:formula="7455"/>
            <draw:equation draw:name="f1761" draw:formula="7553"/>
            <draw:equation draw:name="f1762" draw:formula="453"/>
            <draw:equation draw:name="f1763" draw:formula="7560"/>
            <draw:equation draw:name="f1764" draw:formula="7568"/>
            <draw:equation draw:name="f1765" draw:formula="7575"/>
            <draw:equation draw:name="f1766" draw:formula="7582"/>
            <draw:equation draw:name="f1767" draw:formula="545"/>
            <draw:equation draw:name="f1768" draw:formula="7584"/>
            <draw:equation draw:name="f1769" draw:formula="7589"/>
            <draw:equation draw:name="f1770" draw:formula="7595"/>
            <draw:equation draw:name="f1771" draw:formula="507"/>
            <draw:equation draw:name="f1772" draw:formula="7604"/>
            <draw:equation draw:name="f1773" draw:formula="7613"/>
            <draw:equation draw:name="f1774" draw:formula="451"/>
            <draw:equation draw:name="f1775" draw:formula="7701"/>
            <draw:equation draw:name="f1776" draw:formula="7788"/>
            <draw:equation draw:name="f1777" draw:formula="7665"/>
            <draw:equation draw:name="f1778" draw:formula="7654"/>
            <draw:equation draw:name="f1779" draw:formula="537"/>
            <draw:equation draw:name="f1780" draw:formula="7644"/>
            <draw:equation draw:name="f1781" draw:formula="7632"/>
            <draw:equation draw:name="f1782" draw:formula="590"/>
            <draw:equation draw:name="f1783" draw:formula="7623"/>
            <draw:equation draw:name="f1784" draw:formula="655"/>
            <draw:equation draw:name="f1785" draw:formula="672"/>
            <draw:equation draw:name="f1786" draw:formula="7587"/>
            <draw:equation draw:name="f1787" draw:formula="688"/>
            <draw:equation draw:name="f1788" draw:formula="7578"/>
            <draw:equation draw:name="f1789" draw:formula="704"/>
            <draw:equation draw:name="f1790" draw:formula="7569"/>
            <draw:equation draw:name="f1791" draw:formula="719"/>
            <draw:equation draw:name="f1792" draw:formula="7559"/>
            <draw:equation draw:name="f1793" draw:formula="733"/>
            <draw:equation draw:name="f1794" draw:formula="7550"/>
            <draw:equation draw:name="f1795" draw:formula="746"/>
            <draw:equation draw:name="f1796" draw:formula="7541"/>
            <draw:equation draw:name="f1797" draw:formula="759"/>
            <draw:equation draw:name="f1798" draw:formula="7532"/>
            <draw:equation draw:name="f1799" draw:formula="770"/>
            <draw:equation draw:name="f1800" draw:formula="7521"/>
            <draw:equation draw:name="f1801" draw:formula="780"/>
            <draw:equation draw:name="f1802" draw:formula="7512"/>
            <draw:equation draw:name="f1803" draw:formula="790"/>
            <draw:equation draw:name="f1804" draw:formula="7500"/>
            <draw:equation draw:name="f1805" draw:formula="7487"/>
            <draw:equation draw:name="f1806" draw:formula="809"/>
            <draw:equation draw:name="f1807" draw:formula="7474"/>
            <draw:equation draw:name="f1808" draw:formula="817"/>
            <draw:equation draw:name="f1809" draw:formula="7462"/>
            <draw:equation draw:name="f1810" draw:formula="825"/>
            <draw:equation draw:name="f1811" draw:formula="7450"/>
            <draw:equation draw:name="f1812" draw:formula="831"/>
            <draw:equation draw:name="f1813" draw:formula="7437"/>
            <draw:equation draw:name="f1814" draw:formula="835"/>
            <draw:equation draw:name="f1815" draw:formula="7424"/>
            <draw:equation draw:name="f1816" draw:formula="839"/>
            <draw:equation draw:name="f1817" draw:formula="7412"/>
            <draw:equation draw:name="f1818" draw:formula="7391"/>
            <draw:equation draw:name="f1819" draw:formula="773"/>
            <draw:equation draw:name="f1820" draw:formula="7409"/>
            <draw:equation draw:name="f1821" draw:formula="766"/>
            <draw:equation draw:name="f1822" draw:formula="7428"/>
            <draw:equation draw:name="f1823" draw:formula="758"/>
            <draw:equation draw:name="f1824" draw:formula="7445"/>
            <draw:equation draw:name="f1825" draw:formula="7463"/>
            <draw:equation draw:name="f1826" draw:formula="7473"/>
            <draw:equation draw:name="f1827" draw:formula="725"/>
            <draw:equation draw:name="f1828" draw:formula="7482"/>
            <draw:equation draw:name="f1829" draw:formula="714"/>
            <draw:equation draw:name="f1830" draw:formula="7493"/>
            <draw:equation draw:name="f1831" draw:formula="7501"/>
            <draw:equation draw:name="f1832" draw:formula="693"/>
            <draw:equation draw:name="f1833" draw:formula="7509"/>
            <draw:equation draw:name="f1834" draw:formula="682"/>
            <draw:equation draw:name="f1835" draw:formula="7517"/>
            <draw:equation draw:name="f1836" draw:formula="669"/>
            <draw:equation draw:name="f1837" draw:formula="7525"/>
            <draw:equation draw:name="f1838" draw:formula="656"/>
            <draw:equation draw:name="f1839" draw:formula="7531"/>
            <draw:equation draw:name="f1840" draw:formula="7536"/>
            <draw:equation draw:name="f1841" draw:formula="7538"/>
            <draw:equation draw:name="f1842" draw:formula="7898"/>
            <draw:equation draw:name="f1843" draw:formula="7896"/>
            <draw:equation draw:name="f1844" draw:formula="7890"/>
            <draw:equation draw:name="f1845" draw:formula="7885"/>
            <draw:equation draw:name="f1846" draw:formula="7880"/>
            <draw:equation draw:name="f1847" draw:formula="7875"/>
            <draw:equation draw:name="f1848" draw:formula="7871"/>
            <draw:equation draw:name="f1849" draw:formula="7866"/>
            <draw:equation draw:name="f1850" draw:formula="7862"/>
            <draw:equation draw:name="f1851" draw:formula="7857"/>
            <draw:equation draw:name="f1852" draw:formula="7854"/>
            <draw:equation draw:name="f1853" draw:formula="7851"/>
            <draw:equation draw:name="f1854" draw:formula="7848"/>
            <draw:equation draw:name="f1855" draw:formula="7846"/>
            <draw:equation draw:name="f1856" draw:formula="7844"/>
            <draw:equation draw:name="f1857" draw:formula="7843"/>
            <draw:equation draw:name="f1858" draw:formula="7845"/>
            <draw:equation draw:name="f1859" draw:formula="7849"/>
            <draw:equation draw:name="f1860" draw:formula="7858"/>
            <draw:equation draw:name="f1861" draw:formula="7863"/>
            <draw:equation draw:name="f1862" draw:formula="7867"/>
            <draw:equation draw:name="f1863" draw:formula="540"/>
            <draw:equation draw:name="f1864" draw:formula="7872"/>
            <draw:equation draw:name="f1865" draw:formula="536"/>
            <draw:equation draw:name="f1866" draw:formula="7876"/>
            <draw:equation draw:name="f1867" draw:formula="7881"/>
            <draw:equation draw:name="f1868" draw:formula="7887"/>
            <draw:equation draw:name="f1869" draw:formula="7892"/>
            <draw:equation draw:name="f1870" draw:formula="7899"/>
            <draw:equation draw:name="f1871" draw:formula="7905"/>
            <draw:equation draw:name="f1872" draw:formula="7910"/>
            <draw:equation draw:name="f1873" draw:formula="7915"/>
            <draw:equation draw:name="f1874" draw:formula="7920"/>
            <draw:equation draw:name="f1875" draw:formula="7925"/>
            <draw:equation draw:name="f1876" draw:formula="7929"/>
            <draw:equation draw:name="f1877" draw:formula="7933"/>
            <draw:equation draw:name="f1878" draw:formula="7938"/>
            <draw:equation draw:name="f1879" draw:formula="7942"/>
            <draw:equation draw:name="f1880" draw:formula="7945"/>
            <draw:equation draw:name="f1881" draw:formula="7947"/>
            <draw:equation draw:name="f1882" draw:formula="7949"/>
            <draw:equation draw:name="f1883" draw:formula="7951"/>
            <draw:equation draw:name="f1884" draw:formula="7952"/>
            <draw:equation draw:name="f1885" draw:formula="7909"/>
            <draw:equation draw:name="f1886" draw:formula="7904"/>
            <draw:equation draw:name="f1887" draw:formula="width/2"/>
            <draw:equation draw:name="f1888" draw:formula="width"/>
            <draw:equation draw:name="f1889" draw:formula="height/2"/>
            <draw:equation draw:name="f1890" draw:formula="height"/>
          </draw:enhanced-geometry>
        </draw:custom-shape>
      </draw:g>
      <draw:frame draw:name="Picture 7" draw:style-name="Mgr27" draw:text-style-name="MP3" draw:layer="backgroundobjects" svg:width="27.506cm" svg:height="19.049cm" svg:x="0.01cm" svg:y="0cm">
        <draw:image xlink:href="Pictures/10000201000003BF0000021C9DDF57ED.png" xlink:type="simple" xlink:show="embed" xlink:actuate="onLoad">
          <text:p/>
        </draw:image>
      </draw:frame>
      <draw:frame draw:name="Title 1" presentation:style-name="Mpr1" draw:text-style-name="MP5" draw:layer="backgroundobjects" svg:width="24.764cm" svg:height="2.257cm" svg:x="1.376cm" svg:y="4.516cm" presentation:class="title" presentation:user-transformed="true">
        <draw:text-box>
          <text:p text:style-name="MP12"><text:span text:style-name="MT11">Click to edit the title text formatClick to edit Master title style</text:span></text:p>
        </draw:text-box>
      </draw:frame>
      <draw:frame draw:name="Text Placeholder 2" presentation:style-name="Mpr2" draw:text-style-name="MP5" draw:layer="backgroundobjects" svg:width="23.388cm" svg:height="0.864cm" svg:x="1.376cm" svg:y="6.773cm" presentation:class="outline" presentation:user-transformed="true">
        <draw:text-box>
          <text:list text:style-name="ML7">
            <text:list-item>
              <text:p text:style-name="MP13"><text:span text:style-name="MT12">Click to edit the outline text format</text:span></text:p>
              <text:list>
                <text:list-item>
                  <text:p text:style-name="MP13"><text:span text:style-name="MT12">Second Outline Level</text:span></text:p>
                  <text:list>
                    <text:list-item>
                      <text:p text:style-name="MP13"><text:span text:style-name="MT12">Third Outline Level</text:span></text:p>
                      <text:list>
                        <text:list-item>
                          <text:p text:style-name="MP13"><text:span text:style-name="MT12">Fourth Outline Level</text:span></text:p>
                          <text:list>
                            <text:list-item>
                              <text:p text:style-name="MP13"><text:span text:style-name="MT12">Fifth Outline Level</text:span></text:p>
                              <text:list>
                                <text:list-item>
                                  <text:p text:style-name="MP13"><text:span text:style-name="MT12">Sixth Outline Level</text:span></text:p>
                                  <text:list>
                                    <text:list-item>
                                      <text:p text:style-name="MP13"><text:span text:style-name="MT12">Seventh Outline Level</text:span></text:p>
                                      <text:list>
                                        <text:list-item>
                                          <text:p text:style-name="MP13"><text:span text:style-name="MT12">Eighth Outline Level</text:span></text:p>
                                        </text:list-item>
                                      </text:list>
                                    </text:list-item>
                                  </text:list>
                                </text:list-item>
                              </text:list>
                            </text:list-item>
                          </text:list>
                        </text:list-item>
                      </text:list>
                    </text:list-item>
                  </text:list>
                </text:list-item>
              </text:list>
            </text:list-item>
          </text:list>
          <text:p text:style-name="MP14"><text:span text:style-name="MT12">Ninth Outline LevelClick to edit Master text styles</text:span></text:p>
        </draw:text-box>
      </draw:frame>
      <draw:frame draw:name="Date Placeholder 16" presentation:style-name="Mpr3" draw:text-style-name="MP16" draw:layer="backgroundobjects" svg:width="3.931cm" svg:height="0.534cm" svg:x="9.631cm" svg:y="18.021cm" presentation:class="date-time" presentation:user-transformed="true">
        <draw:text-box>
          <text:p text:style-name="MP15"><text:span text:style-name="MT13"><text:date style:data-style-name="D1" text:date-value="2018-03-07">3/7/18</text:date></text:span></text:p>
        </draw:text-box>
      </draw:frame>
      <draw:frame draw:name="Footer Placeholder 18" presentation:style-name="Mpr3" draw:text-style-name="MP17" draw:layer="backgroundobjects" svg:width="11.254cm" svg:height="0.534cm" svg:x="13.758cm" svg:y="18.021cm" presentation:class="footer" presentation:user-transformed="true">
        <draw:text-box>
          <text:p/>
        </draw:text-box>
      </draw:frame>
      <draw:frame draw:style-name="Mgr28" draw:text-style-name="MP18" draw:layer="backgroundobjects" svg:width="0.459cm" svg:height="0.423cm" svg:x="0cm" svg:y="0cm">
        <draw:image xlink:href="Pictures/200000030000000200000002AC2B1353.wmf" xlink:type="simple" xlink:show="embed" xlink:actuate="onLoad">
          <text:p/>
        </draw:image>
      </draw:frame>
      <draw:frame draw:style-name="Mgr28" draw:text-style-name="MP18" draw:layer="backgroundobjects" svg:width="0.459cm" svg:height="0.423cm" svg:x="0cm" svg:y="0cm">
        <draw:image xlink:href="Pictures/200000030000000200000002AC2B1353.wmf"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Object 2" draw:style-name="Mgr3" draw:text-style-name="MP3" draw:layer="backgroundobjects" svg:width="0.486cm" svg:height="0.449cm" svg:x="0cm" svg:y="0cm">
        <draw:object>
          <text:p/>
        </draw:object>
        <draw:image xlink:href="./ObjectReplacements/" xlink:type="simple" xlink:show="embed" xlink:actuate="onLoad"/>
      </draw:frame>
      <draw:custom-shape draw:name="Working Draft" draw:style-name="Mgr4" draw:text-style-name="MP5" draw:layer="backgroundobjects" drawooo:display="printer" svg:width="4.938cm" svg:height="0.255cm" draw:transform="rotate (-1.57079632679579) translate (27.43cm 3.14cm)">
        <text:p text:style-name="MP4"><text:span text:style-name="MT1">Last Modified 30/05/2013 18:11 GMT Standard Time</text:span></text:p>
        <draw:enhanced-geometry svg:viewBox="0 0 21600 21600" draw:type="rectangle" draw:enhanced-path="M 0 0 L 21600 0 21600 21600 0 21600 0 0 Z N"/>
      </draw:custom-shape>
      <draw:custom-shape draw:name="Printed" draw:style-name="Mgr4" draw:text-style-name="MP5" draw:layer="backgroundobjects" drawooo:display="printer" svg:width="4.362cm" svg:height="0.255cm" draw:transform="rotate (-1.57079632679579) translate (27.43cm 10.972cm)">
        <text:p text:style-name="MP4"><text:span text:style-name="MT1">Printed 09/05/2013 08:48 GMT Standard Time</text:span></text:p>
        <draw:enhanced-geometry svg:viewBox="0 0 21600 21600" draw:type="rectangle" draw:enhanced-path="M 0 0 L 21600 0 21600 21600 0 21600 0 0 Z N"/>
      </draw:custom-shape>
      <draw:custom-shape draw:name="McK 1. On-page tracker" draw:style-name="Mgr4" draw:text-style-name="MP5" draw:layer="backgroundobjects" drawooo:display="printer" svg:width="2.36cm" svg:height="0.593cm" svg:x="0.381cm" svg:y="0.075cm">
        <text:p text:style-name="MP4"><text:span text:style-name="MT2">TRACKER</text:span></text:p>
        <draw:enhanced-geometry svg:viewBox="0 0 21600 21600" draw:type="rectangle" draw:enhanced-path="M 0 0 L 21600 0 21600 21600 0 21600 0 0 Z N"/>
      </draw:custom-shape>
      <draw:custom-shape draw:name="McK 3. Unit of measure" draw:style-name="Mgr5" draw:text-style-name="MP5" draw:layer="backgroundobjects" drawooo:display="printer" svg:width="26.46cm" svg:height="0.677cm" svg:x="0.368cm" svg:y="1.508cm">
        <text:p text:style-name="MP4"><text:span text:style-name="MT3">Unit of measure</text:span></text:p>
        <draw:enhanced-geometry svg:viewBox="0 0 21600 21600" draw:type="rectangle" draw:enhanced-path="M 0 0 L 21600 0 21600 21600 0 21600 0 0 Z N"/>
      </draw:custom-shape>
      <draw:g draw:name="McK Slide Elements" drawooo:display="printer">
        <draw:custom-shape draw:name="McK 4. Footnote" draw:style-name="Mgr6" draw:text-style-name="MP5" draw:layer="layout" svg:width="26.245cm" svg:height="0.424cm" svg:x="0.368cm" svg:y="17.796cm">
          <text:p text:style-name="MP6"><text:span text:style-name="MT4">1 Footnote</text:span></text:p>
          <draw:enhanced-geometry svg:viewBox="0 0 21600 21600" draw:type="rectangle" draw:enhanced-path="M 0 0 L 21600 0 21600 21600 0 21600 0 0 Z N"/>
        </draw:custom-shape>
        <draw:custom-shape draw:name="McK 5. Source" draw:style-name="Mgr6" draw:text-style-name="MP5" draw:layer="layout" svg:width="15.864cm" svg:height="0.424cm" svg:x="0.368cm" svg:y="18.44cm">
          <text:p text:style-name="MP7"><text:span text:style-name="MT5">SOURCE: Source</text:span></text:p>
          <draw:enhanced-geometry svg:viewBox="0 0 21600 21600" draw:type="rectangle" draw:enhanced-path="M 0 0 L 21600 0 21600 21600 0 21600 0 0 Z N"/>
        </draw:custom-shape>
      </draw:g>
      <draw:g draw:name="ACET" drawooo:display="printer">
        <draw:connector draw:name="AutoShape 249" draw:style-name="Mgr7" draw:text-style-name="MP3" draw:layer="layout" svg:x1="6.883cm" svg:y1="7.373cm" svg:x2="19.973cm" svg:y2="7.373cm" svg:d="M6883 7373h13090">
          <text:p/>
        </draw:connector>
        <draw:custom-shape draw:name="AutoShape 250" draw:style-name="Mgr8" draw:text-style-name="MP5" draw:layer="layout" svg:width="13.089cm" svg:height="1.404cm" svg:x="6.884cm" svg:y="5.969cm">
          <text:p text:style-name="MP8"><text:span text:style-name="MT6">Title</text:span></text:p>
          <text:p text:style-name="MP8"><text:span text:style-name="MT7">Unit of measure</text:span></text:p>
          <draw:enhanced-geometry svg:viewBox="0 0 21600 21600" draw:text-areas="?f5 ?f1 ?f6 ?f3" draw:type="left-right-arrow" draw:modifiers="100000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name="doc id" draw:style-name="Mgr9" draw:text-style-name="MP5" draw:layer="backgroundobjects" svg:width="2.015cm" svg:height="0.347cm" svg:x="24.818cm" svg:y="0.101cm">
        <text:p/>
        <draw:enhanced-geometry svg:viewBox="0 0 21600 21600" draw:type="rectangle" draw:enhanced-path="M 0 0 L 21600 0 21600 21600 0 21600 0 0 Z N"/>
      </draw:custom-shape>
      <draw:g draw:name="LegendBoxes" drawooo:display="printer">
        <draw:custom-shape draw:name="Legend1" draw:style-name="Mgr4" draw:text-style-name="MP5" draw:layer="layout" svg:width="1.42cm" svg:height="0.508cm" svg:x="25.284cm" svg:y="0.785cm">
          <text:p text:style-name="MP8"><text:span text:style-name="MT8">Legend</text:span></text:p>
          <draw:enhanced-geometry svg:viewBox="0 0 21600 21600" draw:type="rectangle" draw:enhanced-path="M 0 0 L 21600 0 21600 21600 0 21600 0 0 Z N"/>
        </draw:custom-shape>
        <draw:custom-shape draw:name="LegendRectangle1" draw:style-name="Mgr10" draw:text-style-name="MP5" draw:layer="layout" svg:width="0.506cm" svg:height="0.453cm" svg:x="24.507cm" svg:y="0.816cm">
          <text:p/>
          <draw:enhanced-geometry svg:viewBox="0 0 21600 21600" draw:type="rectangle" draw:enhanced-path="M 0 0 L 21600 0 21600 21600 0 21600 0 0 Z N"/>
        </draw:custom-shape>
        <draw:custom-shape draw:name="Legend2" draw:style-name="Mgr4" draw:text-style-name="MP5" draw:layer="layout" svg:width="1.42cm" svg:height="0.508cm" svg:x="25.284cm" svg:y="1.549cm">
          <text:p text:style-name="MP8"><text:span text:style-name="MT8">Legend</text:span></text:p>
          <draw:enhanced-geometry svg:viewBox="0 0 21600 21600" draw:type="rectangle" draw:enhanced-path="M 0 0 L 21600 0 21600 21600 0 21600 0 0 Z N"/>
        </draw:custom-shape>
        <draw:custom-shape draw:name="LegendRectangle2" draw:style-name="Mgr11" draw:text-style-name="MP5" draw:layer="layout" svg:width="0.506cm" svg:height="0.453cm" svg:x="24.507cm" svg:y="1.58cm">
          <text:p/>
          <draw:enhanced-geometry svg:viewBox="0 0 21600 21600" draw:type="rectangle" draw:enhanced-path="M 0 0 L 21600 0 21600 21600 0 21600 0 0 Z N"/>
        </draw:custom-shape>
        <draw:custom-shape draw:name="Legend3" draw:style-name="Mgr4" draw:text-style-name="MP5" draw:layer="layout" svg:width="1.42cm" svg:height="0.508cm" svg:x="25.284cm" svg:y="2.317cm">
          <text:p text:style-name="MP8"><text:span text:style-name="MT8">Legend</text:span></text:p>
          <draw:enhanced-geometry svg:viewBox="0 0 21600 21600" draw:type="rectangle" draw:enhanced-path="M 0 0 L 21600 0 21600 21600 0 21600 0 0 Z N"/>
        </draw:custom-shape>
        <draw:custom-shape draw:name="LegendRectangle3" draw:style-name="Mgr12" draw:text-style-name="MP5" draw:layer="layout" svg:width="0.506cm" svg:height="0.453cm" svg:x="24.507cm" svg:y="2.349cm">
          <text:p/>
          <draw:enhanced-geometry svg:viewBox="0 0 21600 21600" draw:type="rectangle" draw:enhanced-path="M 0 0 L 21600 0 21600 21600 0 21600 0 0 Z N"/>
        </draw:custom-shape>
        <draw:custom-shape draw:name="Legend4" draw:style-name="Mgr4" draw:text-style-name="MP5" draw:layer="layout" svg:width="1.42cm" svg:height="0.508cm" svg:x="25.284cm" svg:y="3.086cm">
          <text:p text:style-name="MP8"><text:span text:style-name="MT8">Legend</text:span></text:p>
          <draw:enhanced-geometry svg:viewBox="0 0 21600 21600" draw:type="rectangle" draw:enhanced-path="M 0 0 L 21600 0 21600 21600 0 21600 0 0 Z N"/>
        </draw:custom-shape>
        <draw:custom-shape draw:name="LegendRectangle4" draw:style-name="Mgr13" draw:text-style-name="MP5" draw:layer="layout" svg:width="0.506cm" svg:height="0.453cm" svg:x="24.507cm" svg:y="3.117cm">
          <text:p/>
          <draw:enhanced-geometry svg:viewBox="0 0 21600 21600" draw:type="rectangle" draw:enhanced-path="M 0 0 L 21600 0 21600 21600 0 21600 0 0 Z N"/>
        </draw:custom-shape>
      </draw:g>
      <draw:g draw:name="LegendLines" drawooo:display="printer">
        <draw:line draw:name="LineLegend1" draw:style-name="Mgr14" draw:text-style-name="MP9" draw:layer="layout" svg:x1="23.561cm" svg:y1="1.041cm" svg:x2="24.965cm" svg:y2="1.041cm">
          <text:p/>
        </draw:line>
        <draw:line draw:name="LineLegend2" draw:style-name="Mgr15" draw:text-style-name="MP9" draw:layer="layout" svg:x1="23.561cm" svg:y1="1.801cm" svg:x2="24.965cm" svg:y2="1.801cm">
          <text:p/>
        </draw:line>
        <draw:line draw:name="LineLegend3" draw:style-name="Mgr16" draw:text-style-name="MP9" draw:layer="layout" svg:x1="23.561cm" svg:y1="2.587cm" svg:x2="24.965cm" svg:y2="2.587cm">
          <text:p/>
        </draw:line>
        <draw:custom-shape draw:name="Legend1" draw:style-name="Mgr4" draw:text-style-name="MP5" draw:layer="layout" svg:width="1.42cm" svg:height="0.508cm" svg:x="25.284cm" svg:y="0.785cm">
          <text:p text:style-name="MP8"><text:span text:style-name="MT8">Legend</text:span></text:p>
          <draw:enhanced-geometry svg:viewBox="0 0 21600 21600" draw:type="rectangle" draw:enhanced-path="M 0 0 L 21600 0 21600 21600 0 21600 0 0 Z N"/>
        </draw:custom-shape>
        <draw:custom-shape draw:name="Legend2" draw:style-name="Mgr4" draw:text-style-name="MP5" draw:layer="layout" svg:width="1.42cm" svg:height="0.508cm" svg:x="25.284cm" svg:y="1.54cm">
          <text:p text:style-name="MP8"><text:span text:style-name="MT8">Legend</text:span></text:p>
          <draw:enhanced-geometry svg:viewBox="0 0 21600 21600" draw:type="rectangle" draw:enhanced-path="M 0 0 L 21600 0 21600 21600 0 21600 0 0 Z N"/>
        </draw:custom-shape>
        <draw:custom-shape draw:name="Legend3" draw:style-name="Mgr4" draw:text-style-name="MP5" draw:layer="layout" svg:width="1.42cm" svg:height="0.508cm" svg:x="25.284cm" svg:y="2.332cm">
          <text:p text:style-name="MP8"><text:span text:style-name="MT8">Legend</text:span></text:p>
          <draw:enhanced-geometry svg:viewBox="0 0 21600 21600" draw:type="rectangle" draw:enhanced-path="M 0 0 L 21600 0 21600 21600 0 21600 0 0 Z N"/>
        </draw:custom-shape>
      </draw:g>
      <draw:g draw:name="McKSticker" drawooo:display="printer">
        <draw:custom-shape draw:name="StickerRectangle" draw:style-name="Mgr17" draw:text-style-name="MP5" draw:layer="layout" svg:width="0.357cm" svg:height="0.584cm" svg:x="25.192cm" svg:y="0.785cm">
          <text:p text:style-name="MP10"><text:span text:style-name="MT9">PRELIMINARY</text:span></text:p>
          <draw:enhanced-geometry svg:viewBox="0 0 21600 21600" draw:text-areas="?f5 ?f1 ?f6 ?f3" draw:type="left-right-arrow" draw:modifiers="100000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name="AutoShape 31" draw:style-name="Mgr7" draw:text-style-name="MP3" draw:layer="layout" svg:x1="23.889cm" svg:y1="0.784cm" svg:x2="23.889cm" svg:y2="1.374cm" svg:d="M23889 784v590">
          <text:p/>
        </draw:connector>
        <draw:connector draw:name="AutoShape 32" draw:style-name="Mgr18" draw:text-style-name="MP3" draw:layer="layout" svg:x1="23.889cm" svg:y1="1.374cm" svg:x2="26.852cm" svg:y2="1.374cm" svg:d="M23889 1374h2963">
          <text:p/>
        </draw:connector>
      </draw:g>
      <draw:g draw:name="LegendMoons" drawooo:display="printer">
        <draw:g draw:name="MoonLegend1">
          <draw:custom-shape draw:name="Oval 38" draw:style-name="Mgr19" draw:text-style-name="MP5" draw:layer="layout" svg:width="0.642cm" svg:height="0.592cm" svg:x="24.306cm" svg:y="0.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39" draw:style-name="Mgr20" draw:text-style-name="MP5" draw:layer="layout" svg:width="0.642cm" svg:height="0.592cm" svg:x="24.306cm" svg:y="0.785cm">
            <text:p/>
            <draw:enhanced-geometry svg:viewBox="0 0 21600 21600" draw:type="mso-spt19" draw:modifiers="16200000 54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2">
          <draw:custom-shape draw:name="Oval 41" draw:style-name="Mgr19" draw:text-style-name="MP5" draw:layer="layout" svg:width="0.642cm" svg:height="0.592cm" svg:x="24.306cm" svg:y="1.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2" draw:style-name="Mgr21" draw:text-style-name="MP5" draw:layer="layout" svg:width="0.642cm" svg:height="0.592cm" svg:x="24.306cm" svg:y="1.562cm">
            <text:p/>
            <draw:enhanced-geometry svg:viewBox="0 0 21600 21600" draw:type="mso-spt19"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4">
          <draw:custom-shape draw:name="Oval 47" draw:style-name="Mgr19" draw:text-style-name="MP5" draw:layer="layout" svg:width="0.642cm" svg:height="0.592cm" svg:x="24.306cm" svg:y="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8" draw:style-name="Mgr21" draw:text-style-name="MP5" draw:layer="layout" svg:width="0.642cm" svg:height="0.592cm" svg:x="24.306cm" svg:y="3.115cm">
            <text:p/>
            <draw:enhanced-geometry svg:viewBox="0 0 21600 21600" draw:type="mso-spt19" draw:modifiers="16200000 108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5">
          <draw:custom-shape draw:name="Oval 50" draw:style-name="Mgr20" draw:text-style-name="MP5" draw:layer="layout" svg:width="0.642cm" svg:height="0.592cm" svg:x="24.306cm" svg:y="3.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Mgr21" draw:text-style-name="MP5" draw:layer="layout" svg:width="0.642cm" svg:height="0.592cm" svg:x="24.306cm" svg:y="3.891cm">
            <text:p/>
            <draw:enhanced-geometry svg:viewBox="0 0 21600 21600" draw:type="mso-spt19" draw:modifiers="16200000 162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name="Legend1" draw:style-name="Mgr4" draw:text-style-name="MP5" draw:layer="layout" svg:width="1.42cm" svg:height="0.508cm" svg:x="25.288cm" svg:y="0.82cm">
          <text:p text:style-name="MP8"><text:span text:style-name="MT8">Legend</text:span></text:p>
          <draw:enhanced-geometry svg:viewBox="0 0 21600 21600" draw:type="rectangle" draw:enhanced-path="M 0 0 L 21600 0 21600 21600 0 21600 0 0 Z N"/>
        </draw:custom-shape>
        <draw:custom-shape draw:name="Legend2" draw:style-name="Mgr4" draw:text-style-name="MP5" draw:layer="layout" svg:width="1.42cm" svg:height="0.508cm" svg:x="25.288cm" svg:y="1.601cm">
          <text:p text:style-name="MP8"><text:span text:style-name="MT8">Legend</text:span></text:p>
          <draw:enhanced-geometry svg:viewBox="0 0 21600 21600" draw:type="rectangle" draw:enhanced-path="M 0 0 L 21600 0 21600 21600 0 21600 0 0 Z N"/>
        </draw:custom-shape>
        <draw:custom-shape draw:name="Legend3" draw:style-name="Mgr4" draw:text-style-name="MP5" draw:layer="layout" svg:width="1.42cm" svg:height="0.508cm" svg:x="25.288cm" svg:y="2.377cm">
          <text:p text:style-name="MP8"><text:span text:style-name="MT8">Legend</text:span></text:p>
          <draw:enhanced-geometry svg:viewBox="0 0 21600 21600" draw:type="rectangle" draw:enhanced-path="M 0 0 L 21600 0 21600 21600 0 21600 0 0 Z N"/>
        </draw:custom-shape>
        <draw:custom-shape draw:name="Legend4" draw:style-name="Mgr4" draw:text-style-name="MP5" draw:layer="layout" svg:width="1.42cm" svg:height="0.508cm" svg:x="25.288cm" svg:y="3.144cm">
          <text:p text:style-name="MP8"><text:span text:style-name="MT8">Legend</text:span></text:p>
          <draw:enhanced-geometry svg:viewBox="0 0 21600 21600" draw:type="rectangle" draw:enhanced-path="M 0 0 L 21600 0 21600 21600 0 21600 0 0 Z N"/>
        </draw:custom-shape>
        <draw:custom-shape draw:name="Legend5" draw:style-name="Mgr4" draw:text-style-name="MP5" draw:layer="layout" svg:width="1.42cm" svg:height="0.508cm" svg:x="25.288cm" svg:y="3.929cm">
          <text:p text:style-name="MP8"><text:span text:style-name="MT8">Legend</text:span></text:p>
          <draw:enhanced-geometry svg:viewBox="0 0 21600 21600" draw:type="rectangle" draw:enhanced-path="M 0 0 L 21600 0 21600 21600 0 21600 0 0 Z N"/>
        </draw:custom-shape>
        <draw:g draw:name="MoonLegend3">
          <draw:custom-shape draw:name="Oval 47" draw:style-name="Mgr19" draw:text-style-name="MP5" draw:layer="layout" svg:width="0.642cm" svg:height="0.592cm" svg:x="24.306cm" svg:y="2.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8" draw:style-name="Mgr21" draw:text-style-name="MP5" draw:layer="layout" svg:width="0.642cm" svg:height="0.592cm" svg:x="24.306cm" svg:y="2.338cm">
            <text:p/>
            <draw:enhanced-geometry svg:viewBox="0 0 21600 21600" draw:type="mso-spt19" draw:modifiers="16200000 54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custom-shape draw:name="Slide Number" draw:style-name="Mgr22" draw:text-style-name="MP5" draw:layer="backgroundobjects" svg:width="1.606cm" svg:height="0.424cm" svg:x="26.2cm" svg:y="18.434cm">
        <text:p text:style-name="MP11"><text:span text:style-name="MT10"><text:page-number>&lt;number&gt;</text:page-number></text:span></text:p>
        <draw:enhanced-geometry svg:viewBox="0 0 21600 21600" draw:type="rectangle" draw:enhanced-path="M 0 0 L 21600 0 21600 21600 0 21600 0 0 Z N"/>
      </draw:custom-shape>
      <draw:g draw:name="McK Moon" drawooo:display="printer">
        <draw:custom-shape draw:name="Oval 90" draw:style-name="Mgr19" draw:text-style-name="MP5" draw:layer="layout" svg:width="0.782cm" svg:height="0.718cm" svg:x="25.477cm" svg:y="5.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91" draw:style-name="Mgr21" draw:text-style-name="MP5" draw:layer="layout" svg:width="0.782cm" svg:height="0.718cm" svg:x="25.477cm" svg:y="5.217cm">
          <text:p/>
          <draw:enhanced-geometry svg:viewBox="0 0 21600 21600" draw:type="mso-spt19"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Group 68">
        <draw:frame draw:name="Picture 69" draw:style-name="Mgr23" draw:text-style-name="MP3" draw:layer="layout" svg:width="7.315cm" svg:height="1.331cm" svg:x="1.842cm" svg:y="17.726cm">
          <draw:image xlink:href="Pictures/10000000000001700000004364FAA54E.png" xlink:type="simple" xlink:show="embed" xlink:actuate="onLoad">
            <text:p/>
          </draw:image>
        </draw:frame>
        <draw:frame draw:name="Picture 71" draw:style-name="Mgr23" draw:text-style-name="MP3" draw:layer="layout" svg:width="1.574cm" svg:height="0.99cm" svg:x="0.467cm" svg:y="17.735cm">
          <draw:image xlink:href="Pictures/10000000000000740000004946B9E7AE.png" xlink:type="simple" xlink:show="embed" xlink:actuate="onLoad">
            <text:p/>
          </draw:image>
        </draw:frame>
      </draw:g>
      <draw:g draw:name="Group 8">
        <draw:custom-shape draw:name="AutoShape 7" draw:style-name="Mgr24" draw:text-style-name="MP5" draw:layer="layout" svg:width="6.727cm" svg:height="0.774cm" svg:x="19.532cm" svg:y="17.784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custom-shape draw:name="Freeform 9" draw:style-name="Mgr25" draw:text-style-name="MP5" draw:layer="layout" svg:width="1.511cm" svg:height="0.26cm" svg:x="23.183cm" svg:y="17.784cm">
          <text:p/>
          <draw:enhanced-geometry draw:mirror-horizontal="false" draw:mirror-vertical="false" svg:viewBox="0 0 3691 641" draw:type="non-primitive" draw:enhanced-path="M ?f4 ?f5 L ?f6 ?f7 ?f8 ?f9 ?f10 ?f11 ?f12 ?f13 ?f14 ?f15 ?f16 ?f17 ?f18 ?f19 ?f20 ?f3 ?f21 ?f19 ?f22 ?f17 ?f23 ?f24 ?f25 ?f26 ?f27 ?f13 ?f28 ?f29 ?f30 ?f31 ?f32 ?f33 ?f34 ?f35 ?f36 ?f37 ?f38 ?f39 ?f40 ?f41 ?f42 ?f43 ?f44 ?f45 ?f46 ?f47 ?f48 ?f49 ?f50 ?f51 ?f52 ?f53 ?f54 ?f55 ?f56 ?f57 ?f58 ?f59 ?f60 ?f61 ?f62 ?f63 ?f2 ?f64 ?f62 ?f65 ?f66 ?f67 ?f68 ?f69 ?f70 ?f71 ?f72 ?f73 ?f54 ?f74 ?f75 ?f76 ?f77 ?f78 ?f79 ?f80 ?f81 ?f82 ?f83 ?f84 ?f85 ?f86 ?f87 ?f88 ?f89 ?f90 ?f91 ?f92 ?f93 ?f94 ?f95 ?f96 ?f97 ?f98 ?f99 ?f100 ?f101 ?f102 ?f103 ?f104 ?f105 ?f106 ?f107 ?f108 ?f109 ?f110 ?f111 ?f112 ?f113 ?f114 ?f115 ?f116 ?f117 ?f118 ?f119 ?f120 ?f119 ?f121 ?f119 ?f122 ?f123 ?f124 ?f125 ?f126 ?f127 ?f128 ?f129 ?f130 ?f131 ?f132 ?f18 ?f133 ?f134 ?f135 ?f136 ?f137 ?f138 ?f139 ?f140 ?f141 ?f142 ?f143 ?f144 ?f145 ?f146 ?f147 ?f95 ?f148 ?f149 ?f148 ?f150 ?f148 ?f151 ?f152 ?f153 ?f143 ?f34 ?f154 ?f155 ?f156 ?f40 ?f157 ?f81 ?f158 ?f159 ?f133 ?f160 ?f161 ?f50 ?f162 ?f159 ?f163 ?f164 ?f165 ?f155 ?f166 ?f167 ?f168 ?f169 ?f170 ?f171 ?f172 ?f173 ?f1 ?f174 ?f172 ?f142 ?f175 ?f176 ?f177 ?f131 ?f165 ?f16 ?f178 ?f179 ?f180 ?f181 ?f182 ?f183 ?f184 ?f185 ?f186 ?f187 ?f188 ?f189 ?f190 ?f191 ?f156 ?f192 ?f193 ?f194 ?f195 ?f196 ?f197 ?f198 ?f199 ?f196 ?f200 ?f201 ?f202 ?f203 ?f204 ?f205 ?f206 ?f207 ?f208 ?f209 ?f210 ?f211 ?f212 ?f185 ?f213 ?f214 ?f215 ?f216 ?f217 ?f218 ?f219 ?f220 ?f221 ?f119 ?f222 ?f223 ?f224 ?f176 ?f225 ?f226 ?f227 ?f174 ?f228 ?f229 ?f230 ?f231 ?f232 ?f233 ?f234 ?f235 ?f236 ?f91 ?f237 ?f238 ?f239 ?f240 ?f241 ?f242 ?f243 ?f244 ?f245 ?f246 ?f65 ?f153 ?f247 ?f248 ?f64 ?f249 ?f250 ?f248 ?f251 ?f153 ?f252 ?f246 ?f253 ?f254 ?f255 ?f256 ?f257 ?f258 ?f259 ?f260 ?f261 ?f262 ?f263 ?f264 ?f265 ?f93 ?f266 ?f267 ?f268 ?f22 ?f269 ?f270 ?f271 ?f272 ?f273 ?f274 ?f275 ?f276 ?f275 ?f105 ?f275 ?f277 ?f271 ?f278 ?f269 ?f279 ?f280 ?f281 ?f265 ?f185 ?f282 ?f283 ?f284 ?f191 ?f285 ?f4 ?f5 Z M ?f286 ?f287 L ?f288 ?f287 ?f288 ?f154 ?f289 ?f154 ?f289 ?f290 ?f291 ?f290 ?f291 ?f292 ?f293 ?f292 ?f293 ?f268 ?f288 ?f268 ?f288 ?f76 ?f286 ?f76 ?f286 ?f287 Z M ?f294 ?f282 L ?f295 ?f296 ?f297 ?f298 ?f299 ?f300 ?f301 ?f302 ?f303 ?f304 ?f305 ?f306 ?f307 ?f273 ?f308 ?f273 ?f309 ?f273 ?f310 ?f306 ?f311 ?f271 ?f312 ?f55 ?f313 ?f302 ?f314 ?f268 ?f315 ?f316 ?f317 ?f318 ?f319 ?f57 ?f320 ?f321 ?f322 ?f323 ?f324 ?f259 ?f325 ?f326 ?f327 ?f328 ?f329 ?f330 ?f331 ?f332 ?f333 ?f334 ?f335 ?f336 ?f337 ?f250 ?f338 ?f339 ?f340 ?f341 ?f342 ?f343 ?f344 ?f345 ?f346 ?f347 ?f348 ?f71 ?f349 ?f350 ?f351 ?f352 ?f353 ?f82 ?f353 ?f354 ?f351 ?f355 ?f356 ?f357 ?f358 ?f94 ?f359 ?f360 ?f361 ?f362 ?f363 ?f364 ?f365 ?f366 ?f367 ?f110 ?f368 ?f369 ?f370 ?f371 ?f372 ?f118 ?f373 ?f374 ?f375 ?f121 ?f376 ?f197 ?f377 ?f378 ?f379 ?f380 ?f381 ?f382 ?f383 ?f384 ?f385 ?f386 ?f387 ?f388 ?f389 ?f135 ?f390 ?f137 ?f391 ?f392 ?f393 ?f394 ?f395 ?f396 ?f397 ?f147 ?f398 ?f148 ?f399 ?f147 ?f400 ?f152 ?f401 ?f396 ?f402 ?f403 ?f404 ?f405 ?f297 ?f392 ?f295 ?f157 ?f406 ?f158 ?f407 ?f408 ?f409 ?f410 ?f411 ?f412 ?f413 ?f414 ?f415 ?f166 ?f416 ?f168 ?f417 ?f170 ?f418 ?f172 ?f419 ?f1 ?f420 ?f172 ?f421 ?f422 ?f423 ?f175 ?f424 ?f168 ?f425 ?f166 ?f389 ?f414 ?f322 ?f426 ?f427 ?f428 ?f429 ?f430 ?f431 ?f432 ?f337 ?f433 ?f434 ?f435 ?f436 ?f437 ?f438 ?f439 ?f440 ?f188 ?f441 ?f442 ?f443 ?f444 ?f445 ?f446 ?f447 ?f133 ?f448 ?f130 ?f449 ?f450 ?f451 ?f122 ?f452 ?f374 ?f453 ?f454 ?f455 ?f112 ?f456 ?f457 ?f458 ?f459 ?f460 ?f461 ?f462 ?f463 ?f464 ?f465 ?f466 ?f354 ?f466 ?f221 ?f466 ?f467 ?f464 ?f468 ?f462 ?f73 ?f469 ?f470 ?f471 ?f472 ?f473 ?f474 ?f475 ?f476 ?f477 ?f478 ?f479 ?f336 ?f480 ?f481 ?f482 ?f255 ?f483 ?f484 ?f485 ?f321 ?f486 ?f316 ?f487 ?f306 ?f488 ?f489 ?f441 ?f490 ?f440 ?f491 ?f492 ?f493 ?f494 ?f495 ?f434 ?f496 ?f497 ?f498 ?f499 ?f500 ?f501 ?f502 ?f325 ?f503 ?f504 ?f505 ?f389 ?f26 ?f425 ?f24 ?f424 ?f17 ?f506 ?f507 ?f311 ?f19 ?f508 ?f3 ?f509 ?f19 ?f305 ?f510 ?f511 ?f24 ?f512 ?f26 ?f513 ?f505 ?f514 ?f11 ?f515 ?f33 ?f516 ?f500 ?f294 ?f282 Z M ?f517 ?f290 L ?f517 ?f292 ?f518 ?f292 ?f518 ?f290 ?f517 ?f290 Z M ?f519 ?f292 L ?f520 ?f290 ?f521 ?f290 ?f522 ?f88 ?f523 ?f82 ?f524 ?f525 ?f526 ?f527 ?f528 ?f69 ?f529 ?f530 ?f531 ?f532 ?f533 ?f61 ?f534 ?f535 ?f536 ?f535 ?f537 ?f61 ?f538 ?f250 ?f539 ?f343 ?f540 ?f541 ?f542 ?f527 ?f543 ?f544 ?f545 ?f546 ?f547 ?f548 ?f549 ?f290 ?f550 ?f290 ?f551 ?f292 ?f519 ?f292 Z M ?f552 ?f145 L ?f553 ?f147 ?f554 ?f190 ?f555 ?f556 ?f557 ?f558 ?f559 ?f556 ?f560 ?f190 ?f561 ?f147 ?f562 ?f145 ?f563 ?f143 ?f564 ?f405 ?f565 ?f392 ?f566 ?f567 ?f568 ?f388 ?f569 ?f570 ?f571 ?f572 ?f573 ?f574 ?f575 ?f576 ?f577 ?f578 ?f579 ?f580 ?f579 ?f454 ?f579 ?f581 ?f577 ?f582 ?f575 ?f457 ?f573 ?f583 ?f571 ?f100 ?f569 ?f584 ?f585 ?f360 ?f566 ?f586 ?f565 ?f587 ?f564 ?f212 ?f588 ?f589 ?f590 ?f591 ?f592 ?f213 ?f593 ?f594 ?f595 ?f548 ?f596 ?f548 ?f552 ?f548 ?f552 ?f145 Z M ?f597 ?f292 L ?f552 ?f292 ?f552 ?f598 ?f599 ?f598 ?f600 ?f601 ?f602 ?f603 ?f604 ?f73 ?f605 ?f606 ?f607 ?f608 ?f609 ?f610 ?f611 ?f612 ?f588 ?f613 ?f614 ?f69 ?f615 ?f347 ?f616 ?f617 ?f618 ?f619 ?f620 ?f621 ?f622 ?f478 ?f585 ?f336 ?f623 ?f624 ?f625 ?f268 ?f626 ?f627 ?f628 ?f41 ?f629 ?f630 ?f631 ?f11 ?f632 ?f292 ?f633 ?f292 ?f634 ?f635 ?f636 ?f637 ?f638 ?f639 ?f640 ?f490 ?f641 ?f269 ?f642 ?f284 ?f643 ?f644 ?f645 ?f646 ?f647 ?f648 ?f649 ?f650 ?f651 ?f652 ?f653 ?f606 ?f654 ?f655 ?f656 ?f74 ?f657 ?f658 ?f659 ?f76 ?f660 ?f544 ?f661 ?f467 ?f662 ?f663 ?f664 ?f665 ?f664 ?f666 ?f629 ?f667 ?f668 ?f669 ?f670 ?f671 ?f656 ?f672 ?f673 ?f674 ?f675 ?f676 ?f677 ?f678 ?f679 ?f680 ?f681 ?f94 ?f682 ?f96 ?f683 ?f98 ?f684 ?f364 ?f641 ?f457 ?f685 ?f686 ?f687 ?f200 ?f687 ?f0 ?f688 ?f689 ?f690 ?f195 ?f691 ?f193 ?f692 ?f156 ?f693 ?f148 ?f694 ?f695 ?f696 ?f697 ?f698 ?f699 ?f700 ?f701 ?f656 ?f702 ?f703 ?f704 ?f705 ?f706 ?f707 ?f408 ?f708 ?f410 ?f709 ?f710 ?f569 ?f426 ?f616 ?f711 ?f712 ?f177 ?f713 ?f168 ?f714 ?f715 ?f716 ?f715 ?f553 ?f168 ?f717 ?f718 ?f719 ?f166 ?f720 ?f721 ?f722 ?f414 ?f723 ?f724 ?f597 ?f412 ?f597 ?f292 Z M ?f725 ?f287 L ?f33 ?f287 ?f33 ?f154 ?f726 ?f154 ?f726 ?f290 ?f257 ?f290 ?f257 ?f292 ?f727 ?f292 ?f727 ?f268 ?f33 ?f268 ?f33 ?f76 ?f725 ?f76 ?f725 ?f287 Z M ?f1 ?f5 L ?f165 ?f7 ?f728 ?f9 ?f435 ?f11 ?f729 ?f13 ?f148 ?f15 ?f158 ?f17 ?f730 ?f19 ?f578 ?f3 ?f731 ?f19 ?f106 ?f17 ?f102 ?f24 ?f732 ?f26 ?f733 ?f13 ?f734 ?f29 ?f357 ?f31 ?f735 ?f33 ?f86 ?f35 ?f736 ?f37 ?f546 ?f39 ?f667 ?f41 ?f737 ?f43 ?f224 ?f45 ?f225 ?f47 ?f738 ?f49 ?f739 ?f51 ?f350 ?f53 ?f73 ?f55 ?f740 ?f57 ?f612 ?f59 ?f613 ?f61 ?f741 ?f63 ?f237 ?f64 ?f741 ?f65 ?f742 ?f67 ?f236 ?f69 ?f71 ?f71 ?f743 ?f73 ?f230 ?f74 ?f744 ?f76 ?f745 ?f78 ?f746 ?f80 ?f747 ?f82 ?f221 ?f84 ?f84 ?f86 ?f676 ?f88 ?f589 ?f90 ?f287 ?f92 ?f748 ?f94 ?f749 ?f96 ?f454 ?f98 ?f199 ?f100 ?f750 ?f102 ?f751 ?f104 ?f752 ?f106 ?f574 ?f108 ?f128 ?f110 ?f130 ?f112 ?f753 ?f114 ?f754 ?f116 ?f755 ?f118 ?f756 ?f120 ?f756 ?f121 ?f756 ?f122 ?f755 ?f124 ?f754 ?f126 ?f570 ?f128 ?f757 ?f130 ?f382 ?f132 ?f730 ?f133 ?f758 ?f135 ?f576 ?f137 ?f759 ?f139 ?f760 ?f141 ?f761 ?f143 ?f762 ?f145 ?f581 ?f147 ?f749 ?f148 ?f763 ?f148 ?f732 ?f148 ?f764 ?f152 ?f591 ?f143 ?f765 ?f154 ?f766 ?f156 ?f767 ?f157 ?f663 ?f158 ?f525 ?f133 ?f603 ?f161 ?f768 ?f162 ?f544 ?f163 ?f666 ?f165 ?f769 ?f166 ?f676 ?f168 ?f770 ?f170 ?f771 ?f172 ?f772 ?f1 ?f773 ?f172 ?f774 ?f175 ?f197 ?f177 ?f382 ?f165 ?f775 ?f178 ?f403 ?f180 ?f776 ?f182 ?f777 ?f184 ?f699 ?f186 ?f778 ?f188 ?f779 ?f190 ?f780 ?f156 ?f781 ?f193 ?f165 ?f195 ?f721 ?f197 ?f290 ?f199 ?f721 ?f200 ?f414 ?f202 ?f782 ?f204 ?f710 ?f206 ?f430 ?f208 ?f783 ?f210 ?f784 ?f212 ?f785 ?f213 ?f697 ?f215 ?f786 ?f217 ?f190 ?f219 ?f392 ?f221 ?f193 ?f222 ?f195 ?f224 ?f197 ?f225 ?f580 ?f227 ?f787 ?f228 ?f788 ?f230 ?f789 ?f232 ?f98 ?f234 ?f461 ?f236 ?f790 ?f237 ?f764 ?f239 ?f463 ?f241 ?f92 ?f243 ?f589 ?f245 ?f791 ?f65 ?f792 ?f247 ?f213 ?f64 ?f213 ?f250 ?f213 ?f251 ?f591 ?f252 ?f793 ?f253 ?f680 ?f255 ?f770 ?f257 ?f587 ?f259 ?f210 ?f261 ?f794 ?f263 ?f795 ?f265 ?f100 ?f266 ?f796 ?f268 ?f366 ?f269 ?f110 ?f271 ?f114 ?f273 ?f797 ?f275 ?f798 ?f275 ?f124 ?f275 ?f799 ?f271 ?f137 ?f269 ?f556 ?f280 ?f800 ?f265 ?f699 ?f282 ?f182 ?f284 ?f780 ?f285 ?f1 ?f5 Z N">
            <draw:equation draw:name="f0" draw:formula="180"/>
            <draw:equation draw:name="f1" draw:formula="0"/>
            <draw:equation draw:name="f2" draw:formula="3691"/>
            <draw:equation draw:name="f3" draw:formula="641"/>
            <draw:equation draw:name="f4" draw:formula="3288"/>
            <draw:equation draw:name="f5" draw:formula="601"/>
            <draw:equation draw:name="f6" draw:formula="3302"/>
            <draw:equation draw:name="f7" draw:formula="609"/>
            <draw:equation draw:name="f8" draw:formula="3319"/>
            <draw:equation draw:name="f9" draw:formula="616"/>
            <draw:equation draw:name="f10" draw:formula="3338"/>
            <draw:equation draw:name="f11" draw:formula="622"/>
            <draw:equation draw:name="f12" draw:formula="3360"/>
            <draw:equation draw:name="f13" draw:formula="629"/>
            <draw:equation draw:name="f14" draw:formula="3382"/>
            <draw:equation draw:name="f15" draw:formula="634"/>
            <draw:equation draw:name="f16" draw:formula="3406"/>
            <draw:equation draw:name="f17" draw:formula="637"/>
            <draw:equation draw:name="f18" draw:formula="3431"/>
            <draw:equation draw:name="f19" draw:formula="640"/>
            <draw:equation draw:name="f20" draw:formula="3455"/>
            <draw:equation draw:name="f21" draw:formula="3484"/>
            <draw:equation draw:name="f22" draw:formula="3511"/>
            <draw:equation draw:name="f23" draw:formula="3524"/>
            <draw:equation draw:name="f24" draw:formula="635"/>
            <draw:equation draw:name="f25" draw:formula="3536"/>
            <draw:equation draw:name="f26" draw:formula="632"/>
            <draw:equation draw:name="f27" draw:formula="3548"/>
            <draw:equation draw:name="f28" draw:formula="3559"/>
            <draw:equation draw:name="f29" draw:formula="625"/>
            <draw:equation draw:name="f30" draw:formula="3570"/>
            <draw:equation draw:name="f31" draw:formula="621"/>
            <draw:equation draw:name="f32" draw:formula="3581"/>
            <draw:equation draw:name="f33" draw:formula="617"/>
            <draw:equation draw:name="f34" draw:formula="3590"/>
            <draw:equation draw:name="f35" draw:formula="613"/>
            <draw:equation draw:name="f36" draw:formula="3600"/>
            <draw:equation draw:name="f37" draw:formula="608"/>
            <draw:equation draw:name="f38" draw:formula="3608"/>
            <draw:equation draw:name="f39" draw:formula="603"/>
            <draw:equation draw:name="f40" draw:formula="3618"/>
            <draw:equation draw:name="f41" draw:formula="597"/>
            <draw:equation draw:name="f42" draw:formula="3625"/>
            <draw:equation draw:name="f43" draw:formula="591"/>
            <draw:equation draw:name="f44" draw:formula="3633"/>
            <draw:equation draw:name="f45" draw:formula="584"/>
            <draw:equation draw:name="f46" draw:formula="3639"/>
            <draw:equation draw:name="f47" draw:formula="578"/>
            <draw:equation draw:name="f48" draw:formula="3646"/>
            <draw:equation draw:name="f49" draw:formula="571"/>
            <draw:equation draw:name="f50" draw:formula="3653"/>
            <draw:equation draw:name="f51" draw:formula="564"/>
            <draw:equation draw:name="f52" draw:formula="3658"/>
            <draw:equation draw:name="f53" draw:formula="557"/>
            <draw:equation draw:name="f54" draw:formula="3668"/>
            <draw:equation draw:name="f55" draw:formula="541"/>
            <draw:equation draw:name="f56" draw:formula="3676"/>
            <draw:equation draw:name="f57" draw:formula="526"/>
            <draw:equation draw:name="f58" draw:formula="3682"/>
            <draw:equation draw:name="f59" draw:formula="508"/>
            <draw:equation draw:name="f60" draw:formula="3687"/>
            <draw:equation draw:name="f61" draw:formula="491"/>
            <draw:equation draw:name="f62" draw:formula="3690"/>
            <draw:equation draw:name="f63" draw:formula="472"/>
            <draw:equation draw:name="f64" draw:formula="454"/>
            <draw:equation draw:name="f65" draw:formula="437"/>
            <draw:equation draw:name="f66" draw:formula="3688"/>
            <draw:equation draw:name="f67" draw:formula="422"/>
            <draw:equation draw:name="f68" draw:formula="3684"/>
            <draw:equation draw:name="f69" draw:formula="407"/>
            <draw:equation draw:name="f70" draw:formula="3680"/>
            <draw:equation draw:name="f71" draw:formula="393"/>
            <draw:equation draw:name="f72" draw:formula="3675"/>
            <draw:equation draw:name="f73" draw:formula="380"/>
            <draw:equation draw:name="f74" draw:formula="367"/>
            <draw:equation draw:name="f75" draw:formula="3660"/>
            <draw:equation draw:name="f76" draw:formula="355"/>
            <draw:equation draw:name="f77" draw:formula="3651"/>
            <draw:equation draw:name="f78" draw:formula="344"/>
            <draw:equation draw:name="f79" draw:formula="3640"/>
            <draw:equation draw:name="f80" draw:formula="332"/>
            <draw:equation draw:name="f81" draw:formula="3629"/>
            <draw:equation draw:name="f82" draw:formula="322"/>
            <draw:equation draw:name="f83" draw:formula="3616"/>
            <draw:equation draw:name="f84" draw:formula="313"/>
            <draw:equation draw:name="f85" draw:formula="3601"/>
            <draw:equation draw:name="f86" draw:formula="303"/>
            <draw:equation draw:name="f87" draw:formula="3586"/>
            <draw:equation draw:name="f88" draw:formula="294"/>
            <draw:equation draw:name="f89" draw:formula="3568"/>
            <draw:equation draw:name="f90" draw:formula="286"/>
            <draw:equation draw:name="f91" draw:formula="3550"/>
            <draw:equation draw:name="f92" draw:formula="278"/>
            <draw:equation draw:name="f93" draw:formula="3530"/>
            <draw:equation draw:name="f94" draw:formula="270"/>
            <draw:equation draw:name="f95" draw:formula="3502"/>
            <draw:equation draw:name="f96" draw:formula="258"/>
            <draw:equation draw:name="f97" draw:formula="3477"/>
            <draw:equation draw:name="f98" draw:formula="247"/>
            <draw:equation draw:name="f99" draw:formula="3467"/>
            <draw:equation draw:name="f100" draw:formula="242"/>
            <draw:equation draw:name="f101" draw:formula="3457"/>
            <draw:equation draw:name="f102" draw:formula="236"/>
            <draw:equation draw:name="f103" draw:formula="3448"/>
            <draw:equation draw:name="f104" draw:formula="230"/>
            <draw:equation draw:name="f105" draw:formula="3441"/>
            <draw:equation draw:name="f106" draw:formula="224"/>
            <draw:equation draw:name="f107" draw:formula="3434"/>
            <draw:equation draw:name="f108" draw:formula="219"/>
            <draw:equation draw:name="f109" draw:formula="3428"/>
            <draw:equation draw:name="f110" draw:formula="213"/>
            <draw:equation draw:name="f111" draw:formula="3423"/>
            <draw:equation draw:name="f112" draw:formula="206"/>
            <draw:equation draw:name="f113" draw:formula="3419"/>
            <draw:equation draw:name="f114" draw:formula="200"/>
            <draw:equation draw:name="f115" draw:formula="3416"/>
            <draw:equation draw:name="f116" draw:formula="192"/>
            <draw:equation draw:name="f117" draw:formula="3414"/>
            <draw:equation draw:name="f118" draw:formula="184"/>
            <draw:equation draw:name="f119" draw:formula="3412"/>
            <draw:equation draw:name="f120" draw:formula="177"/>
            <draw:equation draw:name="f121" draw:formula="168"/>
            <draw:equation draw:name="f122" draw:formula="162"/>
            <draw:equation draw:name="f123" draw:formula="3413"/>
            <draw:equation draw:name="f124" draw:formula="154"/>
            <draw:equation draw:name="f125" draw:formula="3415"/>
            <draw:equation draw:name="f126" draw:formula="147"/>
            <draw:equation draw:name="f127" draw:formula="3418"/>
            <draw:equation draw:name="f128" draw:formula="141"/>
            <draw:equation draw:name="f129" draw:formula="3421"/>
            <draw:equation draw:name="f130" draw:formula="135"/>
            <draw:equation draw:name="f131" draw:formula="3426"/>
            <draw:equation draw:name="f132" draw:formula="129"/>
            <draw:equation draw:name="f133" draw:formula="122"/>
            <draw:equation draw:name="f134" draw:formula="3437"/>
            <draw:equation draw:name="f135" draw:formula="117"/>
            <draw:equation draw:name="f136" draw:formula="3443"/>
            <draw:equation draw:name="f137" draw:formula="112"/>
            <draw:equation draw:name="f138" draw:formula="3450"/>
            <draw:equation draw:name="f139" draw:formula="107"/>
            <draw:equation draw:name="f140" draw:formula="3459"/>
            <draw:equation draw:name="f141" draw:formula="103"/>
            <draw:equation draw:name="f142" draw:formula="3469"/>
            <draw:equation draw:name="f143" draw:formula="100"/>
            <draw:equation draw:name="f144" draw:formula="3479"/>
            <draw:equation draw:name="f145" draw:formula="97"/>
            <draw:equation draw:name="f146" draw:formula="3489"/>
            <draw:equation draw:name="f147" draw:formula="95"/>
            <draw:equation draw:name="f148" draw:formula="94"/>
            <draw:equation draw:name="f149" draw:formula="3515"/>
            <draw:equation draw:name="f150" draw:formula="3535"/>
            <draw:equation draw:name="f151" draw:formula="3555"/>
            <draw:equation draw:name="f152" draw:formula="96"/>
            <draw:equation draw:name="f153" draw:formula="3573"/>
            <draw:equation draw:name="f154" draw:formula="104"/>
            <draw:equation draw:name="f155" draw:formula="3604"/>
            <draw:equation draw:name="f156" draw:formula="108"/>
            <draw:equation draw:name="f157" draw:formula="113"/>
            <draw:equation draw:name="f158" draw:formula="118"/>
            <draw:equation draw:name="f159" draw:formula="3638"/>
            <draw:equation draw:name="f160" draw:formula="3666"/>
            <draw:equation draw:name="f161" draw:formula="31"/>
            <draw:equation draw:name="f162" draw:formula="25"/>
            <draw:equation draw:name="f163" draw:formula="20"/>
            <draw:equation draw:name="f164" draw:formula="3622"/>
            <draw:equation draw:name="f165" draw:formula="14"/>
            <draw:equation draw:name="f166" draw:formula="9"/>
            <draw:equation draw:name="f167" draw:formula="3585"/>
            <draw:equation draw:name="f168" draw:formula="6"/>
            <draw:equation draw:name="f169" draw:formula="3564"/>
            <draw:equation draw:name="f170" draw:formula="3"/>
            <draw:equation draw:name="f171" draw:formula="3542"/>
            <draw:equation draw:name="f172" draw:formula="1"/>
            <draw:equation draw:name="f173" draw:formula="3517"/>
            <draw:equation draw:name="f174" draw:formula="3492"/>
            <draw:equation draw:name="f175" draw:formula="4"/>
            <draw:equation draw:name="f176" draw:formula="3447"/>
            <draw:equation draw:name="f177" draw:formula="8"/>
            <draw:equation draw:name="f178" draw:formula="22"/>
            <draw:equation draw:name="f179" draw:formula="3389"/>
            <draw:equation draw:name="f180" draw:formula="30"/>
            <draw:equation draw:name="f181" draw:formula="3372"/>
            <draw:equation draw:name="f182" draw:formula="40"/>
            <draw:equation draw:name="f183" draw:formula="3357"/>
            <draw:equation draw:name="f184" draw:formula="51"/>
            <draw:equation draw:name="f185" draw:formula="3343"/>
            <draw:equation draw:name="f186" draw:formula="64"/>
            <draw:equation draw:name="f187" draw:formula="3331"/>
            <draw:equation draw:name="f188" draw:formula="77"/>
            <draw:equation draw:name="f189" draw:formula="3322"/>
            <draw:equation draw:name="f190" draw:formula="93"/>
            <draw:equation draw:name="f191" draw:formula="3312"/>
            <draw:equation draw:name="f192" draw:formula="3306"/>
            <draw:equation draw:name="f193" draw:formula="124"/>
            <draw:equation draw:name="f194" draw:formula="3301"/>
            <draw:equation draw:name="f195" draw:formula="142"/>
            <draw:equation draw:name="f196" draw:formula="3298"/>
            <draw:equation draw:name="f197" draw:formula="159"/>
            <draw:equation draw:name="f198" draw:formula="3297"/>
            <draw:equation draw:name="f199" draw:formula="179"/>
            <draw:equation draw:name="f200" draw:formula="194"/>
            <draw:equation draw:name="f201" draw:formula="3300"/>
            <draw:equation draw:name="f202" draw:formula="211"/>
            <draw:equation draw:name="f203" draw:formula="3304"/>
            <draw:equation draw:name="f204" draw:formula="225"/>
            <draw:equation draw:name="f205" draw:formula="3309"/>
            <draw:equation draw:name="f206" draw:formula="240"/>
            <draw:equation draw:name="f207" draw:formula="3316"/>
            <draw:equation draw:name="f208" draw:formula="253"/>
            <draw:equation draw:name="f209" draw:formula="3324"/>
            <draw:equation draw:name="f210" draw:formula="265"/>
            <draw:equation draw:name="f211" draw:formula="3333"/>
            <draw:equation draw:name="f212" draw:formula="277"/>
            <draw:equation draw:name="f213" draw:formula="288"/>
            <draw:equation draw:name="f214" draw:formula="3355"/>
            <draw:equation draw:name="f215" draw:formula="299"/>
            <draw:equation draw:name="f216" draw:formula="3367"/>
            <draw:equation draw:name="f217" draw:formula="310"/>
            <draw:equation draw:name="f218" draw:formula="3381"/>
            <draw:equation draw:name="f219" draw:formula="319"/>
            <draw:equation draw:name="f220" draw:formula="3396"/>
            <draw:equation draw:name="f221" draw:formula="328"/>
            <draw:equation draw:name="f222" draw:formula="336"/>
            <draw:equation draw:name="f223" draw:formula="3429"/>
            <draw:equation draw:name="f224" draw:formula="345"/>
            <draw:equation draw:name="f225" draw:formula="352"/>
            <draw:equation draw:name="f226" draw:formula="3466"/>
            <draw:equation draw:name="f227" draw:formula="359"/>
            <draw:equation draw:name="f228" draw:formula="369"/>
            <draw:equation draw:name="f229" draw:formula="3516"/>
            <draw:equation draw:name="f230" draw:formula="381"/>
            <draw:equation draw:name="f231" draw:formula="3525"/>
            <draw:equation draw:name="f232" draw:formula="386"/>
            <draw:equation draw:name="f233" draw:formula="3534"/>
            <draw:equation draw:name="f234" draw:formula="392"/>
            <draw:equation draw:name="f235" draw:formula="3543"/>
            <draw:equation draw:name="f236" draw:formula="397"/>
            <draw:equation draw:name="f237" draw:formula="403"/>
            <draw:equation draw:name="f238" draw:formula="3556"/>
            <draw:equation draw:name="f239" draw:formula="409"/>
            <draw:equation draw:name="f240" draw:formula="3561"/>
            <draw:equation draw:name="f241" draw:formula="417"/>
            <draw:equation draw:name="f242" draw:formula="3565"/>
            <draw:equation draw:name="f243" draw:formula="423"/>
            <draw:equation draw:name="f244" draw:formula="3569"/>
            <draw:equation draw:name="f245" draw:formula="430"/>
            <draw:equation draw:name="f246" draw:formula="3571"/>
            <draw:equation draw:name="f247" draw:formula="445"/>
            <draw:equation draw:name="f248" draw:formula="3575"/>
            <draw:equation draw:name="f249" draw:formula="3576"/>
            <draw:equation draw:name="f250" draw:formula="462"/>
            <draw:equation draw:name="f251" draw:formula="471"/>
            <draw:equation draw:name="f252" draw:formula="480"/>
            <draw:equation draw:name="f253" draw:formula="489"/>
            <draw:equation draw:name="f254" draw:formula="3567"/>
            <draw:equation draw:name="f255" draw:formula="497"/>
            <draw:equation draw:name="f256" draw:formula="3563"/>
            <draw:equation draw:name="f257" draw:formula="504"/>
            <draw:equation draw:name="f258" draw:formula="3558"/>
            <draw:equation draw:name="f259" draw:formula="511"/>
            <draw:equation draw:name="f260" draw:formula="3553"/>
            <draw:equation draw:name="f261" draw:formula="517"/>
            <draw:equation draw:name="f262" draw:formula="3546"/>
            <draw:equation draw:name="f263" draw:formula="524"/>
            <draw:equation draw:name="f264" draw:formula="3539"/>
            <draw:equation draw:name="f265" draw:formula="529"/>
            <draw:equation draw:name="f266" draw:formula="533"/>
            <draw:equation draw:name="f267" draw:formula="3521"/>
            <draw:equation draw:name="f268" draw:formula="537"/>
            <draw:equation draw:name="f269" draw:formula="540"/>
            <draw:equation draw:name="f270" draw:formula="3500"/>
            <draw:equation draw:name="f271" draw:formula="543"/>
            <draw:equation draw:name="f272" draw:formula="3488"/>
            <draw:equation draw:name="f273" draw:formula="545"/>
            <draw:equation draw:name="f274" draw:formula="3476"/>
            <draw:equation draw:name="f275" draw:formula="546"/>
            <draw:equation draw:name="f276" draw:formula="3463"/>
            <draw:equation draw:name="f277" draw:formula="3420"/>
            <draw:equation draw:name="f278" draw:formula="3400"/>
            <draw:equation draw:name="f279" draw:formula="3379"/>
            <draw:equation draw:name="f280" draw:formula="535"/>
            <draw:equation draw:name="f281" draw:formula="3361"/>
            <draw:equation draw:name="f282" draw:formula="523"/>
            <draw:equation draw:name="f283" draw:formula="3327"/>
            <draw:equation draw:name="f284" draw:formula="514"/>
            <draw:equation draw:name="f285" draw:formula="507"/>
            <draw:equation draw:name="f286" draw:formula="3188"/>
            <draw:equation draw:name="f287" draw:formula="263"/>
            <draw:equation draw:name="f288" draw:formula="2955"/>
            <draw:equation draw:name="f289" draw:formula="3202"/>
            <draw:equation draw:name="f290" draw:formula="10"/>
            <draw:equation draw:name="f291" draw:formula="2841"/>
            <draw:equation draw:name="f292" draw:formula="631"/>
            <draw:equation draw:name="f293" draw:formula="3216"/>
            <draw:equation draw:name="f294" draw:formula="2727"/>
            <draw:equation draw:name="f295" draw:formula="2714"/>
            <draw:equation draw:name="f296" draw:formula="528"/>
            <draw:equation draw:name="f297" draw:formula="2701"/>
            <draw:equation draw:name="f298" draw:formula="532"/>
            <draw:equation draw:name="f299" draw:formula="2687"/>
            <draw:equation draw:name="f300" draw:formula="536"/>
            <draw:equation draw:name="f301" draw:formula="2671"/>
            <draw:equation draw:name="f302" draw:formula="539"/>
            <draw:equation draw:name="f303" draw:formula="2655"/>
            <draw:equation draw:name="f304" draw:formula="542"/>
            <draw:equation draw:name="f305" draw:formula="2637"/>
            <draw:equation draw:name="f306" draw:formula="544"/>
            <draw:equation draw:name="f307" draw:formula="2621"/>
            <draw:equation draw:name="f308" draw:formula="2604"/>
            <draw:equation draw:name="f309" draw:formula="2590"/>
            <draw:equation draw:name="f310" draw:formula="2579"/>
            <draw:equation draw:name="f311" draw:formula="2567"/>
            <draw:equation draw:name="f312" draw:formula="2555"/>
            <draw:equation draw:name="f313" draw:formula="2544"/>
            <draw:equation draw:name="f314" draw:formula="2533"/>
            <draw:equation draw:name="f315" draw:formula="2522"/>
            <draw:equation draw:name="f316" draw:formula="534"/>
            <draw:equation draw:name="f317" draw:formula="2512"/>
            <draw:equation draw:name="f318" draw:formula="530"/>
            <draw:equation draw:name="f319" draw:formula="2502"/>
            <draw:equation draw:name="f320" draw:formula="2493"/>
            <draw:equation draw:name="f321" draw:formula="522"/>
            <draw:equation draw:name="f322" draw:formula="2483"/>
            <draw:equation draw:name="f323" draw:formula="516"/>
            <draw:equation draw:name="f324" draw:formula="2475"/>
            <draw:equation draw:name="f325" draw:formula="2467"/>
            <draw:equation draw:name="f326" draw:formula="505"/>
            <draw:equation draw:name="f327" draw:formula="2459"/>
            <draw:equation draw:name="f328" draw:formula="499"/>
            <draw:equation draw:name="f329" draw:formula="2451"/>
            <draw:equation draw:name="f330" draw:formula="492"/>
            <draw:equation draw:name="f331" draw:formula="2444"/>
            <draw:equation draw:name="f332" draw:formula="486"/>
            <draw:equation draw:name="f333" draw:formula="2437"/>
            <draw:equation draw:name="f334" draw:formula="477"/>
            <draw:equation draw:name="f335" draw:formula="2431"/>
            <draw:equation draw:name="f336" draw:formula="470"/>
            <draw:equation draw:name="f337" draw:formula="2426"/>
            <draw:equation draw:name="f338" draw:formula="2420"/>
            <draw:equation draw:name="f339" draw:formula="453"/>
            <draw:equation draw:name="f340" draw:formula="2414"/>
            <draw:equation draw:name="f341" draw:formula="443"/>
            <draw:equation draw:name="f342" draw:formula="2410"/>
            <draw:equation draw:name="f343" draw:formula="434"/>
            <draw:equation draw:name="f344" draw:formula="2406"/>
            <draw:equation draw:name="f345" draw:formula="425"/>
            <draw:equation draw:name="f346" draw:formula="2402"/>
            <draw:equation draw:name="f347" draw:formula="415"/>
            <draw:equation draw:name="f348" draw:formula="2396"/>
            <draw:equation draw:name="f349" draw:formula="2391"/>
            <draw:equation draw:name="f350" draw:formula="371"/>
            <draw:equation draw:name="f351" draw:formula="2389"/>
            <draw:equation draw:name="f352" draw:formula="347"/>
            <draw:equation draw:name="f353" draw:formula="2388"/>
            <draw:equation draw:name="f354" draw:formula="309"/>
            <draw:equation draw:name="f355" draw:formula="295"/>
            <draw:equation draw:name="f356" draw:formula="2390"/>
            <draw:equation draw:name="f357" draw:formula="282"/>
            <draw:equation draw:name="f358" draw:formula="2392"/>
            <draw:equation draw:name="f359" draw:formula="2394"/>
            <draw:equation draw:name="f360" draw:formula="257"/>
            <draw:equation draw:name="f361" draw:formula="2397"/>
            <draw:equation draw:name="f362" draw:formula="246"/>
            <draw:equation draw:name="f363" draw:formula="2400"/>
            <draw:equation draw:name="f364" draw:formula="235"/>
            <draw:equation draw:name="f365" draw:formula="2403"/>
            <draw:equation draw:name="f366" draw:formula="223"/>
            <draw:equation draw:name="f367" draw:formula="2408"/>
            <draw:equation draw:name="f368" draw:formula="2412"/>
            <draw:equation draw:name="f369" draw:formula="203"/>
            <draw:equation draw:name="f370" draw:formula="2418"/>
            <draw:equation draw:name="f371" draw:formula="193"/>
            <draw:equation draw:name="f372" draw:formula="2423"/>
            <draw:equation draw:name="f373" draw:formula="2429"/>
            <draw:equation draw:name="f374" draw:formula="176"/>
            <draw:equation draw:name="f375" draw:formula="2435"/>
            <draw:equation draw:name="f376" draw:formula="2441"/>
            <draw:equation draw:name="f377" draw:formula="2448"/>
            <draw:equation draw:name="f378" draw:formula="152"/>
            <draw:equation draw:name="f379" draw:formula="2457"/>
            <draw:equation draw:name="f380" draw:formula="145"/>
            <draw:equation draw:name="f381" draw:formula="2464"/>
            <draw:equation draw:name="f382" draw:formula="139"/>
            <draw:equation draw:name="f383" draw:formula="2472"/>
            <draw:equation draw:name="f384" draw:formula="133"/>
            <draw:equation draw:name="f385" draw:formula="2480"/>
            <draw:equation draw:name="f386" draw:formula="127"/>
            <draw:equation draw:name="f387" draw:formula="2489"/>
            <draw:equation draw:name="f388" draw:formula="121"/>
            <draw:equation draw:name="f389" draw:formula="2499"/>
            <draw:equation draw:name="f390" draw:formula="2508"/>
            <draw:equation draw:name="f391" draw:formula="2517"/>
            <draw:equation draw:name="f392" draw:formula="109"/>
            <draw:equation draw:name="f393" draw:formula="2538"/>
            <draw:equation draw:name="f394" draw:formula="102"/>
            <draw:equation draw:name="f395" draw:formula="2559"/>
            <draw:equation draw:name="f396" draw:formula="98"/>
            <draw:equation draw:name="f397" draw:formula="2582"/>
            <draw:equation draw:name="f398" draw:formula="2605"/>
            <draw:equation draw:name="f399" draw:formula="2623"/>
            <draw:equation draw:name="f400" draw:formula="2641"/>
            <draw:equation draw:name="f401" draw:formula="2658"/>
            <draw:equation draw:name="f402" draw:formula="2673"/>
            <draw:equation draw:name="f403" draw:formula="101"/>
            <draw:equation draw:name="f404" draw:formula="2688"/>
            <draw:equation draw:name="f405" draw:formula="105"/>
            <draw:equation draw:name="f406" draw:formula="2726"/>
            <draw:equation draw:name="f407" draw:formula="2750"/>
            <draw:equation draw:name="f408" draw:formula="28"/>
            <draw:equation draw:name="f409" draw:formula="2740"/>
            <draw:equation draw:name="f410" draw:formula="24"/>
            <draw:equation draw:name="f411" draw:formula="2728"/>
            <draw:equation draw:name="f412" draw:formula="19"/>
            <draw:equation draw:name="f413" draw:formula="2712"/>
            <draw:equation draw:name="f414" draw:formula="13"/>
            <draw:equation draw:name="f415" draw:formula="2695"/>
            <draw:equation draw:name="f416" draw:formula="2674"/>
            <draw:equation draw:name="f417" draw:formula="2652"/>
            <draw:equation draw:name="f418" draw:formula="2627"/>
            <draw:equation draw:name="f419" draw:formula="2600"/>
            <draw:equation draw:name="f420" draw:formula="2583"/>
            <draw:equation draw:name="f421" draw:formula="2566"/>
            <draw:equation draw:name="f422" draw:formula="2"/>
            <draw:equation draw:name="f423" draw:formula="2548"/>
            <draw:equation draw:name="f424" draw:formula="2532"/>
            <draw:equation draw:name="f425" draw:formula="2515"/>
            <draw:equation draw:name="f426" draw:formula="17"/>
            <draw:equation draw:name="f427" draw:formula="2468"/>
            <draw:equation draw:name="f428" draw:formula="23"/>
            <draw:equation draw:name="f429" draw:formula="2454"/>
            <draw:equation draw:name="f430" draw:formula="29"/>
            <draw:equation draw:name="f431" draw:formula="2439"/>
            <draw:equation draw:name="f432" draw:formula="35"/>
            <draw:equation draw:name="f433" draw:formula="42"/>
            <draw:equation draw:name="f434" draw:formula="2411"/>
            <draw:equation draw:name="f435" draw:formula="50"/>
            <draw:equation draw:name="f436" draw:formula="2399"/>
            <draw:equation draw:name="f437" draw:formula="59"/>
            <draw:equation draw:name="f438" draw:formula="2387"/>
            <draw:equation draw:name="f439" draw:formula="68"/>
            <draw:equation draw:name="f440" draw:formula="2374"/>
            <draw:equation draw:name="f441" draw:formula="2363"/>
            <draw:equation draw:name="f442" draw:formula="87"/>
            <draw:equation draw:name="f443" draw:formula="2352"/>
            <draw:equation draw:name="f444" draw:formula="99"/>
            <draw:equation draw:name="f445" draw:formula="2342"/>
            <draw:equation draw:name="f446" draw:formula="110"/>
            <draw:equation draw:name="f447" draw:formula="2332"/>
            <draw:equation draw:name="f448" draw:formula="2323"/>
            <draw:equation draw:name="f449" draw:formula="2315"/>
            <draw:equation draw:name="f450" draw:formula="148"/>
            <draw:equation draw:name="f451" draw:formula="2307"/>
            <draw:equation draw:name="f452" draw:formula="2300"/>
            <draw:equation draw:name="f453" draw:formula="2293"/>
            <draw:equation draw:name="f454" draw:formula="190"/>
            <draw:equation draw:name="f455" draw:formula="2288"/>
            <draw:equation draw:name="f456" draw:formula="2283"/>
            <draw:equation draw:name="f457" draw:formula="222"/>
            <draw:equation draw:name="f458" draw:formula="2278"/>
            <draw:equation draw:name="f459" draw:formula="239"/>
            <draw:equation draw:name="f460" draw:formula="2275"/>
            <draw:equation draw:name="f461" draw:formula="255"/>
            <draw:equation draw:name="f462" draw:formula="2272"/>
            <draw:equation draw:name="f463" draw:formula="273"/>
            <draw:equation draw:name="f464" draw:formula="2270"/>
            <draw:equation draw:name="f465" draw:formula="290"/>
            <draw:equation draw:name="f466" draw:formula="2269"/>
            <draw:equation draw:name="f467" draw:formula="346"/>
            <draw:equation draw:name="f468" draw:formula="362"/>
            <draw:equation draw:name="f469" draw:formula="2274"/>
            <draw:equation draw:name="f470" draw:formula="395"/>
            <draw:equation draw:name="f471" draw:formula="2277"/>
            <draw:equation draw:name="f472" draw:formula="412"/>
            <draw:equation draw:name="f473" draw:formula="2281"/>
            <draw:equation draw:name="f474" draw:formula="427"/>
            <draw:equation draw:name="f475" draw:formula="2285"/>
            <draw:equation draw:name="f476" draw:formula="441"/>
            <draw:equation draw:name="f477" draw:formula="2290"/>
            <draw:equation draw:name="f478" draw:formula="457"/>
            <draw:equation draw:name="f479" draw:formula="2295"/>
            <draw:equation draw:name="f480" draw:formula="2302"/>
            <draw:equation draw:name="f481" draw:formula="484"/>
            <draw:equation draw:name="f482" draw:formula="2309"/>
            <draw:equation draw:name="f483" draw:formula="2317"/>
            <draw:equation draw:name="f484" draw:formula="509"/>
            <draw:equation draw:name="f485" draw:formula="2325"/>
            <draw:equation draw:name="f486" draw:formula="2333"/>
            <draw:equation draw:name="f487" draw:formula="2343"/>
            <draw:equation draw:name="f488" draw:formula="2353"/>
            <draw:equation draw:name="f489" draw:formula="555"/>
            <draw:equation draw:name="f490" draw:formula="565"/>
            <draw:equation draw:name="f491" draw:formula="574"/>
            <draw:equation draw:name="f492" draw:formula="2386"/>
            <draw:equation draw:name="f493" draw:formula="583"/>
            <draw:equation draw:name="f494" draw:formula="2398"/>
            <draw:equation draw:name="f495" draw:formula="592"/>
            <draw:equation draw:name="f496" draw:formula="599"/>
            <draw:equation draw:name="f497" draw:formula="2424"/>
            <draw:equation draw:name="f498" draw:formula="606"/>
            <draw:equation draw:name="f499" draw:formula="2438"/>
            <draw:equation draw:name="f500" draw:formula="612"/>
            <draw:equation draw:name="f501" draw:formula="2452"/>
            <draw:equation draw:name="f502" draw:formula="618"/>
            <draw:equation draw:name="f503" draw:formula="623"/>
            <draw:equation draw:name="f504" draw:formula="2482"/>
            <draw:equation draw:name="f505" draw:formula="628"/>
            <draw:equation draw:name="f506" draw:formula="2549"/>
            <draw:equation draw:name="f507" draw:formula="639"/>
            <draw:equation draw:name="f508" draw:formula="2585"/>
            <draw:equation draw:name="f509" draw:formula="2612"/>
            <draw:equation draw:name="f510" draw:formula="638"/>
            <draw:equation draw:name="f511" draw:formula="2661"/>
            <draw:equation draw:name="f512" draw:formula="2684"/>
            <draw:equation draw:name="f513" draw:formula="2702"/>
            <draw:equation draw:name="f514" draw:formula="2720"/>
            <draw:equation draw:name="f515" draw:formula="2734"/>
            <draw:equation draw:name="f516" draw:formula="2745"/>
            <draw:equation draw:name="f517" draw:formula="2058"/>
            <draw:equation draw:name="f518" draw:formula="2171"/>
            <draw:equation draw:name="f519" draw:formula="1776"/>
            <draw:equation draw:name="f520" draw:formula="1991"/>
            <draw:equation draw:name="f521" draw:formula="1871"/>
            <draw:equation draw:name="f522" draw:formula="1780"/>
            <draw:equation draw:name="f523" draw:formula="1771"/>
            <draw:equation draw:name="f524" draw:formula="1762"/>
            <draw:equation draw:name="f525" draw:formula="351"/>
            <draw:equation draw:name="f526" draw:formula="1754"/>
            <draw:equation draw:name="f527" draw:formula="379"/>
            <draw:equation draw:name="f528" draw:formula="1746"/>
            <draw:equation draw:name="f529" draw:formula="1738"/>
            <draw:equation draw:name="f530" draw:formula="435"/>
            <draw:equation draw:name="f531" draw:formula="1730"/>
            <draw:equation draw:name="f532" draw:formula="463"/>
            <draw:equation draw:name="f533" draw:formula="1724"/>
            <draw:equation draw:name="f534" draw:formula="1717"/>
            <draw:equation draw:name="f535" draw:formula="518"/>
            <draw:equation draw:name="f536" draw:formula="1715"/>
            <draw:equation draw:name="f537" draw:formula="1709"/>
            <draw:equation draw:name="f538" draw:formula="1702"/>
            <draw:equation draw:name="f539" draw:formula="1695"/>
            <draw:equation draw:name="f540" draw:formula="1688"/>
            <draw:equation draw:name="f541" draw:formula="406"/>
            <draw:equation draw:name="f542" draw:formula="1680"/>
            <draw:equation draw:name="f543" draw:formula="1672"/>
            <draw:equation draw:name="f544" draw:formula="350"/>
            <draw:equation draw:name="f545" draw:formula="1663"/>
            <draw:equation draw:name="f546" draw:formula="321"/>
            <draw:equation draw:name="f547" draw:formula="1654"/>
            <draw:equation draw:name="f548" draw:formula="292"/>
            <draw:equation draw:name="f549" draw:formula="1570"/>
            <draw:equation draw:name="f550" draw:formula="1447"/>
            <draw:equation draw:name="f551" draw:formula="1647"/>
            <draw:equation draw:name="f552" draw:formula="1090"/>
            <draw:equation draw:name="f553" draw:formula="1101"/>
            <draw:equation draw:name="f554" draw:formula="1117"/>
            <draw:equation draw:name="f555" draw:formula="1136"/>
            <draw:equation draw:name="f556" draw:formula="92"/>
            <draw:equation draw:name="f557" draw:formula="1161"/>
            <draw:equation draw:name="f558" draw:formula="91"/>
            <draw:equation draw:name="f559" draw:formula="1174"/>
            <draw:equation draw:name="f560" draw:formula="1187"/>
            <draw:equation draw:name="f561" draw:formula="1199"/>
            <draw:equation draw:name="f562" draw:formula="1210"/>
            <draw:equation draw:name="f563" draw:formula="1222"/>
            <draw:equation draw:name="f564" draw:formula="1231"/>
            <draw:equation draw:name="f565" draw:formula="1240"/>
            <draw:equation draw:name="f566" draw:formula="1248"/>
            <draw:equation draw:name="f567" draw:formula="115"/>
            <draw:equation draw:name="f568" draw:formula="1256"/>
            <draw:equation draw:name="f569" draw:formula="1263"/>
            <draw:equation draw:name="f570" draw:formula="130"/>
            <draw:equation draw:name="f571" draw:formula="1268"/>
            <draw:equation draw:name="f572" draw:formula="137"/>
            <draw:equation draw:name="f573" draw:formula="1273"/>
            <draw:equation draw:name="f574" draw:formula="146"/>
            <draw:equation draw:name="f575" draw:formula="1277"/>
            <draw:equation draw:name="f576" draw:formula="156"/>
            <draw:equation draw:name="f577" draw:formula="1279"/>
            <draw:equation draw:name="f578" draw:formula="167"/>
            <draw:equation draw:name="f579" draw:formula="1281"/>
            <draw:equation draw:name="f580" draw:formula="178"/>
            <draw:equation draw:name="f581" draw:formula="202"/>
            <draw:equation draw:name="f582" draw:formula="212"/>
            <draw:equation draw:name="f583" draw:formula="232"/>
            <draw:equation draw:name="f584" draw:formula="250"/>
            <draw:equation draw:name="f585" draw:formula="1255"/>
            <draw:equation draw:name="f586" draw:formula="264"/>
            <draw:equation draw:name="f587" draw:formula="271"/>
            <draw:equation draw:name="f588" draw:formula="1221"/>
            <draw:equation draw:name="f589" draw:formula="281"/>
            <draw:equation draw:name="f590" draw:formula="1209"/>
            <draw:equation draw:name="f591" draw:formula="285"/>
            <draw:equation draw:name="f592" draw:formula="1197"/>
            <draw:equation draw:name="f593" draw:formula="1185"/>
            <draw:equation draw:name="f594" draw:formula="291"/>
            <draw:equation draw:name="f595" draw:formula="1171"/>
            <draw:equation draw:name="f596" draw:formula="1158"/>
            <draw:equation draw:name="f597" draw:formula="978"/>
            <draw:equation draw:name="f598" draw:formula="375"/>
            <draw:equation draw:name="f599" draw:formula="1148"/>
            <draw:equation draw:name="f600" draw:formula="1159"/>
            <draw:equation draw:name="f601" draw:formula="377"/>
            <draw:equation draw:name="f602" draw:formula="1170"/>
            <draw:equation draw:name="f603" draw:formula="378"/>
            <draw:equation draw:name="f604" draw:formula="1180"/>
            <draw:equation draw:name="f605" draw:formula="1190"/>
            <draw:equation draw:name="f606" draw:formula="382"/>
            <draw:equation draw:name="f607" draw:formula="1198"/>
            <draw:equation draw:name="f608" draw:formula="385"/>
            <draw:equation draw:name="f609" draw:formula="1206"/>
            <draw:equation draw:name="f610" draw:formula="389"/>
            <draw:equation draw:name="f611" draw:formula="1213"/>
            <draw:equation draw:name="f612" draw:formula="394"/>
            <draw:equation draw:name="f613" draw:formula="400"/>
            <draw:equation draw:name="f614" draw:formula="1227"/>
            <draw:equation draw:name="f615" draw:formula="1233"/>
            <draw:equation draw:name="f616" draw:formula="1238"/>
            <draw:equation draw:name="f617" draw:formula="424"/>
            <draw:equation draw:name="f618" draw:formula="1243"/>
            <draw:equation draw:name="f619" draw:formula="433"/>
            <draw:equation draw:name="f620" draw:formula="1247"/>
            <draw:equation draw:name="f621" draw:formula="444"/>
            <draw:equation draw:name="f622" draw:formula="1251"/>
            <draw:equation draw:name="f623" draw:formula="1259"/>
            <draw:equation draw:name="f624" draw:formula="485"/>
            <draw:equation draw:name="f625" draw:formula="1272"/>
            <draw:equation draw:name="f626" draw:formula="1283"/>
            <draw:equation draw:name="f627" draw:formula="579"/>
            <draw:equation draw:name="f628" draw:formula="1288"/>
            <draw:equation draw:name="f629" draw:formula="1292"/>
            <draw:equation draw:name="f630" draw:formula="611"/>
            <draw:equation draw:name="f631" draw:formula="1297"/>
            <draw:equation draw:name="f632" draw:formula="1301"/>
            <draw:equation draw:name="f633" draw:formula="1417"/>
            <draw:equation draw:name="f634" draw:formula="1413"/>
            <draw:equation draw:name="f635" draw:formula="619"/>
            <draw:equation draw:name="f636" draw:formula="1406"/>
            <draw:equation draw:name="f637" draw:formula="605"/>
            <draw:equation draw:name="f638" draw:formula="1401"/>
            <draw:equation draw:name="f639" draw:formula="585"/>
            <draw:equation draw:name="f640" draw:formula="1395"/>
            <draw:equation draw:name="f641" draw:formula="1389"/>
            <draw:equation draw:name="f642" draw:formula="1382"/>
            <draw:equation draw:name="f643" draw:formula="1376"/>
            <draw:equation draw:name="f644" draw:formula="487"/>
            <draw:equation draw:name="f645" draw:formula="1368"/>
            <draw:equation draw:name="f646" draw:formula="458"/>
            <draw:equation draw:name="f647" draw:formula="1362"/>
            <draw:equation draw:name="f648" draw:formula="436"/>
            <draw:equation draw:name="f649" draw:formula="1354"/>
            <draw:equation draw:name="f650" draw:formula="416"/>
            <draw:equation draw:name="f651" draw:formula="1346"/>
            <draw:equation draw:name="f652" draw:formula="398"/>
            <draw:equation draw:name="f653" draw:formula="1336"/>
            <draw:equation draw:name="f654" draw:formula="1330"/>
            <draw:equation draw:name="f655" draw:formula="374"/>
            <draw:equation draw:name="f656" draw:formula="1324"/>
            <draw:equation draw:name="f657" draw:formula="1318"/>
            <draw:equation draw:name="f658" draw:formula="361"/>
            <draw:equation draw:name="f659" draw:formula="1312"/>
            <draw:equation draw:name="f660" draw:formula="1305"/>
            <draw:equation draw:name="f661" draw:formula="1298"/>
            <draw:equation draw:name="f662" draw:formula="1290"/>
            <draw:equation draw:name="f663" draw:formula="342"/>
            <draw:equation draw:name="f664" draw:formula="1282"/>
            <draw:equation draw:name="f665" draw:formula="337"/>
            <draw:equation draw:name="f666" draw:formula="335"/>
            <draw:equation draw:name="f667" draw:formula="330"/>
            <draw:equation draw:name="f668" draw:formula="1304"/>
            <draw:equation draw:name="f669" draw:formula="326"/>
            <draw:equation draw:name="f670" draw:formula="1314"/>
            <draw:equation draw:name="f671" draw:formula="320"/>
            <draw:equation draw:name="f672" draw:formula="314"/>
            <draw:equation draw:name="f673" draw:formula="1334"/>
            <draw:equation draw:name="f674" draw:formula="306"/>
            <draw:equation draw:name="f675" draw:formula="1343"/>
            <draw:equation draw:name="f676" draw:formula="298"/>
            <draw:equation draw:name="f677" draw:formula="1352"/>
            <draw:equation draw:name="f678" draw:formula="289"/>
            <draw:equation draw:name="f679" draw:formula="1360"/>
            <draw:equation draw:name="f680" draw:formula="280"/>
            <draw:equation draw:name="f681" draw:formula="1367"/>
            <draw:equation draw:name="f682" draw:formula="1374"/>
            <draw:equation draw:name="f683" draw:formula="1380"/>
            <draw:equation draw:name="f684" draw:formula="1385"/>
            <draw:equation draw:name="f685" draw:formula="1392"/>
            <draw:equation draw:name="f686" draw:formula="209"/>
            <draw:equation draw:name="f687" draw:formula="1394"/>
            <draw:equation draw:name="f688" draw:formula="1393"/>
            <draw:equation draw:name="f689" draw:formula="160"/>
            <draw:equation draw:name="f690" draw:formula="1391"/>
            <draw:equation draw:name="f691" draw:formula="1386"/>
            <draw:equation draw:name="f692" draw:formula="1381"/>
            <draw:equation draw:name="f693" draw:formula="1373"/>
            <draw:equation draw:name="f694" draw:formula="1363"/>
            <draw:equation draw:name="f695" draw:formula="79"/>
            <draw:equation draw:name="f696" draw:formula="1353"/>
            <draw:equation draw:name="f697" draw:formula="67"/>
            <draw:equation draw:name="f698" draw:formula="1341"/>
            <draw:equation draw:name="f699" draw:formula="56"/>
            <draw:equation draw:name="f700" draw:formula="1333"/>
            <draw:equation draw:name="f701" draw:formula="49"/>
            <draw:equation draw:name="f702" draw:formula="43"/>
            <draw:equation draw:name="f703" draw:formula="1315"/>
            <draw:equation draw:name="f704" draw:formula="38"/>
            <draw:equation draw:name="f705" draw:formula="1306"/>
            <draw:equation draw:name="f706" draw:formula="33"/>
            <draw:equation draw:name="f707" draw:formula="1296"/>
            <draw:equation draw:name="f708" draw:formula="1285"/>
            <draw:equation draw:name="f709" draw:formula="1275"/>
            <draw:equation draw:name="f710" draw:formula="21"/>
            <draw:equation draw:name="f711" draw:formula="12"/>
            <draw:equation draw:name="f712" draw:formula="1211"/>
            <draw:equation draw:name="f713" draw:formula="1181"/>
            <draw:equation draw:name="f714" draw:formula="1150"/>
            <draw:equation draw:name="f715" draw:formula="5"/>
            <draw:equation draw:name="f716" draw:formula="1125"/>
            <draw:equation draw:name="f717" draw:formula="1078"/>
            <draw:equation draw:name="f718" draw:formula="7"/>
            <draw:equation draw:name="f719" draw:formula="1055"/>
            <draw:equation draw:name="f720" draw:formula="1034"/>
            <draw:equation draw:name="f721" draw:formula="11"/>
            <draw:equation draw:name="f722" draw:formula="1014"/>
            <draw:equation draw:name="f723" draw:formula="995"/>
            <draw:equation draw:name="f724" draw:formula="15"/>
            <draw:equation draw:name="f725" draw:formula="852"/>
            <draw:equation draw:name="f726" draw:formula="865"/>
            <draw:equation draw:name="f727" draw:formula="879"/>
            <draw:equation draw:name="f728" draw:formula="32"/>
            <draw:equation draw:name="f729" draw:formula="72"/>
            <draw:equation draw:name="f730" draw:formula="143"/>
            <draw:equation draw:name="f731" draw:formula="196"/>
            <draw:equation draw:name="f732" draw:formula="248"/>
            <draw:equation draw:name="f733" draw:formula="261"/>
            <draw:equation draw:name="f734" draw:formula="272"/>
            <draw:equation draw:name="f735" draw:formula="293"/>
            <draw:equation draw:name="f736" draw:formula="312"/>
            <draw:equation draw:name="f737" draw:formula="338"/>
            <draw:equation draw:name="f738" draw:formula="358"/>
            <draw:equation draw:name="f739" draw:formula="365"/>
            <draw:equation draw:name="f740" draw:formula="388"/>
            <draw:equation draw:name="f741" draw:formula="402"/>
            <draw:equation draw:name="f742" draw:formula="401"/>
            <draw:equation draw:name="f743" draw:formula="387"/>
            <draw:equation draw:name="f744" draw:formula="373"/>
            <draw:equation draw:name="f745" draw:formula="364"/>
            <draw:equation draw:name="f746" draw:formula="353"/>
            <draw:equation draw:name="f747" draw:formula="341"/>
            <draw:equation draw:name="f748" draw:formula="243"/>
            <draw:equation draw:name="f749" draw:formula="215"/>
            <draw:equation draw:name="f750" draw:formula="169"/>
            <draw:equation draw:name="f751" draw:formula="161"/>
            <draw:equation draw:name="f752" draw:formula="153"/>
            <draw:equation draw:name="f753" draw:formula="131"/>
            <draw:equation draw:name="f754" draw:formula="128"/>
            <draw:equation draw:name="f755" draw:formula="126"/>
            <draw:equation draw:name="f756" draw:formula="125"/>
            <draw:equation draw:name="f757" draw:formula="134"/>
            <draw:equation draw:name="f758" draw:formula="149"/>
            <draw:equation draw:name="f759" draw:formula="163"/>
            <draw:equation draw:name="f760" draw:formula="171"/>
            <draw:equation draw:name="f761" draw:formula="181"/>
            <draw:equation draw:name="f762" draw:formula="191"/>
            <draw:equation draw:name="f763" draw:formula="227"/>
            <draw:equation draw:name="f764" draw:formula="268"/>
            <draw:equation draw:name="f765" draw:formula="302"/>
            <draw:equation draw:name="f766" draw:formula="317"/>
            <draw:equation draw:name="f767" draw:formula="331"/>
            <draw:equation draw:name="f768" draw:formula="366"/>
            <draw:equation draw:name="f769" draw:formula="316"/>
            <draw:equation draw:name="f770" draw:formula="276"/>
            <draw:equation draw:name="f771" draw:formula="254"/>
            <draw:equation draw:name="f772" draw:formula="229"/>
            <draw:equation draw:name="f773" draw:formula="204"/>
            <draw:equation draw:name="f774" draw:formula="182"/>
            <draw:equation draw:name="f775" draw:formula="119"/>
            <draw:equation draw:name="f776" draw:formula="84"/>
            <draw:equation draw:name="f777" draw:formula="70"/>
            <draw:equation draw:name="f778" draw:formula="44"/>
            <draw:equation draw:name="f779" draw:formula="34"/>
            <draw:equation draw:name="f780" draw:formula="26"/>
            <draw:equation draw:name="f781" draw:formula="18"/>
            <draw:equation draw:name="f782" draw:formula="16"/>
            <draw:equation draw:name="f783" draw:formula="36"/>
            <draw:equation draw:name="f784" draw:formula="45"/>
            <draw:equation draw:name="f785" draw:formula="55"/>
            <draw:equation draw:name="f786" draw:formula="80"/>
            <draw:equation draw:name="f787" draw:formula="205"/>
            <draw:equation draw:name="f788" draw:formula="228"/>
            <draw:equation draw:name="f789" draw:formula="238"/>
            <draw:equation draw:name="f790" draw:formula="262"/>
            <draw:equation draw:name="f791" draw:formula="284"/>
            <draw:equation draw:name="f792" draw:formula="287"/>
            <draw:equation draw:name="f793" draw:formula="283"/>
            <draw:equation draw:name="f794" draw:formula="259"/>
            <draw:equation draw:name="f795" draw:formula="251"/>
            <draw:equation draw:name="f796" draw:formula="233"/>
            <draw:equation draw:name="f797" draw:formula="188"/>
            <draw:equation draw:name="f798" draw:formula="175"/>
            <draw:equation draw:name="f799" draw:formula="132"/>
            <draw:equation draw:name="f800" draw:formula="74"/>
            <draw:equation draw:name="f801" draw:formula="width/2"/>
            <draw:equation draw:name="f802" draw:formula="width"/>
            <draw:equation draw:name="f803" draw:formula="height/2"/>
            <draw:equation draw:name="f804" draw:formula="height"/>
          </draw:enhanced-geometry>
        </draw:custom-shape>
        <draw:custom-shape draw:name="Freeform 10" draw:style-name="Mgr25" draw:text-style-name="MP5" draw:layer="layout" svg:width="2.411cm" svg:height="0.26cm" svg:x="20.678cm" svg:y="17.784cm">
          <text:p/>
          <draw:enhanced-geometry draw:mirror-horizontal="false" draw:mirror-vertical="false" svg:viewBox="0 0 5893 641" draw:type="non-primitive" draw:enhanced-path="M ?f4 ?f5 L ?f4 ?f6 ?f2 ?f7 ?f8 ?f7 ?f9 ?f10 ?f11 ?f12 ?f13 ?f14 ?f15 ?f16 ?f17 ?f18 ?f19 ?f18 ?f20 ?f21 ?f22 ?f14 ?f23 ?f12 ?f24 ?f25 ?f26 ?f7 ?f27 ?f7 ?f28 ?f29 ?f28 ?f5 ?f4 ?f5 Z M ?f30 ?f31 L ?f32 ?f33 ?f34 ?f35 ?f36 ?f37 ?f38 ?f39 ?f40 ?f41 ?f42 ?f43 ?f44 ?f45 ?f46 ?f45 ?f47 ?f45 ?f48 ?f43 ?f49 ?f50 ?f51 ?f52 ?f53 ?f39 ?f54 ?f55 ?f56 ?f57 ?f58 ?f59 ?f60 ?f61 ?f62 ?f63 ?f64 ?f65 ?f66 ?f67 ?f68 ?f69 ?f70 ?f71 ?f72 ?f73 ?f74 ?f75 ?f76 ?f77 ?f78 ?f79 ?f80 ?f81 ?f82 ?f83 ?f84 ?f85 ?f86 ?f87 ?f88 ?f89 ?f90 ?f91 ?f92 ?f93 ?f94 ?f95 ?f96 ?f97 ?f98 ?f99 ?f96 ?f100 ?f96 ?f101 ?f102 ?f103 ?f94 ?f104 ?f105 ?f106 ?f107 ?f108 ?f109 ?f110 ?f111 ?f112 ?f113 ?f114 ?f115 ?f116 ?f117 ?f118 ?f119 ?f120 ?f121 ?f122 ?f123 ?f124 ?f125 ?f126 ?f127 ?f128 ?f129 ?f130 ?f131 ?f132 ?f133 ?f134 ?f135 ?f136 ?f137 ?f138 ?f139 ?f140 ?f141 ?f142 ?f143 ?f144 ?f145 ?f146 ?f147 ?f148 ?f149 ?f150 ?f151 ?f152 ?f153 ?f150 ?f154 ?f155 ?f156 ?f148 ?f157 ?f158 ?f159 ?f160 ?f34 ?f144 ?f161 ?f162 ?f163 ?f164 ?f165 ?f166 ?f167 ?f168 ?f30 ?f169 ?f170 ?f171 ?f172 ?f173 ?f174 ?f175 ?f176 ?f177 ?f178 ?f179 ?f180 ?f1 ?f181 ?f179 ?f182 ?f183 ?f184 ?f185 ?f186 ?f175 ?f187 ?f173 ?f188 ?f171 ?f64 ?f189 ?f190 ?f191 ?f192 ?f193 ?f194 ?f195 ?f80 ?f196 ?f197 ?f198 ?f199 ?f200 ?f201 ?f202 ?f203 ?f204 ?f205 ?f206 ?f207 ?f208 ?f209 ?f210 ?f211 ?f212 ?f213 ?f214 ?f215 ?f216 ?f217 ?f218 ?f219 ?f122 ?f220 ?f221 ?f222 ?f223 ?f224 ?f225 ?f226 ?f227 ?f228 ?f229 ?f230 ?f231 ?f232 ?f233 ?f234 ?f100 ?f235 ?f236 ?f234 ?f237 ?f232 ?f238 ?f239 ?f240 ?f241 ?f242 ?f243 ?f244 ?f245 ?f246 ?f247 ?f248 ?f249 ?f250 ?f251 ?f79 ?f252 ?f253 ?f254 ?f255 ?f256 ?f257 ?f258 ?f63 ?f259 ?f57 ?f260 ?f43 ?f207 ?f261 ?f205 ?f262 ?f263 ?f264 ?f201 ?f265 ?f199 ?f266 ?f267 ?f268 ?f269 ?f270 ?f76 ?f271 ?f272 ?f273 ?f274 ?f275 ?f276 ?f277 ?f139 ?f278 ?f187 ?f279 ?f186 ?f280 ?f184 ?f281 ?f282 ?f283 ?f284 ?f3 ?f285 ?f283 ?f42 ?f286 ?f287 ?f279 ?f288 ?f278 ?f289 ?f277 ?f290 ?f291 ?f292 ?f293 ?f294 ?f271 ?f30 ?f31 Z M ?f295 ?f5 L ?f295 ?f296 ?f295 ?f95 ?f295 ?f297 ?f295 ?f298 ?f299 ?f300 ?f301 ?f302 ?f303 ?f304 ?f305 ?f306 ?f307 ?f308 ?f303 ?f308 ?f309 ?f25 ?f310 ?f311 ?f312 ?f313 ?f314 ?f315 ?f316 ?f317 ?f318 ?f319 ?f320 ?f321 ?f322 ?f323 ?f324 ?f5 ?f325 ?f5 ?f325 ?f7 ?f326 ?f7 ?f326 ?f327 ?f326 ?f21 ?f328 ?f101 ?f328 ?f236 ?f329 ?f0 ?f330 ?f331 ?f332 ?f333 ?f334 ?f83 ?f335 ?f253 ?f334 ?f336 ?f337 ?f338 ?f339 ?f340 ?f341 ?f342 ?f343 ?f344 ?f345 ?f346 ?f347 ?f236 ?f348 ?f349 ?f350 ?f351 ?f352 ?f7 ?f353 ?f7 ?f353 ?f5 ?f295 ?f5 Z M ?f354 ?f6 L ?f355 ?f356 ?f357 ?f358 ?f359 ?f360 ?f361 ?f362 ?f363 ?f364 ?f365 ?f364 ?f366 ?f367 ?f368 ?f369 ?f370 ?f358 ?f371 ?f372 ?f373 ?f6 ?f354 ?f6 Z M ?f374 ?f375 L ?f376 ?f5 ?f377 ?f5 ?f378 ?f7 ?f379 ?f7 ?f380 ?f5 ?f381 ?f5 ?f382 ?f375 ?f374 ?f375 Z M ?f383 ?f5 L ?f384 ?f5 ?f384 ?f160 ?f385 ?f160 ?f385 ?f7 ?f386 ?f7 ?f386 ?f160 ?f383 ?f160 ?f383 ?f5 Z M ?f387 ?f5 L ?f388 ?f5 ?f388 ?f37 ?f389 ?f37 ?f389 ?f7 ?f387 ?f7 ?f387 ?f5 Z M ?f390 ?f7 L ?f390 ?f391 ?f390 ?f392 ?f393 ?f394 ?f395 ?f396 ?f397 ?f340 ?f398 ?f399 ?f400 ?f401 ?f402 ?f77 ?f403 ?f404 ?f405 ?f406 ?f407 ?f408 ?f409 ?f33 ?f410 ?f411 ?f412 ?f413 ?f414 ?f415 ?f416 ?f417 ?f418 ?f419 ?f420 ?f421 ?f422 ?f266 ?f423 ?f268 ?f424 ?f425 ?f426 ?f427 ?f428 ?f429 ?f430 ?f431 ?f432 ?f433 ?f434 ?f435 ?f436 ?f437 ?f438 ?f279 ?f439 ?f280 ?f440 ?f283 ?f441 ?f3 ?f442 ?f3 ?f443 ?f283 ?f444 ?f281 ?f445 ?f280 ?f446 ?f279 ?f447 ?f278 ?f448 ?f435 ?f449 ?f450 ?f451 ?f452 ?f453 ?f454 ?f455 ?f456 ?f457 ?f458 ?f459 ?f460 ?f461 ?f462 ?f463 ?f464 ?f465 ?f264 ?f466 ?f467 ?f468 ?f469 ?f470 ?f471 ?f472 ?f37 ?f473 ?f474 ?f475 ?f476 ?f477 ?f478 ?f479 ?f480 ?f481 ?f482 ?f483 ?f484 ?f485 ?f486 ?f487 ?f488 ?f489 ?f490 ?f491 ?f492 ?f493 ?f392 ?f493 ?f494 ?f493 ?f7 ?f495 ?f7 ?f495 ?f29 ?f455 ?f496 ?f497 ?f91 ?f498 ?f340 ?f499 ?f500 ?f501 ?f502 ?f503 ?f504 ?f505 ?f506 ?f507 ?f508 ?f509 ?f65 ?f510 ?f61 ?f511 ?f512 ?f513 ?f39 ?f514 ?f43 ?f515 ?f516 ?f517 ?f518 ?f519 ?f518 ?f520 ?f518 ?f521 ?f516 ?f522 ?f50 ?f523 ?f39 ?f524 ?f512 ?f525 ?f61 ?f526 ?f65 ?f527 ?f508 ?f528 ?f506 ?f529 ?f504 ?f530 ?f502 ?f531 ?f500 ?f428 ?f340 ?f532 ?f91 ?f533 ?f496 ?f533 ?f29 ?f533 ?f7 ?f390 ?f7 Z M ?f534 ?f535 L ?f536 ?f537 ?f538 ?f429 ?f539 ?f291 ?f540 ?f435 ?f541 ?f542 ?f543 ?f280 ?f544 ?f283 ?f545 ?f3 ?f546 ?f283 ?f547 ?f280 ?f548 ?f279 ?f549 ?f278 ?f550 ?f435 ?f551 ?f433 ?f552 ?f431 ?f553 ?f293 ?f554 ?f555 ?f556 ?f557 ?f558 ?f559 ?f560 ?f561 ?f562 ?f462 ?f563 ?f421 ?f564 ?f565 ?f566 ?f567 ?f568 ?f569 ?f570 ?f469 ?f571 ?f52 ?f572 ?f61 ?f573 ?f574 ?f575 ?f404 ?f576 ?f577 ?f578 ?f579 ?f578 ?f580 ?f581 ?f333 ?f582 ?f342 ?f583 ?f93 ?f584 ?f240 ?f571 ?f585 ?f586 ?f346 ?f587 ?f588 ?f589 ?f321 ?f590 ?f99 ?f591 ?f592 ?f593 ?f594 ?f595 ?f596 ?f597 ?f598 ?f599 ?f600 ?f601 ?f104 ?f602 ?f603 ?f604 ?f605 ?f606 ?f607 ?f608 ?f609 ?f610 ?f611 ?f612 ?f313 ?f613 ?f614 ?f615 ?f114 ?f616 ?f223 ?f617 ?f618 ?f619 ?f620 ?f621 ?f120 ?f622 ?f623 ?f622 ?f124 ?f622 ?f218 ?f621 ?f624 ?f619 ?f625 ?f626 ?f627 ?f628 ?f214 ?f629 ?f362 ?f630 ?f212 ?f631 ?f140 ?f632 ?f142 ?f633 ?f634 ?f635 ?f636 ?f637 ?f364 ?f638 ?f639 ?f640 ?f150 ?f602 ?f152 ?f641 ?f152 ?f549 ?f152 ?f642 ?f155 ?f643 ?f364 ?f554 ?f644 ?f645 ?f646 ?f647 ?f162 ?f648 ?f164 ?f649 ?f212 ?f650 ?f651 ?f652 ?f653 ?f654 ?f655 ?f656 ?f657 ?f645 ?f173 ?f595 ?f175 ?f658 ?f177 ?f659 ?f179 ?f660 ?f1 ?f661 ?f179 ?f662 ?f185 ?f663 ?f664 ?f629 ?f657 ?f543 ?f665 ?f666 ?f667 ?f668 ?f669 ?f670 ?f671 ?f672 ?f673 ?f674 ?f204 ?f675 ?f676 ?f677 ?f646 ?f678 ?f679 ?f536 ?f680 ?f681 ?f126 ?f682 ?f683 ?f681 ?f684 ?f685 ?f686 ?f687 ?f688 ?f689 ?f690 ?f691 ?f692 ?f693 ?f694 ?f695 ?f351 ?f696 ?f697 ?f698 ?f699 ?f700 ?f701 ?f702 ?f703 ?f704 ?f236 ?f705 ?f706 ?f707 ?f708 ?f663 ?f709 ?f710 ?f711 ?f661 ?f6 ?f712 ?f344 ?f713 ?f714 ?f715 ?f716 ?f717 ?f718 ?f719 ?f720 ?f642 ?f721 ?f722 ?f396 ?f723 ?f724 ?f597 ?f725 ?f726 ?f580 ?f643 ?f727 ?f728 ?f579 ?f728 ?f81 ?f728 ?f729 ?f730 ?f731 ?f732 ?f480 ?f733 ?f255 ?f658 ?f734 ?f735 ?f67 ?f736 ?f737 ?f738 ?f739 ?f740 ?f741 ?f742 ?f512 ?f743 ?f55 ?f744 ?f745 ?f746 ?f50 ?f747 ?f45 ?f748 ?f471 ?f749 ?f471 ?f750 ?f471 ?f751 ?f50 ?f752 ?f745 ?f753 ?f754 ?f755 ?f741 ?f672 ?f31 ?f756 ?f757 ?f677 ?f758 ?f534 ?f535 Z M ?f759 ?f5 L ?f759 ?f296 ?f759 ?f95 ?f760 ?f297 ?f760 ?f298 ?f761 ?f300 ?f761 ?f302 ?f762 ?f304 ?f763 ?f306 ?f764 ?f308 ?f762 ?f308 ?f765 ?f25 ?f766 ?f311 ?f767 ?f313 ?f768 ?f315 ?f769 ?f317 ?f770 ?f319 ?f771 ?f321 ?f772 ?f323 ?f773 ?f5 ?f774 ?f5 ?f774 ?f7 ?f775 ?f7 ?f775 ?f327 ?f775 ?f21 ?f775 ?f101 ?f776 ?f236 ?f777 ?f0 ?f778 ?f331 ?f779 ?f333 ?f780 ?f83 ?f781 ?f253 ?f780 ?f336 ?f782 ?f338 ?f783 ?f340 ?f784 ?f342 ?f785 ?f344 ?f786 ?f346 ?f787 ?f236 ?f788 ?f349 ?f789 ?f351 ?f790 ?f7 ?f791 ?f7 ?f791 ?f5 ?f759 ?f5 Z M ?f792 ?f793 L ?f794 ?f518 ?f795 ?f518 ?f796 ?f516 ?f797 ?f45 ?f798 ?f50 ?f799 ?f745 ?f800 ?f37 ?f801 ?f35 ?f802 ?f803 ?f804 ?f31 ?f805 ?f65 ?f806 ?f807 ?f808 ?f255 ?f809 ?f810 ?f811 ?f812 ?f813 ?f399 ?f814 ?f725 ?f815 ?f816 ?f283 ?f817 ?f280 ?f585 ?f542 ?f237 ?f542 ?f99 ?f542 ?f699 ?f818 ?f351 ?f283 ?f229 ?f815 ?f110 ?f814 ?f819 ?f820 ?f684 ?f811 ?f623 ?f821 ?f822 ?f823 ?f130 ?f824 ?f825 ?f826 ?f827 ?f828 ?f829 ?f830 ?f831 ?f832 ?f144 ?f833 ?f160 ?f834 ?f146 ?f798 ?f208 ?f797 ?f155 ?f796 ?f152 ?f835 ?f836 ?f794 ?f837 ?f838 ?f837 ?f839 ?f837 ?f840 ?f836 ?f841 ?f152 ?f842 ?f155 ?f843 ?f208 ?f844 ?f146 ?f845 ?f846 ?f847 ?f210 ?f848 ?f831 ?f849 ?f850 ?f851 ?f827 ?f852 ?f825 ?f853 ?f130 ?f854 ?f822 ?f855 ?f623 ?f856 ?f684 ?f857 ?f819 ?f858 ?f859 ?f860 ?f861 ?f862 ?f863 ?f864 ?f865 ?f866 ?f867 ?f864 ?f868 ?f862 ?f391 ?f860 ?f869 ?f870 ?f721 ?f871 ?f725 ?f872 ?f399 ?f873 ?f502 ?f874 ?f810 ?f875 ?f876 ?f877 ?f67 ?f878 ?f737 ?f879 ?f31 ?f880 ?f33 ?f881 ?f35 ?f882 ?f37 ?f883 ?f745 ?f884 ?f50 ?f885 ?f45 ?f886 ?f516 ?f887 ?f518 ?f888 ?f518 ?f889 ?f793 ?f792 ?f793 Z M ?f890 ?f3 L ?f891 ?f3 ?f892 ?f283 ?f893 ?f286 ?f894 ?f818 ?f881 ?f437 ?f895 ?f435 ?f896 ?f450 ?f897 ?f898 ?f874 ?f555 ?f899 ?f900 ?f901 ?f902 ?f903 ?f904 ?f905 ?f421 ?f906 ?f907 ?f908 ?f467 ?f909 ?f910 ?f911 ?f45 ?f912 ?f512 ?f913 ?f63 ?f914 ?f257 ?f915 ?f916 ?f917 ?f810 ?f918 ?f919 ?f920 ?f83 ?f921 ?f580 ?f922 ?f333 ?f923 ?f924 ?f925 ?f869 ?f926 ?f927 ?f928 ?f709 ?f929 ?f930 ?f929 ?f931 ?f929 ?f932 ?f928 ?f933 ?f934 ?f694 ?f935 ?f936 ?f937 ?f110 ?f938 ?f614 ?f939 ?f304 ?f940 ?f221 ?f941 ?f122 ?f942 ?f943 ?f944 ?f945 ?f946 ?f947 ?f948 ?f679 ?f949 ?f162 ?f950 ?f146 ?f951 ?f837 ?f952 ?f953 ?f954 ?f955 ?f956 ?f957 ?f958 ?f959 ?f960 ?f961 ?f962 ?f963 ?f855 ?f667 ?f964 ?f168 ?f965 ?f169 ?f966 ?f171 ?f967 ?f173 ?f968 ?f175 ?f969 ?f177 ?f970 ?f183 ?f840 ?f1 ?f971 ?f1 ?f972 ?f1 ?f973 ?f183 ?f974 ?f177 ?f975 ?f175 ?f801 ?f173 ?f976 ?f171 ?f977 ?f169 ?f808 ?f168 ?f821 ?f667 ?f978 ?f963 ?f979 ?f961 ?f283 ?f959 ?f435 ?f957 ?f293 ?f955 ?f900 ?f953 ?f561 ?f836 ?f980 ?f146 ?f565 ?f831 ?f981 ?f827 ?f982 ?f132 ?f261 ?f983 ?f518 ?f984 ?f41 ?f683 ?f37 ?f684 ?f985 ?f986 ?f803 ?f313 ?f739 ?f987 ?f988 ?f989 ?f990 ?f231 ?f737 ?f233 ?f65 ?f991 ?f408 ?f992 ?f65 ?f993 ?f737 ?f711 ?f990 ?f994 ?f995 ?f331 ?f31 ?f996 ?f61 ?f333 ?f59 ?f997 ?f754 ?f998 ?f745 ?f999 ?f516 ?f1000 ?f1001 ?f73 ?f415 ?f69 ?f1002 ?f737 ?f907 ?f741 ?f421 ?f745 ?f904 ?f1003 ?f1004 ?f982 ?f271 ?f567 ?f275 ?f1005 ?f542 ?f980 ?f815 ?f561 ?f1006 ?f458 ?f1007 ?f427 ?f1008 ?f293 ?f1009 ?f291 ?f805 ?f277 ?f802 ?f278 ?f1010 ?f279 ?f1011 ?f286 ?f1012 ?f283 ?f795 ?f3 ?f1013 ?f3 ?f890 ?f3 Z M ?f1014 ?f31 L ?f1015 ?f33 ?f87 ?f35 ?f1016 ?f37 ?f720 ?f39 ?f714 ?f41 ?f927 ?f43 ?f709 ?f45 ?f297 ?f45 ?f1017 ?f45 ?f701 ?f43 ?f1018 ?f50 ?f1019 ?f52 ?f863 ?f39 ?f694 ?f55 ?f861 ?f57 ?f1020 ?f59 ?f859 ?f61 ?f688 ?f63 ?f356 ?f65 ?f1021 ?f67 ?f311 ?f69 ?f1022 ?f71 ?f1023 ?f73 ?f623 ?f75 ?f10 ?f77 ?f943 ?f79 ?f369 ?f81 ?f128 ?f83 ?f625 ?f85 ?f680 ?f87 ?f1024 ?f89 ?f1025 ?f91 ?f136 ?f93 ?f1026 ?f95 ?f850 ?f97 ?f829 ?f99 ?f829 ?f100 ?f850 ?f101 ?f212 ?f103 ?f1026 ?f104 ?f1027 ?f106 ?f367 ?f108 ?f1028 ?f110 ?f1029 ?f112 ?f1030 ?f114 ?f130 ?f116 ?f945 ?f118 ?f1031 ?f120 ?f822 ?f122 ?f1032 ?f124 ?f1033 ?f126 ?f1034 ?f128 ?f1035 ?f130 ?f1036 ?f132 ?f1037 ?f134 ?f114 ?f136 ?f1038 ?f138 ?f611 ?f140 ?f227 ?f142 ?f936 ?f144 ?f104 ?f146 ?f1039 ?f148 ?f592 ?f150 ?f1040 ?f152 ?f346 ?f150 ?f1041 ?f155 ?f817 ?f148 ?f924 ?f158 ?f1042 ?f160 ?f87 ?f144 ?f486 ?f162 ?f250 ?f164 ?f810 ?f166 ?f1043 ?f168 ?f338 ?f169 ?f1044 ?f171 ?f1045 ?f173 ?f996 ?f175 ?f392 ?f177 ?f711 ?f179 ?f321 ?f1 ?f931 ?f179 ?f932 ?f183 ?f1046 ?f185 ?f1047 ?f175 ?f605 ?f173 ?f1048 ?f171 ?f356 ?f189 ?f618 ?f191 ?f1049 ?f193 ?f1050 ?f195 ?f369 ?f196 ?f308 ?f198 ?f1051 ?f200 ?f164 ?f202 ?f634 ?f204 ?f152 ?f206 ?f1052 ?f208 ?f1053 ?f210 ?f1054 ?f212 ?f1055 ?f214 ?f1056 ?f216 ?f1057 ?f218 ?f1058 ?f122 ?f1059 ?f221 ?f169 ?f223 ?f657 ?f225 ?f7 ?f227 ?f175 ?f229 ?f185 ?f231 ?f183 ?f233 ?f179 ?f100 ?f1 ?f236 ?f179 ?f237 ?f183 ?f238 ?f177 ?f240 ?f175 ?f242 ?f173 ?f244 ?f1060 ?f246 ?f1061 ?f248 ?f665 ?f250 ?f166 ?f79 ?f1062 ?f253 ?f1063 ?f255 ?f1064 ?f257 ?f1065 ?f63 ?f1066 ?f57 ?f1067 ?f43 ?f1052 ?f261 ?f150 ?f262 ?f846 ?f264 ?f164 ?f265 ?f1051 ?f266 ?f1068 ?f268 ?f1069 ?f270 ?f10 ?f271 ?f120 ?f273 ?f1070 ?f275 ?f1071 ?f277 ?f611 ?f278 ?f605 ?f279 ?f1047 ?f280 ?f1046 ?f281 ?f1018 ?f283 ?f1072 ?f3 ?f588 ?f283 ?f927 ?f286 ?f93 ?f279 ?f91 ?f278 ?f1073 ?f277 ?f500 ?f291 ?f999 ?f293 ?f1074 ?f271 ?f1014 ?f31 Z N">
            <draw:equation draw:name="f0" draw:formula="360"/>
            <draw:equation draw:name="f1" draw:formula="0"/>
            <draw:equation draw:name="f2" draw:formula="5893"/>
            <draw:equation draw:name="f3" draw:formula="641"/>
            <draw:equation draw:name="f4" draw:formula="5686"/>
            <draw:equation draw:name="f5" draw:formula="631"/>
            <draw:equation draw:name="f6" draw:formula="369"/>
            <draw:equation draw:name="f7" draw:formula="10"/>
            <draw:equation draw:name="f8" draw:formula="5764"/>
            <draw:equation draw:name="f9" draw:formula="5690"/>
            <draw:equation draw:name="f10" draw:formula="169"/>
            <draw:equation draw:name="f11" draw:formula="5675"/>
            <draw:equation draw:name="f12" draw:formula="202"/>
            <draw:equation draw:name="f13" draw:formula="5661"/>
            <draw:equation draw:name="f14" draw:formula="232"/>
            <draw:equation draw:name="f15" draw:formula="5648"/>
            <draw:equation draw:name="f16" draw:formula="262"/>
            <draw:equation draw:name="f17" draw:formula="5636"/>
            <draw:equation draw:name="f18" draw:formula="292"/>
            <draw:equation draw:name="f19" draw:formula="5635"/>
            <draw:equation draw:name="f20" draw:formula="5621"/>
            <draw:equation draw:name="f21" draw:formula="261"/>
            <draw:equation draw:name="f22" draw:formula="5609"/>
            <draw:equation draw:name="f23" draw:formula="5596"/>
            <draw:equation draw:name="f24" draw:formula="5580"/>
            <draw:equation draw:name="f25" draw:formula="170"/>
            <draw:equation draw:name="f26" draw:formula="5506"/>
            <draw:equation draw:name="f27" draw:formula="5377"/>
            <draw:equation draw:name="f28" draw:formula="5573"/>
            <draw:equation draw:name="f29" draw:formula="372"/>
            <draw:equation draw:name="f30" draw:formula="5318"/>
            <draw:equation draw:name="f31" draw:formula="523"/>
            <draw:equation draw:name="f32" draw:formula="5306"/>
            <draw:equation draw:name="f33" draw:formula="528"/>
            <draw:equation draw:name="f34" draw:formula="5293"/>
            <draw:equation draw:name="f35" draw:formula="532"/>
            <draw:equation draw:name="f36" draw:formula="5277"/>
            <draw:equation draw:name="f37" draw:formula="536"/>
            <draw:equation draw:name="f38" draw:formula="5262"/>
            <draw:equation draw:name="f39" draw:formula="539"/>
            <draw:equation draw:name="f40" draw:formula="5245"/>
            <draw:equation draw:name="f41" draw:formula="542"/>
            <draw:equation draw:name="f42" draw:formula="5229"/>
            <draw:equation draw:name="f43" draw:formula="544"/>
            <draw:equation draw:name="f44" draw:formula="5211"/>
            <draw:equation draw:name="f45" draw:formula="545"/>
            <draw:equation draw:name="f46" draw:formula="5194"/>
            <draw:equation draw:name="f47" draw:formula="5182"/>
            <draw:equation draw:name="f48" draw:formula="5169"/>
            <draw:equation draw:name="f49" draw:formula="5157"/>
            <draw:equation draw:name="f50" draw:formula="543"/>
            <draw:equation draw:name="f51" draw:formula="5146"/>
            <draw:equation draw:name="f52" draw:formula="541"/>
            <draw:equation draw:name="f53" draw:formula="5134"/>
            <draw:equation draw:name="f54" draw:formula="5124"/>
            <draw:equation draw:name="f55" draw:formula="537"/>
            <draw:equation draw:name="f56" draw:formula="5113"/>
            <draw:equation draw:name="f57" draw:formula="534"/>
            <draw:equation draw:name="f58" draw:formula="5104"/>
            <draw:equation draw:name="f59" draw:formula="530"/>
            <draw:equation draw:name="f60" draw:formula="5093"/>
            <draw:equation draw:name="f61" draw:formula="526"/>
            <draw:equation draw:name="f62" draw:formula="5084"/>
            <draw:equation draw:name="f63" draw:formula="522"/>
            <draw:equation draw:name="f64" draw:formula="5075"/>
            <draw:equation draw:name="f65" draw:formula="516"/>
            <draw:equation draw:name="f66" draw:formula="5067"/>
            <draw:equation draw:name="f67" draw:formula="511"/>
            <draw:equation draw:name="f68" draw:formula="5057"/>
            <draw:equation draw:name="f69" draw:formula="505"/>
            <draw:equation draw:name="f70" draw:formula="5050"/>
            <draw:equation draw:name="f71" draw:formula="499"/>
            <draw:equation draw:name="f72" draw:formula="5042"/>
            <draw:equation draw:name="f73" draw:formula="492"/>
            <draw:equation draw:name="f74" draw:formula="5036"/>
            <draw:equation draw:name="f75" draw:formula="486"/>
            <draw:equation draw:name="f76" draw:formula="5029"/>
            <draw:equation draw:name="f77" draw:formula="477"/>
            <draw:equation draw:name="f78" draw:formula="5022"/>
            <draw:equation draw:name="f79" draw:formula="470"/>
            <draw:equation draw:name="f80" draw:formula="5016"/>
            <draw:equation draw:name="f81" draw:formula="462"/>
            <draw:equation draw:name="f82" draw:formula="5011"/>
            <draw:equation draw:name="f83" draw:formula="453"/>
            <draw:equation draw:name="f84" draw:formula="5006"/>
            <draw:equation draw:name="f85" draw:formula="443"/>
            <draw:equation draw:name="f86" draw:formula="5001"/>
            <draw:equation draw:name="f87" draw:formula="434"/>
            <draw:equation draw:name="f88" draw:formula="4997"/>
            <draw:equation draw:name="f89" draw:formula="425"/>
            <draw:equation draw:name="f90" draw:formula="4993"/>
            <draw:equation draw:name="f91" draw:formula="415"/>
            <draw:equation draw:name="f92" draw:formula="4986"/>
            <draw:equation draw:name="f93" draw:formula="393"/>
            <draw:equation draw:name="f94" draw:formula="4982"/>
            <draw:equation draw:name="f95" draw:formula="371"/>
            <draw:equation draw:name="f96" draw:formula="4979"/>
            <draw:equation draw:name="f97" draw:formula="347"/>
            <draw:equation draw:name="f98" draw:formula="4978"/>
            <draw:equation draw:name="f99" draw:formula="322"/>
            <draw:equation draw:name="f100" draw:formula="309"/>
            <draw:equation draw:name="f101" draw:formula="295"/>
            <draw:equation draw:name="f102" draw:formula="4981"/>
            <draw:equation draw:name="f103" draw:formula="282"/>
            <draw:equation draw:name="f104" draw:formula="270"/>
            <draw:equation draw:name="f105" draw:formula="4985"/>
            <draw:equation draw:name="f106" draw:formula="257"/>
            <draw:equation draw:name="f107" draw:formula="4987"/>
            <draw:equation draw:name="f108" draw:formula="246"/>
            <draw:equation draw:name="f109" draw:formula="4991"/>
            <draw:equation draw:name="f110" draw:formula="235"/>
            <draw:equation draw:name="f111" draw:formula="4995"/>
            <draw:equation draw:name="f112" draw:formula="223"/>
            <draw:equation draw:name="f113" draw:formula="4999"/>
            <draw:equation draw:name="f114" draw:formula="213"/>
            <draw:equation draw:name="f115" draw:formula="5004"/>
            <draw:equation draw:name="f116" draw:formula="203"/>
            <draw:equation draw:name="f117" draw:formula="5008"/>
            <draw:equation draw:name="f118" draw:formula="193"/>
            <draw:equation draw:name="f119" draw:formula="5014"/>
            <draw:equation draw:name="f120" draw:formula="184"/>
            <draw:equation draw:name="f121" draw:formula="5019"/>
            <draw:equation draw:name="f122" draw:formula="176"/>
            <draw:equation draw:name="f123" draw:formula="5026"/>
            <draw:equation draw:name="f124" draw:formula="168"/>
            <draw:equation draw:name="f125" draw:formula="5033"/>
            <draw:equation draw:name="f126" draw:formula="159"/>
            <draw:equation draw:name="f127" draw:formula="5040"/>
            <draw:equation draw:name="f128" draw:formula="152"/>
            <draw:equation draw:name="f129" draw:formula="5047"/>
            <draw:equation draw:name="f130" draw:formula="145"/>
            <draw:equation draw:name="f131" draw:formula="5055"/>
            <draw:equation draw:name="f132" draw:formula="139"/>
            <draw:equation draw:name="f133" draw:formula="5063"/>
            <draw:equation draw:name="f134" draw:formula="133"/>
            <draw:equation draw:name="f135" draw:formula="5072"/>
            <draw:equation draw:name="f136" draw:formula="127"/>
            <draw:equation draw:name="f137" draw:formula="5080"/>
            <draw:equation draw:name="f138" draw:formula="121"/>
            <draw:equation draw:name="f139" draw:formula="5089"/>
            <draw:equation draw:name="f140" draw:formula="117"/>
            <draw:equation draw:name="f141" draw:formula="5098"/>
            <draw:equation draw:name="f142" draw:formula="112"/>
            <draw:equation draw:name="f143" draw:formula="5109"/>
            <draw:equation draw:name="f144" draw:formula="109"/>
            <draw:equation draw:name="f145" draw:formula="5129"/>
            <draw:equation draw:name="f146" draw:formula="102"/>
            <draw:equation draw:name="f147" draw:formula="5150"/>
            <draw:equation draw:name="f148" draw:formula="98"/>
            <draw:equation draw:name="f149" draw:formula="5172"/>
            <draw:equation draw:name="f150" draw:formula="95"/>
            <draw:equation draw:name="f151" draw:formula="5196"/>
            <draw:equation draw:name="f152" draw:formula="94"/>
            <draw:equation draw:name="f153" draw:formula="5215"/>
            <draw:equation draw:name="f154" draw:formula="5232"/>
            <draw:equation draw:name="f155" draw:formula="96"/>
            <draw:equation draw:name="f156" draw:formula="5248"/>
            <draw:equation draw:name="f157" draw:formula="5264"/>
            <draw:equation draw:name="f158" draw:formula="101"/>
            <draw:equation draw:name="f159" draw:formula="5279"/>
            <draw:equation draw:name="f160" draw:formula="105"/>
            <draw:equation draw:name="f161" draw:formula="5305"/>
            <draw:equation draw:name="f162" draw:formula="113"/>
            <draw:equation draw:name="f163" draw:formula="5316"/>
            <draw:equation draw:name="f164" draw:formula="118"/>
            <draw:equation draw:name="f165" draw:formula="5341"/>
            <draw:equation draw:name="f166" draw:formula="28"/>
            <draw:equation draw:name="f167" draw:formula="5332"/>
            <draw:equation draw:name="f168" draw:formula="24"/>
            <draw:equation draw:name="f169" draw:formula="19"/>
            <draw:equation draw:name="f170" draw:formula="5303"/>
            <draw:equation draw:name="f171" draw:formula="13"/>
            <draw:equation draw:name="f172" draw:formula="5285"/>
            <draw:equation draw:name="f173" draw:formula="9"/>
            <draw:equation draw:name="f174" draw:formula="5265"/>
            <draw:equation draw:name="f175" draw:formula="6"/>
            <draw:equation draw:name="f176" draw:formula="5242"/>
            <draw:equation draw:name="f177" draw:formula="3"/>
            <draw:equation draw:name="f178" draw:formula="5218"/>
            <draw:equation draw:name="f179" draw:formula="1"/>
            <draw:equation draw:name="f180" draw:formula="5191"/>
            <draw:equation draw:name="f181" draw:formula="5173"/>
            <draw:equation draw:name="f182" draw:formula="5156"/>
            <draw:equation draw:name="f183" draw:formula="2"/>
            <draw:equation draw:name="f184" draw:formula="5139"/>
            <draw:equation draw:name="f185" draw:formula="4"/>
            <draw:equation draw:name="f186" draw:formula="5122"/>
            <draw:equation draw:name="f187" draw:formula="5106"/>
            <draw:equation draw:name="f188" draw:formula="5090"/>
            <draw:equation draw:name="f189" draw:formula="17"/>
            <draw:equation draw:name="f190" draw:formula="5059"/>
            <draw:equation draw:name="f191" draw:formula="23"/>
            <draw:equation draw:name="f192" draw:formula="5045"/>
            <draw:equation draw:name="f193" draw:formula="29"/>
            <draw:equation draw:name="f194" draw:formula="5031"/>
            <draw:equation draw:name="f195" draw:formula="35"/>
            <draw:equation draw:name="f196" draw:formula="42"/>
            <draw:equation draw:name="f197" draw:formula="5003"/>
            <draw:equation draw:name="f198" draw:formula="50"/>
            <draw:equation draw:name="f199" draw:formula="4989"/>
            <draw:equation draw:name="f200" draw:formula="59"/>
            <draw:equation draw:name="f201" draw:formula="4977"/>
            <draw:equation draw:name="f202" draw:formula="68"/>
            <draw:equation draw:name="f203" draw:formula="4966"/>
            <draw:equation draw:name="f204" draw:formula="77"/>
            <draw:equation draw:name="f205" draw:formula="4955"/>
            <draw:equation draw:name="f206" draw:formula="87"/>
            <draw:equation draw:name="f207" draw:formula="4943"/>
            <draw:equation draw:name="f208" draw:formula="99"/>
            <draw:equation draw:name="f209" draw:formula="4933"/>
            <draw:equation draw:name="f210" draw:formula="110"/>
            <draw:equation draw:name="f211" draw:formula="4924"/>
            <draw:equation draw:name="f212" draw:formula="122"/>
            <draw:equation draw:name="f213" draw:formula="4914"/>
            <draw:equation draw:name="f214" draw:formula="135"/>
            <draw:equation draw:name="f215" draw:formula="4906"/>
            <draw:equation draw:name="f216" draw:formula="148"/>
            <draw:equation draw:name="f217" draw:formula="4898"/>
            <draw:equation draw:name="f218" draw:formula="162"/>
            <draw:equation draw:name="f219" draw:formula="4891"/>
            <draw:equation draw:name="f220" draw:formula="4885"/>
            <draw:equation draw:name="f221" draw:formula="190"/>
            <draw:equation draw:name="f222" draw:formula="4879"/>
            <draw:equation draw:name="f223" draw:formula="206"/>
            <draw:equation draw:name="f224" draw:formula="4873"/>
            <draw:equation draw:name="f225" draw:formula="222"/>
            <draw:equation draw:name="f226" draw:formula="4869"/>
            <draw:equation draw:name="f227" draw:formula="239"/>
            <draw:equation draw:name="f228" draw:formula="4866"/>
            <draw:equation draw:name="f229" draw:formula="255"/>
            <draw:equation draw:name="f230" draw:formula="4863"/>
            <draw:equation draw:name="f231" draw:formula="273"/>
            <draw:equation draw:name="f232" draw:formula="4861"/>
            <draw:equation draw:name="f233" draw:formula="290"/>
            <draw:equation draw:name="f234" draw:formula="4860"/>
            <draw:equation draw:name="f235" draw:formula="4859"/>
            <draw:equation draw:name="f236" draw:formula="328"/>
            <draw:equation draw:name="f237" draw:formula="346"/>
            <draw:equation draw:name="f238" draw:formula="362"/>
            <draw:equation draw:name="f239" draw:formula="4862"/>
            <draw:equation draw:name="f240" draw:formula="380"/>
            <draw:equation draw:name="f241" draw:formula="4865"/>
            <draw:equation draw:name="f242" draw:formula="395"/>
            <draw:equation draw:name="f243" draw:formula="4868"/>
            <draw:equation draw:name="f244" draw:formula="412"/>
            <draw:equation draw:name="f245" draw:formula="4871"/>
            <draw:equation draw:name="f246" draw:formula="427"/>
            <draw:equation draw:name="f247" draw:formula="4876"/>
            <draw:equation draw:name="f248" draw:formula="441"/>
            <draw:equation draw:name="f249" draw:formula="4881"/>
            <draw:equation draw:name="f250" draw:formula="457"/>
            <draw:equation draw:name="f251" draw:formula="4887"/>
            <draw:equation draw:name="f252" draw:formula="4893"/>
            <draw:equation draw:name="f253" draw:formula="484"/>
            <draw:equation draw:name="f254" draw:formula="4900"/>
            <draw:equation draw:name="f255" draw:formula="497"/>
            <draw:equation draw:name="f256" draw:formula="4907"/>
            <draw:equation draw:name="f257" draw:formula="509"/>
            <draw:equation draw:name="f258" draw:formula="4915"/>
            <draw:equation draw:name="f259" draw:formula="4925"/>
            <draw:equation draw:name="f260" draw:formula="4934"/>
            <draw:equation draw:name="f261" draw:formula="555"/>
            <draw:equation draw:name="f262" draw:formula="565"/>
            <draw:equation draw:name="f263" draw:formula="4965"/>
            <draw:equation draw:name="f264" draw:formula="574"/>
            <draw:equation draw:name="f265" draw:formula="583"/>
            <draw:equation draw:name="f266" draw:formula="592"/>
            <draw:equation draw:name="f267" draw:formula="5002"/>
            <draw:equation draw:name="f268" draw:formula="599"/>
            <draw:equation draw:name="f269" draw:formula="5015"/>
            <draw:equation draw:name="f270" draw:formula="606"/>
            <draw:equation draw:name="f271" draw:formula="612"/>
            <draw:equation draw:name="f272" draw:formula="5043"/>
            <draw:equation draw:name="f273" draw:formula="618"/>
            <draw:equation draw:name="f274" draw:formula="5058"/>
            <draw:equation draw:name="f275" draw:formula="623"/>
            <draw:equation draw:name="f276" draw:formula="5074"/>
            <draw:equation draw:name="f277" draw:formula="628"/>
            <draw:equation draw:name="f278" draw:formula="632"/>
            <draw:equation draw:name="f279" draw:formula="635"/>
            <draw:equation draw:name="f280" draw:formula="637"/>
            <draw:equation draw:name="f281" draw:formula="639"/>
            <draw:equation draw:name="f282" draw:formula="5158"/>
            <draw:equation draw:name="f283" draw:formula="640"/>
            <draw:equation draw:name="f284" draw:formula="5175"/>
            <draw:equation draw:name="f285" draw:formula="5203"/>
            <draw:equation draw:name="f286" draw:formula="638"/>
            <draw:equation draw:name="f287" draw:formula="5253"/>
            <draw:equation draw:name="f288" draw:formula="5274"/>
            <draw:equation draw:name="f289" draw:formula="5294"/>
            <draw:equation draw:name="f290" draw:formula="5310"/>
            <draw:equation draw:name="f291" draw:formula="622"/>
            <draw:equation draw:name="f292" draw:formula="5324"/>
            <draw:equation draw:name="f293" draw:formula="617"/>
            <draw:equation draw:name="f294" draw:formula="5337"/>
            <draw:equation draw:name="f295" draw:formula="4374"/>
            <draw:equation draw:name="f296" draw:formula="408"/>
            <draw:equation draw:name="f297" draw:formula="335"/>
            <draw:equation draw:name="f298" draw:formula="301"/>
            <draw:equation draw:name="f299" draw:formula="4373"/>
            <draw:equation draw:name="f300" draw:formula="269"/>
            <draw:equation draw:name="f301" draw:formula="4372"/>
            <draw:equation draw:name="f302" draw:formula="237"/>
            <draw:equation draw:name="f303" draw:formula="4371"/>
            <draw:equation draw:name="f304" draw:formula="205"/>
            <draw:equation draw:name="f305" draw:formula="4370"/>
            <draw:equation draw:name="f306" draw:formula="175"/>
            <draw:equation draw:name="f307" draw:formula="4369"/>
            <draw:equation draw:name="f308" draw:formula="144"/>
            <draw:equation draw:name="f309" draw:formula="4383"/>
            <draw:equation draw:name="f310" draw:formula="4396"/>
            <draw:equation draw:name="f311" draw:formula="198"/>
            <draw:equation draw:name="f312" draw:formula="4410"/>
            <draw:equation draw:name="f313" draw:formula="224"/>
            <draw:equation draw:name="f314" draw:formula="4423"/>
            <draw:equation draw:name="f315" draw:formula="251"/>
            <draw:equation draw:name="f316" draw:formula="4438"/>
            <draw:equation draw:name="f317" draw:formula="279"/>
            <draw:equation draw:name="f318" draw:formula="4453"/>
            <draw:equation draw:name="f319" draw:formula="306"/>
            <draw:equation draw:name="f320" draw:formula="4468"/>
            <draw:equation draw:name="f321" draw:formula="332"/>
            <draw:equation draw:name="f322" draw:formula="4483"/>
            <draw:equation draw:name="f323" draw:formula="358"/>
            <draw:equation draw:name="f324" draw:formula="4644"/>
            <draw:equation draw:name="f325" draw:formula="4761"/>
            <draw:equation draw:name="f326" draw:formula="4657"/>
            <draw:equation draw:name="f327" draw:formula="226"/>
            <draw:equation draw:name="f328" draw:formula="4658"/>
            <draw:equation draw:name="f329" draw:formula="4659"/>
            <draw:equation draw:name="f330" draw:formula="4661"/>
            <draw:equation draw:name="f331" draw:formula="391"/>
            <draw:equation draw:name="f332" draw:formula="4662"/>
            <draw:equation draw:name="f333" draw:formula="422"/>
            <draw:equation draw:name="f334" draw:formula="4665"/>
            <draw:equation draw:name="f335" draw:formula="4667"/>
            <draw:equation draw:name="f336" draw:formula="485"/>
            <draw:equation draw:name="f337" draw:formula="4653"/>
            <draw:equation draw:name="f338" draw:formula="459"/>
            <draw:equation draw:name="f339" draw:formula="4642"/>
            <draw:equation draw:name="f340" draw:formula="433"/>
            <draw:equation draw:name="f341" draw:formula="4630"/>
            <draw:equation draw:name="f342" draw:formula="407"/>
            <draw:equation draw:name="f343" draw:formula="4616"/>
            <draw:equation draw:name="f344" draw:formula="381"/>
            <draw:equation draw:name="f345" draw:formula="4603"/>
            <draw:equation draw:name="f346" draw:formula="355"/>
            <draw:equation draw:name="f347" draw:formula="4589"/>
            <draw:equation draw:name="f348" draw:formula="4574"/>
            <draw:equation draw:name="f349" draw:formula="302"/>
            <draw:equation draw:name="f350" draw:formula="4559"/>
            <draw:equation draw:name="f351" draw:formula="277"/>
            <draw:equation draw:name="f352" draw:formula="4399"/>
            <draw:equation draw:name="f353" draw:formula="4270"/>
            <draw:equation draw:name="f354" draw:formula="3827"/>
            <draw:equation draw:name="f355" draw:formula="3876"/>
            <draw:equation draw:name="f356" draw:formula="216"/>
            <draw:equation draw:name="f357" draw:formula="3884"/>
            <draw:equation draw:name="f358" draw:formula="187"/>
            <draw:equation draw:name="f359" draw:formula="3891"/>
            <draw:equation draw:name="f360" draw:formula="158"/>
            <draw:equation draw:name="f361" draw:formula="3898"/>
            <draw:equation draw:name="f362" draw:formula="129"/>
            <draw:equation draw:name="f363" draw:formula="3905"/>
            <draw:equation draw:name="f364" draw:formula="100"/>
            <draw:equation draw:name="f365" draw:formula="3908"/>
            <draw:equation draw:name="f366" draw:formula="3915"/>
            <draw:equation draw:name="f367" draw:formula="128"/>
            <draw:equation draw:name="f368" draw:formula="3922"/>
            <draw:equation draw:name="f369" draw:formula="157"/>
            <draw:equation draw:name="f370" draw:formula="3930"/>
            <draw:equation draw:name="f371" draw:formula="3938"/>
            <draw:equation draw:name="f372" draw:formula="217"/>
            <draw:equation draw:name="f373" draw:formula="3988"/>
            <draw:equation draw:name="f374" draw:formula="4006"/>
            <draw:equation draw:name="f375" draw:formula="456"/>
            <draw:equation draw:name="f376" draw:formula="4063"/>
            <draw:equation draw:name="f377" draw:formula="4184"/>
            <draw:equation draw:name="f378" draw:formula="3983"/>
            <draw:equation draw:name="f379" draw:formula="3839"/>
            <draw:equation draw:name="f380" draw:formula="3639"/>
            <draw:equation draw:name="f381" draw:formula="3756"/>
            <draw:equation draw:name="f382" draw:formula="3809"/>
            <draw:equation draw:name="f383" draw:formula="3389"/>
            <draw:equation draw:name="f384" draw:formula="3502"/>
            <draw:equation draw:name="f385" draw:formula="3680"/>
            <draw:equation draw:name="f386" draw:formula="3211"/>
            <draw:equation draw:name="f387" draw:formula="2906"/>
            <draw:equation draw:name="f388" draw:formula="3275"/>
            <draw:equation draw:name="f389" draw:formula="3020"/>
            <draw:equation draw:name="f390" draw:formula="2293"/>
            <draw:equation draw:name="f391" draw:formula="365"/>
            <draw:equation draw:name="f392" draw:formula="383"/>
            <draw:equation draw:name="f393" draw:formula="2294"/>
            <draw:equation draw:name="f394" draw:formula="400"/>
            <draw:equation draw:name="f395" draw:formula="2295"/>
            <draw:equation draw:name="f396" draw:formula="417"/>
            <draw:equation draw:name="f397" draw:formula="2297"/>
            <draw:equation draw:name="f398" draw:formula="2299"/>
            <draw:equation draw:name="f399" draw:formula="449"/>
            <draw:equation draw:name="f400" draw:formula="2303"/>
            <draw:equation draw:name="f401" draw:formula="463"/>
            <draw:equation draw:name="f402" draw:formula="2306"/>
            <draw:equation draw:name="f403" draw:formula="2310"/>
            <draw:equation draw:name="f404" draw:formula="491"/>
            <draw:equation draw:name="f405" draw:formula="2314"/>
            <draw:equation draw:name="f406" draw:formula="503"/>
            <draw:equation draw:name="f407" draw:formula="2319"/>
            <draw:equation draw:name="f408" draw:formula="515"/>
            <draw:equation draw:name="f409" draw:formula="2324"/>
            <draw:equation draw:name="f410" draw:formula="2330"/>
            <draw:equation draw:name="f411" draw:formula="538"/>
            <draw:equation draw:name="f412" draw:formula="2336"/>
            <draw:equation draw:name="f413" draw:formula="548"/>
            <draw:equation draw:name="f414" draw:formula="2343"/>
            <draw:equation draw:name="f415" draw:formula="559"/>
            <draw:equation draw:name="f416" draw:formula="2350"/>
            <draw:equation draw:name="f417" draw:formula="568"/>
            <draw:equation draw:name="f418" draw:formula="2357"/>
            <draw:equation draw:name="f419" draw:formula="576"/>
            <draw:equation draw:name="f420" draw:formula="2365"/>
            <draw:equation draw:name="f421" draw:formula="584"/>
            <draw:equation draw:name="f422" draw:formula="2373"/>
            <draw:equation draw:name="f423" draw:formula="2383"/>
            <draw:equation draw:name="f424" draw:formula="2392"/>
            <draw:equation draw:name="f425" draw:formula="605"/>
            <draw:equation draw:name="f426" draw:formula="2401"/>
            <draw:equation draw:name="f427" draw:formula="611"/>
            <draw:equation draw:name="f428" draw:formula="2411"/>
            <draw:equation draw:name="f429" draw:formula="616"/>
            <draw:equation draw:name="f430" draw:formula="2422"/>
            <draw:equation draw:name="f431" draw:formula="621"/>
            <draw:equation draw:name="f432" draw:formula="2432"/>
            <draw:equation draw:name="f433" draw:formula="625"/>
            <draw:equation draw:name="f434" draw:formula="2443"/>
            <draw:equation draw:name="f435" draw:formula="629"/>
            <draw:equation draw:name="f436" draw:formula="2455"/>
            <draw:equation draw:name="f437" draw:formula="633"/>
            <draw:equation draw:name="f438" draw:formula="2466"/>
            <draw:equation draw:name="f439" draw:formula="2478"/>
            <draw:equation draw:name="f440" draw:formula="2503"/>
            <draw:equation draw:name="f441" draw:formula="2530"/>
            <draw:equation draw:name="f442" draw:formula="2543"/>
            <draw:equation draw:name="f443" draw:formula="2556"/>
            <draw:equation draw:name="f444" draw:formula="2570"/>
            <draw:equation draw:name="f445" draw:formula="2583"/>
            <draw:equation draw:name="f446" draw:formula="2595"/>
            <draw:equation draw:name="f447" draw:formula="2608"/>
            <draw:equation draw:name="f448" draw:formula="2619"/>
            <draw:equation draw:name="f449" draw:formula="2631"/>
            <draw:equation draw:name="f450" draw:formula="624"/>
            <draw:equation draw:name="f451" draw:formula="2643"/>
            <draw:equation draw:name="f452" draw:formula="620"/>
            <draw:equation draw:name="f453" draw:formula="2653"/>
            <draw:equation draw:name="f454" draw:formula="615"/>
            <draw:equation draw:name="f455" draw:formula="2663"/>
            <draw:equation draw:name="f456" draw:formula="610"/>
            <draw:equation draw:name="f457" draw:formula="2673"/>
            <draw:equation draw:name="f458" draw:formula="604"/>
            <draw:equation draw:name="f459" draw:formula="2683"/>
            <draw:equation draw:name="f460" draw:formula="598"/>
            <draw:equation draw:name="f461" draw:formula="2692"/>
            <draw:equation draw:name="f462" draw:formula="591"/>
            <draw:equation draw:name="f463" draw:formula="2701"/>
            <draw:equation draw:name="f464" draw:formula="582"/>
            <draw:equation draw:name="f465" draw:formula="2709"/>
            <draw:equation draw:name="f466" draw:formula="2718"/>
            <draw:equation draw:name="f467" draw:formula="566"/>
            <draw:equation draw:name="f468" draw:formula="2725"/>
            <draw:equation draw:name="f469" draw:formula="557"/>
            <draw:equation draw:name="f470" draw:formula="2732"/>
            <draw:equation draw:name="f471" draw:formula="546"/>
            <draw:equation draw:name="f472" draw:formula="2738"/>
            <draw:equation draw:name="f473" draw:formula="2744"/>
            <draw:equation draw:name="f474" draw:formula="525"/>
            <draw:equation draw:name="f475" draw:formula="2750"/>
            <draw:equation draw:name="f476" draw:formula="513"/>
            <draw:equation draw:name="f477" draw:formula="2755"/>
            <draw:equation draw:name="f478" draw:formula="501"/>
            <draw:equation draw:name="f479" draw:formula="2760"/>
            <draw:equation draw:name="f480" draw:formula="489"/>
            <draw:equation draw:name="f481" draw:formula="2764"/>
            <draw:equation draw:name="f482" draw:formula="475"/>
            <draw:equation draw:name="f483" draw:formula="2767"/>
            <draw:equation draw:name="f484" draw:formula="461"/>
            <draw:equation draw:name="f485" draw:formula="2770"/>
            <draw:equation draw:name="f486" draw:formula="446"/>
            <draw:equation draw:name="f487" draw:formula="2772"/>
            <draw:equation draw:name="f488" draw:formula="431"/>
            <draw:equation draw:name="f489" draw:formula="2774"/>
            <draw:equation draw:name="f490" draw:formula="416"/>
            <draw:equation draw:name="f491" draw:formula="2776"/>
            <draw:equation draw:name="f492" draw:formula="399"/>
            <draw:equation draw:name="f493" draw:formula="2777"/>
            <draw:equation draw:name="f494" draw:formula="364"/>
            <draw:equation draw:name="f495" draw:formula="2664"/>
            <draw:equation draw:name="f496" draw:formula="394"/>
            <draw:equation draw:name="f497" draw:formula="2661"/>
            <draw:equation draw:name="f498" draw:formula="2659"/>
            <draw:equation draw:name="f499" draw:formula="2655"/>
            <draw:equation draw:name="f500" draw:formula="451"/>
            <draw:equation draw:name="f501" draw:formula="2650"/>
            <draw:equation draw:name="f502" draw:formula="467"/>
            <draw:equation draw:name="f503" draw:formula="2644"/>
            <draw:equation draw:name="f504" draw:formula="481"/>
            <draw:equation draw:name="f505" draw:formula="2638"/>
            <draw:equation draw:name="f506" draw:formula="495"/>
            <draw:equation draw:name="f507" draw:formula="2629"/>
            <draw:equation draw:name="f508" draw:formula="506"/>
            <draw:equation draw:name="f509" draw:formula="2620"/>
            <draw:equation draw:name="f510" draw:formula="2611"/>
            <draw:equation draw:name="f511" draw:formula="2600"/>
            <draw:equation draw:name="f512" draw:formula="533"/>
            <draw:equation draw:name="f513" draw:formula="2588"/>
            <draw:equation draw:name="f514" draw:formula="2576"/>
            <draw:equation draw:name="f515" draw:formula="2563"/>
            <draw:equation draw:name="f516" draw:formula="547"/>
            <draw:equation draw:name="f517" draw:formula="2548"/>
            <draw:equation draw:name="f518" draw:formula="549"/>
            <draw:equation draw:name="f519" draw:formula="2534"/>
            <draw:equation draw:name="f520" draw:formula="2519"/>
            <draw:equation draw:name="f521" draw:formula="2506"/>
            <draw:equation draw:name="f522" draw:formula="2493"/>
            <draw:equation draw:name="f523" draw:formula="2481"/>
            <draw:equation draw:name="f524" draw:formula="2470"/>
            <draw:equation draw:name="f525" draw:formula="2460"/>
            <draw:equation draw:name="f526" draw:formula="2449"/>
            <draw:equation draw:name="f527" draw:formula="2441"/>
            <draw:equation draw:name="f528" draw:formula="2433"/>
            <draw:equation draw:name="f529" draw:formula="2426"/>
            <draw:equation draw:name="f530" draw:formula="2421"/>
            <draw:equation draw:name="f531" draw:formula="2416"/>
            <draw:equation draw:name="f532" draw:formula="2408"/>
            <draw:equation draw:name="f533" draw:formula="2406"/>
            <draw:equation draw:name="f534" draw:formula="1789"/>
            <draw:equation draw:name="f535" draw:formula="601"/>
            <draw:equation draw:name="f536" draw:formula="1803"/>
            <draw:equation draw:name="f537" draw:formula="609"/>
            <draw:equation draw:name="f538" draw:formula="1821"/>
            <draw:equation draw:name="f539" draw:formula="1840"/>
            <draw:equation draw:name="f540" draw:formula="1861"/>
            <draw:equation draw:name="f541" draw:formula="1883"/>
            <draw:equation draw:name="f542" draw:formula="634"/>
            <draw:equation draw:name="f543" draw:formula="1908"/>
            <draw:equation draw:name="f544" draw:formula="1932"/>
            <draw:equation draw:name="f545" draw:formula="1956"/>
            <draw:equation draw:name="f546" draw:formula="1986"/>
            <draw:equation draw:name="f547" draw:formula="2013"/>
            <draw:equation draw:name="f548" draw:formula="2025"/>
            <draw:equation draw:name="f549" draw:formula="2037"/>
            <draw:equation draw:name="f550" draw:formula="2050"/>
            <draw:equation draw:name="f551" draw:formula="2061"/>
            <draw:equation draw:name="f552" draw:formula="2071"/>
            <draw:equation draw:name="f553" draw:formula="2082"/>
            <draw:equation draw:name="f554" draw:formula="2092"/>
            <draw:equation draw:name="f555" draw:formula="613"/>
            <draw:equation draw:name="f556" draw:formula="2101"/>
            <draw:equation draw:name="f557" draw:formula="608"/>
            <draw:equation draw:name="f558" draw:formula="2110"/>
            <draw:equation draw:name="f559" draw:formula="603"/>
            <draw:equation draw:name="f560" draw:formula="2119"/>
            <draw:equation draw:name="f561" draw:formula="597"/>
            <draw:equation draw:name="f562" draw:formula="2127"/>
            <draw:equation draw:name="f563" draw:formula="2134"/>
            <draw:equation draw:name="f564" draw:formula="2141"/>
            <draw:equation draw:name="f565" draw:formula="578"/>
            <draw:equation draw:name="f566" draw:formula="2147"/>
            <draw:equation draw:name="f567" draw:formula="571"/>
            <draw:equation draw:name="f568" draw:formula="2154"/>
            <draw:equation draw:name="f569" draw:formula="564"/>
            <draw:equation draw:name="f570" draw:formula="2160"/>
            <draw:equation draw:name="f571" draw:formula="2170"/>
            <draw:equation draw:name="f572" draw:formula="2177"/>
            <draw:equation draw:name="f573" draw:formula="2183"/>
            <draw:equation draw:name="f574" draw:formula="508"/>
            <draw:equation draw:name="f575" draw:formula="2189"/>
            <draw:equation draw:name="f576" draw:formula="2191"/>
            <draw:equation draw:name="f577" draw:formula="472"/>
            <draw:equation draw:name="f578" draw:formula="2192"/>
            <draw:equation draw:name="f579" draw:formula="454"/>
            <draw:equation draw:name="f580" draw:formula="437"/>
            <draw:equation draw:name="f581" draw:formula="2190"/>
            <draw:equation draw:name="f582" draw:formula="2186"/>
            <draw:equation draw:name="f583" draw:formula="2182"/>
            <draw:equation draw:name="f584" draw:formula="2176"/>
            <draw:equation draw:name="f585" draw:formula="367"/>
            <draw:equation draw:name="f586" draw:formula="2162"/>
            <draw:equation draw:name="f587" draw:formula="2153"/>
            <draw:equation draw:name="f588" draw:formula="344"/>
            <draw:equation draw:name="f589" draw:formula="2142"/>
            <draw:equation draw:name="f590" draw:formula="2130"/>
            <draw:equation draw:name="f591" draw:formula="2117"/>
            <draw:equation draw:name="f592" draw:formula="313"/>
            <draw:equation draw:name="f593" draw:formula="2102"/>
            <draw:equation draw:name="f594" draw:formula="303"/>
            <draw:equation draw:name="f595" draw:formula="2087"/>
            <draw:equation draw:name="f596" draw:formula="294"/>
            <draw:equation draw:name="f597" draw:formula="2070"/>
            <draw:equation draw:name="f598" draw:formula="286"/>
            <draw:equation draw:name="f599" draw:formula="2052"/>
            <draw:equation draw:name="f600" draw:formula="278"/>
            <draw:equation draw:name="f601" draw:formula="2032"/>
            <draw:equation draw:name="f602" draw:formula="2004"/>
            <draw:equation draw:name="f603" draw:formula="258"/>
            <draw:equation draw:name="f604" draw:formula="1979"/>
            <draw:equation draw:name="f605" draw:formula="247"/>
            <draw:equation draw:name="f606" draw:formula="1969"/>
            <draw:equation draw:name="f607" draw:formula="242"/>
            <draw:equation draw:name="f608" draw:formula="1958"/>
            <draw:equation draw:name="f609" draw:formula="236"/>
            <draw:equation draw:name="f610" draw:formula="1950"/>
            <draw:equation draw:name="f611" draw:formula="230"/>
            <draw:equation draw:name="f612" draw:formula="1942"/>
            <draw:equation draw:name="f613" draw:formula="1936"/>
            <draw:equation draw:name="f614" draw:formula="219"/>
            <draw:equation draw:name="f615" draw:formula="1930"/>
            <draw:equation draw:name="f616" draw:formula="1924"/>
            <draw:equation draw:name="f617" draw:formula="1920"/>
            <draw:equation draw:name="f618" draw:formula="200"/>
            <draw:equation draw:name="f619" draw:formula="1917"/>
            <draw:equation draw:name="f620" draw:formula="192"/>
            <draw:equation draw:name="f621" draw:formula="1915"/>
            <draw:equation draw:name="f622" draw:formula="1914"/>
            <draw:equation draw:name="f623" draw:formula="177"/>
            <draw:equation draw:name="f624" draw:formula="154"/>
            <draw:equation draw:name="f625" draw:formula="147"/>
            <draw:equation draw:name="f626" draw:formula="1919"/>
            <draw:equation draw:name="f627" draw:formula="141"/>
            <draw:equation draw:name="f628" draw:formula="1923"/>
            <draw:equation draw:name="f629" draw:formula="1928"/>
            <draw:equation draw:name="f630" draw:formula="1933"/>
            <draw:equation draw:name="f631" draw:formula="1938"/>
            <draw:equation draw:name="f632" draw:formula="1945"/>
            <draw:equation draw:name="f633" draw:formula="1952"/>
            <draw:equation draw:name="f634" draw:formula="107"/>
            <draw:equation draw:name="f635" draw:formula="1960"/>
            <draw:equation draw:name="f636" draw:formula="103"/>
            <draw:equation draw:name="f637" draw:formula="1970"/>
            <draw:equation draw:name="f638" draw:formula="1980"/>
            <draw:equation draw:name="f639" draw:formula="97"/>
            <draw:equation draw:name="f640" draw:formula="1991"/>
            <draw:equation draw:name="f641" draw:formula="2016"/>
            <draw:equation draw:name="f642" draw:formula="2057"/>
            <draw:equation draw:name="f643" draw:formula="2075"/>
            <draw:equation draw:name="f644" draw:formula="104"/>
            <draw:equation draw:name="f645" draw:formula="2106"/>
            <draw:equation draw:name="f646" draw:formula="108"/>
            <draw:equation draw:name="f647" draw:formula="2120"/>
            <draw:equation draw:name="f648" draw:formula="2131"/>
            <draw:equation draw:name="f649" draw:formula="2140"/>
            <draw:equation draw:name="f650" draw:formula="2167"/>
            <draw:equation draw:name="f651" draw:formula="31"/>
            <draw:equation draw:name="f652" draw:formula="2155"/>
            <draw:equation draw:name="f653" draw:formula="25"/>
            <draw:equation draw:name="f654" draw:formula="2139"/>
            <draw:equation draw:name="f655" draw:formula="20"/>
            <draw:equation draw:name="f656" draw:formula="2124"/>
            <draw:equation draw:name="f657" draw:formula="14"/>
            <draw:equation draw:name="f658" draw:formula="2065"/>
            <draw:equation draw:name="f659" draw:formula="2043"/>
            <draw:equation draw:name="f660" draw:formula="2019"/>
            <draw:equation draw:name="f661" draw:formula="1994"/>
            <draw:equation draw:name="f662" draw:formula="1971"/>
            <draw:equation draw:name="f663" draw:formula="1948"/>
            <draw:equation draw:name="f664" draw:formula="8"/>
            <draw:equation draw:name="f665" draw:formula="22"/>
            <draw:equation draw:name="f666" draw:formula="1890"/>
            <draw:equation draw:name="f667" draw:formula="30"/>
            <draw:equation draw:name="f668" draw:formula="1873"/>
            <draw:equation draw:name="f669" draw:formula="40"/>
            <draw:equation draw:name="f670" draw:formula="1859"/>
            <draw:equation draw:name="f671" draw:formula="51"/>
            <draw:equation draw:name="f672" draw:formula="1845"/>
            <draw:equation draw:name="f673" draw:formula="64"/>
            <draw:equation draw:name="f674" draw:formula="1833"/>
            <draw:equation draw:name="f675" draw:formula="1823"/>
            <draw:equation draw:name="f676" draw:formula="93"/>
            <draw:equation draw:name="f677" draw:formula="1815"/>
            <draw:equation draw:name="f678" draw:formula="1808"/>
            <draw:equation draw:name="f679" draw:formula="124"/>
            <draw:equation draw:name="f680" draw:formula="142"/>
            <draw:equation draw:name="f681" draw:formula="1800"/>
            <draw:equation draw:name="f682" draw:formula="1799"/>
            <draw:equation draw:name="f683" draw:formula="179"/>
            <draw:equation draw:name="f684" draw:formula="194"/>
            <draw:equation draw:name="f685" draw:formula="1802"/>
            <draw:equation draw:name="f686" draw:formula="211"/>
            <draw:equation draw:name="f687" draw:formula="1806"/>
            <draw:equation draw:name="f688" draw:formula="225"/>
            <draw:equation draw:name="f689" draw:formula="1811"/>
            <draw:equation draw:name="f690" draw:formula="240"/>
            <draw:equation draw:name="f691" draw:formula="1818"/>
            <draw:equation draw:name="f692" draw:formula="253"/>
            <draw:equation draw:name="f693" draw:formula="1825"/>
            <draw:equation draw:name="f694" draw:formula="265"/>
            <draw:equation draw:name="f695" draw:formula="1834"/>
            <draw:equation draw:name="f696" draw:formula="1844"/>
            <draw:equation draw:name="f697" draw:formula="288"/>
            <draw:equation draw:name="f698" draw:formula="1857"/>
            <draw:equation draw:name="f699" draw:formula="299"/>
            <draw:equation draw:name="f700" draw:formula="1869"/>
            <draw:equation draw:name="f701" draw:formula="310"/>
            <draw:equation draw:name="f702" draw:formula="1882"/>
            <draw:equation draw:name="f703" draw:formula="319"/>
            <draw:equation draw:name="f704" draw:formula="1898"/>
            <draw:equation draw:name="f705" draw:formula="1913"/>
            <draw:equation draw:name="f706" draw:formula="336"/>
            <draw:equation draw:name="f707" draw:formula="1931"/>
            <draw:equation draw:name="f708" draw:formula="345"/>
            <draw:equation draw:name="f709" draw:formula="352"/>
            <draw:equation draw:name="f710" draw:formula="1967"/>
            <draw:equation draw:name="f711" draw:formula="359"/>
            <draw:equation draw:name="f712" draw:formula="2017"/>
            <draw:equation draw:name="f713" draw:formula="2027"/>
            <draw:equation draw:name="f714" draw:formula="386"/>
            <draw:equation draw:name="f715" draw:formula="2036"/>
            <draw:equation draw:name="f716" draw:formula="392"/>
            <draw:equation draw:name="f717" draw:formula="2044"/>
            <draw:equation draw:name="f718" draw:formula="397"/>
            <draw:equation draw:name="f719" draw:formula="2051"/>
            <draw:equation draw:name="f720" draw:formula="403"/>
            <draw:equation draw:name="f721" draw:formula="409"/>
            <draw:equation draw:name="f722" draw:formula="2062"/>
            <draw:equation draw:name="f723" draw:formula="2067"/>
            <draw:equation draw:name="f724" draw:formula="423"/>
            <draw:equation draw:name="f725" draw:formula="430"/>
            <draw:equation draw:name="f726" draw:formula="2073"/>
            <draw:equation draw:name="f727" draw:formula="445"/>
            <draw:equation draw:name="f728" draw:formula="2077"/>
            <draw:equation draw:name="f729" draw:formula="471"/>
            <draw:equation draw:name="f730" draw:formula="2074"/>
            <draw:equation draw:name="f731" draw:formula="480"/>
            <draw:equation draw:name="f732" draw:formula="2072"/>
            <draw:equation draw:name="f733" draw:formula="2069"/>
            <draw:equation draw:name="f734" draw:formula="504"/>
            <draw:equation draw:name="f735" draw:formula="2060"/>
            <draw:equation draw:name="f736" draw:formula="2054"/>
            <draw:equation draw:name="f737" draw:formula="517"/>
            <draw:equation draw:name="f738" draw:formula="2048"/>
            <draw:equation draw:name="f739" draw:formula="524"/>
            <draw:equation draw:name="f740" draw:formula="2040"/>
            <draw:equation draw:name="f741" draw:formula="529"/>
            <draw:equation draw:name="f742" draw:formula="2031"/>
            <draw:equation draw:name="f743" draw:formula="2022"/>
            <draw:equation draw:name="f744" draw:formula="2012"/>
            <draw:equation draw:name="f745" draw:formula="540"/>
            <draw:equation draw:name="f746" draw:formula="2002"/>
            <draw:equation draw:name="f747" draw:formula="1989"/>
            <draw:equation draw:name="f748" draw:formula="1977"/>
            <draw:equation draw:name="f749" draw:formula="1965"/>
            <draw:equation draw:name="f750" draw:formula="1943"/>
            <draw:equation draw:name="f751" draw:formula="1921"/>
            <draw:equation draw:name="f752" draw:formula="1901"/>
            <draw:equation draw:name="f753" draw:formula="1881"/>
            <draw:equation draw:name="f754" draw:formula="535"/>
            <draw:equation draw:name="f755" draw:formula="1863"/>
            <draw:equation draw:name="f756" draw:formula="1829"/>
            <draw:equation draw:name="f757" draw:formula="514"/>
            <draw:equation draw:name="f758" draw:formula="507"/>
            <draw:equation draw:name="f759" draw:formula="1300"/>
            <draw:equation draw:name="f760" draw:formula="1299"/>
            <draw:equation draw:name="f761" draw:formula="1298"/>
            <draw:equation draw:name="f762" draw:formula="1297"/>
            <draw:equation draw:name="f763" draw:formula="1295"/>
            <draw:equation draw:name="f764" draw:formula="1294"/>
            <draw:equation draw:name="f765" draw:formula="1308"/>
            <draw:equation draw:name="f766" draw:formula="1321"/>
            <draw:equation draw:name="f767" draw:formula="1335"/>
            <draw:equation draw:name="f768" draw:formula="1348"/>
            <draw:equation draw:name="f769" draw:formula="1362"/>
            <draw:equation draw:name="f770" draw:formula="1378"/>
            <draw:equation draw:name="f771" draw:formula="1392"/>
            <draw:equation draw:name="f772" draw:formula="1408"/>
            <draw:equation draw:name="f773" draw:formula="1569"/>
            <draw:equation draw:name="f774" draw:formula="1686"/>
            <draw:equation draw:name="f775" draw:formula="1582"/>
            <draw:equation draw:name="f776" draw:formula="1583"/>
            <draw:equation draw:name="f777" draw:formula="1584"/>
            <draw:equation draw:name="f778" draw:formula="1585"/>
            <draw:equation draw:name="f779" draw:formula="1587"/>
            <draw:equation draw:name="f780" draw:formula="1589"/>
            <draw:equation draw:name="f781" draw:formula="1592"/>
            <draw:equation draw:name="f782" draw:formula="1578"/>
            <draw:equation draw:name="f783" draw:formula="1567"/>
            <draw:equation draw:name="f784" draw:formula="1555"/>
            <draw:equation draw:name="f785" draw:formula="1541"/>
            <draw:equation draw:name="f786" draw:formula="1528"/>
            <draw:equation draw:name="f787" draw:formula="1513"/>
            <draw:equation draw:name="f788" draw:formula="1499"/>
            <draw:equation draw:name="f789" draw:formula="1484"/>
            <draw:equation draw:name="f790" draw:formula="1324"/>
            <draw:equation draw:name="f791" draw:formula="1195"/>
            <draw:equation draw:name="f792" draw:formula="804"/>
            <draw:equation draw:name="f793" draw:formula="550"/>
            <draw:equation draw:name="f794" draw:formula="795"/>
            <draw:equation draw:name="f795" draw:formula="785"/>
            <draw:equation draw:name="f796" draw:formula="776"/>
            <draw:equation draw:name="f797" draw:formula="766"/>
            <draw:equation draw:name="f798" draw:formula="757"/>
            <draw:equation draw:name="f799" draw:formula="749"/>
            <draw:equation draw:name="f800" draw:formula="741"/>
            <draw:equation draw:name="f801" draw:formula="733"/>
            <draw:equation draw:name="f802" draw:formula="724"/>
            <draw:equation draw:name="f803" draw:formula="527"/>
            <draw:equation draw:name="f804" draw:formula="717"/>
            <draw:equation draw:name="f805" draw:formula="710"/>
            <draw:equation draw:name="f806" draw:formula="703"/>
            <draw:equation draw:name="f807" draw:formula="510"/>
            <draw:equation draw:name="f808" draw:formula="690"/>
            <draw:equation draw:name="f809" draw:formula="679"/>
            <draw:equation draw:name="f810" draw:formula="482"/>
            <draw:equation draw:name="f811" draw:formula="668"/>
            <draw:equation draw:name="f812" draw:formula="466"/>
            <draw:equation draw:name="f813" draw:formula="660"/>
            <draw:equation draw:name="f814" draw:formula="651"/>
            <draw:equation draw:name="f815" draw:formula="645"/>
            <draw:equation draw:name="f816" draw:formula="410"/>
            <draw:equation draw:name="f817" draw:formula="389"/>
            <draw:equation draw:name="f818" draw:formula="636"/>
            <draw:equation draw:name="f819" draw:formula="214"/>
            <draw:equation draw:name="f820" draw:formula="659"/>
            <draw:equation draw:name="f821" draw:formula="677"/>
            <draw:equation draw:name="f822" draw:formula="160"/>
            <draw:equation draw:name="f823" draw:formula="689"/>
            <draw:equation draw:name="f824" draw:formula="702"/>
            <draw:equation draw:name="f825" draw:formula="132"/>
            <draw:equation draw:name="f826" draw:formula="709"/>
            <draw:equation draw:name="f827" draw:formula="126"/>
            <draw:equation draw:name="f828" draw:formula="716"/>
            <draw:equation draw:name="f829" draw:formula="119"/>
            <draw:equation draw:name="f830" draw:formula="723"/>
            <draw:equation draw:name="f831" draw:formula="114"/>
            <draw:equation draw:name="f832" draw:formula="732"/>
            <draw:equation draw:name="f833" draw:formula="740"/>
            <draw:equation draw:name="f834" draw:formula="748"/>
            <draw:equation draw:name="f835" draw:formula="786"/>
            <draw:equation draw:name="f836" draw:formula="92"/>
            <draw:equation draw:name="f837" draw:formula="91"/>
            <draw:equation draw:name="f838" draw:formula="807"/>
            <draw:equation draw:name="f839" draw:formula="817"/>
            <draw:equation draw:name="f840" draw:formula="827"/>
            <draw:equation draw:name="f841" draw:formula="836"/>
            <draw:equation draw:name="f842" draw:formula="846"/>
            <draw:equation draw:name="f843" draw:formula="855"/>
            <draw:equation draw:name="f844" draw:formula="864"/>
            <draw:equation draw:name="f845" draw:formula="872"/>
            <draw:equation draw:name="f846" draw:formula="106"/>
            <draw:equation draw:name="f847" draw:formula="881"/>
            <draw:equation draw:name="f848" draw:formula="889"/>
            <draw:equation draw:name="f849" draw:formula="896"/>
            <draw:equation draw:name="f850" draw:formula="120"/>
            <draw:equation draw:name="f851" draw:formula="903"/>
            <draw:equation draw:name="f852" draw:formula="910"/>
            <draw:equation draw:name="f853" draw:formula="923"/>
            <draw:equation draw:name="f854" draw:formula="934"/>
            <draw:equation draw:name="f855" draw:formula="944"/>
            <draw:equation draw:name="f856" draw:formula="952"/>
            <draw:equation draw:name="f857" draw:formula="961"/>
            <draw:equation draw:name="f858" draw:formula="967"/>
            <draw:equation draw:name="f859" draw:formula="234"/>
            <draw:equation draw:name="f860" draw:formula="971"/>
            <draw:equation draw:name="f861" draw:formula="254"/>
            <draw:equation draw:name="f862" draw:formula="974"/>
            <draw:equation draw:name="f863" draw:formula="275"/>
            <draw:equation draw:name="f864" draw:formula="976"/>
            <draw:equation draw:name="f865" draw:formula="296"/>
            <draw:equation draw:name="f866" draw:formula="977"/>
            <draw:equation draw:name="f867" draw:formula="318"/>
            <draw:equation draw:name="f868" draw:formula="343"/>
            <draw:equation draw:name="f869" draw:formula="388"/>
            <draw:equation draw:name="f870" draw:formula="966"/>
            <draw:equation draw:name="f871" draw:formula="960"/>
            <draw:equation draw:name="f872" draw:formula="951"/>
            <draw:equation draw:name="f873" draw:formula="943"/>
            <draw:equation draw:name="f874" draw:formula="933"/>
            <draw:equation draw:name="f875" draw:formula="921"/>
            <draw:equation draw:name="f876" draw:formula="498"/>
            <draw:equation draw:name="f877" draw:formula="908"/>
            <draw:equation draw:name="f878" draw:formula="901"/>
            <draw:equation draw:name="f879" draw:formula="894"/>
            <draw:equation draw:name="f880" draw:formula="887"/>
            <draw:equation draw:name="f881" draw:formula="878"/>
            <draw:equation draw:name="f882" draw:formula="870"/>
            <draw:equation draw:name="f883" draw:formula="862"/>
            <draw:equation draw:name="f884" draw:formula="854"/>
            <draw:equation draw:name="f885" draw:formula="845"/>
            <draw:equation draw:name="f886" draw:formula="835"/>
            <draw:equation draw:name="f887" draw:formula="826"/>
            <draw:equation draw:name="f888" draw:formula="816"/>
            <draw:equation draw:name="f889" draw:formula="805"/>
            <draw:equation draw:name="f890" draw:formula="802"/>
            <draw:equation draw:name="f891" draw:formula="818"/>
            <draw:equation draw:name="f892" draw:formula="833"/>
            <draw:equation draw:name="f893" draw:formula="849"/>
            <draw:equation draw:name="f894" draw:formula="863"/>
            <draw:equation draw:name="f895" draw:formula="893"/>
            <draw:equation draw:name="f896" draw:formula="906"/>
            <draw:equation draw:name="f897" draw:formula="920"/>
            <draw:equation draw:name="f898" draw:formula="619"/>
            <draw:equation draw:name="f899" draw:formula="946"/>
            <draw:equation draw:name="f900" draw:formula="607"/>
            <draw:equation draw:name="f901" draw:formula="959"/>
            <draw:equation draw:name="f902" draw:formula="600"/>
            <draw:equation draw:name="f903" draw:formula="970"/>
            <draw:equation draw:name="f904" draw:formula="593"/>
            <draw:equation draw:name="f905" draw:formula="982"/>
            <draw:equation draw:name="f906" draw:formula="993"/>
            <draw:equation draw:name="f907" draw:formula="575"/>
            <draw:equation draw:name="f908" draw:formula="1004"/>
            <draw:equation draw:name="f909" draw:formula="1013"/>
            <draw:equation draw:name="f910" draw:formula="556"/>
            <draw:equation draw:name="f911" draw:formula="1023"/>
            <draw:equation draw:name="f912" draw:formula="1033"/>
            <draw:equation draw:name="f913" draw:formula="1041"/>
            <draw:equation draw:name="f914" draw:formula="1049"/>
            <draw:equation draw:name="f915" draw:formula="1056"/>
            <draw:equation draw:name="f916" draw:formula="496"/>
            <draw:equation draw:name="f917" draw:formula="1063"/>
            <draw:equation draw:name="f918" draw:formula="1070"/>
            <draw:equation draw:name="f919" draw:formula="468"/>
            <draw:equation draw:name="f920" draw:formula="1076"/>
            <draw:equation draw:name="f921" draw:formula="1081"/>
            <draw:equation draw:name="f922" draw:formula="1085"/>
            <draw:equation draw:name="f923" draw:formula="1089"/>
            <draw:equation draw:name="f924" draw:formula="405"/>
            <draw:equation draw:name="f925" draw:formula="1092"/>
            <draw:equation draw:name="f926" draw:formula="1094"/>
            <draw:equation draw:name="f927" draw:formula="370"/>
            <draw:equation draw:name="f928" draw:formula="1096"/>
            <draw:equation draw:name="f929" draw:formula="1097"/>
            <draw:equation draw:name="f930" draw:formula="333"/>
            <draw:equation draw:name="f931" draw:formula="314"/>
            <draw:equation draw:name="f932" draw:formula="297"/>
            <draw:equation draw:name="f933" draw:formula="281"/>
            <draw:equation draw:name="f934" draw:formula="1095"/>
            <draw:equation draw:name="f935" draw:formula="1093"/>
            <draw:equation draw:name="f936" draw:formula="250"/>
            <draw:equation draw:name="f937" draw:formula="1090"/>
            <draw:equation draw:name="f938" draw:formula="1087"/>
            <draw:equation draw:name="f939" draw:formula="1083"/>
            <draw:equation draw:name="f940" draw:formula="1078"/>
            <draw:equation draw:name="f941" draw:formula="1073"/>
            <draw:equation draw:name="f942" draw:formula="1068"/>
            <draw:equation draw:name="f943" draw:formula="163"/>
            <draw:equation draw:name="f944" draw:formula="1061"/>
            <draw:equation draw:name="f945" draw:formula="149"/>
            <draw:equation draw:name="f946" draw:formula="1054"/>
            <draw:equation draw:name="f947" draw:formula="137"/>
            <draw:equation draw:name="f948" draw:formula="1047"/>
            <draw:equation draw:name="f949" draw:formula="1039"/>
            <draw:equation draw:name="f950" draw:formula="1031"/>
            <draw:equation draw:name="f951" draw:formula="1021"/>
            <draw:equation draw:name="f952" draw:formula="1012"/>
            <draw:equation draw:name="f953" draw:formula="80"/>
            <draw:equation draw:name="f954" draw:formula="1002"/>
            <draw:equation draw:name="f955" draw:formula="71"/>
            <draw:equation draw:name="f956" draw:formula="991"/>
            <draw:equation draw:name="f957" draw:formula="62"/>
            <draw:equation draw:name="f958" draw:formula="980"/>
            <draw:equation draw:name="f959" draw:formula="52"/>
            <draw:equation draw:name="f960" draw:formula="969"/>
            <draw:equation draw:name="f961" draw:formula="44"/>
            <draw:equation draw:name="f962" draw:formula="957"/>
            <draw:equation draw:name="f963" draw:formula="37"/>
            <draw:equation draw:name="f964" draw:formula="932"/>
            <draw:equation draw:name="f965" draw:formula="917"/>
            <draw:equation draw:name="f966" draw:formula="904"/>
            <draw:equation draw:name="f967" draw:formula="890"/>
            <draw:equation draw:name="f968" draw:formula="874"/>
            <draw:equation draw:name="f969" draw:formula="859"/>
            <draw:equation draw:name="f970" draw:formula="844"/>
            <draw:equation draw:name="f971" draw:formula="811"/>
            <draw:equation draw:name="f972" draw:formula="794"/>
            <draw:equation draw:name="f973" draw:formula="778"/>
            <draw:equation draw:name="f974" draw:formula="762"/>
            <draw:equation draw:name="f975" draw:formula="747"/>
            <draw:equation draw:name="f976" draw:formula="718"/>
            <draw:equation draw:name="f977" draw:formula="704"/>
            <draw:equation draw:name="f978" draw:formula="665"/>
            <draw:equation draw:name="f979" draw:formula="652"/>
            <draw:equation draw:name="f980" draw:formula="588"/>
            <draw:equation draw:name="f981" draw:formula="570"/>
            <draw:equation draw:name="f982" draw:formula="562"/>
            <draw:equation draw:name="f983" draw:formula="151"/>
            <draw:equation draw:name="f984" draw:formula="166"/>
            <draw:equation draw:name="f985" draw:formula="531"/>
            <draw:equation draw:name="f986" draw:formula="209"/>
            <draw:equation draw:name="f987" draw:formula="241"/>
            <draw:equation draw:name="f988" draw:formula="521"/>
            <draw:equation draw:name="f989" draw:formula="256"/>
            <draw:equation draw:name="f990" draw:formula="518"/>
            <draw:equation draw:name="f991" draw:formula="308"/>
            <draw:equation draw:name="f992" draw:formula="325"/>
            <draw:equation draw:name="f993" draw:formula="342"/>
            <draw:equation draw:name="f994" draw:formula="374"/>
            <draw:equation draw:name="f995" draw:formula="520"/>
            <draw:equation draw:name="f996" draw:formula="406"/>
            <draw:equation draw:name="f997" draw:formula="436"/>
            <draw:equation draw:name="f998" draw:formula="452"/>
            <draw:equation draw:name="f999" draw:formula="465"/>
            <draw:equation draw:name="f1000" draw:formula="479"/>
            <draw:equation draw:name="f1001" draw:formula="553"/>
            <draw:equation draw:name="f1002" draw:formula="567"/>
            <draw:equation draw:name="f1003" draw:formula="551"/>
            <draw:equation draw:name="f1004" draw:formula="602"/>
            <draw:equation draw:name="f1005" draw:formula="580"/>
            <draw:equation draw:name="f1006" draw:formula="658"/>
            <draw:equation draw:name="f1007" draw:formula="670"/>
            <draw:equation draw:name="f1008" draw:formula="682"/>
            <draw:equation draw:name="f1009" draw:formula="696"/>
            <draw:equation draw:name="f1010" draw:formula="739"/>
            <draw:equation draw:name="f1011" draw:formula="753"/>
            <draw:equation draw:name="f1012" draw:formula="769"/>
            <draw:equation draw:name="f1013" draw:formula="801"/>
            <draw:equation draw:name="f1014" draw:formula="458"/>
            <draw:equation draw:name="f1015" draw:formula="447"/>
            <draw:equation draw:name="f1016" draw:formula="418"/>
            <draw:equation draw:name="f1017" draw:formula="323"/>
            <draw:equation draw:name="f1018" draw:formula="298"/>
            <draw:equation draw:name="f1019" draw:formula="287"/>
            <draw:equation draw:name="f1020" draw:formula="243"/>
            <draw:equation draw:name="f1021" draw:formula="207"/>
            <draw:equation draw:name="f1022" draw:formula="191"/>
            <draw:equation draw:name="f1023" draw:formula="183"/>
            <draw:equation draw:name="f1024" draw:formula="138"/>
            <draw:equation draw:name="f1025" draw:formula="134"/>
            <draw:equation draw:name="f1026" draw:formula="123"/>
            <draw:equation draw:name="f1027" draw:formula="125"/>
            <draw:equation draw:name="f1028" draw:formula="131"/>
            <draw:equation draw:name="f1029" draw:formula="136"/>
            <draw:equation draw:name="f1030" draw:formula="140"/>
            <draw:equation draw:name="f1031" draw:formula="155"/>
            <draw:equation draw:name="f1032" draw:formula="167"/>
            <draw:equation draw:name="f1033" draw:formula="174"/>
            <draw:equation draw:name="f1034" draw:formula="181"/>
            <draw:equation draw:name="f1035" draw:formula="188"/>
            <draw:equation draw:name="f1036" draw:formula="196"/>
            <draw:equation draw:name="f1037" draw:formula="204"/>
            <draw:equation draw:name="f1038" draw:formula="221"/>
            <draw:equation draw:name="f1039" draw:formula="291"/>
            <draw:equation draw:name="f1040" draw:formula="337"/>
            <draw:equation draw:name="f1041" draw:formula="373"/>
            <draw:equation draw:name="f1042" draw:formula="420"/>
            <draw:equation draw:name="f1043" draw:formula="473"/>
            <draw:equation draw:name="f1044" draw:formula="444"/>
            <draw:equation draw:name="f1045" draw:formula="426"/>
            <draw:equation draw:name="f1046" draw:formula="280"/>
            <draw:equation draw:name="f1047" draw:formula="263"/>
            <draw:equation draw:name="f1048" draw:formula="231"/>
            <draw:equation draw:name="f1049" draw:formula="185"/>
            <draw:equation draw:name="f1050" draw:formula="172"/>
            <draw:equation draw:name="f1051" draw:formula="130"/>
            <draw:equation draw:name="f1052" draw:formula="84"/>
            <draw:equation draw:name="f1053" draw:formula="74"/>
            <draw:equation draw:name="f1054" draw:formula="65"/>
            <draw:equation draw:name="f1055" draw:formula="55"/>
            <draw:equation draw:name="f1056" draw:formula="47"/>
            <draw:equation draw:name="f1057" draw:formula="39"/>
            <draw:equation draw:name="f1058" draw:formula="32"/>
            <draw:equation draw:name="f1059" draw:formula="26"/>
            <draw:equation draw:name="f1060" draw:formula="12"/>
            <draw:equation draw:name="f1061" draw:formula="16"/>
            <draw:equation draw:name="f1062" draw:formula="34"/>
            <draw:equation draw:name="f1063" draw:formula="41"/>
            <draw:equation draw:name="f1064" draw:formula="48"/>
            <draw:equation draw:name="f1065" draw:formula="56"/>
            <draw:equation draw:name="f1066" draw:formula="66"/>
            <draw:equation draw:name="f1067" draw:formula="75"/>
            <draw:equation draw:name="f1068" draw:formula="143"/>
            <draw:equation draw:name="f1069" draw:formula="156"/>
            <draw:equation draw:name="f1070" draw:formula="199"/>
            <draw:equation draw:name="f1071" draw:formula="215"/>
            <draw:equation draw:name="f1072" draw:formula="316"/>
            <draw:equation draw:name="f1073" draw:formula="435"/>
            <draw:equation draw:name="f1074" draw:formula="478"/>
            <draw:equation draw:name="f1075" draw:formula="width/2"/>
            <draw:equation draw:name="f1076" draw:formula="width"/>
            <draw:equation draw:name="f1077" draw:formula="height/2"/>
            <draw:equation draw:name="f1078" draw:formula="height"/>
          </draw:enhanced-geometry>
        </draw:custom-shape>
        <draw:custom-shape draw:name="Freeform 11" draw:style-name="Mgr25" draw:text-style-name="MP5" draw:layer="layout" svg:width="1.016cm" svg:height="0.253cm" svg:x="19.532cm" svg:y="17.787cm">
          <text:p/>
          <draw:enhanced-geometry draw:mirror-horizontal="false" draw:mirror-vertical="false" svg:viewBox="0 0 2491 621" draw:type="non-primitive" draw:enhanced-path="M ?f3 ?f4 L ?f3 ?f0 ?f5 ?f0 ?f6 ?f0 ?f7 ?f0 ?f8 ?f0 ?f9 ?f0 ?f10 ?f0 ?f11 ?f0 ?f0 ?f0 ?f0 ?f4 ?f12 ?f4 ?f12 ?f2 ?f13 ?f2 ?f13 ?f4 ?f3 ?f4 Z M ?f14 ?f15 L ?f16 ?f2 ?f17 ?f2 ?f18 ?f0 ?f19 ?f0 ?f20 ?f0 ?f21 ?f0 ?f14 ?f0 ?f22 ?f0 ?f23 ?f0 ?f24 ?f0 ?f25 ?f0 ?f26 ?f2 ?f27 ?f2 ?f14 ?f15 Z M ?f28 ?f4 L ?f28 ?f0 ?f29 ?f0 ?f30 ?f0 ?f31 ?f0 ?f32 ?f0 ?f33 ?f0 ?f34 ?f0 ?f35 ?f0 ?f36 ?f0 ?f36 ?f4 ?f37 ?f4 ?f37 ?f2 ?f38 ?f2 ?f38 ?f4 ?f28 ?f4 Z M ?f39 ?f15 L ?f40 ?f2 ?f41 ?f2 ?f42 ?f0 ?f43 ?f0 ?f44 ?f0 ?f45 ?f0 ?f39 ?f0 ?f46 ?f0 ?f47 ?f0 ?f48 ?f0 ?f49 ?f0 ?f1 ?f2 ?f50 ?f2 ?f39 ?f15 Z N">
            <draw:equation draw:name="f0" draw:formula="0"/>
            <draw:equation draw:name="f1" draw:formula="2491"/>
            <draw:equation draw:name="f2" draw:formula="621"/>
            <draw:equation draw:name="f3" draw:formula="598"/>
            <draw:equation draw:name="f4" draw:formula="179"/>
            <draw:equation draw:name="f5" draw:formula="524"/>
            <draw:equation draw:name="f6" draw:formula="449"/>
            <draw:equation draw:name="f7" draw:formula="374"/>
            <draw:equation draw:name="f8" draw:formula="299"/>
            <draw:equation draw:name="f9" draw:formula="224"/>
            <draw:equation draw:name="f10" draw:formula="150"/>
            <draw:equation draw:name="f11" draw:formula="75"/>
            <draw:equation draw:name="f12" draw:formula="176"/>
            <draw:equation draw:name="f13" draw:formula="423"/>
            <draw:equation draw:name="f14" draw:formula="907"/>
            <draw:equation draw:name="f15" draw:formula="250"/>
            <draw:equation draw:name="f16" draw:formula="781"/>
            <draw:equation draw:name="f17" draw:formula="539"/>
            <draw:equation draw:name="f18" draw:formula="776"/>
            <draw:equation draw:name="f19" draw:formula="809"/>
            <draw:equation draw:name="f20" draw:formula="842"/>
            <draw:equation draw:name="f21" draw:formula="874"/>
            <draw:equation draw:name="f22" draw:formula="939"/>
            <draw:equation draw:name="f23" draw:formula="972"/>
            <draw:equation draw:name="f24" draw:formula="1005"/>
            <draw:equation draw:name="f25" draw:formula="1038"/>
            <draw:equation draw:name="f26" draw:formula="1275"/>
            <draw:equation draw:name="f27" draw:formula="1033"/>
            <draw:equation draw:name="f28" draw:formula="1814"/>
            <draw:equation draw:name="f29" draw:formula="1740"/>
            <draw:equation draw:name="f30" draw:formula="1665"/>
            <draw:equation draw:name="f31" draw:formula="1590"/>
            <draw:equation draw:name="f32" draw:formula="1515"/>
            <draw:equation draw:name="f33" draw:formula="1440"/>
            <draw:equation draw:name="f34" draw:formula="1366"/>
            <draw:equation draw:name="f35" draw:formula="1291"/>
            <draw:equation draw:name="f36" draw:formula="1216"/>
            <draw:equation draw:name="f37" draw:formula="1391"/>
            <draw:equation draw:name="f38" draw:formula="1639"/>
            <draw:equation draw:name="f39" draw:formula="2123"/>
            <draw:equation draw:name="f40" draw:formula="1996"/>
            <draw:equation draw:name="f41" draw:formula="1754"/>
            <draw:equation draw:name="f42" draw:formula="1991"/>
            <draw:equation draw:name="f43" draw:formula="2024"/>
            <draw:equation draw:name="f44" draw:formula="2057"/>
            <draw:equation draw:name="f45" draw:formula="2090"/>
            <draw:equation draw:name="f46" draw:formula="2155"/>
            <draw:equation draw:name="f47" draw:formula="2188"/>
            <draw:equation draw:name="f48" draw:formula="2220"/>
            <draw:equation draw:name="f49" draw:formula="2253"/>
            <draw:equation draw:name="f50" draw:formula="2248"/>
            <draw:equation draw:name="f51" draw:formula="width/2"/>
            <draw:equation draw:name="f52" draw:formula="width"/>
            <draw:equation draw:name="f53" draw:formula="height/2"/>
            <draw:equation draw:name="f54" draw:formula="height"/>
          </draw:enhanced-geometry>
        </draw:custom-shape>
        <draw:custom-shape draw:name="Freeform 12" draw:style-name="Mgr26" draw:text-style-name="MP5" draw:layer="layout" svg:width="3.253cm" svg:height="0.342cm" svg:x="23.006cm" svg:y="18.216cm">
          <text:p/>
          <draw:enhanced-geometry draw:mirror-horizontal="false" draw:mirror-vertical="false" svg:viewBox="0 0 7953 842" draw:type="non-primitive" draw:enhanced-path="M ?f4 ?f5 L ?f4 ?f6 ?f7 ?f6 ?f7 ?f8 ?f9 ?f8 ?f9 ?f10 ?f1 ?f10 ?f1 ?f11 ?f12 ?f11 ?f12 ?f13 ?f7 ?f13 ?f7 ?f5 ?f4 ?f5 Z M ?f14 ?f15 L ?f16 ?f15 ?f17 ?f18 ?f19 ?f20 ?f21 ?f22 ?f23 ?f24 ?f25 ?f26 ?f27 ?f26 ?f28 ?f29 ?f30 ?f31 ?f32 ?f33 ?f34 ?f35 ?f36 ?f15 ?f37 ?f15 ?f38 ?f39 ?f40 ?f10 ?f36 ?f10 ?f38 ?f41 ?f42 ?f43 ?f44 ?f45 ?f46 ?f47 ?f48 ?f49 ?f50 ?f49 ?f51 ?f52 ?f21 ?f53 ?f54 ?f55 ?f56 ?f41 ?f57 ?f10 ?f58 ?f10 ?f59 ?f60 ?f14 ?f15 Z M ?f61 ?f62 L ?f61 ?f63 ?f61 ?f64 ?f65 ?f66 ?f67 ?f68 ?f69 ?f15 ?f70 ?f15 ?f71 ?f72 ?f73 ?f72 ?f74 ?f75 ?f76 ?f77 ?f78 ?f79 ?f80 ?f81 ?f82 ?f83 ?f84 ?f85 ?f86 ?f87 ?f88 ?f89 ?f90 ?f91 ?f92 ?f93 ?f94 ?f95 ?f96 ?f97 ?f98 ?f99 ?f100 ?f101 ?f102 ?f103 ?f104 ?f103 ?f105 ?f101 ?f106 ?f107 ?f108 ?f109 ?f110 ?f111 ?f112 ?f93 ?f113 ?f114 ?f115 ?f116 ?f117 ?f118 ?f119 ?f120 ?f121 ?f122 ?f123 ?f124 ?f125 ?f126 ?f127 ?f128 ?f129 ?f130 ?f131 ?f132 ?f133 ?f134 ?f135 ?f136 ?f137 ?f26 ?f138 ?f139 ?f140 ?f141 ?f138 ?f142 ?f137 ?f143 ?f144 ?f145 ?f146 ?f147 ?f148 ?f149 ?f150 ?f151 ?f152 ?f43 ?f153 ?f154 ?f155 ?f156 ?f157 ?f158 ?f127 ?f159 ?f160 ?f8 ?f161 ?f162 ?f163 ?f164 ?f165 ?f25 ?f166 ?f28 ?f167 ?f168 ?f169 ?f44 ?f170 ?f171 ?f172 ?f173 ?f174 ?f175 ?f176 ?f177 ?f178 ?f179 ?f180 ?f181 ?f100 ?f179 ?f98 ?f38 ?f182 ?f183 ?f184 ?f185 ?f186 ?f187 ?f188 ?f10 ?f189 ?f190 ?f191 ?f192 ?f193 ?f30 ?f194 ?f195 ?f82 ?f28 ?f196 ?f197 ?f198 ?f199 ?f200 ?f201 ?f202 ?f203 ?f204 ?f205 ?f204 ?f62 ?f61 ?f62 Z M ?f204 ?f206 L ?f204 ?f207 ?f204 ?f208 ?f209 ?f210 ?f202 ?f16 ?f76 ?f211 ?f212 ?f213 ?f214 ?f215 ?f216 ?f41 ?f217 ?f218 ?f219 ?f220 ?f221 ?f222 ?f189 ?f223 ?f224 ?f225 ?f226 ?f21 ?f227 ?f228 ?f229 ?f230 ?f231 ?f230 ?f232 ?f230 ?f233 ?f234 ?f235 ?f205 ?f236 ?f237 ?f238 ?f54 ?f239 ?f17 ?f172 ?f240 ?f170 ?f41 ?f169 ?f241 ?f242 ?f243 ?f244 ?f245 ?f246 ?f210 ?f247 ?f248 ?f249 ?f250 ?f251 ?f252 ?f251 ?f253 ?f251 ?f254 ?f249 ?f255 ?f247 ?f0 ?f119 ?f256 ?f257 ?f258 ?f259 ?f22 ?f260 ?f261 ?f262 ?f263 ?f264 ?f265 ?f266 ?f267 ?f268 ?f269 ?f270 ?f75 ?f271 ?f272 ?f273 ?f274 ?f275 ?f276 ?f277 ?f278 ?f279 ?f276 ?f280 ?f77 ?f281 ?f282 ?f283 ?f272 ?f284 ?f285 ?f286 ?f128 ?f88 ?f287 ?f288 ?f289 ?f290 ?f5 ?f291 ?f292 ?f293 ?f132 ?f294 ?f33 ?f198 ?f295 ?f296 ?f31 ?f76 ?f297 ?f202 ?f6 ?f298 ?f299 ?f74 ?f300 ?f204 ?f301 ?f204 ?f206 Z M ?f302 ?f303 L ?f304 ?f305 ?f306 ?f307 ?f308 ?f248 ?f309 ?f210 ?f310 ?f245 ?f311 ?f243 ?f312 ?f241 ?f313 ?f41 ?f314 ?f218 ?f315 ?f220 ?f316 ?f222 ?f317 ?f223 ?f318 ?f225 ?f319 ?f205 ?f320 ?f234 ?f321 ?f322 ?f323 ?f322 ?f324 ?f322 ?f325 ?f228 ?f326 ?f162 ?f327 ?f205 ?f328 ?f225 ?f329 ?f8 ?f330 ?f54 ?f331 ?f332 ?f333 ?f334 ?f335 ?f44 ?f336 ?f337 ?f338 ?f42 ?f339 ?f340 ?f341 ?f185 ?f342 ?f183 ?f343 ?f38 ?f344 ?f179 ?f345 ?f38 ?f318 ?f185 ?f346 ?f187 ?f347 ?f10 ?f348 ?f349 ?f350 ?f351 ?f352 ?f353 ?f354 ?f355 ?f356 ?f357 ?f310 ?f46 ?f358 ?f359 ?f360 ?f48 ?f361 ?f362 ?f363 ?f364 ?f365 ?f366 ?f367 ?f368 ?f369 ?f332 ?f370 ?f158 ?f371 ?f372 ?f373 ?f374 ?f375 ?f376 ?f377 ?f378 ?f379 ?f45 ?f380 ?f53 ?f381 ?f210 ?f382 ?f383 ?f384 ?f307 ?f385 ?f386 ?f384 ?f58 ?f382 ?f301 ?f380 ?f387 ?f388 ?f4 ?f375 ?f389 ?f390 ?f33 ?f371 ?f263 ?f391 ?f392 ?f393 ?f394 ?f395 ?f287 ?f396 ?f75 ?f397 ?f282 ?f398 ?f399 ?f400 ?f401 ?f306 ?f402 ?f403 ?f404 ?f405 ?f406 ?f312 ?f407 ?f313 ?f89 ?f408 ?f409 ?f410 ?f411 ?f412 ?f111 ?f413 ?f414 ?f415 ?f107 ?f416 ?f417 ?f418 ?f101 ?f419 ?f103 ?f420 ?f103 ?f421 ?f103 ?f422 ?f101 ?f423 ?f99 ?f424 ?f97 ?f425 ?f414 ?f426 ?f15 ?f427 ?f428 ?f429 ?f430 ?f431 ?f432 ?f433 ?f434 ?f435 ?f436 ?f437 ?f438 ?f439 ?f81 ?f440 ?f441 ?f442 ?f278 ?f443 ?f444 ?f445 ?f446 ?f447 ?f448 ?f449 ?f64 ?f450 ?f134 ?f451 ?f452 ?f453 ?f454 ?f455 ?f456 ?f455 ?f457 ?f455 ?f458 ?f459 ?f253 ?f453 ?f386 ?f302 ?f303 Z M ?f304 ?f460 L ?f461 ?f460 ?f461 ?f462 ?f463 ?f6 ?f433 ?f452 ?f328 ?f31 ?f464 ?f465 ?f431 ?f466 ?f467 ?f468 ?f469 ?f392 ?f470 ?f267 ?f471 ?f269 ?f472 ?f285 ?f473 ?f474 ?f423 ?f278 ?f475 ?f476 ?f477 ?f478 ?f479 ?f480 ?f481 ?f478 ?f482 ?f476 ?f483 ?f278 ?f484 ?f474 ?f485 ?f285 ?f486 ?f66 ?f487 ?f289 ?f488 ?f265 ?f489 ?f490 ?f356 ?f20 ?f491 ?f492 ?f493 ?f494 ?f309 ?f452 ?f358 ?f495 ?f496 ?f462 ?f304 ?f460 Z M ?f497 ?f10 L ?f497 ?f498 ?f497 ?f499 ?f500 ?f501 ?f502 ?f503 ?f504 ?f15 ?f505 ?f15 ?f506 ?f507 ?f508 ?f507 ?f509 ?f72 ?f510 ?f75 ?f511 ?f274 ?f512 ?f480 ?f513 ?f81 ?f514 ?f83 ?f515 ?f85 ?f516 ?f407 ?f517 ?f116 ?f518 ?f114 ?f519 ?f15 ?f520 ?f414 ?f521 ?f107 ?f522 ?f417 ?f523 ?f103 ?f524 ?f103 ?f525 ?f101 ?f526 ?f99 ?f526 ?f128 ?f527 ?f501 ?f528 ?f75 ?f529 ?f501 ?f530 ?f128 ?f531 ?f66 ?f532 ?f446 ?f533 ?f534 ?f516 ?f265 ?f535 ?f490 ?f536 ?f20 ?f513 ?f492 ?f537 ?f31 ?f538 ?f297 ?f539 ?f6 ?f540 ?f541 ?f542 ?f301 ?f543 ?f544 ?f545 ?f546 ?f545 ?f10 ?f497 ?f10 Z M ?f547 ?f10 L ?f548 ?f10 ?f548 ?f15 ?f547 ?f15 ?f547 ?f10 Z M ?f549 ?f550 L ?f551 ?f550 ?f552 ?f553 ?f554 ?f555 ?f556 ?f557 ?f558 ?f559 ?f560 ?f561 ?f562 ?f563 ?f564 ?f565 ?f566 ?f567 ?f568 ?f569 ?f570 ?f571 ?f568 ?f572 ?f566 ?f573 ?f564 ?f574 ?f575 ?f576 ?f560 ?f577 ?f558 ?f578 ?f579 ?f580 ?f581 ?f582 ?f583 ?f584 ?f585 ?f1 ?f586 ?f584 ?f587 ?f582 ?f588 ?f580 ?f589 ?f578 ?f590 ?f577 ?f591 ?f592 ?f593 ?f574 ?f594 ?f595 ?f596 ?f572 ?f597 ?f571 ?f596 ?f569 ?f594 ?f567 ?f593 ?f565 ?f591 ?f563 ?f590 ?f561 ?f589 ?f559 ?f588 ?f557 ?f587 ?f555 ?f598 ?f599 ?f586 ?f553 ?f600 ?f553 ?f549 ?f550 Z M ?f601 ?f303 L ?f602 ?f305 ?f603 ?f307 ?f604 ?f248 ?f605 ?f210 ?f606 ?f245 ?f607 ?f243 ?f608 ?f241 ?f609 ?f41 ?f610 ?f218 ?f611 ?f220 ?f612 ?f222 ?f613 ?f223 ?f614 ?f225 ?f615 ?f205 ?f616 ?f234 ?f617 ?f322 ?f618 ?f322 ?f619 ?f322 ?f620 ?f228 ?f621 ?f162 ?f622 ?f205 ?f623 ?f225 ?f624 ?f8 ?f625 ?f54 ?f626 ?f332 ?f627 ?f334 ?f628 ?f44 ?f629 ?f337 ?f630 ?f42 ?f631 ?f340 ?f632 ?f185 ?f633 ?f183 ?f634 ?f38 ?f635 ?f179 ?f636 ?f38 ?f614 ?f185 ?f637 ?f187 ?f638 ?f10 ?f639 ?f349 ?f640 ?f351 ?f641 ?f353 ?f642 ?f355 ?f643 ?f357 ?f644 ?f46 ?f604 ?f359 ?f645 ?f48 ?f646 ?f362 ?f647 ?f364 ?f648 ?f366 ?f649 ?f368 ?f650 ?f332 ?f651 ?f158 ?f652 ?f372 ?f653 ?f374 ?f654 ?f376 ?f655 ?f378 ?f656 ?f45 ?f657 ?f53 ?f658 ?f210 ?f659 ?f383 ?f660 ?f307 ?f661 ?f386 ?f660 ?f58 ?f659 ?f301 ?f657 ?f387 ?f662 ?f4 ?f663 ?f389 ?f664 ?f33 ?f665 ?f263 ?f666 ?f392 ?f667 ?f394 ?f668 ?f287 ?f669 ?f75 ?f670 ?f282 ?f671 ?f399 ?f672 ?f401 ?f673 ?f402 ?f674 ?f404 ?f675 ?f406 ?f676 ?f407 ?f677 ?f89 ?f678 ?f409 ?f679 ?f411 ?f680 ?f111 ?f681 ?f414 ?f682 ?f107 ?f683 ?f417 ?f684 ?f101 ?f685 ?f103 ?f686 ?f103 ?f687 ?f103 ?f688 ?f101 ?f689 ?f99 ?f690 ?f97 ?f691 ?f414 ?f692 ?f15 ?f693 ?f428 ?f694 ?f430 ?f695 ?f432 ?f696 ?f434 ?f697 ?f436 ?f698 ?f438 ?f629 ?f81 ?f699 ?f441 ?f700 ?f278 ?f701 ?f444 ?f702 ?f446 ?f703 ?f448 ?f704 ?f64 ?f705 ?f134 ?f706 ?f452 ?f707 ?f454 ?f708 ?f456 ?f709 ?f457 ?f708 ?f458 ?f708 ?f253 ?f710 ?f386 ?f601 ?f303 Z M ?f602 ?f460 L ?f711 ?f460 ?f711 ?f462 ?f712 ?f6 ?f696 ?f452 ?f713 ?f31 ?f714 ?f465 ?f715 ?f466 ?f716 ?f468 ?f717 ?f392 ?f693 ?f267 ?f718 ?f269 ?f719 ?f285 ?f720 ?f474 ?f721 ?f278 ?f722 ?f476 ?f723 ?f478 ?f724 ?f480 ?f725 ?f478 ?f726 ?f476 ?f682 ?f278 ?f727 ?f474 ?f728 ?f285 ?f729 ?f66 ?f730 ?f289 ?f731 ?f265 ?f608 ?f490 ?f643 ?f20 ?f732 ?f492 ?f606 ?f494 ?f733 ?f452 ?f604 ?f495 ?f673 ?f462 ?f602 ?f460 Z M ?f734 ?f10 L ?f734 ?f735 ?f734 ?f265 ?f736 ?f737 ?f738 ?f438 ?f739 ?f15 ?f740 ?f15 ?f741 ?f269 ?f742 ?f269 ?f743 ?f285 ?f744 ?f274 ?f745 ?f478 ?f746 ?f401 ?f747 ?f402 ?f748 ?f404 ?f749 ?f406 ?f750 ?f407 ?f751 ?f116 ?f752 ?f114 ?f753 ?f15 ?f754 ?f414 ?f755 ?f107 ?f756 ?f417 ?f757 ?f103 ?f758 ?f103 ?f759 ?f101 ?f760 ?f417 ?f761 ?f97 ?f762 ?f111 ?f763 ?f428 ?f764 ?f89 ?f765 ?f434 ?f766 ?f767 ?f768 ?f769 ?f770 ?f771 ?f772 ?f480 ?f773 ?f77 ?f774 ?f444 ?f775 ?f66 ?f776 ?f777 ?f778 ?f779 ?f780 ?f781 ?f782 ?f783 ?f784 ?f735 ?f785 ?f494 ?f786 ?f6 ?f787 ?f456 ?f787 ?f10 ?f788 ?f10 ?f788 ?f789 ?f788 ?f790 ?f791 ?f387 ?f792 ?f297 ?f793 ?f794 ?f795 ?f796 ?f797 ?f798 ?f799 ?f800 ?f801 ?f5 ?f802 ?f289 ?f803 ?f804 ?f805 ?f128 ?f806 ?f807 ?f808 ?f272 ?f809 ?f282 ?f810 ?f77 ?f811 ?f77 ?f812 ?f77 ?f813 ?f274 ?f814 ?f474 ?f815 ?f737 ?f816 ?f285 ?f817 ?f128 ?f818 ?f804 ?f819 ?f820 ?f749 ?f821 ?f822 ?f448 ?f823 ?f781 ?f824 ?f825 ?f746 ?f33 ?f826 ?f465 ?f827 ?f794 ?f828 ?f829 ?f744 ?f24 ?f830 ?f387 ?f831 ?f541 ?f831 ?f832 ?f831 ?f10 ?f734 ?f10 Z M ?f833 ?f332 L ?f834 ?f195 ?f835 ?f353 ?f836 ?f173 ?f837 ?f32 ?f838 ?f187 ?f839 ?f177 ?f840 ?f38 ?f841 ?f179 ?f842 ?f181 ?f843 ?f179 ?f844 ?f177 ?f845 ?f846 ?f847 ?f175 ?f848 ?f42 ?f849 ?f351 ?f850 ?f353 ?f851 ?f852 ?f853 ?f334 ?f854 ?f46 ?f855 ?f359 ?f856 ?f857 ?f858 ?f362 ?f859 ?f364 ?f860 ?f366 ?f861 ?f368 ?f862 ?f332 ?f863 ?f864 ?f865 ?f156 ?f866 ?f374 ?f867 ?f868 ?f869 ?f55 ?f870 ?f871 ?f872 ?f873 ?f874 ?f875 ?f876 ?f877 ?f878 ?f879 ?f880 ?f881 ?f880 ?f882 ?f878 ?f883 ?f884 ?f885 ?f876 ?f832 ?f874 ?f462 ?f872 ?f6 ?f870 ?f297 ?f886 ?f31 ?f887 ?f465 ?f888 ?f466 ?f889 ?f499 ?f890 ?f448 ?f891 ?f534 ?f892 ?f804 ?f893 ?f285 ?f894 ?f274 ?f895 ?f478 ?f896 ?f401 ?f897 ?f402 ?f898 ?f767 ?f899 ?f406 ?f850 ?f407 ?f849 ?f89 ?f848 ?f409 ?f900 ?f411 ?f901 ?f15 ?f902 ?f414 ?f903 ?f97 ?f904 ?f99 ?f905 ?f417 ?f906 ?f101 ?f907 ?f101 ?f908 ?f101 ?f909 ?f417 ?f910 ?f107 ?f911 ?f414 ?f912 ?f15 ?f913 ?f428 ?f914 ?f430 ?f915 ?f432 ?f916 ?f72 ?f917 ?f918 ?f919 ?f501 ?f911 ?f444 ?f920 ?f921 ?f922 ?f282 ?f923 ?f77 ?f924 ?f276 ?f907 ?f276 ?f925 ?f77 ?f926 ?f282 ?f903 ?f737 ?f927 ?f501 ?f928 ?f804 ?f929 ?f267 ?f930 ?f448 ?f931 ?f132 ?f932 ?f261 ?f933 ?f934 ?f935 ?f452 ?f897 ?f387 ?f936 ?f790 ?f855 ?f789 ?f896 ?f937 ?f938 ?f939 ?f896 ?f940 ?f855 ?f941 ?f936 ?f877 ?f942 ?f943 ?f944 ?f945 ?f946 ?f55 ?f947 ?f241 ?f948 ?f41 ?f949 ?f218 ?f950 ?f951 ?f952 ?f953 ?f954 ?f8 ?f955 ?f956 ?f926 ?f162 ?f957 ?f228 ?f958 ?f228 ?f959 ?f228 ?f960 ?f234 ?f961 ?f21 ?f962 ?f366 ?f963 ?f964 ?f965 ?f223 ?f917 ?f54 ?f833 ?f332 Z M ?f966 ?f303 L ?f967 ?f305 ?f968 ?f307 ?f969 ?f248 ?f970 ?f210 ?f971 ?f245 ?f972 ?f243 ?f973 ?f241 ?f974 ?f41 ?f975 ?f218 ?f976 ?f220 ?f977 ?f222 ?f978 ?f223 ?f979 ?f225 ?f980 ?f205 ?f981 ?f234 ?f982 ?f322 ?f983 ?f322 ?f984 ?f322 ?f985 ?f228 ?f986 ?f162 ?f987 ?f205 ?f988 ?f225 ?f989 ?f8 ?f990 ?f54 ?f991 ?f332 ?f992 ?f334 ?f993 ?f44 ?f994 ?f337 ?f995 ?f42 ?f996 ?f340 ?f997 ?f185 ?f998 ?f183 ?f999 ?f38 ?f1000 ?f179 ?f1001 ?f38 ?f979 ?f185 ?f1002 ?f187 ?f1003 ?f10 ?f1004 ?f349 ?f1005 ?f351 ?f1006 ?f353 ?f1007 ?f355 ?f1008 ?f357 ?f1009 ?f46 ?f969 ?f359 ?f1010 ?f48 ?f1011 ?f362 ?f1012 ?f364 ?f1013 ?f366 ?f1014 ?f368 ?f1015 ?f332 ?f1016 ?f158 ?f1017 ?f372 ?f1018 ?f374 ?f1019 ?f376 ?f1020 ?f378 ?f1021 ?f45 ?f1022 ?f53 ?f1023 ?f210 ?f1024 ?f383 ?f1025 ?f307 ?f1026 ?f386 ?f1025 ?f58 ?f1024 ?f301 ?f1022 ?f387 ?f1027 ?f4 ?f1028 ?f389 ?f1029 ?f33 ?f1030 ?f263 ?f1031 ?f392 ?f1032 ?f394 ?f1033 ?f287 ?f1034 ?f75 ?f1035 ?f282 ?f1036 ?f399 ?f1037 ?f401 ?f1038 ?f402 ?f1039 ?f404 ?f1040 ?f406 ?f1041 ?f407 ?f1042 ?f89 ?f1043 ?f409 ?f1044 ?f411 ?f1045 ?f111 ?f1046 ?f414 ?f1047 ?f107 ?f1048 ?f417 ?f1049 ?f101 ?f1050 ?f103 ?f1051 ?f103 ?f1052 ?f103 ?f1053 ?f101 ?f1054 ?f99 ?f1055 ?f97 ?f1056 ?f414 ?f1057 ?f15 ?f1058 ?f428 ?f1059 ?f430 ?f1060 ?f432 ?f1061 ?f434 ?f1062 ?f436 ?f1063 ?f438 ?f994 ?f81 ?f1064 ?f441 ?f1065 ?f278 ?f1066 ?f444 ?f1067 ?f446 ?f1068 ?f448 ?f1069 ?f64 ?f1070 ?f134 ?f1071 ?f452 ?f1072 ?f454 ?f1073 ?f456 ?f1074 ?f457 ?f1073 ?f458 ?f1073 ?f253 ?f1075 ?f386 ?f966 ?f303 Z M ?f967 ?f460 L ?f1076 ?f460 ?f1076 ?f462 ?f1077 ?f6 ?f1061 ?f452 ?f1078 ?f31 ?f1079 ?f465 ?f1080 ?f466 ?f1081 ?f468 ?f1082 ?f392 ?f1058 ?f267 ?f1083 ?f269 ?f1084 ?f285 ?f1085 ?f474 ?f1086 ?f278 ?f1087 ?f476 ?f1088 ?f478 ?f1089 ?f480 ?f1090 ?f478 ?f1091 ?f476 ?f1047 ?f278 ?f1092 ?f474 ?f1093 ?f285 ?f1094 ?f66 ?f1095 ?f289 ?f1096 ?f265 ?f973 ?f490 ?f1008 ?f20 ?f1097 ?f492 ?f971 ?f494 ?f1098 ?f452 ?f969 ?f495 ?f1038 ?f462 ?f967 ?f460 Z M ?f1099 ?f332 L ?f1100 ?f195 ?f1099 ?f353 ?f1101 ?f173 ?f1102 ?f32 ?f1103 ?f187 ?f1104 ?f177 ?f1105 ?f38 ?f1106 ?f179 ?f1107 ?f181 ?f1108 ?f179 ?f1109 ?f177 ?f1110 ?f846 ?f1111 ?f175 ?f1112 ?f42 ?f1113 ?f351 ?f1114 ?f353 ?f1115 ?f852 ?f1116 ?f334 ?f1117 ?f46 ?f1118 ?f359 ?f1119 ?f857 ?f1120 ?f362 ?f1121 ?f364 ?f1122 ?f366 ?f1123 ?f368 ?f1124 ?f332 ?f1125 ?f864 ?f1126 ?f156 ?f1127 ?f374 ?f1128 ?f868 ?f1129 ?f55 ?f1130 ?f871 ?f1131 ?f873 ?f1132 ?f875 ?f1133 ?f877 ?f1134 ?f879 ?f1135 ?f881 ?f1135 ?f882 ?f1134 ?f883 ?f1136 ?f885 ?f1137 ?f832 ?f1138 ?f462 ?f1139 ?f6 ?f1140 ?f297 ?f1141 ?f31 ?f1142 ?f465 ?f1143 ?f466 ?f1144 ?f499 ?f1145 ?f448 ?f1146 ?f534 ?f1147 ?f804 ?f1148 ?f285 ?f1149 ?f274 ?f1150 ?f478 ?f1151 ?f401 ?f1152 ?f402 ?f1153 ?f767 ?f1154 ?f406 ?f1155 ?f407 ?f1113 ?f89 ?f1156 ?f409 ?f1157 ?f411 ?f1158 ?f15 ?f1159 ?f414 ?f1160 ?f97 ?f1161 ?f99 ?f1162 ?f417 ?f1163 ?f101 ?f1164 ?f101 ?f1165 ?f101 ?f1166 ?f417 ?f1167 ?f107 ?f1168 ?f414 ?f1169 ?f15 ?f1170 ?f428 ?f1171 ?f430 ?f1172 ?f432 ?f1173 ?f72 ?f1174 ?f918 ?f1175 ?f501 ?f1168 ?f444 ?f1176 ?f921 ?f1177 ?f282 ?f1178 ?f77 ?f1179 ?f276 ?f1164 ?f276 ?f1107 ?f77 ?f1180 ?f282 ?f1160 ?f737 ?f1109 ?f501 ?f1181 ?f804 ?f1182 ?f267 ?f1183 ?f448 ?f1184 ?f132 ?f1185 ?f261 ?f1186 ?f934 ?f1187 ?f452 ?f1152 ?f387 ?f1188 ?f790 ?f1189 ?f789 ?f1151 ?f937 ?f1190 ?f939 ?f1151 ?f940 ?f1118 ?f941 ?f1188 ?f877 ?f1117 ?f943 ?f1191 ?f945 ?f1192 ?f55 ?f1193 ?f241 ?f1194 ?f41 ?f1195 ?f218 ?f1196 ?f951 ?f1197 ?f953 ?f1198 ?f8 ?f1199 ?f956 ?f1180 ?f162 ?f1200 ?f228 ?f1201 ?f228 ?f1202 ?f228 ?f1203 ?f234 ?f1204 ?f21 ?f1205 ?f366 ?f1206 ?f964 ?f1207 ?f223 ?f1208 ?f54 ?f1099 ?f332 Z M ?f1209 ?f303 L ?f1210 ?f305 ?f1211 ?f307 ?f1212 ?f248 ?f1213 ?f210 ?f1214 ?f245 ?f1215 ?f243 ?f1216 ?f241 ?f1217 ?f41 ?f1218 ?f218 ?f1219 ?f220 ?f1220 ?f222 ?f1221 ?f223 ?f1222 ?f225 ?f1223 ?f205 ?f1224 ?f234 ?f1225 ?f322 ?f1226 ?f322 ?f1227 ?f322 ?f1228 ?f228 ?f1229 ?f162 ?f1230 ?f205 ?f1231 ?f225 ?f1232 ?f8 ?f1233 ?f54 ?f1234 ?f332 ?f1235 ?f334 ?f1236 ?f44 ?f1237 ?f337 ?f1238 ?f42 ?f1239 ?f340 ?f1240 ?f185 ?f1241 ?f183 ?f1242 ?f38 ?f1243 ?f179 ?f1244 ?f38 ?f1222 ?f185 ?f1245 ?f187 ?f1246 ?f10 ?f1247 ?f349 ?f1248 ?f351 ?f1249 ?f353 ?f1250 ?f355 ?f1251 ?f357 ?f1214 ?f46 ?f1252 ?f359 ?f1253 ?f48 ?f1254 ?f362 ?f1255 ?f364 ?f1256 ?f366 ?f1257 ?f368 ?f1258 ?f332 ?f1259 ?f158 ?f1260 ?f372 ?f1261 ?f374 ?f1262 ?f376 ?f1263 ?f378 ?f1264 ?f45 ?f1265 ?f53 ?f1266 ?f210 ?f1267 ?f383 ?f1268 ?f307 ?f1269 ?f386 ?f1268 ?f58 ?f1267 ?f301 ?f1265 ?f387 ?f1263 ?f4 ?f1262 ?f389 ?f1261 ?f33 ?f1270 ?f263 ?f1271 ?f392 ?f1272 ?f394 ?f1273 ?f287 ?f1274 ?f75 ?f1275 ?f282 ?f1276 ?f399 ?f1277 ?f401 ?f1211 ?f402 ?f1278 ?f404 ?f1279 ?f406 ?f1216 ?f407 ?f1217 ?f89 ?f1280 ?f409 ?f1281 ?f411 ?f1282 ?f111 ?f1283 ?f414 ?f1284 ?f107 ?f1285 ?f417 ?f1286 ?f101 ?f1287 ?f103 ?f1288 ?f103 ?f1289 ?f103 ?f1290 ?f101 ?f1291 ?f99 ?f1292 ?f97 ?f1293 ?f414 ?f1294 ?f15 ?f1295 ?f428 ?f1296 ?f430 ?f1297 ?f432 ?f1298 ?f434 ?f1299 ?f436 ?f1300 ?f438 ?f1301 ?f81 ?f1302 ?f441 ?f1303 ?f278 ?f1304 ?f444 ?f1305 ?f446 ?f1306 ?f448 ?f1307 ?f64 ?f1308 ?f134 ?f1309 ?f452 ?f1310 ?f454 ?f1311 ?f456 ?f1311 ?f457 ?f1311 ?f458 ?f1312 ?f253 ?f1310 ?f386 ?f1209 ?f303 Z M ?f1210 ?f460 L ?f1313 ?f460 ?f1313 ?f462 ?f1314 ?f6 ?f1298 ?f452 ?f1315 ?f31 ?f1316 ?f465 ?f1297 ?f466 ?f1317 ?f468 ?f1318 ?f392 ?f1295 ?f267 ?f1319 ?f269 ?f1320 ?f285 ?f1321 ?f474 ?f1291 ?f278 ?f1322 ?f476 ?f1323 ?f478 ?f1324 ?f480 ?f1325 ?f478 ?f1326 ?f476 ?f1327 ?f278 ?f1328 ?f474 ?f1329 ?f285 ?f1330 ?f66 ?f1331 ?f289 ?f1332 ?f265 ?f1333 ?f490 ?f1251 ?f20 ?f1334 ?f492 ?f1335 ?f494 ?f1213 ?f452 ?f1252 ?f495 ?f1211 ?f462 ?f1210 ?f460 Z M ?f1336 ?f10 L ?f1336 ?f498 ?f1336 ?f499 ?f1336 ?f501 ?f1337 ?f503 ?f1338 ?f15 ?f1339 ?f15 ?f1340 ?f507 ?f1341 ?f507 ?f1342 ?f72 ?f1343 ?f75 ?f1344 ?f274 ?f1345 ?f480 ?f1346 ?f81 ?f1347 ?f83 ?f1348 ?f85 ?f1349 ?f407 ?f1350 ?f116 ?f1351 ?f114 ?f1352 ?f15 ?f1353 ?f414 ?f1354 ?f107 ?f1355 ?f417 ?f1356 ?f103 ?f1357 ?f103 ?f1358 ?f101 ?f1359 ?f99 ?f1359 ?f128 ?f1360 ?f501 ?f1361 ?f75 ?f1362 ?f501 ?f1363 ?f128 ?f1364 ?f66 ?f1365 ?f446 ?f1366 ?f534 ?f1367 ?f265 ?f1348 ?f490 ?f1368 ?f20 ?f1346 ?f492 ?f1369 ?f31 ?f1370 ?f297 ?f1371 ?f6 ?f1372 ?f541 ?f1373 ?f301 ?f1374 ?f544 ?f1374 ?f546 ?f1374 ?f10 ?f1336 ?f10 Z M ?f1375 ?f550 L ?f1376 ?f1377 ?f1376 ?f15 ?f1378 ?f15 ?f1378 ?f272 ?f1376 ?f272 ?f1376 ?f16 ?f1379 ?f1380 ?f1379 ?f1381 ?f1382 ?f376 ?f1383 ?f154 ?f1384 ?f1385 ?f1386 ?f218 ?f1387 ?f1388 ?f1389 ?f1390 ?f1391 ?f222 ?f1392 ?f368 ?f1393 ?f1394 ?f1395 ?f225 ?f1396 ?f205 ?f1397 ?f21 ?f1398 ?f162 ?f1399 ?f234 ?f1400 ?f162 ?f1401 ?f21 ?f1402 ?f205 ?f1403 ?f225 ?f1404 ?f42 ?f1405 ?f187 ?f1406 ?f183 ?f1407 ?f179 ?f1408 ?f181 ?f1409 ?f179 ?f1410 ?f183 ?f1379 ?f185 ?f1411 ?f175 ?f1412 ?f190 ?f1413 ?f353 ?f1414 ?f195 ?f1415 ?f46 ?f1416 ?f1417 ?f1418 ?f1419 ?f1420 ?f162 ?f1421 ?f1422 ?f1423 ?f864 ?f1424 ?f1425 ?f1375 ?f213 ?f1375 ?f245 ?f1375 ?f272 ?f1426 ?f272 ?f1426 ?f15 ?f1375 ?f15 ?f1375 ?f550 Z M ?f1427 ?f790 L ?f1427 ?f1428 ?f1429 ?f1430 ?f1431 ?f23 ?f1432 ?f1433 ?f1434 ?f10 ?f1435 ?f10 ?f1436 ?f228 ?f1437 ?f228 ?f1438 ?f51 ?f1439 ?f50 ?f1440 ?f1441 ?f1442 ?f1443 ?f1444 ?f1445 ?f1446 ?f1447 ?f1448 ?f1449 ?f1450 ?f337 ?f1451 ?f349 ?f1452 ?f10 ?f1453 ?f187 ?f1454 ?f185 ?f1455 ?f183 ?f1456 ?f179 ?f1457 ?f179 ?f1458 ?f181 ?f1459 ?f179 ?f1460 ?f183 ?f1461 ?f846 ?f1462 ?f10 ?f1463 ?f351 ?f1464 ?f30 ?f1465 ?f357 ?f1466 ?f197 ?f1467 ?f48 ?f1468 ?f51 ?f1469 ?f21 ?f1470 ?f19 ?f1471 ?f951 ?f1472 ?f1473 ?f1474 ?f374 ?f1475 ?f1476 ?f1475 ?f1477 ?f1474 ?f1478 ?f1472 ?f873 ?f1479 ?f210 ?f1480 ?f1481 ?f1482 ?f1483 ?f1469 ?f207 ?f1484 ?f1485 ?f1486 ?f1487 ?f1488 ?f940 ?f1489 ?f1490 ?f1491 ?f881 ?f1492 ?f1493 ?f1494 ?f39 ?f1495 ?f1496 ?f1497 ?f1498 ?f1499 ?f544 ?f1500 ?f1501 ?f1502 ?f832 ?f1503 ?f790 ?f1504 ?f541 ?f1505 ?f299 ?f1506 ?f1507 ?f1508 ?f1507 ?f1508 ?f1509 ?f1510 ?f829 ?f1438 ?f22 ?f1511 ?f1512 ?f1513 ?f825 ?f1514 ?f800 ?f1515 ?f1516 ?f1517 ?f267 ?f1518 ?f287 ?f1519 ?f128 ?f1520 ?f807 ?f1521 ?f921 ?f1522 ?f77 ?f1523 ?f126 ?f1524 ?f476 ?f1454 ?f399 ?f1525 ?f399 ?f1526 ?f399 ?f1527 ?f1528 ?f1529 ?f278 ?f1530 ?f282 ?f1531 ?f737 ?f1532 ?f1533 ?f1534 ?f287 ?f1535 ?f267 ?f1489 ?f1536 ?f1537 ?f1538 ?f1539 ?f1540 ?f1541 ?f114 ?f1542 ?f15 ?f1543 ?f97 ?f1544 ?f417 ?f1545 ?f101 ?f1454 ?f103 ?f1546 ?f101 ?f1547 ?f99 ?f1519 ?f109 ?f1440 ?f1548 ?f1508 ?f409 ?f1435 ?f1549 ?f1550 ?f436 ?f1551 ?f68 ?f1552 ?f480 ?f1553 ?f272 ?f1554 ?f287 ?f1555 ?f265 ?f1556 ?f783 ?f1557 ?f934 ?f1558 ?f1559 ?f1427 ?f790 Z M ?f1508 ?f1560 L ?f1508 ?f60 ?f1561 ?f60 ?f1562 ?f1563 ?f1564 ?f253 ?f1565 ?f939 ?f1566 ?f1567 ?f1503 ?f1568 ?f1569 ?f1570 ?f1571 ?f940 ?f1572 ?f1573 ?f1574 ?f307 ?f1542 ?f207 ?f1575 ?f248 ?f1499 ?f1576 ?f1577 ?f57 ?f1541 ?f945 ?f1578 ?f151 ?f1541 ?f1476 ?f1579 ?f1580 ?f1581 ?f1582 ?f1583 ?f1473 ?f1531 ?f864 ?f1584 ?f17 ?f1542 ?f222 ?f1530 ?f368 ?f1585 ?f237 ?f1586 ?f366 ?f1459 ?f162 ?f1571 ?f322 ?f1587 ?f364 ?f1588 ?f1589 ?f1590 ?f164 ?f1545 ?f164 ?f1525 ?f164 ?f1591 ?f203 ?f1565 ?f364 ?f1592 ?f228 ?f1593 ?f21 ?f1522 ?f225 ?f1594 ?f8 ?f1595 ?f953 ?f1596 ?f1597 ?f1444 ?f59 ?f1561 ?f240 ?f1517 ?f156 ?f1515 ?f1598 ?f1599 ?f1600 ?f1439 ?f1601 ?f1602 ?f378 ?f1603 ?f1604 ?f1438 ?f1605 ?f1510 ?f1606 ?f1508 ?f1560 Z M ?f1607 ?f10 L ?f1608 ?f10 ?f1608 ?f15 ?f1607 ?f15 ?f1607 ?f10 Z M ?f1609 ?f550 L ?f1610 ?f550 ?f1611 ?f553 ?f1612 ?f555 ?f1613 ?f557 ?f1614 ?f559 ?f1615 ?f561 ?f1616 ?f563 ?f1617 ?f565 ?f1618 ?f567 ?f1619 ?f569 ?f1620 ?f571 ?f1619 ?f572 ?f1618 ?f573 ?f1621 ?f574 ?f1622 ?f576 ?f1623 ?f577 ?f1624 ?f578 ?f1625 ?f580 ?f1626 ?f582 ?f1627 ?f584 ?f1628 ?f1 ?f1629 ?f584 ?f1630 ?f582 ?f1631 ?f580 ?f1632 ?f578 ?f1633 ?f577 ?f1634 ?f592 ?f1635 ?f574 ?f1636 ?f595 ?f1637 ?f572 ?f1637 ?f571 ?f1637 ?f569 ?f1636 ?f567 ?f1635 ?f565 ?f1634 ?f563 ?f1633 ?f561 ?f1632 ?f559 ?f1631 ?f557 ?f1630 ?f555 ?f1638 ?f599 ?f1639 ?f553 ?f1640 ?f553 ?f1609 ?f550 Z M ?f1641 ?f10 L ?f1641 ?f735 ?f1641 ?f265 ?f1642 ?f737 ?f1643 ?f438 ?f1644 ?f15 ?f1645 ?f15 ?f1646 ?f269 ?f1647 ?f269 ?f1648 ?f285 ?f1649 ?f274 ?f1650 ?f478 ?f1651 ?f401 ?f1652 ?f402 ?f1653 ?f404 ?f1654 ?f406 ?f1655 ?f407 ?f1656 ?f116 ?f1657 ?f114 ?f1658 ?f15 ?f1659 ?f414 ?f1660 ?f107 ?f1661 ?f417 ?f1662 ?f103 ?f1663 ?f103 ?f1664 ?f101 ?f1665 ?f417 ?f1666 ?f97 ?f1667 ?f111 ?f1668 ?f428 ?f1669 ?f89 ?f1670 ?f434 ?f1671 ?f767 ?f1672 ?f769 ?f1673 ?f771 ?f1674 ?f480 ?f1675 ?f77 ?f1676 ?f444 ?f1677 ?f66 ?f1678 ?f777 ?f1679 ?f779 ?f1680 ?f781 ?f1681 ?f783 ?f1682 ?f735 ?f1683 ?f494 ?f1684 ?f6 ?f1685 ?f456 ?f1685 ?f10 ?f1686 ?f10 ?f1686 ?f789 ?f1687 ?f790 ?f1688 ?f387 ?f1689 ?f297 ?f1690 ?f794 ?f1691 ?f796 ?f1692 ?f798 ?f1693 ?f800 ?f1694 ?f5 ?f1695 ?f289 ?f1696 ?f804 ?f1697 ?f128 ?f1698 ?f807 ?f1699 ?f272 ?f1700 ?f282 ?f1701 ?f77 ?f1702 ?f77 ?f1703 ?f77 ?f1704 ?f274 ?f1705 ?f474 ?f1706 ?f737 ?f1657 ?f285 ?f1707 ?f128 ?f1708 ?f804 ?f1709 ?f820 ?f1654 ?f821 ?f1710 ?f448 ?f1711 ?f781 ?f1712 ?f825 ?f1651 ?f33 ?f1713 ?f465 ?f1714 ?f794 ?f1715 ?f829 ?f1716 ?f24 ?f1717 ?f387 ?f1718 ?f541 ?f1718 ?f832 ?f1718 ?f10 ?f1641 ?f10 Z M ?f1719 ?f550 L ?f1720 ?f1377 ?f1720 ?f15 ?f1721 ?f15 ?f1721 ?f272 ?f1720 ?f272 ?f1720 ?f16 ?f1720 ?f1380 ?f1722 ?f1381 ?f1723 ?f376 ?f1724 ?f154 ?f1725 ?f1385 ?f1726 ?f218 ?f1727 ?f1388 ?f1728 ?f1390 ?f1729 ?f222 ?f1730 ?f368 ?f1731 ?f1394 ?f1732 ?f225 ?f1733 ?f205 ?f1734 ?f21 ?f1735 ?f162 ?f1736 ?f234 ?f1737 ?f162 ?f1738 ?f21 ?f1739 ?f205 ?f1740 ?f225 ?f1741 ?f42 ?f1742 ?f187 ?f1743 ?f183 ?f1736 ?f179 ?f1733 ?f181 ?f1744 ?f179 ?f1745 ?f183 ?f1720 ?f185 ?f1746 ?f175 ?f1747 ?f190 ?f1748 ?f353 ?f1749 ?f195 ?f1750 ?f46 ?f1751 ?f1417 ?f1752 ?f1419 ?f1753 ?f162 ?f1754 ?f1422 ?f1755 ?f864 ?f1756 ?f1425 ?f1757 ?f213 ?f1719 ?f245 ?f1719 ?f272 ?f1758 ?f272 ?f1758 ?f15 ?f1719 ?f15 ?f1719 ?f550 Z M ?f1759 ?f15 L ?f1760 ?f15 ?f1761 ?f1762 ?f1763 ?f1576 ?f1764 ?f245 ?f1765 ?f1601 ?f1766 ?f1767 ?f1768 ?f1767 ?f1769 ?f1580 ?f1770 ?f1771 ?f1772 ?f47 ?f1773 ?f1774 ?f1775 ?f15 ?f1776 ?f15 ?f1777 ?f1477 ?f1778 ?f1779 ?f1780 ?f54 ?f1781 ?f1782 ?f1783 ?f28 ?f1773 ?f42 ?f1772 ?f1784 ?f1770 ?f1785 ?f1786 ?f1787 ?f1788 ?f1789 ?f1790 ?f1791 ?f1792 ?f1793 ?f1794 ?f1795 ?f1796 ?f1797 ?f1798 ?f1799 ?f1800 ?f1801 ?f1802 ?f1803 ?f1804 ?f37 ?f1805 ?f1806 ?f1807 ?f1808 ?f1809 ?f1810 ?f1811 ?f1812 ?f1813 ?f1814 ?f1815 ?f1816 ?f1817 ?f3 ?f1818 ?f1819 ?f1820 ?f1821 ?f1822 ?f1823 ?f1824 ?f1795 ?f1825 ?f1793 ?f1826 ?f1827 ?f1828 ?f1829 ?f1830 ?f1789 ?f1831 ?f1832 ?f1833 ?f1834 ?f1835 ?f1836 ?f1837 ?f1838 ?f1839 ?f185 ?f1840 ?f351 ?f1841 ?f852 ?f1840 ?f1433 ?f1798 ?f25 ?f1759 ?f15 Z M ?f1842 ?f181 L ?f1843 ?f181 ?f1844 ?f179 ?f1845 ?f179 ?f1846 ?f183 ?f1847 ?f185 ?f1848 ?f187 ?f1849 ?f10 ?f1850 ?f349 ?f1851 ?f337 ?f1852 ?f1449 ?f1853 ?f355 ?f1854 ?f357 ?f1855 ?f46 ?f1856 ?f199 ?f1857 ?f23 ?f1857 ?f230 ?f1856 ?f205 ?f1858 ?f237 ?f1855 ?f1422 ?f1859 ?f159 ?f1853 ?f17 ?f1852 ?f158 ?f1860 ?f240 ?f1861 ?f1473 ?f1862 ?f1863 ?f1864 ?f1865 ?f1866 ?f1582 ?f1867 ?f1425 ?f1868 ?f374 ?f1869 ?f154 ?f1870 ?f154 ?f1871 ?f154 ?f1872 ?f374 ?f1873 ?f1425 ?f1874 ?f1582 ?f1875 ?f1865 ?f1876 ?f1863 ?f1877 ?f1473 ?f1878 ?f240 ?f1879 ?f158 ?f1880 ?f951 ?f1881 ?f159 ?f1882 ?f1422 ?f1883 ?f1394 ?f1884 ?f205 ?f2 ?f230 ?f2 ?f23 ?f1884 ?f199 ?f1882 ?f46 ?f1881 ?f357 ?f1880 ?f355 ?f1879 ?f1449 ?f1878 ?f337 ?f1877 ?f349 ?f1876 ?f10 ?f1875 ?f187 ?f1874 ?f185 ?f1873 ?f183 ?f1885 ?f179 ?f1886 ?f179 ?f1842 ?f181 Z N">
            <draw:equation draw:name="f0" draw:formula="360"/>
            <draw:equation draw:name="f1" draw:formula="0"/>
            <draw:equation draw:name="f2" draw:formula="7953"/>
            <draw:equation draw:name="f3" draw:formula="842"/>
            <draw:equation draw:name="f4" draw:formula="324"/>
            <draw:equation draw:name="f5" draw:formula="277"/>
            <draw:equation draw:name="f6" draw:formula="344"/>
            <draw:equation draw:name="f7" draw:formula="81"/>
            <draw:equation draw:name="f8" draw:formula="569"/>
            <draw:equation draw:name="f9" draw:formula="352"/>
            <draw:equation draw:name="f10" draw:formula="637"/>
            <draw:equation draw:name="f11" draw:formula="11"/>
            <draw:equation draw:name="f12" draw:formula="338"/>
            <draw:equation draw:name="f13" draw:formula="79"/>
            <draw:equation draw:name="f14" draw:formula="401"/>
            <draw:equation draw:name="f15" draw:formula="188"/>
            <draw:equation draw:name="f16" draw:formula="492"/>
            <draw:equation draw:name="f17" draw:formula="556"/>
            <draw:equation draw:name="f18" draw:formula="284"/>
            <draw:equation draw:name="f19" draw:formula="566"/>
            <draw:equation draw:name="f20" draw:formula="300"/>
            <draw:equation draw:name="f21" draw:formula="578"/>
            <draw:equation draw:name="f22" draw:formula="317"/>
            <draw:equation draw:name="f23" draw:formula="589"/>
            <draw:equation draw:name="f24" draw:formula="337"/>
            <draw:equation draw:name="f25" draw:formula="601"/>
            <draw:equation draw:name="f26" draw:formula="357"/>
            <draw:equation draw:name="f27" draw:formula="604"/>
            <draw:equation draw:name="f28" draw:formula="614"/>
            <draw:equation draw:name="f29" draw:formula="340"/>
            <draw:equation draw:name="f30" draw:formula="625"/>
            <draw:equation draw:name="f31" draw:formula="321"/>
            <draw:equation draw:name="f32" draw:formula="636"/>
            <draw:equation draw:name="f33" draw:formula="303"/>
            <draw:equation draw:name="f34" draw:formula="649"/>
            <draw:equation draw:name="f35" draw:formula="283"/>
            <draw:equation draw:name="f36" draw:formula="712"/>
            <draw:equation draw:name="f37" draw:formula="800"/>
            <draw:equation draw:name="f38" draw:formula="646"/>
            <draw:equation draw:name="f39" draw:formula="405"/>
            <draw:equation draw:name="f40" draw:formula="805"/>
            <draw:equation draw:name="f41" draw:formula="535"/>
            <draw:equation draw:name="f42" draw:formula="635"/>
            <draw:equation draw:name="f43" draw:formula="520"/>
            <draw:equation draw:name="f44" draw:formula="624"/>
            <draw:equation draw:name="f45" draw:formula="501"/>
            <draw:equation draw:name="f46" draw:formula="612"/>
            <draw:equation draw:name="f47" draw:formula="481"/>
            <draw:equation draw:name="f48" draw:formula="598"/>
            <draw:equation draw:name="f49" draw:formula="457"/>
            <draw:equation draw:name="f50" draw:formula="596"/>
            <draw:equation draw:name="f51" draw:formula="588"/>
            <draw:equation draw:name="f52" draw:formula="472"/>
            <draw:equation draw:name="f53" draw:formula="490"/>
            <draw:equation draw:name="f54" draw:formula="564"/>
            <draw:equation draw:name="f55" draw:formula="511"/>
            <draw:equation draw:name="f56" draw:formula="549"/>
            <draw:equation draw:name="f57" draw:formula="484"/>
            <draw:equation draw:name="f58" draw:formula="394"/>
            <draw:equation draw:name="f59" draw:formula="553"/>
            <draw:equation draw:name="f60" draw:formula="408"/>
            <draw:equation draw:name="f61" draw:formula="883"/>
            <draw:equation draw:name="f62" draw:formula="820"/>
            <draw:equation draw:name="f63" draw:formula="334"/>
            <draw:equation draw:name="f64" draw:formula="298"/>
            <draw:equation draw:name="f65" draw:formula="882"/>
            <draw:equation draw:name="f66" draw:formula="261"/>
            <draw:equation draw:name="f67" draw:formula="881"/>
            <draw:equation draw:name="f68" draw:formula="224"/>
            <draw:equation draw:name="f69" draw:formula="880"/>
            <draw:equation draw:name="f70" draw:formula="953"/>
            <draw:equation draw:name="f71" draw:formula="957"/>
            <draw:equation draw:name="f72" draw:formula="265"/>
            <draw:equation draw:name="f73" draw:formula="958"/>
            <draw:equation draw:name="f74" draw:formula="965"/>
            <draw:equation draw:name="f75" draw:formula="255"/>
            <draw:equation draw:name="f76" draw:formula="972"/>
            <draw:equation draw:name="f77" draw:formula="244"/>
            <draw:equation draw:name="f78" draw:formula="979"/>
            <draw:equation draw:name="f79" draw:formula="235"/>
            <draw:equation draw:name="f80" draw:formula="988"/>
            <draw:equation draw:name="f81" draw:formula="227"/>
            <draw:equation draw:name="f82" draw:formula="996"/>
            <draw:equation draw:name="f83" draw:formula="219"/>
            <draw:equation draw:name="f84" draw:formula="1005"/>
            <draw:equation draw:name="f85" draw:formula="211"/>
            <draw:equation draw:name="f86" draw:formula="1014"/>
            <draw:equation draw:name="f87" draw:formula="205"/>
            <draw:equation draw:name="f88" draw:formula="1024"/>
            <draw:equation draw:name="f89" draw:formula="199"/>
            <draw:equation draw:name="f90" draw:formula="1034"/>
            <draw:equation draw:name="f91" draw:formula="194"/>
            <draw:equation draw:name="f92" draw:formula="1045"/>
            <draw:equation draw:name="f93" draw:formula="190"/>
            <draw:equation draw:name="f94" draw:formula="1055"/>
            <draw:equation draw:name="f95" draw:formula="186"/>
            <draw:equation draw:name="f96" draw:formula="1068"/>
            <draw:equation draw:name="f97" draw:formula="183"/>
            <draw:equation draw:name="f98" draw:formula="1079"/>
            <draw:equation draw:name="f99" draw:formula="181"/>
            <draw:equation draw:name="f100" draw:formula="1091"/>
            <draw:equation draw:name="f101" draw:formula="178"/>
            <draw:equation draw:name="f102" draw:formula="1105"/>
            <draw:equation draw:name="f103" draw:formula="177"/>
            <draw:equation draw:name="f104" draw:formula="1118"/>
            <draw:equation draw:name="f105" draw:formula="1138"/>
            <draw:equation draw:name="f106" draw:formula="1157"/>
            <draw:equation draw:name="f107" draw:formula="182"/>
            <draw:equation draw:name="f108" draw:formula="1166"/>
            <draw:equation draw:name="f109" draw:formula="184"/>
            <draw:equation draw:name="f110" draw:formula="1176"/>
            <draw:equation draw:name="f111" draw:formula="187"/>
            <draw:equation draw:name="f112" draw:formula="1185"/>
            <draw:equation draw:name="f113" draw:formula="1193"/>
            <draw:equation draw:name="f114" draw:formula="193"/>
            <draw:equation draw:name="f115" draw:formula="1201"/>
            <draw:equation draw:name="f116" draw:formula="198"/>
            <draw:equation draw:name="f117" draw:formula="1210"/>
            <draw:equation draw:name="f118" draw:formula="202"/>
            <draw:equation draw:name="f119" draw:formula="1218"/>
            <draw:equation draw:name="f120" draw:formula="207"/>
            <draw:equation draw:name="f121" draw:formula="1225"/>
            <draw:equation draw:name="f122" draw:formula="213"/>
            <draw:equation draw:name="f123" draw:formula="1240"/>
            <draw:equation draw:name="f124" draw:formula="226"/>
            <draw:equation draw:name="f125" draw:formula="1254"/>
            <draw:equation draw:name="f126" draw:formula="241"/>
            <draw:equation draw:name="f127" draw:formula="1266"/>
            <draw:equation draw:name="f128" draw:formula="258"/>
            <draw:equation draw:name="f129" draw:formula="1277"/>
            <draw:equation draw:name="f130" draw:formula="275"/>
            <draw:equation draw:name="f131" draw:formula="1287"/>
            <draw:equation draw:name="f132" draw:formula="294"/>
            <draw:equation draw:name="f133" draw:formula="1294"/>
            <draw:equation draw:name="f134" draw:formula="314"/>
            <draw:equation draw:name="f135" draw:formula="1300"/>
            <draw:equation draw:name="f136" draw:formula="335"/>
            <draw:equation draw:name="f137" draw:formula="1304"/>
            <draw:equation draw:name="f138" draw:formula="1307"/>
            <draw:equation draw:name="f139" draw:formula="381"/>
            <draw:equation draw:name="f140" draw:formula="1308"/>
            <draw:equation draw:name="f141" draw:formula="406"/>
            <draw:equation draw:name="f142" draw:formula="434"/>
            <draw:equation draw:name="f143" draw:formula="460"/>
            <draw:equation draw:name="f144" draw:formula="1302"/>
            <draw:equation draw:name="f145" draw:formula="473"/>
            <draw:equation draw:name="f146" draw:formula="1299"/>
            <draw:equation draw:name="f147" draw:formula="485"/>
            <draw:equation draw:name="f148" draw:formula="1296"/>
            <draw:equation draw:name="f149" draw:formula="497"/>
            <draw:equation draw:name="f150" draw:formula="1292"/>
            <draw:equation draw:name="f151" draw:formula="509"/>
            <draw:equation draw:name="f152" draw:formula="1288"/>
            <draw:equation draw:name="f153" draw:formula="1283"/>
            <draw:equation draw:name="f154" draw:formula="530"/>
            <draw:equation draw:name="f155" draw:formula="1278"/>
            <draw:equation draw:name="f156" draw:formula="541"/>
            <draw:equation draw:name="f157" draw:formula="1272"/>
            <draw:equation draw:name="f158" draw:formula="551"/>
            <draw:equation draw:name="f159" draw:formula="560"/>
            <draw:equation draw:name="f160" draw:formula="1260"/>
            <draw:equation draw:name="f161" draw:formula="1253"/>
            <draw:equation draw:name="f162" draw:formula="579"/>
            <draw:equation draw:name="f163" draw:formula="1245"/>
            <draw:equation draw:name="f164" draw:formula="587"/>
            <draw:equation draw:name="f165" draw:formula="1231"/>
            <draw:equation draw:name="f166" draw:formula="1215"/>
            <draw:equation draw:name="f167" draw:formula="1207"/>
            <draw:equation draw:name="f168" draw:formula="619"/>
            <draw:equation draw:name="f169" draw:formula="1198"/>
            <draw:equation draw:name="f170" draw:formula="1190"/>
            <draw:equation draw:name="f171" draw:formula="628"/>
            <draw:equation draw:name="f172" draw:formula="1181"/>
            <draw:equation draw:name="f173" draw:formula="632"/>
            <draw:equation draw:name="f174" draw:formula="1163"/>
            <draw:equation draw:name="f175" draw:formula="638"/>
            <draw:equation draw:name="f176" draw:formula="1144"/>
            <draw:equation draw:name="f177" draw:formula="643"/>
            <draw:equation draw:name="f178" draw:formula="1123"/>
            <draw:equation draw:name="f179" draw:formula="647"/>
            <draw:equation draw:name="f180" draw:formula="1103"/>
            <draw:equation draw:name="f181" draw:formula="648"/>
            <draw:equation draw:name="f182" draw:formula="1069"/>
            <draw:equation draw:name="f183" draw:formula="644"/>
            <draw:equation draw:name="f184" draw:formula="1058"/>
            <draw:equation draw:name="f185" draw:formula="642"/>
            <draw:equation draw:name="f186" draw:formula="1048"/>
            <draw:equation draw:name="f187" draw:formula="640"/>
            <draw:equation draw:name="f188" draw:formula="1038"/>
            <draw:equation draw:name="f189" draw:formula="1029"/>
            <draw:equation draw:name="f190" draw:formula="633"/>
            <draw:equation draw:name="f191" draw:formula="1019"/>
            <draw:equation draw:name="f192" draw:formula="629"/>
            <draw:equation draw:name="f193" draw:formula="1011"/>
            <draw:equation draw:name="f194" draw:formula="1003"/>
            <draw:equation draw:name="f195" draw:formula="620"/>
            <draw:equation draw:name="f196" draw:formula="989"/>
            <draw:equation draw:name="f197" draw:formula="607"/>
            <draw:equation draw:name="f198" draw:formula="981"/>
            <draw:equation draw:name="f199" draw:formula="600"/>
            <draw:equation draw:name="f200" draw:formula="975"/>
            <draw:equation draw:name="f201" draw:formula="593"/>
            <draw:equation draw:name="f202" draw:formula="969"/>
            <draw:equation draw:name="f203" draw:formula="585"/>
            <draw:equation draw:name="f204" draw:formula="964"/>
            <draw:equation draw:name="f205" draw:formula="577"/>
            <draw:equation draw:name="f206" draw:formula="377"/>
            <draw:equation draw:name="f207" draw:formula="454"/>
            <draw:equation draw:name="f208" draw:formula="468"/>
            <draw:equation draw:name="f209" draw:formula="966"/>
            <draw:equation draw:name="f210" draw:formula="480"/>
            <draw:equation draw:name="f211" draw:formula="504"/>
            <draw:equation draw:name="f212" draw:formula="977"/>
            <draw:equation draw:name="f213" draw:formula="515"/>
            <draw:equation draw:name="f214" draw:formula="983"/>
            <draw:equation draw:name="f215" draw:formula="525"/>
            <draw:equation draw:name="f216" draw:formula="991"/>
            <draw:equation draw:name="f217" draw:formula="1000"/>
            <draw:equation draw:name="f218" draw:formula="546"/>
            <draw:equation draw:name="f219" draw:formula="1009"/>
            <draw:equation draw:name="f220" draw:formula="554"/>
            <draw:equation draw:name="f221" draw:formula="1018"/>
            <draw:equation draw:name="f222" draw:formula="562"/>
            <draw:equation draw:name="f223" draw:formula="568"/>
            <draw:equation draw:name="f224" draw:formula="1040"/>
            <draw:equation draw:name="f225" draw:formula="573"/>
            <draw:equation draw:name="f226" draw:formula="1051"/>
            <draw:equation draw:name="f227" draw:formula="1064"/>
            <draw:equation draw:name="f228" draw:formula="581"/>
            <draw:equation draw:name="f229" draw:formula="1077"/>
            <draw:equation draw:name="f230" draw:formula="583"/>
            <draw:equation draw:name="f231" draw:formula="1090"/>
            <draw:equation draw:name="f232" draw:formula="1106"/>
            <draw:equation draw:name="f233" draw:formula="1120"/>
            <draw:equation draw:name="f234" draw:formula="580"/>
            <draw:equation draw:name="f235" draw:formula="1133"/>
            <draw:equation draw:name="f236" draw:formula="1147"/>
            <draw:equation draw:name="f237" draw:formula="571"/>
            <draw:equation draw:name="f238" draw:formula="1159"/>
            <draw:equation draw:name="f239" draw:formula="1170"/>
            <draw:equation draw:name="f240" draw:formula="547"/>
            <draw:equation draw:name="f241" draw:formula="523"/>
            <draw:equation draw:name="f242" draw:formula="1205"/>
            <draw:equation draw:name="f243" draw:formula="510"/>
            <draw:equation draw:name="f244" draw:formula="1212"/>
            <draw:equation draw:name="f245" draw:formula="495"/>
            <draw:equation draw:name="f246" draw:formula="1217"/>
            <draw:equation draw:name="f247" draw:formula="1221"/>
            <draw:equation draw:name="f248" draw:formula="463"/>
            <draw:equation draw:name="f249" draw:formula="1224"/>
            <draw:equation draw:name="f250" draw:formula="447"/>
            <draw:equation draw:name="f251" draw:formula="1226"/>
            <draw:equation draw:name="f252" draw:formula="428"/>
            <draw:equation draw:name="f253" draw:formula="410"/>
            <draw:equation draw:name="f254" draw:formula="392"/>
            <draw:equation draw:name="f255" draw:formula="376"/>
            <draw:equation draw:name="f256" draw:formula="345"/>
            <draw:equation draw:name="f257" draw:formula="1213"/>
            <draw:equation draw:name="f258" draw:formula="331"/>
            <draw:equation draw:name="f259" draw:formula="1206"/>
            <draw:equation draw:name="f260" draw:formula="1200"/>
            <draw:equation draw:name="f261" draw:formula="305"/>
            <draw:equation draw:name="f262" draw:formula="1192"/>
            <draw:equation draw:name="f263" draw:formula="293"/>
            <draw:equation draw:name="f264" draw:formula="1182"/>
            <draw:equation draw:name="f265" draw:formula="280"/>
            <draw:equation draw:name="f266" draw:formula="1172"/>
            <draw:equation draw:name="f267" draw:formula="271"/>
            <draw:equation draw:name="f268" draw:formula="1160"/>
            <draw:equation draw:name="f269" draw:formula="262"/>
            <draw:equation draw:name="f270" draw:formula="1149"/>
            <draw:equation draw:name="f271" draw:formula="1136"/>
            <draw:equation draw:name="f272" draw:formula="249"/>
            <draw:equation draw:name="f273" draw:formula="1122"/>
            <draw:equation draw:name="f274" draw:formula="245"/>
            <draw:equation draw:name="f275" draw:formula="1108"/>
            <draw:equation draw:name="f276" draw:formula="243"/>
            <draw:equation draw:name="f277" draw:formula="1092"/>
            <draw:equation draw:name="f278" draw:formula="242"/>
            <draw:equation draw:name="f279" draw:formula="1082"/>
            <draw:equation draw:name="f280" draw:formula="1072"/>
            <draw:equation draw:name="f281" draw:formula="1062"/>
            <draw:equation draw:name="f282" draw:formula="246"/>
            <draw:equation draw:name="f283" draw:formula="1052"/>
            <draw:equation draw:name="f284" draw:formula="1042"/>
            <draw:equation draw:name="f285" draw:formula="254"/>
            <draw:equation draw:name="f286" draw:formula="1033"/>
            <draw:equation draw:name="f287" draw:formula="264"/>
            <draw:equation draw:name="f288" draw:formula="1015"/>
            <draw:equation draw:name="f289" draw:formula="270"/>
            <draw:equation draw:name="f290" draw:formula="1007"/>
            <draw:equation draw:name="f291" draw:formula="999"/>
            <draw:equation draw:name="f292" draw:formula="285"/>
            <draw:equation draw:name="f293" draw:formula="993"/>
            <draw:equation draw:name="f294" draw:formula="987"/>
            <draw:equation draw:name="f295" draw:formula="312"/>
            <draw:equation draw:name="f296" draw:formula="976"/>
            <draw:equation draw:name="f297" draw:formula="333"/>
            <draw:equation draw:name="f298" draw:formula="967"/>
            <draw:equation draw:name="f299" draw:formula="353"/>
            <draw:equation draw:name="f300" draw:formula="363"/>
            <draw:equation draw:name="f301" draw:formula="370"/>
            <draw:equation draw:name="f302" draw:formula="1771"/>
            <draw:equation draw:name="f303" draw:formula="427"/>
            <draw:equation draw:name="f304" draw:formula="1457"/>
            <draw:equation draw:name="f305" draw:formula="426"/>
            <draw:equation draw:name="f306" draw:formula="1458"/>
            <draw:equation draw:name="f307" draw:formula="445"/>
            <draw:equation draw:name="f308" draw:formula="1460"/>
            <draw:equation draw:name="f309" draw:formula="1464"/>
            <draw:equation draw:name="f310" draw:formula="1469"/>
            <draw:equation draw:name="f311" draw:formula="1477"/>
            <draw:equation draw:name="f312" draw:formula="1484"/>
            <draw:equation draw:name="f313" draw:formula="1493"/>
            <draw:equation draw:name="f314" draw:formula="1504"/>
            <draw:equation draw:name="f315" draw:formula="1515"/>
            <draw:equation draw:name="f316" draw:formula="1526"/>
            <draw:equation draw:name="f317" draw:formula="1537"/>
            <draw:equation draw:name="f318" draw:formula="1551"/>
            <draw:equation draw:name="f319" draw:formula="1564"/>
            <draw:equation draw:name="f320" draw:formula="1578"/>
            <draw:equation draw:name="f321" draw:formula="1594"/>
            <draw:equation draw:name="f322" draw:formula="582"/>
            <draw:equation draw:name="f323" draw:formula="1610"/>
            <draw:equation draw:name="f324" draw:formula="1628"/>
            <draw:equation draw:name="f325" draw:formula="1644"/>
            <draw:equation draw:name="f326" draw:formula="1660"/>
            <draw:equation draw:name="f327" draw:formula="1676"/>
            <draw:equation draw:name="f328" draw:formula="1690"/>
            <draw:equation draw:name="f329" draw:formula="1706"/>
            <draw:equation draw:name="f330" draw:formula="1720"/>
            <draw:equation draw:name="f331" draw:formula="1735"/>
            <draw:equation draw:name="f332" draw:formula="559"/>
            <draw:equation draw:name="f333" draw:formula="1748"/>
            <draw:equation draw:name="f334" draw:formula="618"/>
            <draw:equation draw:name="f335" draw:formula="1733"/>
            <draw:equation draw:name="f336" draw:formula="1715"/>
            <draw:equation draw:name="f337" draw:formula="630"/>
            <draw:equation draw:name="f338" draw:formula="1698"/>
            <draw:equation draw:name="f339" draw:formula="1680"/>
            <draw:equation draw:name="f340" draw:formula="639"/>
            <draw:equation draw:name="f341" draw:formula="1661"/>
            <draw:equation draw:name="f342" draw:formula="1641"/>
            <draw:equation draw:name="f343" draw:formula="1621"/>
            <draw:equation draw:name="f344" draw:formula="1599"/>
            <draw:equation draw:name="f345" draw:formula="1574"/>
            <draw:equation draw:name="f346" draw:formula="1539"/>
            <draw:equation draw:name="f347" draw:formula="1528"/>
            <draw:equation draw:name="f348" draw:formula="1518"/>
            <draw:equation draw:name="f349" draw:formula="634"/>
            <draw:equation draw:name="f350" draw:formula="1507"/>
            <draw:equation draw:name="f351" draw:formula="631"/>
            <draw:equation draw:name="f352" draw:formula="1497"/>
            <draw:equation draw:name="f353" draw:formula="627"/>
            <draw:equation draw:name="f354" draw:formula="1488"/>
            <draw:equation draw:name="f355" draw:formula="622"/>
            <draw:equation draw:name="f356" draw:formula="1479"/>
            <draw:equation draw:name="f357" draw:formula="617"/>
            <draw:equation draw:name="f358" draw:formula="1461"/>
            <draw:equation draw:name="f359" draw:formula="605"/>
            <draw:equation draw:name="f360" draw:formula="1453"/>
            <draw:equation draw:name="f361" draw:formula="1445"/>
            <draw:equation draw:name="f362" draw:formula="592"/>
            <draw:equation draw:name="f363" draw:formula="1438"/>
            <draw:equation draw:name="f364" draw:formula="584"/>
            <draw:equation draw:name="f365" draw:formula="1430"/>
            <draw:equation draw:name="f366" draw:formula="576"/>
            <draw:equation draw:name="f367" draw:formula="1423"/>
            <draw:equation draw:name="f368" draw:formula="567"/>
            <draw:equation draw:name="f369" draw:formula="1417"/>
            <draw:equation draw:name="f370" draw:formula="1412"/>
            <draw:equation draw:name="f371" draw:formula="1406"/>
            <draw:equation draw:name="f372" draw:formula="542"/>
            <draw:equation draw:name="f373" draw:formula="1402"/>
            <draw:equation draw:name="f374" draw:formula="531"/>
            <draw:equation draw:name="f375" draw:formula="1397"/>
            <draw:equation draw:name="f376" draw:formula="522"/>
            <draw:equation draw:name="f377" draw:formula="1393"/>
            <draw:equation draw:name="f378" draw:formula="512"/>
            <draw:equation draw:name="f379" draw:formula="1389"/>
            <draw:equation draw:name="f380" draw:formula="1386"/>
            <draw:equation draw:name="f381" draw:formula="1384"/>
            <draw:equation draw:name="f382" draw:formula="1382"/>
            <draw:equation draw:name="f383" draw:formula="469"/>
            <draw:equation draw:name="f384" draw:formula="1379"/>
            <draw:equation draw:name="f385" draw:formula="1378"/>
            <draw:equation draw:name="f386" draw:formula="419"/>
            <draw:equation draw:name="f387" draw:formula="346"/>
            <draw:equation draw:name="f388" draw:formula="1392"/>
            <draw:equation draw:name="f389" draw:formula="313"/>
            <draw:equation draw:name="f390" draw:formula="1401"/>
            <draw:equation draw:name="f391" draw:formula="1411"/>
            <draw:equation draw:name="f392" draw:formula="282"/>
            <draw:equation draw:name="f393" draw:formula="1416"/>
            <draw:equation draw:name="f394" draw:formula="273"/>
            <draw:equation draw:name="f395" draw:formula="1422"/>
            <draw:equation draw:name="f396" draw:formula="1428"/>
            <draw:equation draw:name="f397" draw:formula="1436"/>
            <draw:equation draw:name="f398" draw:formula="1443"/>
            <draw:equation draw:name="f399" draw:formula="238"/>
            <draw:equation draw:name="f400" draw:formula="1451"/>
            <draw:equation draw:name="f401" draw:formula="230"/>
            <draw:equation draw:name="f402" draw:formula="223"/>
            <draw:equation draw:name="f403" draw:formula="1466"/>
            <draw:equation draw:name="f404" draw:formula="217"/>
            <draw:equation draw:name="f405" draw:formula="1476"/>
            <draw:equation draw:name="f406" draw:formula="210"/>
            <draw:equation draw:name="f407" draw:formula="204"/>
            <draw:equation draw:name="f408" draw:formula="1502"/>
            <draw:equation draw:name="f409" draw:formula="195"/>
            <draw:equation draw:name="f410" draw:formula="1513"/>
            <draw:equation draw:name="f411" draw:formula="191"/>
            <draw:equation draw:name="f412" draw:formula="1522"/>
            <draw:equation draw:name="f413" draw:formula="1532"/>
            <draw:equation draw:name="f414" draw:formula="185"/>
            <draw:equation draw:name="f415" draw:formula="1543"/>
            <draw:equation draw:name="f416" draw:formula="1554"/>
            <draw:equation draw:name="f417" draw:formula="179"/>
            <draw:equation draw:name="f418" draw:formula="1565"/>
            <draw:equation draw:name="f419" draw:formula="1576"/>
            <draw:equation draw:name="f420" draw:formula="1589"/>
            <draw:equation draw:name="f421" draw:formula="1601"/>
            <draw:equation draw:name="f422" draw:formula="1612"/>
            <draw:equation draw:name="f423" draw:formula="1624"/>
            <draw:equation draw:name="f424" draw:formula="1635"/>
            <draw:equation draw:name="f425" draw:formula="1645"/>
            <draw:equation draw:name="f426" draw:formula="1655"/>
            <draw:equation draw:name="f427" draw:formula="1665"/>
            <draw:equation draw:name="f428" draw:formula="192"/>
            <draw:equation draw:name="f429" draw:formula="1675"/>
            <draw:equation draw:name="f430" draw:formula="196"/>
            <draw:equation draw:name="f431" draw:formula="1683"/>
            <draw:equation draw:name="f432" draw:formula="201"/>
            <draw:equation draw:name="f433" draw:formula="1692"/>
            <draw:equation draw:name="f434" draw:formula="206"/>
            <draw:equation draw:name="f435" draw:formula="1701"/>
            <draw:equation draw:name="f436" draw:formula="212"/>
            <draw:equation draw:name="f437" draw:formula="1708"/>
            <draw:equation draw:name="f438" draw:formula="220"/>
            <draw:equation draw:name="f439" draw:formula="1716"/>
            <draw:equation draw:name="f440" draw:formula="1723"/>
            <draw:equation draw:name="f441" draw:formula="234"/>
            <draw:equation draw:name="f442" draw:formula="1729"/>
            <draw:equation draw:name="f443" draw:formula="1736"/>
            <draw:equation draw:name="f444" draw:formula="251"/>
            <draw:equation draw:name="f445" draw:formula="1745"/>
            <draw:equation draw:name="f446" draw:formula="266"/>
            <draw:equation draw:name="f447" draw:formula="1753"/>
            <draw:equation draw:name="f448" draw:formula="281"/>
            <draw:equation draw:name="f449" draw:formula="1759"/>
            <draw:equation draw:name="f450" draw:formula="1764"/>
            <draw:equation draw:name="f451" draw:formula="1768"/>
            <draw:equation draw:name="f452" draw:formula="332"/>
            <draw:equation draw:name="f453" draw:formula="1772"/>
            <draw:equation draw:name="f454" draw:formula="349"/>
            <draw:equation draw:name="f455" draw:formula="1774"/>
            <draw:equation draw:name="f456" draw:formula="369"/>
            <draw:equation draw:name="f457" draw:formula="388"/>
            <draw:equation draw:name="f458" draw:formula="400"/>
            <draw:equation draw:name="f459" draw:formula="1773"/>
            <draw:equation draw:name="f460" draw:formula="368"/>
            <draw:equation draw:name="f461" draw:formula="1696"/>
            <draw:equation draw:name="f462" draw:formula="355"/>
            <draw:equation draw:name="f463" draw:formula="1694"/>
            <draw:equation draw:name="f464" draw:formula="1687"/>
            <draw:equation draw:name="f465" draw:formula="311"/>
            <draw:equation draw:name="f466" draw:formula="301"/>
            <draw:equation draw:name="f467" draw:formula="1678"/>
            <draw:equation draw:name="f468" draw:formula="292"/>
            <draw:equation draw:name="f469" draw:formula="1673"/>
            <draw:equation draw:name="f470" draw:formula="1666"/>
            <draw:equation draw:name="f471" draw:formula="1656"/>
            <draw:equation draw:name="f472" draw:formula="1646"/>
            <draw:equation draw:name="f473" draw:formula="1636"/>
            <draw:equation draw:name="f474" draw:formula="247"/>
            <draw:equation draw:name="f475" draw:formula="1611"/>
            <draw:equation draw:name="f476" draw:formula="239"/>
            <draw:equation draw:name="f477" draw:formula="1597"/>
            <draw:equation draw:name="f478" draw:formula="237"/>
            <draw:equation draw:name="f479" draw:formula="1583"/>
            <draw:equation draw:name="f480" draw:formula="236"/>
            <draw:equation draw:name="f481" draw:formula="1568"/>
            <draw:equation draw:name="f482" draw:formula="1555"/>
            <draw:equation draw:name="f483" draw:formula="1542"/>
            <draw:equation draw:name="f484" draw:formula="1531"/>
            <draw:equation draw:name="f485" draw:formula="1520"/>
            <draw:equation draw:name="f486" draw:formula="1510"/>
            <draw:equation draw:name="f487" draw:formula="1500"/>
            <draw:equation draw:name="f488" draw:formula="1491"/>
            <draw:equation draw:name="f489" draw:formula="1485"/>
            <draw:equation draw:name="f490" draw:formula="290"/>
            <draw:equation draw:name="f491" draw:formula="1474"/>
            <draw:equation draw:name="f492" draw:formula="310"/>
            <draw:equation draw:name="f493" draw:formula="1468"/>
            <draw:equation draw:name="f494" draw:formula="320"/>
            <draw:equation draw:name="f495" draw:formula="343"/>
            <draw:equation draw:name="f496" draw:formula="1459"/>
            <draw:equation draw:name="f497" draw:formula="1875"/>
            <draw:equation draw:name="f498" draw:formula="328"/>
            <draw:equation draw:name="f499" draw:formula="291"/>
            <draw:equation draw:name="f500" draw:formula="1874"/>
            <draw:equation draw:name="f501" draw:formula="256"/>
            <draw:equation draw:name="f502" draw:formula="1873"/>
            <draw:equation draw:name="f503" draw:formula="221"/>
            <draw:equation draw:name="f504" draw:formula="1872"/>
            <draw:equation draw:name="f505" draw:formula="1944"/>
            <draw:equation draw:name="f506" draw:formula="1946"/>
            <draw:equation draw:name="f507" draw:formula="276"/>
            <draw:equation draw:name="f508" draw:formula="1950"/>
            <draw:equation draw:name="f509" draw:formula="1954"/>
            <draw:equation draw:name="f510" draw:formula="1959"/>
            <draw:equation draw:name="f511" draw:formula="1964"/>
            <draw:equation draw:name="f512" draw:formula="1970"/>
            <draw:equation draw:name="f513" draw:formula="1976"/>
            <draw:equation draw:name="f514" draw:formula="1983"/>
            <draw:equation draw:name="f515" draw:formula="1991"/>
            <draw:equation draw:name="f516" draw:formula="2000"/>
            <draw:equation draw:name="f517" draw:formula="2008"/>
            <draw:equation draw:name="f518" draw:formula="2017"/>
            <draw:equation draw:name="f519" draw:formula="2026"/>
            <draw:equation draw:name="f520" draw:formula="2036"/>
            <draw:equation draw:name="f521" draw:formula="2045"/>
            <draw:equation draw:name="f522" draw:formula="2054"/>
            <draw:equation draw:name="f523" draw:formula="2064"/>
            <draw:equation draw:name="f524" draw:formula="2075"/>
            <draw:equation draw:name="f525" draw:formula="2087"/>
            <draw:equation draw:name="f526" draw:formula="2097"/>
            <draw:equation draw:name="f527" draw:formula="2084"/>
            <draw:equation draw:name="f528" draw:formula="2069"/>
            <draw:equation draw:name="f529" draw:formula="2055"/>
            <draw:equation draw:name="f530" draw:formula="2043"/>
            <draw:equation draw:name="f531" draw:formula="2032"/>
            <draw:equation draw:name="f532" draw:formula="2020"/>
            <draw:equation draw:name="f533" draw:formula="2010"/>
            <draw:equation draw:name="f534" draw:formula="272"/>
            <draw:equation draw:name="f535" draw:formula="1990"/>
            <draw:equation draw:name="f536" draw:formula="1982"/>
            <draw:equation draw:name="f537" draw:formula="1971"/>
            <draw:equation draw:name="f538" draw:formula="1966"/>
            <draw:equation draw:name="f539" draw:formula="1963"/>
            <draw:equation draw:name="f540" draw:formula="1960"/>
            <draw:equation draw:name="f541" draw:formula="356"/>
            <draw:equation draw:name="f542" draw:formula="1958"/>
            <draw:equation draw:name="f543" draw:formula="1957"/>
            <draw:equation draw:name="f544" draw:formula="383"/>
            <draw:equation draw:name="f545" draw:formula="1955"/>
            <draw:equation draw:name="f546" draw:formula="398"/>
            <draw:equation draw:name="f547" draw:formula="2260"/>
            <draw:equation draw:name="f548" draw:formula="2178"/>
            <draw:equation draw:name="f549" draw:formula="2219"/>
            <draw:equation draw:name="f550" draw:formula="105"/>
            <draw:equation draw:name="f551" draw:formula="2217"/>
            <draw:equation draw:name="f552" draw:formula="2206"/>
            <draw:equation draw:name="f553" draw:formula="104"/>
            <draw:equation draw:name="f554" draw:formula="2197"/>
            <draw:equation draw:name="f555" draw:formula="101"/>
            <draw:equation draw:name="f556" draw:formula="2193"/>
            <draw:equation draw:name="f557" draw:formula="99"/>
            <draw:equation draw:name="f558" draw:formula="2189"/>
            <draw:equation draw:name="f559" draw:formula="96"/>
            <draw:equation draw:name="f560" draw:formula="2185"/>
            <draw:equation draw:name="f561" draw:formula="93"/>
            <draw:equation draw:name="f562" draw:formula="2181"/>
            <draw:equation draw:name="f563" draw:formula="90"/>
            <draw:equation draw:name="f564" draw:formula="2174"/>
            <draw:equation draw:name="f565" draw:formula="82"/>
            <draw:equation draw:name="f566" draw:formula="2170"/>
            <draw:equation draw:name="f567" draw:formula="72"/>
            <draw:equation draw:name="f568" draw:formula="2167"/>
            <draw:equation draw:name="f569" draw:formula="63"/>
            <draw:equation draw:name="f570" draw:formula="2166"/>
            <draw:equation draw:name="f571" draw:formula="52"/>
            <draw:equation draw:name="f572" draw:formula="42"/>
            <draw:equation draw:name="f573" draw:formula="32"/>
            <draw:equation draw:name="f574" draw:formula="23"/>
            <draw:equation draw:name="f575" draw:formula="2182"/>
            <draw:equation draw:name="f576" draw:formula="16"/>
            <draw:equation draw:name="f577" draw:formula="12"/>
            <draw:equation draw:name="f578" draw:formula="9"/>
            <draw:equation draw:name="f579" draw:formula="2194"/>
            <draw:equation draw:name="f580" draw:formula="6"/>
            <draw:equation draw:name="f581" draw:formula="2198"/>
            <draw:equation draw:name="f582" draw:formula="4"/>
            <draw:equation draw:name="f583" draw:formula="2208"/>
            <draw:equation draw:name="f584" draw:formula="2"/>
            <draw:equation draw:name="f585" draw:formula="2220"/>
            <draw:equation draw:name="f586" draw:formula="2230"/>
            <draw:equation draw:name="f587" draw:formula="2240"/>
            <draw:equation draw:name="f588" draw:formula="2244"/>
            <draw:equation draw:name="f589" draw:formula="2249"/>
            <draw:equation draw:name="f590" draw:formula="2253"/>
            <draw:equation draw:name="f591" draw:formula="2257"/>
            <draw:equation draw:name="f592" draw:formula="15"/>
            <draw:equation draw:name="f593" draw:formula="2263"/>
            <draw:equation draw:name="f594" draw:formula="2268"/>
            <draw:equation draw:name="f595" draw:formula="31"/>
            <draw:equation draw:name="f596" draw:formula="2270"/>
            <draw:equation draw:name="f597" draw:formula="2271"/>
            <draw:equation draw:name="f598" draw:formula="2235"/>
            <draw:equation draw:name="f599" draw:formula="103"/>
            <draw:equation draw:name="f600" draw:formula="2224"/>
            <draw:equation draw:name="f601" draw:formula="2755"/>
            <draw:equation draw:name="f602" draw:formula="2441"/>
            <draw:equation draw:name="f603" draw:formula="2443"/>
            <draw:equation draw:name="f604" draw:formula="2446"/>
            <draw:equation draw:name="f605" draw:formula="2449"/>
            <draw:equation draw:name="f606" draw:formula="2454"/>
            <draw:equation draw:name="f607" draw:formula="2461"/>
            <draw:equation draw:name="f608" draw:formula="2469"/>
            <draw:equation draw:name="f609" draw:formula="2478"/>
            <draw:equation draw:name="f610" draw:formula="2489"/>
            <draw:equation draw:name="f611" draw:formula="2499"/>
            <draw:equation draw:name="f612" draw:formula="2510"/>
            <draw:equation draw:name="f613" draw:formula="2523"/>
            <draw:equation draw:name="f614" draw:formula="2535"/>
            <draw:equation draw:name="f615" draw:formula="2548"/>
            <draw:equation draw:name="f616" draw:formula="2564"/>
            <draw:equation draw:name="f617" draw:formula="2579"/>
            <draw:equation draw:name="f618" draw:formula="2595"/>
            <draw:equation draw:name="f619" draw:formula="2612"/>
            <draw:equation draw:name="f620" draw:formula="2628"/>
            <draw:equation draw:name="f621" draw:formula="2644"/>
            <draw:equation draw:name="f622" draw:formula="2660"/>
            <draw:equation draw:name="f623" draw:formula="2676"/>
            <draw:equation draw:name="f624" draw:formula="2690"/>
            <draw:equation draw:name="f625" draw:formula="2705"/>
            <draw:equation draw:name="f626" draw:formula="2719"/>
            <draw:equation draw:name="f627" draw:formula="2732"/>
            <draw:equation draw:name="f628" draw:formula="2717"/>
            <draw:equation draw:name="f629" draw:formula="2700"/>
            <draw:equation draw:name="f630" draw:formula="2683"/>
            <draw:equation draw:name="f631" draw:formula="2664"/>
            <draw:equation draw:name="f632" draw:formula="2645"/>
            <draw:equation draw:name="f633" draw:formula="2625"/>
            <draw:equation draw:name="f634" draw:formula="2605"/>
            <draw:equation draw:name="f635" draw:formula="2583"/>
            <draw:equation draw:name="f636" draw:formula="2559"/>
            <draw:equation draw:name="f637" draw:formula="2524"/>
            <draw:equation draw:name="f638" draw:formula="2512"/>
            <draw:equation draw:name="f639" draw:formula="2502"/>
            <draw:equation draw:name="f640" draw:formula="2492"/>
            <draw:equation draw:name="f641" draw:formula="2483"/>
            <draw:equation draw:name="f642" draw:formula="2472"/>
            <draw:equation draw:name="f643" draw:formula="2463"/>
            <draw:equation draw:name="f644" draw:formula="2455"/>
            <draw:equation draw:name="f645" draw:formula="2437"/>
            <draw:equation draw:name="f646" draw:formula="2429"/>
            <draw:equation draw:name="f647" draw:formula="2422"/>
            <draw:equation draw:name="f648" draw:formula="2415"/>
            <draw:equation draw:name="f649" draw:formula="2409"/>
            <draw:equation draw:name="f650" draw:formula="2401"/>
            <draw:equation draw:name="f651" draw:formula="2396"/>
            <draw:equation draw:name="f652" draw:formula="2391"/>
            <draw:equation draw:name="f653" draw:formula="2386"/>
            <draw:equation draw:name="f654" draw:formula="2382"/>
            <draw:equation draw:name="f655" draw:formula="2378"/>
            <draw:equation draw:name="f656" draw:formula="2374"/>
            <draw:equation draw:name="f657" draw:formula="2371"/>
            <draw:equation draw:name="f658" draw:formula="2369"/>
            <draw:equation draw:name="f659" draw:formula="2366"/>
            <draw:equation draw:name="f660" draw:formula="2363"/>
            <draw:equation draw:name="f661" draw:formula="2362"/>
            <draw:equation draw:name="f662" draw:formula="2377"/>
            <draw:equation draw:name="f663" draw:formula="2381"/>
            <draw:equation draw:name="f664" draw:formula="2385"/>
            <draw:equation draw:name="f665" draw:formula="2390"/>
            <draw:equation draw:name="f666" draw:formula="2395"/>
            <draw:equation draw:name="f667" draw:formula="2400"/>
            <draw:equation draw:name="f668" draw:formula="2407"/>
            <draw:equation draw:name="f669" draw:formula="2414"/>
            <draw:equation draw:name="f670" draw:formula="2420"/>
            <draw:equation draw:name="f671" draw:formula="2427"/>
            <draw:equation draw:name="f672" draw:formula="2435"/>
            <draw:equation draw:name="f673" draw:formula="2444"/>
            <draw:equation draw:name="f674" draw:formula="2452"/>
            <draw:equation draw:name="f675" draw:formula="2460"/>
            <draw:equation draw:name="f676" draw:formula="2468"/>
            <draw:equation draw:name="f677" draw:formula="2477"/>
            <draw:equation draw:name="f678" draw:formula="2487"/>
            <draw:equation draw:name="f679" draw:formula="2497"/>
            <draw:equation draw:name="f680" draw:formula="2507"/>
            <draw:equation draw:name="f681" draw:formula="2518"/>
            <draw:equation draw:name="f682" draw:formula="2528"/>
            <draw:equation draw:name="f683" draw:formula="2539"/>
            <draw:equation draw:name="f684" draw:formula="2549"/>
            <draw:equation draw:name="f685" draw:formula="2562"/>
            <draw:equation draw:name="f686" draw:formula="2573"/>
            <draw:equation draw:name="f687" draw:formula="2585"/>
            <draw:equation draw:name="f688" draw:formula="2597"/>
            <draw:equation draw:name="f689" draw:formula="2608"/>
            <draw:equation draw:name="f690" draw:formula="2619"/>
            <draw:equation draw:name="f691" draw:formula="2630"/>
            <draw:equation draw:name="f692" draw:formula="2640"/>
            <draw:equation draw:name="f693" draw:formula="2650"/>
            <draw:equation draw:name="f694" draw:formula="2659"/>
            <draw:equation draw:name="f695" draw:formula="2669"/>
            <draw:equation draw:name="f696" draw:formula="2677"/>
            <draw:equation draw:name="f697" draw:formula="2685"/>
            <draw:equation draw:name="f698" draw:formula="2693"/>
            <draw:equation draw:name="f699" draw:formula="2708"/>
            <draw:equation draw:name="f700" draw:formula="2714"/>
            <draw:equation draw:name="f701" draw:formula="2721"/>
            <draw:equation draw:name="f702" draw:formula="2729"/>
            <draw:equation draw:name="f703" draw:formula="2737"/>
            <draw:equation draw:name="f704" draw:formula="2744"/>
            <draw:equation draw:name="f705" draw:formula="2749"/>
            <draw:equation draw:name="f706" draw:formula="2753"/>
            <draw:equation draw:name="f707" draw:formula="2756"/>
            <draw:equation draw:name="f708" draw:formula="2758"/>
            <draw:equation draw:name="f709" draw:formula="2759"/>
            <draw:equation draw:name="f710" draw:formula="2757"/>
            <draw:equation draw:name="f711" draw:formula="2680"/>
            <draw:equation draw:name="f712" draw:formula="2679"/>
            <draw:equation draw:name="f713" draw:formula="2675"/>
            <draw:equation draw:name="f714" draw:formula="2672"/>
            <draw:equation draw:name="f715" draw:formula="2668"/>
            <draw:equation draw:name="f716" draw:formula="2663"/>
            <draw:equation draw:name="f717" draw:formula="2657"/>
            <draw:equation draw:name="f718" draw:formula="2641"/>
            <draw:equation draw:name="f719" draw:formula="2632"/>
            <draw:equation draw:name="f720" draw:formula="2620"/>
            <draw:equation draw:name="f721" draw:formula="2609"/>
            <draw:equation draw:name="f722" draw:formula="2596"/>
            <draw:equation draw:name="f723" draw:formula="2581"/>
            <draw:equation draw:name="f724" draw:formula="2567"/>
            <draw:equation draw:name="f725" draw:formula="2552"/>
            <draw:equation draw:name="f726" draw:formula="2540"/>
            <draw:equation draw:name="f727" draw:formula="2515"/>
            <draw:equation draw:name="f728" draw:formula="2504"/>
            <draw:equation draw:name="f729" draw:formula="2494"/>
            <draw:equation draw:name="f730" draw:formula="2485"/>
            <draw:equation draw:name="f731" draw:formula="2475"/>
            <draw:equation draw:name="f732" draw:formula="2458"/>
            <draw:equation draw:name="f733" draw:formula="2450"/>
            <draw:equation draw:name="f734" draw:formula="2860"/>
            <draw:equation draw:name="f735" draw:formula="309"/>
            <draw:equation draw:name="f736" draw:formula="2859"/>
            <draw:equation draw:name="f737" draw:formula="250"/>
            <draw:equation draw:name="f738" draw:formula="2858"/>
            <draw:equation draw:name="f739" draw:formula="2856"/>
            <draw:equation draw:name="f740" draw:formula="2929"/>
            <draw:equation draw:name="f741" draw:formula="2933"/>
            <draw:equation draw:name="f742" draw:formula="2935"/>
            <draw:equation draw:name="f743" draw:formula="2940"/>
            <draw:equation draw:name="f744" draw:formula="2945"/>
            <draw:equation draw:name="f745" draw:formula="2951"/>
            <draw:equation draw:name="f746" draw:formula="2958"/>
            <draw:equation draw:name="f747" draw:formula="2964"/>
            <draw:equation draw:name="f748" draw:formula="2973"/>
            <draw:equation draw:name="f749" draw:formula="2981"/>
            <draw:equation draw:name="f750" draw:formula="2989"/>
            <draw:equation draw:name="f751" draw:formula="3000"/>
            <draw:equation draw:name="f752" draw:formula="3011"/>
            <draw:equation draw:name="f753" draw:formula="3022"/>
            <draw:equation draw:name="f754" draw:formula="3033"/>
            <draw:equation draw:name="f755" draw:formula="3046"/>
            <draw:equation draw:name="f756" draw:formula="3058"/>
            <draw:equation draw:name="f757" draw:formula="3070"/>
            <draw:equation draw:name="f758" draw:formula="3084"/>
            <draw:equation draw:name="f759" draw:formula="3098"/>
            <draw:equation draw:name="f760" draw:formula="3112"/>
            <draw:equation draw:name="f761" draw:formula="3126"/>
            <draw:equation draw:name="f762" draw:formula="3139"/>
            <draw:equation draw:name="f763" draw:formula="3151"/>
            <draw:equation draw:name="f764" draw:formula="3163"/>
            <draw:equation draw:name="f765" draw:formula="3174"/>
            <draw:equation draw:name="f766" draw:formula="3185"/>
            <draw:equation draw:name="f767" draw:formula="215"/>
            <draw:equation draw:name="f768" draw:formula="3192"/>
            <draw:equation draw:name="f769" draw:formula="222"/>
            <draw:equation draw:name="f770" draw:formula="3199"/>
            <draw:equation draw:name="f771" draw:formula="229"/>
            <draw:equation draw:name="f772" draw:formula="3205"/>
            <draw:equation draw:name="f773" draw:formula="3210"/>
            <draw:equation draw:name="f774" draw:formula="3215"/>
            <draw:equation draw:name="f775" draw:formula="3219"/>
            <draw:equation draw:name="f776" draw:formula="3223"/>
            <draw:equation draw:name="f777" draw:formula="269"/>
            <draw:equation draw:name="f778" draw:formula="3228"/>
            <draw:equation draw:name="f779" draw:formula="279"/>
            <draw:equation draw:name="f780" draw:formula="3231"/>
            <draw:equation draw:name="f781" draw:formula="289"/>
            <draw:equation draw:name="f782" draw:formula="3234"/>
            <draw:equation draw:name="f783" draw:formula="299"/>
            <draw:equation draw:name="f784" draw:formula="3236"/>
            <draw:equation draw:name="f785" draw:formula="3238"/>
            <draw:equation draw:name="f786" draw:formula="3241"/>
            <draw:equation draw:name="f787" draw:formula="3242"/>
            <draw:equation draw:name="f788" draw:formula="3160"/>
            <draw:equation draw:name="f789" draw:formula="378"/>
            <draw:equation draw:name="f790" draw:formula="362"/>
            <draw:equation draw:name="f791" draw:formula="3159"/>
            <draw:equation draw:name="f792" draw:formula="3157"/>
            <draw:equation draw:name="f793" draw:formula="3154"/>
            <draw:equation draw:name="f794" draw:formula="319"/>
            <draw:equation draw:name="f795" draw:formula="3150"/>
            <draw:equation draw:name="f796" draw:formula="307"/>
            <draw:equation draw:name="f797" draw:formula="3145"/>
            <draw:equation draw:name="f798" draw:formula="297"/>
            <draw:equation draw:name="f799" draw:formula="3140"/>
            <draw:equation draw:name="f800" draw:formula="286"/>
            <draw:equation draw:name="f801" draw:formula="3134"/>
            <draw:equation draw:name="f802" draw:formula="3127"/>
            <draw:equation draw:name="f803" draw:formula="3120"/>
            <draw:equation draw:name="f804" draw:formula="263"/>
            <draw:equation draw:name="f805" draw:formula="3111"/>
            <draw:equation draw:name="f806" draw:formula="3102"/>
            <draw:equation draw:name="f807" draw:formula="253"/>
            <draw:equation draw:name="f808" draw:formula="3092"/>
            <draw:equation draw:name="f809" draw:formula="3081"/>
            <draw:equation draw:name="f810" draw:formula="3069"/>
            <draw:equation draw:name="f811" draw:formula="3056"/>
            <draw:equation draw:name="f812" draw:formula="3047"/>
            <draw:equation draw:name="f813" draw:formula="3037"/>
            <draw:equation draw:name="f814" draw:formula="3028"/>
            <draw:equation draw:name="f815" draw:formula="3020"/>
            <draw:equation draw:name="f816" draw:formula="3012"/>
            <draw:equation draw:name="f817" draw:formula="3004"/>
            <draw:equation draw:name="f818" draw:formula="2995"/>
            <draw:equation draw:name="f819" draw:formula="2988"/>
            <draw:equation draw:name="f820" draw:formula="268"/>
            <draw:equation draw:name="f821" draw:formula="274"/>
            <draw:equation draw:name="f822" draw:formula="2974"/>
            <draw:equation draw:name="f823" draw:formula="2968"/>
            <draw:equation draw:name="f824" draw:formula="2962"/>
            <draw:equation draw:name="f825" draw:formula="296"/>
            <draw:equation draw:name="f826" draw:formula="2953"/>
            <draw:equation draw:name="f827" draw:formula="2950"/>
            <draw:equation draw:name="f828" draw:formula="2947"/>
            <draw:equation draw:name="f829" draw:formula="329"/>
            <draw:equation draw:name="f830" draw:formula="2943"/>
            <draw:equation draw:name="f831" draw:formula="2942"/>
            <draw:equation draw:name="f832" draw:formula="367"/>
            <draw:equation draw:name="f833" draw:formula="3680"/>
            <draw:equation draw:name="f834" draw:formula="3694"/>
            <draw:equation draw:name="f835" draw:formula="3681"/>
            <draw:equation draw:name="f836" draw:formula="3666"/>
            <draw:equation draw:name="f837" draw:formula="3651"/>
            <draw:equation draw:name="f838" draw:formula="3635"/>
            <draw:equation draw:name="f839" draw:formula="3619"/>
            <draw:equation draw:name="f840" draw:formula="3602"/>
            <draw:equation draw:name="f841" draw:formula="3584"/>
            <draw:equation draw:name="f842" draw:formula="3566"/>
            <draw:equation draw:name="f843" draw:formula="3541"/>
            <draw:equation draw:name="f844" draw:formula="3517"/>
            <draw:equation draw:name="f845" draw:formula="3506"/>
            <draw:equation draw:name="f846" draw:formula="641"/>
            <draw:equation draw:name="f847" draw:formula="3495"/>
            <draw:equation draw:name="f848" draw:formula="3484"/>
            <draw:equation draw:name="f849" draw:formula="3474"/>
            <draw:equation draw:name="f850" draw:formula="3464"/>
            <draw:equation draw:name="f851" draw:formula="3455"/>
            <draw:equation draw:name="f852" draw:formula="623"/>
            <draw:equation draw:name="f853" draw:formula="3445"/>
            <draw:equation draw:name="f854" draw:formula="3436"/>
            <draw:equation draw:name="f855" draw:formula="3427"/>
            <draw:equation draw:name="f856" draw:formula="3419"/>
            <draw:equation draw:name="f857" draw:formula="599"/>
            <draw:equation draw:name="f858" draw:formula="3410"/>
            <draw:equation draw:name="f859" draw:formula="3403"/>
            <draw:equation draw:name="f860" draw:formula="3395"/>
            <draw:equation draw:name="f861" draw:formula="3389"/>
            <draw:equation draw:name="f862" draw:formula="3382"/>
            <draw:equation draw:name="f863" draw:formula="3377"/>
            <draw:equation draw:name="f864" draw:formula="550"/>
            <draw:equation draw:name="f865" draw:formula="3370"/>
            <draw:equation draw:name="f866" draw:formula="3365"/>
            <draw:equation draw:name="f867" draw:formula="3361"/>
            <draw:equation draw:name="f868" draw:formula="521"/>
            <draw:equation draw:name="f869" draw:formula="3357"/>
            <draw:equation draw:name="f870" draw:formula="3354"/>
            <draw:equation draw:name="f871" draw:formula="500"/>
            <draw:equation draw:name="f872" draw:formula="3351"/>
            <draw:equation draw:name="f873" draw:formula="489"/>
            <draw:equation draw:name="f874" draw:formula="3348"/>
            <draw:equation draw:name="f875" draw:formula="478"/>
            <draw:equation draw:name="f876" draw:formula="3346"/>
            <draw:equation draw:name="f877" draw:formula="467"/>
            <draw:equation draw:name="f878" draw:formula="3343"/>
            <draw:equation draw:name="f879" draw:formula="442"/>
            <draw:equation draw:name="f880" draw:formula="3342"/>
            <draw:equation draw:name="f881" draw:formula="417"/>
            <draw:equation draw:name="f882" draw:formula="404"/>
            <draw:equation draw:name="f883" draw:formula="391"/>
            <draw:equation draw:name="f884" draw:formula="3344"/>
            <draw:equation draw:name="f885" draw:formula="379"/>
            <draw:equation draw:name="f886" draw:formula="3358"/>
            <draw:equation draw:name="f887" draw:formula="3363"/>
            <draw:equation draw:name="f888" draw:formula="3367"/>
            <draw:equation draw:name="f889" draw:formula="3373"/>
            <draw:equation draw:name="f890" draw:formula="3379"/>
            <draw:equation draw:name="f891" draw:formula="3386"/>
            <draw:equation draw:name="f892" draw:formula="3393"/>
            <draw:equation draw:name="f893" draw:formula="3400"/>
            <draw:equation draw:name="f894" draw:formula="3408"/>
            <draw:equation draw:name="f895" draw:formula="3417"/>
            <draw:equation draw:name="f896" draw:formula="3425"/>
            <draw:equation draw:name="f897" draw:formula="3434"/>
            <draw:equation draw:name="f898" draw:formula="3443"/>
            <draw:equation draw:name="f899" draw:formula="3454"/>
            <draw:equation draw:name="f900" draw:formula="3496"/>
            <draw:equation draw:name="f901" draw:formula="3507"/>
            <draw:equation draw:name="f902" draw:formula="3519"/>
            <draw:equation draw:name="f903" draw:formula="3532"/>
            <draw:equation draw:name="f904" draw:formula="3544"/>
            <draw:equation draw:name="f905" draw:formula="3556"/>
            <draw:equation draw:name="f906" draw:formula="3570"/>
            <draw:equation draw:name="f907" draw:formula="3583"/>
            <draw:equation draw:name="f908" draw:formula="3599"/>
            <draw:equation draw:name="f909" draw:formula="3616"/>
            <draw:equation draw:name="f910" draw:formula="3631"/>
            <draw:equation draw:name="f911" draw:formula="3646"/>
            <draw:equation draw:name="f912" draw:formula="3659"/>
            <draw:equation draw:name="f913" draw:formula="3672"/>
            <draw:equation draw:name="f914" draw:formula="3685"/>
            <draw:equation draw:name="f915" draw:formula="3696"/>
            <draw:equation draw:name="f916" draw:formula="3678"/>
            <draw:equation draw:name="f917" draw:formula="3667"/>
            <draw:equation draw:name="f918" draw:formula="260"/>
            <draw:equation draw:name="f919" draw:formula="3656"/>
            <draw:equation draw:name="f920" draw:formula="3633"/>
            <draw:equation draw:name="f921" draw:formula="248"/>
            <draw:equation draw:name="f922" draw:formula="3622"/>
            <draw:equation draw:name="f923" draw:formula="3609"/>
            <draw:equation draw:name="f924" draw:formula="3596"/>
            <draw:equation draw:name="f925" draw:formula="3565"/>
            <draw:equation draw:name="f926" draw:formula="3548"/>
            <draw:equation draw:name="f927" draw:formula="3516"/>
            <draw:equation draw:name="f928" draw:formula="3502"/>
            <draw:equation draw:name="f929" draw:formula="3489"/>
            <draw:equation draw:name="f930" draw:formula="3476"/>
            <draw:equation draw:name="f931" draw:formula="3465"/>
            <draw:equation draw:name="f932" draw:formula="3456"/>
            <draw:equation draw:name="f933" draw:formula="3447"/>
            <draw:equation draw:name="f934" draw:formula="318"/>
            <draw:equation draw:name="f935" draw:formula="3440"/>
            <draw:equation draw:name="f936" draw:formula="3430"/>
            <draw:equation draw:name="f937" draw:formula="396"/>
            <draw:equation draw:name="f938" draw:formula="3424"/>
            <draw:equation draw:name="f939" draw:formula="413"/>
            <draw:equation draw:name="f940" draw:formula="432"/>
            <draw:equation draw:name="f941" draw:formula="449"/>
            <draw:equation draw:name="f942" draw:formula="3435"/>
            <draw:equation draw:name="f943" draw:formula="482"/>
            <draw:equation draw:name="f944" draw:formula="3441"/>
            <draw:equation draw:name="f945" draw:formula="496"/>
            <draw:equation draw:name="f946" draw:formula="3449"/>
            <draw:equation draw:name="f947" draw:formula="3458"/>
            <draw:equation draw:name="f948" draw:formula="3468"/>
            <draw:equation draw:name="f949" draw:formula="3479"/>
            <draw:equation draw:name="f950" draw:formula="3492"/>
            <draw:equation draw:name="f951" draw:formula="555"/>
            <draw:equation draw:name="f952" draw:formula="3505"/>
            <draw:equation draw:name="f953" draw:formula="563"/>
            <draw:equation draw:name="f954" draw:formula="3518"/>
            <draw:equation draw:name="f955" draw:formula="3533"/>
            <draw:equation draw:name="f956" draw:formula="575"/>
            <draw:equation draw:name="f957" draw:formula="3564"/>
            <draw:equation draw:name="f958" draw:formula="3580"/>
            <draw:equation draw:name="f959" draw:formula="3592"/>
            <draw:equation draw:name="f960" draw:formula="3605"/>
            <draw:equation draw:name="f961" draw:formula="3618"/>
            <draw:equation draw:name="f962" draw:formula="3630"/>
            <draw:equation draw:name="f963" draw:formula="3643"/>
            <draw:equation draw:name="f964" draw:formula="572"/>
            <draw:equation draw:name="f965" draw:formula="3655"/>
            <draw:equation draw:name="f966" draw:formula="4149"/>
            <draw:equation draw:name="f967" draw:formula="3836"/>
            <draw:equation draw:name="f968" draw:formula="3837"/>
            <draw:equation draw:name="f969" draw:formula="3840"/>
            <draw:equation draw:name="f970" draw:formula="3843"/>
            <draw:equation draw:name="f971" draw:formula="3848"/>
            <draw:equation draw:name="f972" draw:formula="3855"/>
            <draw:equation draw:name="f973" draw:formula="3864"/>
            <draw:equation draw:name="f974" draw:formula="3873"/>
            <draw:equation draw:name="f975" draw:formula="3883"/>
            <draw:equation draw:name="f976" draw:formula="3893"/>
            <draw:equation draw:name="f977" draw:formula="3905"/>
            <draw:equation draw:name="f978" draw:formula="3917"/>
            <draw:equation draw:name="f979" draw:formula="3929"/>
            <draw:equation draw:name="f980" draw:formula="3943"/>
            <draw:equation draw:name="f981" draw:formula="3958"/>
            <draw:equation draw:name="f982" draw:formula="3973"/>
            <draw:equation draw:name="f983" draw:formula="3989"/>
            <draw:equation draw:name="f984" draw:formula="4006"/>
            <draw:equation draw:name="f985" draw:formula="4023"/>
            <draw:equation draw:name="f986" draw:formula="4038"/>
            <draw:equation draw:name="f987" draw:formula="4055"/>
            <draw:equation draw:name="f988" draw:formula="4070"/>
            <draw:equation draw:name="f989" draw:formula="4084"/>
            <draw:equation draw:name="f990" draw:formula="4099"/>
            <draw:equation draw:name="f991" draw:formula="4113"/>
            <draw:equation draw:name="f992" draw:formula="4127"/>
            <draw:equation draw:name="f993" draw:formula="4111"/>
            <draw:equation draw:name="f994" draw:formula="4095"/>
            <draw:equation draw:name="f995" draw:formula="4077"/>
            <draw:equation draw:name="f996" draw:formula="4059"/>
            <draw:equation draw:name="f997" draw:formula="4039"/>
            <draw:equation draw:name="f998" draw:formula="4020"/>
            <draw:equation draw:name="f999" draw:formula="3999"/>
            <draw:equation draw:name="f1000" draw:formula="3978"/>
            <draw:equation draw:name="f1001" draw:formula="3953"/>
            <draw:equation draw:name="f1002" draw:formula="3918"/>
            <draw:equation draw:name="f1003" draw:formula="3907"/>
            <draw:equation draw:name="f1004" draw:formula="3896"/>
            <draw:equation draw:name="f1005" draw:formula="3886"/>
            <draw:equation draw:name="f1006" draw:formula="3877"/>
            <draw:equation draw:name="f1007" draw:formula="3867"/>
            <draw:equation draw:name="f1008" draw:formula="3857"/>
            <draw:equation draw:name="f1009" draw:formula="3849"/>
            <draw:equation draw:name="f1010" draw:formula="3832"/>
            <draw:equation draw:name="f1011" draw:formula="3823"/>
            <draw:equation draw:name="f1012" draw:formula="3816"/>
            <draw:equation draw:name="f1013" draw:formula="3809"/>
            <draw:equation draw:name="f1014" draw:formula="3803"/>
            <draw:equation draw:name="f1015" draw:formula="3796"/>
            <draw:equation draw:name="f1016" draw:formula="3791"/>
            <draw:equation draw:name="f1017" draw:formula="3785"/>
            <draw:equation draw:name="f1018" draw:formula="3780"/>
            <draw:equation draw:name="f1019" draw:formula="3776"/>
            <draw:equation draw:name="f1020" draw:formula="3772"/>
            <draw:equation draw:name="f1021" draw:formula="3768"/>
            <draw:equation draw:name="f1022" draw:formula="3765"/>
            <draw:equation draw:name="f1023" draw:formula="3763"/>
            <draw:equation draw:name="f1024" draw:formula="3761"/>
            <draw:equation draw:name="f1025" draw:formula="3758"/>
            <draw:equation draw:name="f1026" draw:formula="3757"/>
            <draw:equation draw:name="f1027" draw:formula="3771"/>
            <draw:equation draw:name="f1028" draw:formula="3775"/>
            <draw:equation draw:name="f1029" draw:formula="3779"/>
            <draw:equation draw:name="f1030" draw:formula="3784"/>
            <draw:equation draw:name="f1031" draw:formula="3790"/>
            <draw:equation draw:name="f1032" draw:formula="3795"/>
            <draw:equation draw:name="f1033" draw:formula="3801"/>
            <draw:equation draw:name="f1034" draw:formula="3808"/>
            <draw:equation draw:name="f1035" draw:formula="3814"/>
            <draw:equation draw:name="f1036" draw:formula="3821"/>
            <draw:equation draw:name="f1037" draw:formula="3830"/>
            <draw:equation draw:name="f1038" draw:formula="3838"/>
            <draw:equation draw:name="f1039" draw:formula="3846"/>
            <draw:equation draw:name="f1040" draw:formula="3854"/>
            <draw:equation draw:name="f1041" draw:formula="3863"/>
            <draw:equation draw:name="f1042" draw:formula="3872"/>
            <draw:equation draw:name="f1043" draw:formula="3881"/>
            <draw:equation draw:name="f1044" draw:formula="3891"/>
            <draw:equation draw:name="f1045" draw:formula="3902"/>
            <draw:equation draw:name="f1046" draw:formula="3912"/>
            <draw:equation draw:name="f1047" draw:formula="3922"/>
            <draw:equation draw:name="f1048" draw:formula="3933"/>
            <draw:equation draw:name="f1049" draw:formula="3944"/>
            <draw:equation draw:name="f1050" draw:formula="3956"/>
            <draw:equation draw:name="f1051" draw:formula="3967"/>
            <draw:equation draw:name="f1052" draw:formula="3980"/>
            <draw:equation draw:name="f1053" draw:formula="3991"/>
            <draw:equation draw:name="f1054" draw:formula="4002"/>
            <draw:equation draw:name="f1055" draw:formula="4014"/>
            <draw:equation draw:name="f1056" draw:formula="4024"/>
            <draw:equation draw:name="f1057" draw:formula="4034"/>
            <draw:equation draw:name="f1058" draw:formula="4044"/>
            <draw:equation draw:name="f1059" draw:formula="4054"/>
            <draw:equation draw:name="f1060" draw:formula="4063"/>
            <draw:equation draw:name="f1061" draw:formula="4071"/>
            <draw:equation draw:name="f1062" draw:formula="4079"/>
            <draw:equation draw:name="f1063" draw:formula="4088"/>
            <draw:equation draw:name="f1064" draw:formula="4102"/>
            <draw:equation draw:name="f1065" draw:formula="4108"/>
            <draw:equation draw:name="f1066" draw:formula="4115"/>
            <draw:equation draw:name="f1067" draw:formula="4124"/>
            <draw:equation draw:name="f1068" draw:formula="4132"/>
            <draw:equation draw:name="f1069" draw:formula="4138"/>
            <draw:equation draw:name="f1070" draw:formula="4143"/>
            <draw:equation draw:name="f1071" draw:formula="4147"/>
            <draw:equation draw:name="f1072" draw:formula="4150"/>
            <draw:equation draw:name="f1073" draw:formula="4152"/>
            <draw:equation draw:name="f1074" draw:formula="4153"/>
            <draw:equation draw:name="f1075" draw:formula="4151"/>
            <draw:equation draw:name="f1076" draw:formula="4074"/>
            <draw:equation draw:name="f1077" draw:formula="4073"/>
            <draw:equation draw:name="f1078" draw:formula="4069"/>
            <draw:equation draw:name="f1079" draw:formula="4066"/>
            <draw:equation draw:name="f1080" draw:formula="4062"/>
            <draw:equation draw:name="f1081" draw:formula="4058"/>
            <draw:equation draw:name="f1082" draw:formula="4052"/>
            <draw:equation draw:name="f1083" draw:formula="4035"/>
            <draw:equation draw:name="f1084" draw:formula="4026"/>
            <draw:equation draw:name="f1085" draw:formula="4015"/>
            <draw:equation draw:name="f1086" draw:formula="4003"/>
            <draw:equation draw:name="f1087" draw:formula="3990"/>
            <draw:equation draw:name="f1088" draw:formula="3976"/>
            <draw:equation draw:name="f1089" draw:formula="3961"/>
            <draw:equation draw:name="f1090" draw:formula="3947"/>
            <draw:equation draw:name="f1091" draw:formula="3934"/>
            <draw:equation draw:name="f1092" draw:formula="3910"/>
            <draw:equation draw:name="f1093" draw:formula="3900"/>
            <draw:equation draw:name="f1094" draw:formula="3888"/>
            <draw:equation draw:name="f1095" draw:formula="3879"/>
            <draw:equation draw:name="f1096" draw:formula="3870"/>
            <draw:equation draw:name="f1097" draw:formula="3852"/>
            <draw:equation draw:name="f1098" draw:formula="3844"/>
            <draw:equation draw:name="f1099" draw:formula="4756"/>
            <draw:equation draw:name="f1100" draw:formula="4771"/>
            <draw:equation draw:name="f1101" draw:formula="4742"/>
            <draw:equation draw:name="f1102" draw:formula="4728"/>
            <draw:equation draw:name="f1103" draw:formula="4711"/>
            <draw:equation draw:name="f1104" draw:formula="4695"/>
            <draw:equation draw:name="f1105" draw:formula="4678"/>
            <draw:equation draw:name="f1106" draw:formula="4660"/>
            <draw:equation draw:name="f1107" draw:formula="4641"/>
            <draw:equation draw:name="f1108" draw:formula="4617"/>
            <draw:equation draw:name="f1109" draw:formula="4593"/>
            <draw:equation draw:name="f1110" draw:formula="4582"/>
            <draw:equation draw:name="f1111" draw:formula="4571"/>
            <draw:equation draw:name="f1112" draw:formula="4560"/>
            <draw:equation draw:name="f1113" draw:formula="4550"/>
            <draw:equation draw:name="f1114" draw:formula="4541"/>
            <draw:equation draw:name="f1115" draw:formula="4530"/>
            <draw:equation draw:name="f1116" draw:formula="4521"/>
            <draw:equation draw:name="f1117" draw:formula="4512"/>
            <draw:equation draw:name="f1118" draw:formula="4504"/>
            <draw:equation draw:name="f1119" draw:formula="4495"/>
            <draw:equation draw:name="f1120" draw:formula="4487"/>
            <draw:equation draw:name="f1121" draw:formula="4479"/>
            <draw:equation draw:name="f1122" draw:formula="4472"/>
            <draw:equation draw:name="f1123" draw:formula="4465"/>
            <draw:equation draw:name="f1124" draw:formula="4458"/>
            <draw:equation draw:name="f1125" draw:formula="4452"/>
            <draw:equation draw:name="f1126" draw:formula="4447"/>
            <draw:equation draw:name="f1127" draw:formula="4442"/>
            <draw:equation draw:name="f1128" draw:formula="4437"/>
            <draw:equation draw:name="f1129" draw:formula="4434"/>
            <draw:equation draw:name="f1130" draw:formula="4430"/>
            <draw:equation draw:name="f1131" draw:formula="4427"/>
            <draw:equation draw:name="f1132" draw:formula="4424"/>
            <draw:equation draw:name="f1133" draw:formula="4421"/>
            <draw:equation draw:name="f1134" draw:formula="4419"/>
            <draw:equation draw:name="f1135" draw:formula="4418"/>
            <draw:equation draw:name="f1136" draw:formula="4420"/>
            <draw:equation draw:name="f1137" draw:formula="4423"/>
            <draw:equation draw:name="f1138" draw:formula="4425"/>
            <draw:equation draw:name="f1139" draw:formula="4428"/>
            <draw:equation draw:name="f1140" draw:formula="4431"/>
            <draw:equation draw:name="f1141" draw:formula="4435"/>
            <draw:equation draw:name="f1142" draw:formula="4439"/>
            <draw:equation draw:name="f1143" draw:formula="4444"/>
            <draw:equation draw:name="f1144" draw:formula="4449"/>
            <draw:equation draw:name="f1145" draw:formula="4455"/>
            <draw:equation draw:name="f1146" draw:formula="4462"/>
            <draw:equation draw:name="f1147" draw:formula="4469"/>
            <draw:equation draw:name="f1148" draw:formula="4476"/>
            <draw:equation draw:name="f1149" draw:formula="4484"/>
            <draw:equation draw:name="f1150" draw:formula="4492"/>
            <draw:equation draw:name="f1151" draw:formula="4502"/>
            <draw:equation draw:name="f1152" draw:formula="4511"/>
            <draw:equation draw:name="f1153" draw:formula="4520"/>
            <draw:equation draw:name="f1154" draw:formula="4529"/>
            <draw:equation draw:name="f1155" draw:formula="4540"/>
            <draw:equation draw:name="f1156" draw:formula="4561"/>
            <draw:equation draw:name="f1157" draw:formula="4573"/>
            <draw:equation draw:name="f1158" draw:formula="4584"/>
            <draw:equation draw:name="f1159" draw:formula="4595"/>
            <draw:equation draw:name="f1160" draw:formula="4607"/>
            <draw:equation draw:name="f1161" draw:formula="4620"/>
            <draw:equation draw:name="f1162" draw:formula="4632"/>
            <draw:equation draw:name="f1163" draw:formula="4645"/>
            <draw:equation draw:name="f1164" draw:formula="4659"/>
            <draw:equation draw:name="f1165" draw:formula="4676"/>
            <draw:equation draw:name="f1166" draw:formula="4692"/>
            <draw:equation draw:name="f1167" draw:formula="4707"/>
            <draw:equation draw:name="f1168" draw:formula="4722"/>
            <draw:equation draw:name="f1169" draw:formula="4736"/>
            <draw:equation draw:name="f1170" draw:formula="4748"/>
            <draw:equation draw:name="f1171" draw:formula="4761"/>
            <draw:equation draw:name="f1172" draw:formula="4772"/>
            <draw:equation draw:name="f1173" draw:formula="4753"/>
            <draw:equation draw:name="f1174" draw:formula="4743"/>
            <draw:equation draw:name="f1175" draw:formula="4733"/>
            <draw:equation draw:name="f1176" draw:formula="4710"/>
            <draw:equation draw:name="f1177" draw:formula="4698"/>
            <draw:equation draw:name="f1178" draw:formula="4686"/>
            <draw:equation draw:name="f1179" draw:formula="4672"/>
            <draw:equation draw:name="f1180" draw:formula="4624"/>
            <draw:equation draw:name="f1181" draw:formula="4579"/>
            <draw:equation draw:name="f1182" draw:formula="4565"/>
            <draw:equation draw:name="f1183" draw:formula="4553"/>
            <draw:equation draw:name="f1184" draw:formula="4542"/>
            <draw:equation draw:name="f1185" draw:formula="4531"/>
            <draw:equation draw:name="f1186" draw:formula="4523"/>
            <draw:equation draw:name="f1187" draw:formula="4516"/>
            <draw:equation draw:name="f1188" draw:formula="4507"/>
            <draw:equation draw:name="f1189" draw:formula="4503"/>
            <draw:equation draw:name="f1190" draw:formula="4501"/>
            <draw:equation draw:name="f1191" draw:formula="4518"/>
            <draw:equation draw:name="f1192" draw:formula="4525"/>
            <draw:equation draw:name="f1193" draw:formula="4535"/>
            <draw:equation draw:name="f1194" draw:formula="4545"/>
            <draw:equation draw:name="f1195" draw:formula="4556"/>
            <draw:equation draw:name="f1196" draw:formula="4568"/>
            <draw:equation draw:name="f1197" draw:formula="4581"/>
            <draw:equation draw:name="f1198" draw:formula="4594"/>
            <draw:equation draw:name="f1199" draw:formula="4608"/>
            <draw:equation draw:name="f1200" draw:formula="4639"/>
            <draw:equation draw:name="f1201" draw:formula="4657"/>
            <draw:equation draw:name="f1202" draw:formula="4669"/>
            <draw:equation draw:name="f1203" draw:formula="4681"/>
            <draw:equation draw:name="f1204" draw:formula="4694"/>
            <draw:equation draw:name="f1205" draw:formula="4706"/>
            <draw:equation draw:name="f1206" draw:formula="4718"/>
            <draw:equation draw:name="f1207" draw:formula="4732"/>
            <draw:equation draw:name="f1208" draw:formula="4744"/>
            <draw:equation draw:name="f1209" draw:formula="5225"/>
            <draw:equation draw:name="f1210" draw:formula="4913"/>
            <draw:equation draw:name="f1211" draw:formula="4914"/>
            <draw:equation draw:name="f1212" draw:formula="4916"/>
            <draw:equation draw:name="f1213" draw:formula="4920"/>
            <draw:equation draw:name="f1214" draw:formula="4925"/>
            <draw:equation draw:name="f1215" draw:formula="4931"/>
            <draw:equation draw:name="f1216" draw:formula="4939"/>
            <draw:equation draw:name="f1217" draw:formula="4949"/>
            <draw:equation draw:name="f1218" draw:formula="4959"/>
            <draw:equation draw:name="f1219" draw:formula="4969"/>
            <draw:equation draw:name="f1220" draw:formula="4980"/>
            <draw:equation draw:name="f1221" draw:formula="4993"/>
            <draw:equation draw:name="f1222" draw:formula="5006"/>
            <draw:equation draw:name="f1223" draw:formula="5019"/>
            <draw:equation draw:name="f1224" draw:formula="5034"/>
            <draw:equation draw:name="f1225" draw:formula="5049"/>
            <draw:equation draw:name="f1226" draw:formula="5066"/>
            <draw:equation draw:name="f1227" draw:formula="5082"/>
            <draw:equation draw:name="f1228" draw:formula="5099"/>
            <draw:equation draw:name="f1229" draw:formula="5115"/>
            <draw:equation draw:name="f1230" draw:formula="5130"/>
            <draw:equation draw:name="f1231" draw:formula="5146"/>
            <draw:equation draw:name="f1232" draw:formula="5161"/>
            <draw:equation draw:name="f1233" draw:formula="5176"/>
            <draw:equation draw:name="f1234" draw:formula="5189"/>
            <draw:equation draw:name="f1235" draw:formula="5203"/>
            <draw:equation draw:name="f1236" draw:formula="5187"/>
            <draw:equation draw:name="f1237" draw:formula="5171"/>
            <draw:equation draw:name="f1238" draw:formula="5153"/>
            <draw:equation draw:name="f1239" draw:formula="5135"/>
            <draw:equation draw:name="f1240" draw:formula="5116"/>
            <draw:equation draw:name="f1241" draw:formula="5096"/>
            <draw:equation draw:name="f1242" draw:formula="5075"/>
            <draw:equation draw:name="f1243" draw:formula="5054"/>
            <draw:equation draw:name="f1244" draw:formula="5029"/>
            <draw:equation draw:name="f1245" draw:formula="4995"/>
            <draw:equation draw:name="f1246" draw:formula="4984"/>
            <draw:equation draw:name="f1247" draw:formula="4973"/>
            <draw:equation draw:name="f1248" draw:formula="4963"/>
            <draw:equation draw:name="f1249" draw:formula="4953"/>
            <draw:equation draw:name="f1250" draw:formula="4943"/>
            <draw:equation draw:name="f1251" draw:formula="4934"/>
            <draw:equation draw:name="f1252" draw:formula="4917"/>
            <draw:equation draw:name="f1253" draw:formula="4909"/>
            <draw:equation draw:name="f1254" draw:formula="4900"/>
            <draw:equation draw:name="f1255" draw:formula="4893"/>
            <draw:equation draw:name="f1256" draw:formula="4886"/>
            <draw:equation draw:name="f1257" draw:formula="4879"/>
            <draw:equation draw:name="f1258" draw:formula="4873"/>
            <draw:equation draw:name="f1259" draw:formula="4866"/>
            <draw:equation draw:name="f1260" draw:formula="4861"/>
            <draw:equation draw:name="f1261" draw:formula="4856"/>
            <draw:equation draw:name="f1262" draw:formula="4852"/>
            <draw:equation draw:name="f1263" draw:formula="4848"/>
            <draw:equation draw:name="f1264" draw:formula="4845"/>
            <draw:equation draw:name="f1265" draw:formula="4842"/>
            <draw:equation draw:name="f1266" draw:formula="4840"/>
            <draw:equation draw:name="f1267" draw:formula="4837"/>
            <draw:equation draw:name="f1268" draw:formula="4835"/>
            <draw:equation draw:name="f1269" draw:formula="4834"/>
            <draw:equation draw:name="f1270" draw:formula="4860"/>
            <draw:equation draw:name="f1271" draw:formula="4865"/>
            <draw:equation draw:name="f1272" draw:formula="4872"/>
            <draw:equation draw:name="f1273" draw:formula="4878"/>
            <draw:equation draw:name="f1274" draw:formula="4884"/>
            <draw:equation draw:name="f1275" draw:formula="4891"/>
            <draw:equation draw:name="f1276" draw:formula="4898"/>
            <draw:equation draw:name="f1277" draw:formula="4905"/>
            <draw:equation draw:name="f1278" draw:formula="4922"/>
            <draw:equation draw:name="f1279" draw:formula="4930"/>
            <draw:equation draw:name="f1280" draw:formula="4958"/>
            <draw:equation draw:name="f1281" draw:formula="4967"/>
            <draw:equation draw:name="f1282" draw:formula="4977"/>
            <draw:equation draw:name="f1283" draw:formula="4988"/>
            <draw:equation draw:name="f1284" draw:formula="4999"/>
            <draw:equation draw:name="f1285" draw:formula="5009"/>
            <draw:equation draw:name="f1286" draw:formula="5021"/>
            <draw:equation draw:name="f1287" draw:formula="5032"/>
            <draw:equation draw:name="f1288" draw:formula="5044"/>
            <draw:equation draw:name="f1289" draw:formula="5055"/>
            <draw:equation draw:name="f1290" draw:formula="5068"/>
            <draw:equation draw:name="f1291" draw:formula="5079"/>
            <draw:equation draw:name="f1292" draw:formula="5090"/>
            <draw:equation draw:name="f1293" draw:formula="5101"/>
            <draw:equation draw:name="f1294" draw:formula="5111"/>
            <draw:equation draw:name="f1295" draw:formula="5120"/>
            <draw:equation draw:name="f1296" draw:formula="5129"/>
            <draw:equation draw:name="f1297" draw:formula="5139"/>
            <draw:equation draw:name="f1298" draw:formula="5148"/>
            <draw:equation draw:name="f1299" draw:formula="5156"/>
            <draw:equation draw:name="f1300" draw:formula="5163"/>
            <draw:equation draw:name="f1301" draw:formula="5172"/>
            <draw:equation draw:name="f1302" draw:formula="5178"/>
            <draw:equation draw:name="f1303" draw:formula="5185"/>
            <draw:equation draw:name="f1304" draw:formula="5191"/>
            <draw:equation draw:name="f1305" draw:formula="5200"/>
            <draw:equation draw:name="f1306" draw:formula="5208"/>
            <draw:equation draw:name="f1307" draw:formula="5215"/>
            <draw:equation draw:name="f1308" draw:formula="5220"/>
            <draw:equation draw:name="f1309" draw:formula="5224"/>
            <draw:equation draw:name="f1310" draw:formula="5227"/>
            <draw:equation draw:name="f1311" draw:formula="5229"/>
            <draw:equation draw:name="f1312" draw:formula="5228"/>
            <draw:equation draw:name="f1313" draw:formula="5150"/>
            <draw:equation draw:name="f1314" draw:formula="5149"/>
            <draw:equation draw:name="f1315" draw:formula="5145"/>
            <draw:equation draw:name="f1316" draw:formula="5142"/>
            <draw:equation draw:name="f1317" draw:formula="5134"/>
            <draw:equation draw:name="f1318" draw:formula="5128"/>
            <draw:equation draw:name="f1319" draw:formula="5112"/>
            <draw:equation draw:name="f1320" draw:formula="5102"/>
            <draw:equation draw:name="f1321" draw:formula="5091"/>
            <draw:equation draw:name="f1322" draw:formula="5067"/>
            <draw:equation draw:name="f1323" draw:formula="5052"/>
            <draw:equation draw:name="f1324" draw:formula="5037"/>
            <draw:equation draw:name="f1325" draw:formula="5024"/>
            <draw:equation draw:name="f1326" draw:formula="5010"/>
            <draw:equation draw:name="f1327" draw:formula="4998"/>
            <draw:equation draw:name="f1328" draw:formula="4987"/>
            <draw:equation draw:name="f1329" draw:formula="4975"/>
            <draw:equation draw:name="f1330" draw:formula="4965"/>
            <draw:equation draw:name="f1331" draw:formula="4956"/>
            <draw:equation draw:name="f1332" draw:formula="4947"/>
            <draw:equation draw:name="f1333" draw:formula="4940"/>
            <draw:equation draw:name="f1334" draw:formula="4929"/>
            <draw:equation draw:name="f1335" draw:formula="4924"/>
            <draw:equation draw:name="f1336" draw:formula="5330"/>
            <draw:equation draw:name="f1337" draw:formula="5329"/>
            <draw:equation draw:name="f1338" draw:formula="5328"/>
            <draw:equation draw:name="f1339" draw:formula="5399"/>
            <draw:equation draw:name="f1340" draw:formula="5402"/>
            <draw:equation draw:name="f1341" draw:formula="5406"/>
            <draw:equation draw:name="f1342" draw:formula="5409"/>
            <draw:equation draw:name="f1343" draw:formula="5414"/>
            <draw:equation draw:name="f1344" draw:formula="5419"/>
            <draw:equation draw:name="f1345" draw:formula="5425"/>
            <draw:equation draw:name="f1346" draw:formula="5432"/>
            <draw:equation draw:name="f1347" draw:formula="5439"/>
            <draw:equation draw:name="f1348" draw:formula="5446"/>
            <draw:equation draw:name="f1349" draw:formula="5454"/>
            <draw:equation draw:name="f1350" draw:formula="5463"/>
            <draw:equation draw:name="f1351" draw:formula="5472"/>
            <draw:equation draw:name="f1352" draw:formula="5481"/>
            <draw:equation draw:name="f1353" draw:formula="5490"/>
            <draw:equation draw:name="f1354" draw:formula="5500"/>
            <draw:equation draw:name="f1355" draw:formula="5510"/>
            <draw:equation draw:name="f1356" draw:formula="5520"/>
            <draw:equation draw:name="f1357" draw:formula="5529"/>
            <draw:equation draw:name="f1358" draw:formula="5541"/>
            <draw:equation draw:name="f1359" draw:formula="5553"/>
            <draw:equation draw:name="f1360" draw:formula="5539"/>
            <draw:equation draw:name="f1361" draw:formula="5524"/>
            <draw:equation draw:name="f1362" draw:formula="5511"/>
            <draw:equation draw:name="f1363" draw:formula="5498"/>
            <draw:equation draw:name="f1364" draw:formula="5486"/>
            <draw:equation draw:name="f1365" draw:formula="5475"/>
            <draw:equation draw:name="f1366" draw:formula="5464"/>
            <draw:equation draw:name="f1367" draw:formula="5455"/>
            <draw:equation draw:name="f1368" draw:formula="5438"/>
            <draw:equation draw:name="f1369" draw:formula="5426"/>
            <draw:equation draw:name="f1370" draw:formula="5421"/>
            <draw:equation draw:name="f1371" draw:formula="5418"/>
            <draw:equation draw:name="f1372" draw:formula="5415"/>
            <draw:equation draw:name="f1373" draw:formula="5413"/>
            <draw:equation draw:name="f1374" draw:formula="5411"/>
            <draw:equation draw:name="f1375" draw:formula="5652"/>
            <draw:equation draw:name="f1376" draw:formula="5732"/>
            <draw:equation draw:name="f1377" draw:formula="80"/>
            <draw:equation draw:name="f1378" draw:formula="5849"/>
            <draw:equation draw:name="f1379" draw:formula="5733"/>
            <draw:equation draw:name="f1380" draw:formula="503"/>
            <draw:equation draw:name="f1381" draw:formula="513"/>
            <draw:equation draw:name="f1382" draw:formula="5734"/>
            <draw:equation draw:name="f1383" draw:formula="5736"/>
            <draw:equation draw:name="f1384" draw:formula="5738"/>
            <draw:equation draw:name="f1385" draw:formula="539"/>
            <draw:equation draw:name="f1386" draw:formula="5741"/>
            <draw:equation draw:name="f1387" draw:formula="5744"/>
            <draw:equation draw:name="f1388" draw:formula="552"/>
            <draw:equation draw:name="f1389" draw:formula="5747"/>
            <draw:equation draw:name="f1390" draw:formula="557"/>
            <draw:equation draw:name="f1391" draw:formula="5751"/>
            <draw:equation draw:name="f1392" draw:formula="5756"/>
            <draw:equation draw:name="f1393" draw:formula="5760"/>
            <draw:equation draw:name="f1394" draw:formula="570"/>
            <draw:equation draw:name="f1395" draw:formula="5766"/>
            <draw:equation draw:name="f1396" draw:formula="5773"/>
            <draw:equation draw:name="f1397" draw:formula="5779"/>
            <draw:equation draw:name="f1398" draw:formula="5786"/>
            <draw:equation draw:name="f1399" draw:formula="5793"/>
            <draw:equation draw:name="f1400" draw:formula="5807"/>
            <draw:equation draw:name="f1401" draw:formula="5819"/>
            <draw:equation draw:name="f1402" draw:formula="5830"/>
            <draw:equation draw:name="f1403" draw:formula="5840"/>
            <draw:equation draw:name="f1404" draw:formula="5844"/>
            <draw:equation draw:name="f1405" draw:formula="5829"/>
            <draw:equation draw:name="f1406" draw:formula="5812"/>
            <draw:equation draw:name="f1407" draw:formula="5792"/>
            <draw:equation draw:name="f1408" draw:formula="5772"/>
            <draw:equation draw:name="f1409" draw:formula="5758"/>
            <draw:equation draw:name="f1410" draw:formula="5745"/>
            <draw:equation draw:name="f1411" draw:formula="5721"/>
            <draw:equation draw:name="f1412" draw:formula="5710"/>
            <draw:equation draw:name="f1413" draw:formula="5701"/>
            <draw:equation draw:name="f1414" draw:formula="5691"/>
            <draw:equation draw:name="f1415" draw:formula="5683"/>
            <draw:equation draw:name="f1416" draw:formula="5676"/>
            <draw:equation draw:name="f1417" draw:formula="602"/>
            <draw:equation draw:name="f1418" draw:formula="5670"/>
            <draw:equation draw:name="f1419" draw:formula="591"/>
            <draw:equation draw:name="f1420" draw:formula="5665"/>
            <draw:equation draw:name="f1421" draw:formula="5660"/>
            <draw:equation draw:name="f1422" draw:formula="565"/>
            <draw:equation draw:name="f1423" draw:formula="5657"/>
            <draw:equation draw:name="f1424" draw:formula="5654"/>
            <draw:equation draw:name="f1425" draw:formula="532"/>
            <draw:equation draw:name="f1426" draw:formula="5583"/>
            <draw:equation draw:name="f1427" draw:formula="6256"/>
            <draw:equation draw:name="f1428" draw:formula="529"/>
            <draw:equation draw:name="f1429" draw:formula="6257"/>
            <draw:equation draw:name="f1430" draw:formula="561"/>
            <draw:equation draw:name="f1431" draw:formula="6258"/>
            <draw:equation draw:name="f1432" draw:formula="6260"/>
            <draw:equation draw:name="f1433" draw:formula="615"/>
            <draw:equation draw:name="f1434" draw:formula="6263"/>
            <draw:equation draw:name="f1435" draw:formula="6189"/>
            <draw:equation draw:name="f1436" draw:formula="6183"/>
            <draw:equation draw:name="f1437" draw:formula="6180"/>
            <draw:equation draw:name="f1438" draw:formula="6173"/>
            <draw:equation draw:name="f1439" draw:formula="6167"/>
            <draw:equation draw:name="f1440" draw:formula="6160"/>
            <draw:equation draw:name="f1441" draw:formula="603"/>
            <draw:equation draw:name="f1442" draw:formula="6154"/>
            <draw:equation draw:name="f1443" draw:formula="610"/>
            <draw:equation draw:name="f1444" draw:formula="6146"/>
            <draw:equation draw:name="f1445" draw:formula="616"/>
            <draw:equation draw:name="f1446" draw:formula="6138"/>
            <draw:equation draw:name="f1447" draw:formula="621"/>
            <draw:equation draw:name="f1448" draw:formula="6130"/>
            <draw:equation draw:name="f1449" draw:formula="626"/>
            <draw:equation draw:name="f1450" draw:formula="6122"/>
            <draw:equation draw:name="f1451" draw:formula="6113"/>
            <draw:equation draw:name="f1452" draw:formula="6104"/>
            <draw:equation draw:name="f1453" draw:formula="6094"/>
            <draw:equation draw:name="f1454" draw:formula="6085"/>
            <draw:equation draw:name="f1455" draw:formula="6075"/>
            <draw:equation draw:name="f1456" draw:formula="6064"/>
            <draw:equation draw:name="f1457" draw:formula="6053"/>
            <draw:equation draw:name="f1458" draw:formula="6043"/>
            <draw:equation draw:name="f1459" draw:formula="6026"/>
            <draw:equation draw:name="f1460" draw:formula="6012"/>
            <draw:equation draw:name="f1461" draw:formula="5998"/>
            <draw:equation draw:name="f1462" draw:formula="5984"/>
            <draw:equation draw:name="f1463" draw:formula="5972"/>
            <draw:equation draw:name="f1464" draw:formula="5961"/>
            <draw:equation draw:name="f1465" draw:formula="5949"/>
            <draw:equation draw:name="f1466" draw:formula="5939"/>
            <draw:equation draw:name="f1467" draw:formula="5932"/>
            <draw:equation draw:name="f1468" draw:formula="5925"/>
            <draw:equation draw:name="f1469" draw:formula="5919"/>
            <draw:equation draw:name="f1470" draw:formula="5913"/>
            <draw:equation draw:name="f1471" draw:formula="5910"/>
            <draw:equation draw:name="f1472" draw:formula="5907"/>
            <draw:equation draw:name="f1473" draw:formula="543"/>
            <draw:equation draw:name="f1474" draw:formula="5906"/>
            <draw:equation draw:name="f1475" draw:formula="5905"/>
            <draw:equation draw:name="f1476" draw:formula="518"/>
            <draw:equation draw:name="f1477" draw:formula="508"/>
            <draw:equation draw:name="f1478" draw:formula="498"/>
            <draw:equation draw:name="f1479" draw:formula="5909"/>
            <draw:equation draw:name="f1480" draw:formula="5912"/>
            <draw:equation draw:name="f1481" draw:formula="471"/>
            <draw:equation draw:name="f1482" draw:formula="5915"/>
            <draw:equation draw:name="f1483" draw:formula="462"/>
            <draw:equation draw:name="f1484" draw:formula="5923"/>
            <draw:equation draw:name="f1485" draw:formula="446"/>
            <draw:equation draw:name="f1486" draw:formula="5928"/>
            <draw:equation draw:name="f1487" draw:formula="439"/>
            <draw:equation draw:name="f1488" draw:formula="5933"/>
            <draw:equation draw:name="f1489" draw:formula="5938"/>
            <draw:equation draw:name="f1490" draw:formula="424"/>
            <draw:equation draw:name="f1491" draw:formula="5944"/>
            <draw:equation draw:name="f1492" draw:formula="5951"/>
            <draw:equation draw:name="f1493" draw:formula="411"/>
            <draw:equation draw:name="f1494" draw:formula="5959"/>
            <draw:equation draw:name="f1495" draw:formula="5967"/>
            <draw:equation draw:name="f1496" draw:formula="399"/>
            <draw:equation draw:name="f1497" draw:formula="5975"/>
            <draw:equation draw:name="f1498" draw:formula="393"/>
            <draw:equation draw:name="f1499" draw:formula="5994"/>
            <draw:equation draw:name="f1500" draw:formula="6014"/>
            <draw:equation draw:name="f1501" draw:formula="374"/>
            <draw:equation draw:name="f1502" draw:formula="6036"/>
            <draw:equation draw:name="f1503" draw:formula="6060"/>
            <draw:equation draw:name="f1504" draw:formula="6086"/>
            <draw:equation draw:name="f1505" draw:formula="6114"/>
            <draw:equation draw:name="f1506" draw:formula="6144"/>
            <draw:equation draw:name="f1507" draw:formula="351"/>
            <draw:equation draw:name="f1508" draw:formula="6175"/>
            <draw:equation draw:name="f1509" draw:formula="342"/>
            <draw:equation draw:name="f1510" draw:formula="6174"/>
            <draw:equation draw:name="f1511" draw:formula="6171"/>
            <draw:equation draw:name="f1512" draw:formula="306"/>
            <draw:equation draw:name="f1513" draw:formula="6168"/>
            <draw:equation draw:name="f1514" draw:formula="6165"/>
            <draw:equation draw:name="f1515" draw:formula="6161"/>
            <draw:equation draw:name="f1516" draw:formula="278"/>
            <draw:equation draw:name="f1517" draw:formula="6156"/>
            <draw:equation draw:name="f1518" draw:formula="6150"/>
            <draw:equation draw:name="f1519" draw:formula="6143"/>
            <draw:equation draw:name="f1520" draw:formula="6135"/>
            <draw:equation draw:name="f1521" draw:formula="6127"/>
            <draw:equation draw:name="f1522" draw:formula="6118"/>
            <draw:equation draw:name="f1523" draw:formula="6108"/>
            <draw:equation draw:name="f1524" draw:formula="6097"/>
            <draw:equation draw:name="f1525" draw:formula="6073"/>
            <draw:equation draw:name="f1526" draw:formula="6056"/>
            <draw:equation draw:name="f1527" draw:formula="6041"/>
            <draw:equation draw:name="f1528" draw:formula="240"/>
            <draw:equation draw:name="f1529" draw:formula="6025"/>
            <draw:equation draw:name="f1530" draw:formula="6010"/>
            <draw:equation draw:name="f1531" draw:formula="5996"/>
            <draw:equation draw:name="f1532" draw:formula="5982"/>
            <draw:equation draw:name="f1533" draw:formula="257"/>
            <draw:equation draw:name="f1534" draw:formula="5969"/>
            <draw:equation draw:name="f1535" draw:formula="5957"/>
            <draw:equation draw:name="f1536" draw:formula="218"/>
            <draw:equation draw:name="f1537" draw:formula="5953"/>
            <draw:equation draw:name="f1538" draw:formula="208"/>
            <draw:equation draw:name="f1539" draw:formula="5970"/>
            <draw:equation draw:name="f1540" draw:formula="200"/>
            <draw:equation draw:name="f1541" draw:formula="5987"/>
            <draw:equation draw:name="f1542" draw:formula="6005"/>
            <draw:equation draw:name="f1543" draw:formula="6024"/>
            <draw:equation draw:name="f1544" draw:formula="6044"/>
            <draw:equation draw:name="f1545" draw:formula="6063"/>
            <draw:equation draw:name="f1546" draw:formula="6106"/>
            <draw:equation draw:name="f1547" draw:formula="6125"/>
            <draw:equation draw:name="f1548" draw:formula="189"/>
            <draw:equation draw:name="f1549" draw:formula="203"/>
            <draw:equation draw:name="f1550" draw:formula="6202"/>
            <draw:equation draw:name="f1551" draw:formula="6213"/>
            <draw:equation draw:name="f1552" draw:formula="6223"/>
            <draw:equation draw:name="f1553" draw:formula="6232"/>
            <draw:equation draw:name="f1554" draw:formula="6239"/>
            <draw:equation draw:name="f1555" draw:formula="6245"/>
            <draw:equation draw:name="f1556" draw:formula="6249"/>
            <draw:equation draw:name="f1557" draw:formula="6254"/>
            <draw:equation draw:name="f1558" draw:formula="6255"/>
            <draw:equation draw:name="f1559" draw:formula="339"/>
            <draw:equation draw:name="f1560" draw:formula="486"/>
            <draw:equation draw:name="f1561" draw:formula="6152"/>
            <draw:equation draw:name="f1562" draw:formula="6131"/>
            <draw:equation draw:name="f1563" draw:formula="409"/>
            <draw:equation draw:name="f1564" draw:formula="6111"/>
            <draw:equation draw:name="f1565" draw:formula="6092"/>
            <draw:equation draw:name="f1566" draw:formula="6076"/>
            <draw:equation draw:name="f1567" draw:formula="416"/>
            <draw:equation draw:name="f1568" draw:formula="420"/>
            <draw:equation draw:name="f1569" draw:formula="6046"/>
            <draw:equation draw:name="f1570" draw:formula="425"/>
            <draw:equation draw:name="f1571" draw:formula="6034"/>
            <draw:equation draw:name="f1572" draw:formula="6022"/>
            <draw:equation draw:name="f1573" draw:formula="438"/>
            <draw:equation draw:name="f1574" draw:formula="6013"/>
            <draw:equation draw:name="f1575" draw:formula="5999"/>
            <draw:equation draw:name="f1576" draw:formula="474"/>
            <draw:equation draw:name="f1577" draw:formula="5989"/>
            <draw:equation draw:name="f1578" draw:formula="5986"/>
            <draw:equation draw:name="f1579" draw:formula="5988"/>
            <draw:equation draw:name="f1580" draw:formula="527"/>
            <draw:equation draw:name="f1581" draw:formula="5990"/>
            <draw:equation draw:name="f1582" draw:formula="534"/>
            <draw:equation draw:name="f1583" draw:formula="5993"/>
            <draw:equation draw:name="f1584" draw:formula="6000"/>
            <draw:equation draw:name="f1585" draw:formula="6015"/>
            <draw:equation draw:name="f1586" draw:formula="6020"/>
            <draw:equation draw:name="f1587" draw:formula="6040"/>
            <draw:equation draw:name="f1588" draw:formula="6047"/>
            <draw:equation draw:name="f1589" draw:formula="586"/>
            <draw:equation draw:name="f1590" draw:formula="6055"/>
            <draw:equation draw:name="f1591" draw:formula="6083"/>
            <draw:equation draw:name="f1592" draw:formula="6100"/>
            <draw:equation draw:name="f1593" draw:formula="6110"/>
            <draw:equation draw:name="f1594" draw:formula="6126"/>
            <draw:equation draw:name="f1595" draw:formula="6133"/>
            <draw:equation draw:name="f1596" draw:formula="6140"/>
            <draw:equation draw:name="f1597" draw:formula="558"/>
            <draw:equation draw:name="f1598" draw:formula="533"/>
            <draw:equation draw:name="f1599" draw:formula="6164"/>
            <draw:equation draw:name="f1600" draw:formula="526"/>
            <draw:equation draw:name="f1601" draw:formula="519"/>
            <draw:equation draw:name="f1602" draw:formula="6170"/>
            <draw:equation draw:name="f1603" draw:formula="6172"/>
            <draw:equation draw:name="f1604" draw:formula="506"/>
            <draw:equation draw:name="f1605" draw:formula="499"/>
            <draw:equation draw:name="f1606" draw:formula="493"/>
            <draw:equation draw:name="f1607" draw:formula="6469"/>
            <draw:equation draw:name="f1608" draw:formula="6387"/>
            <draw:equation draw:name="f1609" draw:formula="6427"/>
            <draw:equation draw:name="f1610" draw:formula="6426"/>
            <draw:equation draw:name="f1611" draw:formula="6416"/>
            <draw:equation draw:name="f1612" draw:formula="6406"/>
            <draw:equation draw:name="f1613" draw:formula="6401"/>
            <draw:equation draw:name="f1614" draw:formula="6397"/>
            <draw:equation draw:name="f1615" draw:formula="6393"/>
            <draw:equation draw:name="f1616" draw:formula="6389"/>
            <draw:equation draw:name="f1617" draw:formula="6383"/>
            <draw:equation draw:name="f1618" draw:formula="6379"/>
            <draw:equation draw:name="f1619" draw:formula="6376"/>
            <draw:equation draw:name="f1620" draw:formula="6375"/>
            <draw:equation draw:name="f1621" draw:formula="6384"/>
            <draw:equation draw:name="f1622" draw:formula="6390"/>
            <draw:equation draw:name="f1623" draw:formula="6394"/>
            <draw:equation draw:name="f1624" draw:formula="6398"/>
            <draw:equation draw:name="f1625" draw:formula="6403"/>
            <draw:equation draw:name="f1626" draw:formula="6407"/>
            <draw:equation draw:name="f1627" draw:formula="6417"/>
            <draw:equation draw:name="f1628" draw:formula="6428"/>
            <draw:equation draw:name="f1629" draw:formula="6439"/>
            <draw:equation draw:name="f1630" draw:formula="6449"/>
            <draw:equation draw:name="f1631" draw:formula="6454"/>
            <draw:equation draw:name="f1632" draw:formula="6458"/>
            <draw:equation draw:name="f1633" draw:formula="6462"/>
            <draw:equation draw:name="f1634" draw:formula="6465"/>
            <draw:equation draw:name="f1635" draw:formula="6472"/>
            <draw:equation draw:name="f1636" draw:formula="6476"/>
            <draw:equation draw:name="f1637" draw:formula="6480"/>
            <draw:equation draw:name="f1638" draw:formula="6444"/>
            <draw:equation draw:name="f1639" draw:formula="6438"/>
            <draw:equation draw:name="f1640" draw:formula="6433"/>
            <draw:equation draw:name="f1641" draw:formula="6604"/>
            <draw:equation draw:name="f1642" draw:formula="6603"/>
            <draw:equation draw:name="f1643" draw:formula="6602"/>
            <draw:equation draw:name="f1644" draw:formula="6601"/>
            <draw:equation draw:name="f1645" draw:formula="6673"/>
            <draw:equation draw:name="f1646" draw:formula="6678"/>
            <draw:equation draw:name="f1647" draw:formula="6679"/>
            <draw:equation draw:name="f1648" draw:formula="6684"/>
            <draw:equation draw:name="f1649" draw:formula="6690"/>
            <draw:equation draw:name="f1650" draw:formula="6695"/>
            <draw:equation draw:name="f1651" draw:formula="6703"/>
            <draw:equation draw:name="f1652" draw:formula="6710"/>
            <draw:equation draw:name="f1653" draw:formula="6717"/>
            <draw:equation draw:name="f1654" draw:formula="6725"/>
            <draw:equation draw:name="f1655" draw:formula="6734"/>
            <draw:equation draw:name="f1656" draw:formula="6745"/>
            <draw:equation draw:name="f1657" draw:formula="6756"/>
            <draw:equation draw:name="f1658" draw:formula="6767"/>
            <draw:equation draw:name="f1659" draw:formula="6779"/>
            <draw:equation draw:name="f1660" draw:formula="6790"/>
            <draw:equation draw:name="f1661" draw:formula="6802"/>
            <draw:equation draw:name="f1662" draw:formula="6815"/>
            <draw:equation draw:name="f1663" draw:formula="6828"/>
            <draw:equation draw:name="f1664" draw:formula="6842"/>
            <draw:equation draw:name="f1665" draw:formula="6857"/>
            <draw:equation draw:name="f1666" draw:formula="6870"/>
            <draw:equation draw:name="f1667" draw:formula="6883"/>
            <draw:equation draw:name="f1668" draw:formula="6896"/>
            <draw:equation draw:name="f1669" draw:formula="6908"/>
            <draw:equation draw:name="f1670" draw:formula="6919"/>
            <draw:equation draw:name="f1671" draw:formula="6930"/>
            <draw:equation draw:name="f1672" draw:formula="6937"/>
            <draw:equation draw:name="f1673" draw:formula="6943"/>
            <draw:equation draw:name="f1674" draw:formula="6949"/>
            <draw:equation draw:name="f1675" draw:formula="6954"/>
            <draw:equation draw:name="f1676" draw:formula="6959"/>
            <draw:equation draw:name="f1677" draw:formula="6965"/>
            <draw:equation draw:name="f1678" draw:formula="6969"/>
            <draw:equation draw:name="f1679" draw:formula="6972"/>
            <draw:equation draw:name="f1680" draw:formula="6976"/>
            <draw:equation draw:name="f1681" draw:formula="6978"/>
            <draw:equation draw:name="f1682" draw:formula="6981"/>
            <draw:equation draw:name="f1683" draw:formula="6983"/>
            <draw:equation draw:name="f1684" draw:formula="6985"/>
            <draw:equation draw:name="f1685" draw:formula="6986"/>
            <draw:equation draw:name="f1686" draw:formula="6905"/>
            <draw:equation draw:name="f1687" draw:formula="6904"/>
            <draw:equation draw:name="f1688" draw:formula="6903"/>
            <draw:equation draw:name="f1689" draw:formula="6901"/>
            <draw:equation draw:name="f1690" draw:formula="6898"/>
            <draw:equation draw:name="f1691" draw:formula="6895"/>
            <draw:equation draw:name="f1692" draw:formula="6890"/>
            <draw:equation draw:name="f1693" draw:formula="6884"/>
            <draw:equation draw:name="f1694" draw:formula="6878"/>
            <draw:equation draw:name="f1695" draw:formula="6872"/>
            <draw:equation draw:name="f1696" draw:formula="6864"/>
            <draw:equation draw:name="f1697" draw:formula="6856"/>
            <draw:equation draw:name="f1698" draw:formula="6846"/>
            <draw:equation draw:name="f1699" draw:formula="6836"/>
            <draw:equation draw:name="f1700" draw:formula="6825"/>
            <draw:equation draw:name="f1701" draw:formula="6814"/>
            <draw:equation draw:name="f1702" draw:formula="6801"/>
            <draw:equation draw:name="f1703" draw:formula="6791"/>
            <draw:equation draw:name="f1704" draw:formula="6782"/>
            <draw:equation draw:name="f1705" draw:formula="6772"/>
            <draw:equation draw:name="f1706" draw:formula="6764"/>
            <draw:equation draw:name="f1707" draw:formula="6748"/>
            <draw:equation draw:name="f1708" draw:formula="6740"/>
            <draw:equation draw:name="f1709" draw:formula="6732"/>
            <draw:equation draw:name="f1710" draw:formula="6719"/>
            <draw:equation draw:name="f1711" draw:formula="6713"/>
            <draw:equation draw:name="f1712" draw:formula="6707"/>
            <draw:equation draw:name="f1713" draw:formula="6698"/>
            <draw:equation draw:name="f1714" draw:formula="6694"/>
            <draw:equation draw:name="f1715" draw:formula="6691"/>
            <draw:equation draw:name="f1716" draw:formula="6689"/>
            <draw:equation draw:name="f1717" draw:formula="6687"/>
            <draw:equation draw:name="f1718" draw:formula="6686"/>
            <draw:equation draw:name="f1719" draw:formula="7137"/>
            <draw:equation draw:name="f1720" draw:formula="7217"/>
            <draw:equation draw:name="f1721" draw:formula="7333"/>
            <draw:equation draw:name="f1722" draw:formula="7218"/>
            <draw:equation draw:name="f1723" draw:formula="7219"/>
            <draw:equation draw:name="f1724" draw:formula="7220"/>
            <draw:equation draw:name="f1725" draw:formula="7223"/>
            <draw:equation draw:name="f1726" draw:formula="7226"/>
            <draw:equation draw:name="f1727" draw:formula="7229"/>
            <draw:equation draw:name="f1728" draw:formula="7233"/>
            <draw:equation draw:name="f1729" draw:formula="7237"/>
            <draw:equation draw:name="f1730" draw:formula="7241"/>
            <draw:equation draw:name="f1731" draw:formula="7246"/>
            <draw:equation draw:name="f1732" draw:formula="7251"/>
            <draw:equation draw:name="f1733" draw:formula="7257"/>
            <draw:equation draw:name="f1734" draw:formula="7264"/>
            <draw:equation draw:name="f1735" draw:formula="7271"/>
            <draw:equation draw:name="f1736" draw:formula="7278"/>
            <draw:equation draw:name="f1737" draw:formula="7291"/>
            <draw:equation draw:name="f1738" draw:formula="7304"/>
            <draw:equation draw:name="f1739" draw:formula="7315"/>
            <draw:equation draw:name="f1740" draw:formula="7325"/>
            <draw:equation draw:name="f1741" draw:formula="7329"/>
            <draw:equation draw:name="f1742" draw:formula="7314"/>
            <draw:equation draw:name="f1743" draw:formula="7296"/>
            <draw:equation draw:name="f1744" draw:formula="7243"/>
            <draw:equation draw:name="f1745" draw:formula="7230"/>
            <draw:equation draw:name="f1746" draw:formula="7206"/>
            <draw:equation draw:name="f1747" draw:formula="7196"/>
            <draw:equation draw:name="f1748" draw:formula="7185"/>
            <draw:equation draw:name="f1749" draw:formula="7176"/>
            <draw:equation draw:name="f1750" draw:formula="7168"/>
            <draw:equation draw:name="f1751" draw:formula="7161"/>
            <draw:equation draw:name="f1752" draw:formula="7155"/>
            <draw:equation draw:name="f1753" draw:formula="7149"/>
            <draw:equation draw:name="f1754" draw:formula="7145"/>
            <draw:equation draw:name="f1755" draw:formula="7141"/>
            <draw:equation draw:name="f1756" draw:formula="7139"/>
            <draw:equation draw:name="f1757" draw:formula="7138"/>
            <draw:equation draw:name="f1758" draw:formula="7068"/>
            <draw:equation draw:name="f1759" draw:formula="7366"/>
            <draw:equation draw:name="f1760" draw:formula="7455"/>
            <draw:equation draw:name="f1761" draw:formula="7553"/>
            <draw:equation draw:name="f1762" draw:formula="453"/>
            <draw:equation draw:name="f1763" draw:formula="7560"/>
            <draw:equation draw:name="f1764" draw:formula="7568"/>
            <draw:equation draw:name="f1765" draw:formula="7575"/>
            <draw:equation draw:name="f1766" draw:formula="7582"/>
            <draw:equation draw:name="f1767" draw:formula="545"/>
            <draw:equation draw:name="f1768" draw:formula="7584"/>
            <draw:equation draw:name="f1769" draw:formula="7589"/>
            <draw:equation draw:name="f1770" draw:formula="7595"/>
            <draw:equation draw:name="f1771" draw:formula="507"/>
            <draw:equation draw:name="f1772" draw:formula="7604"/>
            <draw:equation draw:name="f1773" draw:formula="7613"/>
            <draw:equation draw:name="f1774" draw:formula="451"/>
            <draw:equation draw:name="f1775" draw:formula="7701"/>
            <draw:equation draw:name="f1776" draw:formula="7788"/>
            <draw:equation draw:name="f1777" draw:formula="7665"/>
            <draw:equation draw:name="f1778" draw:formula="7654"/>
            <draw:equation draw:name="f1779" draw:formula="537"/>
            <draw:equation draw:name="f1780" draw:formula="7644"/>
            <draw:equation draw:name="f1781" draw:formula="7632"/>
            <draw:equation draw:name="f1782" draw:formula="590"/>
            <draw:equation draw:name="f1783" draw:formula="7623"/>
            <draw:equation draw:name="f1784" draw:formula="655"/>
            <draw:equation draw:name="f1785" draw:formula="672"/>
            <draw:equation draw:name="f1786" draw:formula="7587"/>
            <draw:equation draw:name="f1787" draw:formula="688"/>
            <draw:equation draw:name="f1788" draw:formula="7578"/>
            <draw:equation draw:name="f1789" draw:formula="704"/>
            <draw:equation draw:name="f1790" draw:formula="7569"/>
            <draw:equation draw:name="f1791" draw:formula="719"/>
            <draw:equation draw:name="f1792" draw:formula="7559"/>
            <draw:equation draw:name="f1793" draw:formula="733"/>
            <draw:equation draw:name="f1794" draw:formula="7550"/>
            <draw:equation draw:name="f1795" draw:formula="746"/>
            <draw:equation draw:name="f1796" draw:formula="7541"/>
            <draw:equation draw:name="f1797" draw:formula="759"/>
            <draw:equation draw:name="f1798" draw:formula="7532"/>
            <draw:equation draw:name="f1799" draw:formula="770"/>
            <draw:equation draw:name="f1800" draw:formula="7521"/>
            <draw:equation draw:name="f1801" draw:formula="780"/>
            <draw:equation draw:name="f1802" draw:formula="7512"/>
            <draw:equation draw:name="f1803" draw:formula="790"/>
            <draw:equation draw:name="f1804" draw:formula="7500"/>
            <draw:equation draw:name="f1805" draw:formula="7487"/>
            <draw:equation draw:name="f1806" draw:formula="809"/>
            <draw:equation draw:name="f1807" draw:formula="7474"/>
            <draw:equation draw:name="f1808" draw:formula="817"/>
            <draw:equation draw:name="f1809" draw:formula="7462"/>
            <draw:equation draw:name="f1810" draw:formula="825"/>
            <draw:equation draw:name="f1811" draw:formula="7450"/>
            <draw:equation draw:name="f1812" draw:formula="831"/>
            <draw:equation draw:name="f1813" draw:formula="7437"/>
            <draw:equation draw:name="f1814" draw:formula="835"/>
            <draw:equation draw:name="f1815" draw:formula="7424"/>
            <draw:equation draw:name="f1816" draw:formula="839"/>
            <draw:equation draw:name="f1817" draw:formula="7412"/>
            <draw:equation draw:name="f1818" draw:formula="7391"/>
            <draw:equation draw:name="f1819" draw:formula="773"/>
            <draw:equation draw:name="f1820" draw:formula="7409"/>
            <draw:equation draw:name="f1821" draw:formula="766"/>
            <draw:equation draw:name="f1822" draw:formula="7428"/>
            <draw:equation draw:name="f1823" draw:formula="758"/>
            <draw:equation draw:name="f1824" draw:formula="7445"/>
            <draw:equation draw:name="f1825" draw:formula="7463"/>
            <draw:equation draw:name="f1826" draw:formula="7473"/>
            <draw:equation draw:name="f1827" draw:formula="725"/>
            <draw:equation draw:name="f1828" draw:formula="7482"/>
            <draw:equation draw:name="f1829" draw:formula="714"/>
            <draw:equation draw:name="f1830" draw:formula="7493"/>
            <draw:equation draw:name="f1831" draw:formula="7501"/>
            <draw:equation draw:name="f1832" draw:formula="693"/>
            <draw:equation draw:name="f1833" draw:formula="7509"/>
            <draw:equation draw:name="f1834" draw:formula="682"/>
            <draw:equation draw:name="f1835" draw:formula="7517"/>
            <draw:equation draw:name="f1836" draw:formula="669"/>
            <draw:equation draw:name="f1837" draw:formula="7525"/>
            <draw:equation draw:name="f1838" draw:formula="656"/>
            <draw:equation draw:name="f1839" draw:formula="7531"/>
            <draw:equation draw:name="f1840" draw:formula="7536"/>
            <draw:equation draw:name="f1841" draw:formula="7538"/>
            <draw:equation draw:name="f1842" draw:formula="7898"/>
            <draw:equation draw:name="f1843" draw:formula="7896"/>
            <draw:equation draw:name="f1844" draw:formula="7890"/>
            <draw:equation draw:name="f1845" draw:formula="7885"/>
            <draw:equation draw:name="f1846" draw:formula="7880"/>
            <draw:equation draw:name="f1847" draw:formula="7875"/>
            <draw:equation draw:name="f1848" draw:formula="7871"/>
            <draw:equation draw:name="f1849" draw:formula="7866"/>
            <draw:equation draw:name="f1850" draw:formula="7862"/>
            <draw:equation draw:name="f1851" draw:formula="7857"/>
            <draw:equation draw:name="f1852" draw:formula="7854"/>
            <draw:equation draw:name="f1853" draw:formula="7851"/>
            <draw:equation draw:name="f1854" draw:formula="7848"/>
            <draw:equation draw:name="f1855" draw:formula="7846"/>
            <draw:equation draw:name="f1856" draw:formula="7844"/>
            <draw:equation draw:name="f1857" draw:formula="7843"/>
            <draw:equation draw:name="f1858" draw:formula="7845"/>
            <draw:equation draw:name="f1859" draw:formula="7849"/>
            <draw:equation draw:name="f1860" draw:formula="7858"/>
            <draw:equation draw:name="f1861" draw:formula="7863"/>
            <draw:equation draw:name="f1862" draw:formula="7867"/>
            <draw:equation draw:name="f1863" draw:formula="540"/>
            <draw:equation draw:name="f1864" draw:formula="7872"/>
            <draw:equation draw:name="f1865" draw:formula="536"/>
            <draw:equation draw:name="f1866" draw:formula="7876"/>
            <draw:equation draw:name="f1867" draw:formula="7881"/>
            <draw:equation draw:name="f1868" draw:formula="7887"/>
            <draw:equation draw:name="f1869" draw:formula="7892"/>
            <draw:equation draw:name="f1870" draw:formula="7899"/>
            <draw:equation draw:name="f1871" draw:formula="7905"/>
            <draw:equation draw:name="f1872" draw:formula="7910"/>
            <draw:equation draw:name="f1873" draw:formula="7915"/>
            <draw:equation draw:name="f1874" draw:formula="7920"/>
            <draw:equation draw:name="f1875" draw:formula="7925"/>
            <draw:equation draw:name="f1876" draw:formula="7929"/>
            <draw:equation draw:name="f1877" draw:formula="7933"/>
            <draw:equation draw:name="f1878" draw:formula="7938"/>
            <draw:equation draw:name="f1879" draw:formula="7942"/>
            <draw:equation draw:name="f1880" draw:formula="7945"/>
            <draw:equation draw:name="f1881" draw:formula="7947"/>
            <draw:equation draw:name="f1882" draw:formula="7949"/>
            <draw:equation draw:name="f1883" draw:formula="7951"/>
            <draw:equation draw:name="f1884" draw:formula="7952"/>
            <draw:equation draw:name="f1885" draw:formula="7909"/>
            <draw:equation draw:name="f1886" draw:formula="7904"/>
            <draw:equation draw:name="f1887" draw:formula="width/2"/>
            <draw:equation draw:name="f1888" draw:formula="width"/>
            <draw:equation draw:name="f1889" draw:formula="height/2"/>
            <draw:equation draw:name="f1890" draw:formula="height"/>
          </draw:enhanced-geometry>
        </draw:custom-shape>
      </draw:g>
      <draw:frame draw:name="Object 2" draw:style-name="Mgr3" draw:text-style-name="MP3" draw:layer="backgroundobjects" svg:width="0.486cm" svg:height="0.449cm" svg:x="0cm" svg:y="0cm">
        <draw:object>
          <text:p/>
        </draw:object>
        <draw:image xlink:href="./ObjectReplacements/" xlink:type="simple" xlink:show="embed" xlink:actuate="onLoad"/>
      </draw:frame>
      <draw:custom-shape draw:name="Working Draft" draw:style-name="Mgr4" draw:text-style-name="MP5" draw:layer="backgroundobjects" drawooo:display="printer" svg:width="4.938cm" svg:height="0.255cm" draw:transform="rotate (-1.57079632679579) translate (27.43cm 3.14cm)">
        <text:p text:style-name="MP4"><text:span text:style-name="MT1">Last Modified 30/05/2013 18:11 GMT Standard Time</text:span></text:p>
        <draw:enhanced-geometry svg:viewBox="0 0 21600 21600" draw:type="rectangle" draw:enhanced-path="M 0 0 L 21600 0 21600 21600 0 21600 0 0 Z N"/>
      </draw:custom-shape>
      <draw:custom-shape draw:name="Printed" draw:style-name="Mgr4" draw:text-style-name="MP5" draw:layer="backgroundobjects" drawooo:display="printer" svg:width="4.362cm" svg:height="0.255cm" draw:transform="rotate (-1.57079632679579) translate (27.43cm 10.972cm)">
        <text:p text:style-name="MP4"><text:span text:style-name="MT1">Printed 09/05/2013 08:48 GMT Standard Time</text:span></text:p>
        <draw:enhanced-geometry svg:viewBox="0 0 21600 21600" draw:type="rectangle" draw:enhanced-path="M 0 0 L 21600 0 21600 21600 0 21600 0 0 Z N"/>
      </draw:custom-shape>
      <draw:custom-shape draw:name="McK 1. On-page tracker" draw:style-name="Mgr4" draw:text-style-name="MP5" draw:layer="backgroundobjects" drawooo:display="printer" svg:width="2.36cm" svg:height="0.593cm" svg:x="0.381cm" svg:y="0.075cm">
        <text:p text:style-name="MP4"><text:span text:style-name="MT2">TRACKER</text:span></text:p>
        <draw:enhanced-geometry svg:viewBox="0 0 21600 21600" draw:type="rectangle" draw:enhanced-path="M 0 0 L 21600 0 21600 21600 0 21600 0 0 Z N"/>
      </draw:custom-shape>
      <draw:custom-shape draw:name="McK 3. Unit of measure" draw:style-name="Mgr5" draw:text-style-name="MP5" draw:layer="backgroundobjects" drawooo:display="printer" svg:width="26.46cm" svg:height="0.677cm" svg:x="0.368cm" svg:y="1.508cm">
        <text:p text:style-name="MP4"><text:span text:style-name="MT3">Unit of measure</text:span></text:p>
        <draw:enhanced-geometry svg:viewBox="0 0 21600 21600" draw:type="rectangle" draw:enhanced-path="M 0 0 L 21600 0 21600 21600 0 21600 0 0 Z N"/>
      </draw:custom-shape>
      <draw:g draw:name="McK Slide Elements" drawooo:display="printer">
        <draw:custom-shape draw:name="McK 4. Footnote" draw:style-name="Mgr6" draw:text-style-name="MP5" draw:layer="layout" svg:width="26.245cm" svg:height="0.424cm" svg:x="0.368cm" svg:y="17.796cm">
          <text:p text:style-name="MP6"><text:span text:style-name="MT4">1 Footnote</text:span></text:p>
          <draw:enhanced-geometry svg:viewBox="0 0 21600 21600" draw:type="rectangle" draw:enhanced-path="M 0 0 L 21600 0 21600 21600 0 21600 0 0 Z N"/>
        </draw:custom-shape>
        <draw:custom-shape draw:name="McK 5. Source" draw:style-name="Mgr6" draw:text-style-name="MP5" draw:layer="layout" svg:width="15.864cm" svg:height="0.424cm" svg:x="0.368cm" svg:y="18.44cm">
          <text:p text:style-name="MP7"><text:span text:style-name="MT5">SOURCE: Source</text:span></text:p>
          <draw:enhanced-geometry svg:viewBox="0 0 21600 21600" draw:type="rectangle" draw:enhanced-path="M 0 0 L 21600 0 21600 21600 0 21600 0 0 Z N"/>
        </draw:custom-shape>
      </draw:g>
      <draw:g draw:name="ACET" drawooo:display="printer">
        <draw:connector draw:name="AutoShape 249" draw:style-name="Mgr7" draw:text-style-name="MP3" draw:layer="layout" svg:x1="6.883cm" svg:y1="7.373cm" svg:x2="19.973cm" svg:y2="7.373cm" svg:d="M6883 7373h13090">
          <text:p/>
        </draw:connector>
        <draw:custom-shape draw:name="AutoShape 250" draw:style-name="Mgr8" draw:text-style-name="MP5" draw:layer="layout" svg:width="13.089cm" svg:height="1.404cm" svg:x="6.884cm" svg:y="5.969cm">
          <text:p text:style-name="MP8"><text:span text:style-name="MT6">Title</text:span></text:p>
          <text:p text:style-name="MP8"><text:span text:style-name="MT7">Unit of measure</text:span></text:p>
          <draw:enhanced-geometry svg:viewBox="0 0 21600 21600" draw:text-areas="?f5 ?f1 ?f6 ?f3" draw:type="left-right-arrow" draw:modifiers="100000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name="doc id" draw:style-name="Mgr9" draw:text-style-name="MP5" draw:layer="backgroundobjects" svg:width="2.015cm" svg:height="0.347cm" svg:x="24.818cm" svg:y="0.101cm">
        <text:p/>
        <draw:enhanced-geometry svg:viewBox="0 0 21600 21600" draw:type="rectangle" draw:enhanced-path="M 0 0 L 21600 0 21600 21600 0 21600 0 0 Z N"/>
      </draw:custom-shape>
      <draw:g draw:name="LegendBoxes" drawooo:display="printer">
        <draw:custom-shape draw:name="Legend1" draw:style-name="Mgr4" draw:text-style-name="MP5" draw:layer="layout" svg:width="1.42cm" svg:height="0.508cm" svg:x="25.284cm" svg:y="0.785cm">
          <text:p text:style-name="MP8"><text:span text:style-name="MT8">Legend</text:span></text:p>
          <draw:enhanced-geometry svg:viewBox="0 0 21600 21600" draw:type="rectangle" draw:enhanced-path="M 0 0 L 21600 0 21600 21600 0 21600 0 0 Z N"/>
        </draw:custom-shape>
        <draw:custom-shape draw:name="LegendRectangle1" draw:style-name="Mgr10" draw:text-style-name="MP5" draw:layer="layout" svg:width="0.506cm" svg:height="0.453cm" svg:x="24.507cm" svg:y="0.816cm">
          <text:p/>
          <draw:enhanced-geometry svg:viewBox="0 0 21600 21600" draw:type="rectangle" draw:enhanced-path="M 0 0 L 21600 0 21600 21600 0 21600 0 0 Z N"/>
        </draw:custom-shape>
        <draw:custom-shape draw:name="Legend2" draw:style-name="Mgr4" draw:text-style-name="MP5" draw:layer="layout" svg:width="1.42cm" svg:height="0.508cm" svg:x="25.284cm" svg:y="1.549cm">
          <text:p text:style-name="MP8"><text:span text:style-name="MT8">Legend</text:span></text:p>
          <draw:enhanced-geometry svg:viewBox="0 0 21600 21600" draw:type="rectangle" draw:enhanced-path="M 0 0 L 21600 0 21600 21600 0 21600 0 0 Z N"/>
        </draw:custom-shape>
        <draw:custom-shape draw:name="LegendRectangle2" draw:style-name="Mgr11" draw:text-style-name="MP5" draw:layer="layout" svg:width="0.506cm" svg:height="0.453cm" svg:x="24.507cm" svg:y="1.58cm">
          <text:p/>
          <draw:enhanced-geometry svg:viewBox="0 0 21600 21600" draw:type="rectangle" draw:enhanced-path="M 0 0 L 21600 0 21600 21600 0 21600 0 0 Z N"/>
        </draw:custom-shape>
        <draw:custom-shape draw:name="Legend3" draw:style-name="Mgr4" draw:text-style-name="MP5" draw:layer="layout" svg:width="1.42cm" svg:height="0.508cm" svg:x="25.284cm" svg:y="2.317cm">
          <text:p text:style-name="MP8"><text:span text:style-name="MT8">Legend</text:span></text:p>
          <draw:enhanced-geometry svg:viewBox="0 0 21600 21600" draw:type="rectangle" draw:enhanced-path="M 0 0 L 21600 0 21600 21600 0 21600 0 0 Z N"/>
        </draw:custom-shape>
        <draw:custom-shape draw:name="LegendRectangle3" draw:style-name="Mgr12" draw:text-style-name="MP5" draw:layer="layout" svg:width="0.506cm" svg:height="0.453cm" svg:x="24.507cm" svg:y="2.349cm">
          <text:p/>
          <draw:enhanced-geometry svg:viewBox="0 0 21600 21600" draw:type="rectangle" draw:enhanced-path="M 0 0 L 21600 0 21600 21600 0 21600 0 0 Z N"/>
        </draw:custom-shape>
        <draw:custom-shape draw:name="Legend4" draw:style-name="Mgr4" draw:text-style-name="MP5" draw:layer="layout" svg:width="1.42cm" svg:height="0.508cm" svg:x="25.284cm" svg:y="3.086cm">
          <text:p text:style-name="MP8"><text:span text:style-name="MT8">Legend</text:span></text:p>
          <draw:enhanced-geometry svg:viewBox="0 0 21600 21600" draw:type="rectangle" draw:enhanced-path="M 0 0 L 21600 0 21600 21600 0 21600 0 0 Z N"/>
        </draw:custom-shape>
        <draw:custom-shape draw:name="LegendRectangle4" draw:style-name="Mgr13" draw:text-style-name="MP5" draw:layer="layout" svg:width="0.506cm" svg:height="0.453cm" svg:x="24.507cm" svg:y="3.117cm">
          <text:p/>
          <draw:enhanced-geometry svg:viewBox="0 0 21600 21600" draw:type="rectangle" draw:enhanced-path="M 0 0 L 21600 0 21600 21600 0 21600 0 0 Z N"/>
        </draw:custom-shape>
      </draw:g>
      <draw:g draw:name="LegendLines" drawooo:display="printer">
        <draw:line draw:name="LineLegend1" draw:style-name="Mgr14" draw:text-style-name="MP9" draw:layer="layout" svg:x1="23.561cm" svg:y1="1.041cm" svg:x2="24.965cm" svg:y2="1.041cm">
          <text:p/>
        </draw:line>
        <draw:line draw:name="LineLegend2" draw:style-name="Mgr15" draw:text-style-name="MP9" draw:layer="layout" svg:x1="23.561cm" svg:y1="1.801cm" svg:x2="24.965cm" svg:y2="1.801cm">
          <text:p/>
        </draw:line>
        <draw:line draw:name="LineLegend3" draw:style-name="Mgr16" draw:text-style-name="MP9" draw:layer="layout" svg:x1="23.561cm" svg:y1="2.587cm" svg:x2="24.965cm" svg:y2="2.587cm">
          <text:p/>
        </draw:line>
        <draw:custom-shape draw:name="Legend1" draw:style-name="Mgr4" draw:text-style-name="MP5" draw:layer="layout" svg:width="1.42cm" svg:height="0.508cm" svg:x="25.284cm" svg:y="0.785cm">
          <text:p text:style-name="MP8"><text:span text:style-name="MT8">Legend</text:span></text:p>
          <draw:enhanced-geometry svg:viewBox="0 0 21600 21600" draw:type="rectangle" draw:enhanced-path="M 0 0 L 21600 0 21600 21600 0 21600 0 0 Z N"/>
        </draw:custom-shape>
        <draw:custom-shape draw:name="Legend2" draw:style-name="Mgr4" draw:text-style-name="MP5" draw:layer="layout" svg:width="1.42cm" svg:height="0.508cm" svg:x="25.284cm" svg:y="1.54cm">
          <text:p text:style-name="MP8"><text:span text:style-name="MT8">Legend</text:span></text:p>
          <draw:enhanced-geometry svg:viewBox="0 0 21600 21600" draw:type="rectangle" draw:enhanced-path="M 0 0 L 21600 0 21600 21600 0 21600 0 0 Z N"/>
        </draw:custom-shape>
        <draw:custom-shape draw:name="Legend3" draw:style-name="Mgr4" draw:text-style-name="MP5" draw:layer="layout" svg:width="1.42cm" svg:height="0.508cm" svg:x="25.284cm" svg:y="2.332cm">
          <text:p text:style-name="MP8"><text:span text:style-name="MT8">Legend</text:span></text:p>
          <draw:enhanced-geometry svg:viewBox="0 0 21600 21600" draw:type="rectangle" draw:enhanced-path="M 0 0 L 21600 0 21600 21600 0 21600 0 0 Z N"/>
        </draw:custom-shape>
      </draw:g>
      <draw:g draw:name="McKSticker" drawooo:display="printer">
        <draw:custom-shape draw:name="StickerRectangle" draw:style-name="Mgr17" draw:text-style-name="MP5" draw:layer="layout" svg:width="0.357cm" svg:height="0.584cm" svg:x="25.192cm" svg:y="0.785cm">
          <text:p text:style-name="MP10"><text:span text:style-name="MT9">PRELIMINARY</text:span></text:p>
          <draw:enhanced-geometry svg:viewBox="0 0 21600 21600" draw:text-areas="?f5 ?f1 ?f6 ?f3" draw:type="left-right-arrow" draw:modifiers="100000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name="AutoShape 31" draw:style-name="Mgr7" draw:text-style-name="MP3" draw:layer="layout" svg:x1="23.58cm" svg:y1="0.784cm" svg:x2="23.58cm" svg:y2="1.384cm" svg:d="M23580 784v600">
          <text:p/>
        </draw:connector>
        <draw:connector draw:name="AutoShape 32" draw:style-name="Mgr18" draw:text-style-name="MP3" draw:layer="layout" svg:x1="23.58cm" svg:y1="1.384cm" svg:x2="26.852cm" svg:y2="1.384cm" svg:d="M23580 1384h3272">
          <text:p/>
        </draw:connector>
      </draw:g>
      <draw:g draw:name="LegendMoons" drawooo:display="printer">
        <draw:g draw:name="MoonLegend1">
          <draw:custom-shape draw:name="Oval 38" draw:style-name="Mgr19" draw:text-style-name="MP5" draw:layer="layout" svg:width="0.606cm" svg:height="0.592cm" svg:x="24.306cm" svg:y="0.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39" draw:style-name="Mgr20" draw:text-style-name="MP5" draw:layer="layout" svg:width="0.606cm" svg:height="0.592cm" svg:x="24.306cm" svg:y="0.785cm">
            <text:p/>
            <draw:enhanced-geometry svg:viewBox="0 0 21600 21600" draw:type="mso-spt19" draw:modifiers="16200000 54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2">
          <draw:custom-shape draw:name="Oval 41" draw:style-name="Mgr19" draw:text-style-name="MP5" draw:layer="layout" svg:width="0.625cm" svg:height="0.607cm" svg:x="24.306cm" svg:y="1.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2" draw:style-name="Mgr21" draw:text-style-name="MP5" draw:layer="layout" svg:width="0.625cm" svg:height="0.607cm" svg:x="24.306cm" svg:y="1.562cm">
            <text:p/>
            <draw:enhanced-geometry svg:viewBox="0 0 21600 21600" draw:type="mso-spt19"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4">
          <draw:custom-shape draw:name="Oval 47" draw:style-name="Mgr19" draw:text-style-name="MP5" draw:layer="layout" svg:width="0.625cm" svg:height="0.607cm" svg:x="24.306cm" svg:y="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8" draw:style-name="Mgr21" draw:text-style-name="MP5" draw:layer="layout" svg:width="0.625cm" svg:height="0.607cm" svg:x="24.306cm" svg:y="3.115cm">
            <text:p/>
            <draw:enhanced-geometry svg:viewBox="0 0 21600 21600" draw:type="mso-spt19" draw:modifiers="16200000 108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5">
          <draw:custom-shape draw:name="Oval 50" draw:style-name="Mgr20" draw:text-style-name="MP5" draw:layer="layout" svg:width="0.625cm" svg:height="0.607cm" svg:x="24.306cm" svg:y="3.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Mgr21" draw:text-style-name="MP5" draw:layer="layout" svg:width="0.625cm" svg:height="0.607cm" svg:x="24.306cm" svg:y="3.876cm">
            <text:p/>
            <draw:enhanced-geometry svg:viewBox="0 0 21600 21600" draw:type="mso-spt19" draw:modifiers="16200000 162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name="Legend1" draw:style-name="Mgr4" draw:text-style-name="MP5" draw:layer="layout" svg:width="1.42cm" svg:height="0.508cm" svg:x="25.288cm" svg:y="0.82cm">
          <text:p text:style-name="MP8"><text:span text:style-name="MT8">Legend</text:span></text:p>
          <draw:enhanced-geometry svg:viewBox="0 0 21600 21600" draw:type="rectangle" draw:enhanced-path="M 0 0 L 21600 0 21600 21600 0 21600 0 0 Z N"/>
        </draw:custom-shape>
        <draw:custom-shape draw:name="Legend2" draw:style-name="Mgr4" draw:text-style-name="MP5" draw:layer="layout" svg:width="1.42cm" svg:height="0.508cm" svg:x="25.288cm" svg:y="1.601cm">
          <text:p text:style-name="MP8"><text:span text:style-name="MT8">Legend</text:span></text:p>
          <draw:enhanced-geometry svg:viewBox="0 0 21600 21600" draw:type="rectangle" draw:enhanced-path="M 0 0 L 21600 0 21600 21600 0 21600 0 0 Z N"/>
        </draw:custom-shape>
        <draw:custom-shape draw:name="Legend3" draw:style-name="Mgr4" draw:text-style-name="MP5" draw:layer="layout" svg:width="1.42cm" svg:height="0.508cm" svg:x="25.288cm" svg:y="2.377cm">
          <text:p text:style-name="MP8"><text:span text:style-name="MT8">Legend</text:span></text:p>
          <draw:enhanced-geometry svg:viewBox="0 0 21600 21600" draw:type="rectangle" draw:enhanced-path="M 0 0 L 21600 0 21600 21600 0 21600 0 0 Z N"/>
        </draw:custom-shape>
        <draw:custom-shape draw:name="Legend4" draw:style-name="Mgr4" draw:text-style-name="MP5" draw:layer="layout" svg:width="1.42cm" svg:height="0.508cm" svg:x="25.288cm" svg:y="3.144cm">
          <text:p text:style-name="MP8"><text:span text:style-name="MT8">Legend</text:span></text:p>
          <draw:enhanced-geometry svg:viewBox="0 0 21600 21600" draw:type="rectangle" draw:enhanced-path="M 0 0 L 21600 0 21600 21600 0 21600 0 0 Z N"/>
        </draw:custom-shape>
        <draw:custom-shape draw:name="Legend5" draw:style-name="Mgr4" draw:text-style-name="MP5" draw:layer="layout" svg:width="1.42cm" svg:height="0.508cm" svg:x="25.288cm" svg:y="3.929cm">
          <text:p text:style-name="MP8"><text:span text:style-name="MT8">Legend</text:span></text:p>
          <draw:enhanced-geometry svg:viewBox="0 0 21600 21600" draw:type="rectangle" draw:enhanced-path="M 0 0 L 21600 0 21600 21600 0 21600 0 0 Z N"/>
        </draw:custom-shape>
        <draw:g draw:name="MoonLegend3">
          <draw:custom-shape draw:name="Oval 47" draw:style-name="Mgr19" draw:text-style-name="MP5" draw:layer="layout" svg:width="0.625cm" svg:height="0.6cm" svg:x="24.306cm" svg:y="2.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8" draw:style-name="Mgr21" draw:text-style-name="MP5" draw:layer="layout" svg:width="0.625cm" svg:height="0.6cm" svg:x="24.306cm" svg:y="2.323cm">
            <text:p/>
            <draw:enhanced-geometry svg:viewBox="0 0 21600 21600" draw:type="mso-spt19" draw:modifiers="16200000 54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custom-shape draw:name="Slide Number" draw:style-name="Mgr22" draw:text-style-name="MP5" draw:layer="backgroundobjects" svg:width="1.606cm" svg:height="0.424cm" svg:x="26.2cm" svg:y="18.434cm">
        <text:p text:style-name="MP11"><text:span text:style-name="MT10"><text:page-number>&lt;number&gt;</text:page-number></text:span></text:p>
        <draw:enhanced-geometry svg:viewBox="0 0 21600 21600" draw:type="rectangle" draw:enhanced-path="M 0 0 L 21600 0 21600 21600 0 21600 0 0 Z N"/>
      </draw:custom-shape>
      <draw:g draw:name="McK Moon" drawooo:display="printer">
        <draw:custom-shape draw:name="Oval 90" draw:style-name="Mgr19" draw:text-style-name="MP5" draw:layer="layout" svg:width="0.782cm" svg:height="0.718cm" svg:x="25.477cm" svg:y="5.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91" draw:style-name="Mgr21" draw:text-style-name="MP5" draw:layer="layout" svg:width="0.782cm" svg:height="0.718cm" svg:x="25.477cm" svg:y="5.217cm">
          <text:p/>
          <draw:enhanced-geometry svg:viewBox="0 0 21600 21600" draw:type="mso-spt19"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name="Object 3" draw:style-name="Mgr3" draw:text-style-name="MP3" draw:layer="backgroundobjects" svg:width="0.486cm" svg:height="0.449cm" svg:x="0cm" svg:y="0cm">
        <draw:object>
          <text:p/>
        </draw:object>
        <draw:image xlink:href="./ObjectReplacements/" xlink:type="simple" xlink:show="embed" xlink:actuate="onLoad"/>
      </draw:frame>
      <draw:custom-shape draw:name="Working Draft" draw:style-name="Mgr4" draw:text-style-name="MP5" draw:layer="backgroundobjects" drawooo:display="printer" svg:width="4.938cm" svg:height="0.255cm" draw:transform="rotate (-1.57079632679579) translate (27.43cm 3.14cm)">
        <text:p text:style-name="MP4"><text:span text:style-name="MT1">Last Modified 30/05/2013 18:11 GMT Standard Time</text:span></text:p>
        <draw:enhanced-geometry svg:viewBox="0 0 21600 21600" draw:type="rectangle" draw:enhanced-path="M 0 0 L 21600 0 21600 21600 0 21600 0 0 Z N"/>
      </draw:custom-shape>
      <draw:custom-shape draw:name="Printed" draw:style-name="Mgr4" draw:text-style-name="MP5" draw:layer="backgroundobjects" drawooo:display="printer" svg:width="4.362cm" svg:height="0.255cm" draw:transform="rotate (-1.57079632679579) translate (27.43cm 10.972cm)">
        <text:p text:style-name="MP4"><text:span text:style-name="MT1">Printed 09/05/2013 08:48 GMT Standard Time</text:span></text:p>
        <draw:enhanced-geometry svg:viewBox="0 0 21600 21600" draw:type="rectangle" draw:enhanced-path="M 0 0 L 21600 0 21600 21600 0 21600 0 0 Z N"/>
      </draw:custom-shape>
      <draw:custom-shape draw:name="McK 1. On-page tracker" draw:style-name="Mgr4" draw:text-style-name="MP5" draw:layer="backgroundobjects" drawooo:display="printer" svg:width="2.36cm" svg:height="0.593cm" svg:x="0.381cm" svg:y="0.075cm">
        <text:p text:style-name="MP4"><text:span text:style-name="MT2">TRACKER</text:span></text:p>
        <draw:enhanced-geometry svg:viewBox="0 0 21600 21600" draw:type="rectangle" draw:enhanced-path="M 0 0 L 21600 0 21600 21600 0 21600 0 0 Z N"/>
      </draw:custom-shape>
      <draw:custom-shape draw:name="McK 3. Unit of measure" draw:style-name="Mgr5" draw:text-style-name="MP5" draw:layer="backgroundobjects" drawooo:display="printer" svg:width="26.46cm" svg:height="0.677cm" svg:x="0.368cm" svg:y="1.508cm">
        <text:p text:style-name="MP4"><text:span text:style-name="MT3">Unit of measure</text:span></text:p>
        <draw:enhanced-geometry svg:viewBox="0 0 21600 21600" draw:type="rectangle" draw:enhanced-path="M 0 0 L 21600 0 21600 21600 0 21600 0 0 Z N"/>
      </draw:custom-shape>
      <draw:g draw:name="McK Slide Elements" drawooo:display="printer">
        <draw:custom-shape draw:name="McK 4. Footnote" draw:style-name="Mgr6" draw:text-style-name="MP5" draw:layer="layout" svg:width="26.245cm" svg:height="0.424cm" svg:x="0.368cm" svg:y="17.796cm">
          <text:p text:style-name="MP6"><text:span text:style-name="MT4">1 Footnote</text:span></text:p>
          <draw:enhanced-geometry svg:viewBox="0 0 21600 21600" draw:type="rectangle" draw:enhanced-path="M 0 0 L 21600 0 21600 21600 0 21600 0 0 Z N"/>
        </draw:custom-shape>
        <draw:custom-shape draw:name="McK 5. Source" draw:style-name="Mgr6" draw:text-style-name="MP5" draw:layer="layout" svg:width="15.864cm" svg:height="0.424cm" svg:x="0.368cm" svg:y="18.44cm">
          <text:p text:style-name="MP7"><text:span text:style-name="MT5">SOURCE: Source</text:span></text:p>
          <draw:enhanced-geometry svg:viewBox="0 0 21600 21600" draw:type="rectangle" draw:enhanced-path="M 0 0 L 21600 0 21600 21600 0 21600 0 0 Z N"/>
        </draw:custom-shape>
      </draw:g>
      <draw:g draw:name="ACET" drawooo:display="printer">
        <draw:connector draw:name="AutoShape 249" draw:style-name="Mgr7" draw:text-style-name="MP3" draw:layer="layout" svg:x1="6.883cm" svg:y1="7.373cm" svg:x2="19.973cm" svg:y2="7.373cm" svg:d="M6883 7373h13090">
          <text:p/>
        </draw:connector>
        <draw:custom-shape draw:name="AutoShape 250" draw:style-name="Mgr8" draw:text-style-name="MP5" draw:layer="layout" svg:width="13.089cm" svg:height="1.404cm" svg:x="6.884cm" svg:y="5.969cm">
          <text:p text:style-name="MP8"><text:span text:style-name="MT6">Title</text:span></text:p>
          <text:p text:style-name="MP8"><text:span text:style-name="MT7">Unit of measure</text:span></text:p>
          <draw:enhanced-geometry svg:viewBox="0 0 21600 21600" draw:text-areas="?f5 ?f1 ?f6 ?f3" draw:type="left-right-arrow" draw:modifiers="100000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name="doc id" draw:style-name="Mgr9" draw:text-style-name="MP5" draw:layer="backgroundobjects" svg:width="2.015cm" svg:height="0.347cm" svg:x="24.818cm" svg:y="0.101cm">
        <text:p/>
        <draw:enhanced-geometry svg:viewBox="0 0 21600 21600" draw:type="rectangle" draw:enhanced-path="M 0 0 L 21600 0 21600 21600 0 21600 0 0 Z N"/>
      </draw:custom-shape>
      <draw:g draw:name="LegendBoxes" drawooo:display="printer">
        <draw:custom-shape draw:name="Legend1" draw:style-name="Mgr4" draw:text-style-name="MP5" draw:layer="layout" svg:width="1.42cm" svg:height="0.508cm" svg:x="25.284cm" svg:y="0.785cm">
          <text:p text:style-name="MP8"><text:span text:style-name="MT8">Legend</text:span></text:p>
          <draw:enhanced-geometry svg:viewBox="0 0 21600 21600" draw:type="rectangle" draw:enhanced-path="M 0 0 L 21600 0 21600 21600 0 21600 0 0 Z N"/>
        </draw:custom-shape>
        <draw:custom-shape draw:name="LegendRectangle1" draw:style-name="Mgr10" draw:text-style-name="MP5" draw:layer="layout" svg:width="0.506cm" svg:height="0.453cm" svg:x="24.507cm" svg:y="0.816cm">
          <text:p/>
          <draw:enhanced-geometry svg:viewBox="0 0 21600 21600" draw:type="rectangle" draw:enhanced-path="M 0 0 L 21600 0 21600 21600 0 21600 0 0 Z N"/>
        </draw:custom-shape>
        <draw:custom-shape draw:name="Legend2" draw:style-name="Mgr4" draw:text-style-name="MP5" draw:layer="layout" svg:width="1.42cm" svg:height="0.508cm" svg:x="25.284cm" svg:y="1.549cm">
          <text:p text:style-name="MP8"><text:span text:style-name="MT8">Legend</text:span></text:p>
          <draw:enhanced-geometry svg:viewBox="0 0 21600 21600" draw:type="rectangle" draw:enhanced-path="M 0 0 L 21600 0 21600 21600 0 21600 0 0 Z N"/>
        </draw:custom-shape>
        <draw:custom-shape draw:name="LegendRectangle2" draw:style-name="Mgr11" draw:text-style-name="MP5" draw:layer="layout" svg:width="0.506cm" svg:height="0.453cm" svg:x="24.507cm" svg:y="1.58cm">
          <text:p/>
          <draw:enhanced-geometry svg:viewBox="0 0 21600 21600" draw:type="rectangle" draw:enhanced-path="M 0 0 L 21600 0 21600 21600 0 21600 0 0 Z N"/>
        </draw:custom-shape>
        <draw:custom-shape draw:name="Legend3" draw:style-name="Mgr4" draw:text-style-name="MP5" draw:layer="layout" svg:width="1.42cm" svg:height="0.508cm" svg:x="25.284cm" svg:y="2.317cm">
          <text:p text:style-name="MP8"><text:span text:style-name="MT8">Legend</text:span></text:p>
          <draw:enhanced-geometry svg:viewBox="0 0 21600 21600" draw:type="rectangle" draw:enhanced-path="M 0 0 L 21600 0 21600 21600 0 21600 0 0 Z N"/>
        </draw:custom-shape>
        <draw:custom-shape draw:name="LegendRectangle3" draw:style-name="Mgr12" draw:text-style-name="MP5" draw:layer="layout" svg:width="0.506cm" svg:height="0.453cm" svg:x="24.507cm" svg:y="2.349cm">
          <text:p/>
          <draw:enhanced-geometry svg:viewBox="0 0 21600 21600" draw:type="rectangle" draw:enhanced-path="M 0 0 L 21600 0 21600 21600 0 21600 0 0 Z N"/>
        </draw:custom-shape>
        <draw:custom-shape draw:name="Legend4" draw:style-name="Mgr4" draw:text-style-name="MP5" draw:layer="layout" svg:width="1.42cm" svg:height="0.508cm" svg:x="25.284cm" svg:y="3.086cm">
          <text:p text:style-name="MP8"><text:span text:style-name="MT8">Legend</text:span></text:p>
          <draw:enhanced-geometry svg:viewBox="0 0 21600 21600" draw:type="rectangle" draw:enhanced-path="M 0 0 L 21600 0 21600 21600 0 21600 0 0 Z N"/>
        </draw:custom-shape>
        <draw:custom-shape draw:name="LegendRectangle4" draw:style-name="Mgr13" draw:text-style-name="MP5" draw:layer="layout" svg:width="0.506cm" svg:height="0.453cm" svg:x="24.507cm" svg:y="3.117cm">
          <text:p/>
          <draw:enhanced-geometry svg:viewBox="0 0 21600 21600" draw:type="rectangle" draw:enhanced-path="M 0 0 L 21600 0 21600 21600 0 21600 0 0 Z N"/>
        </draw:custom-shape>
      </draw:g>
      <draw:g draw:name="LegendLines" drawooo:display="printer">
        <draw:line draw:name="LineLegend1" draw:style-name="Mgr14" draw:text-style-name="MP9" draw:layer="layout" svg:x1="23.561cm" svg:y1="1.041cm" svg:x2="24.965cm" svg:y2="1.041cm">
          <text:p/>
        </draw:line>
        <draw:line draw:name="LineLegend2" draw:style-name="Mgr15" draw:text-style-name="MP9" draw:layer="layout" svg:x1="23.561cm" svg:y1="1.801cm" svg:x2="24.965cm" svg:y2="1.801cm">
          <text:p/>
        </draw:line>
        <draw:line draw:name="LineLegend3" draw:style-name="Mgr16" draw:text-style-name="MP9" draw:layer="layout" svg:x1="23.561cm" svg:y1="2.587cm" svg:x2="24.965cm" svg:y2="2.587cm">
          <text:p/>
        </draw:line>
        <draw:custom-shape draw:name="Legend1" draw:style-name="Mgr4" draw:text-style-name="MP5" draw:layer="layout" svg:width="1.42cm" svg:height="0.508cm" svg:x="25.284cm" svg:y="0.785cm">
          <text:p text:style-name="MP8"><text:span text:style-name="MT8">Legend</text:span></text:p>
          <draw:enhanced-geometry svg:viewBox="0 0 21600 21600" draw:type="rectangle" draw:enhanced-path="M 0 0 L 21600 0 21600 21600 0 21600 0 0 Z N"/>
        </draw:custom-shape>
        <draw:custom-shape draw:name="Legend2" draw:style-name="Mgr4" draw:text-style-name="MP5" draw:layer="layout" svg:width="1.42cm" svg:height="0.508cm" svg:x="25.284cm" svg:y="1.54cm">
          <text:p text:style-name="MP8"><text:span text:style-name="MT8">Legend</text:span></text:p>
          <draw:enhanced-geometry svg:viewBox="0 0 21600 21600" draw:type="rectangle" draw:enhanced-path="M 0 0 L 21600 0 21600 21600 0 21600 0 0 Z N"/>
        </draw:custom-shape>
        <draw:custom-shape draw:name="Legend3" draw:style-name="Mgr4" draw:text-style-name="MP5" draw:layer="layout" svg:width="1.42cm" svg:height="0.508cm" svg:x="25.284cm" svg:y="2.332cm">
          <text:p text:style-name="MP8"><text:span text:style-name="MT8">Legend</text:span></text:p>
          <draw:enhanced-geometry svg:viewBox="0 0 21600 21600" draw:type="rectangle" draw:enhanced-path="M 0 0 L 21600 0 21600 21600 0 21600 0 0 Z N"/>
        </draw:custom-shape>
      </draw:g>
      <draw:g draw:name="McKSticker" drawooo:display="printer">
        <draw:custom-shape draw:name="StickerRectangle" draw:style-name="Mgr17" draw:text-style-name="MP5" draw:layer="layout" svg:width="0.357cm" svg:height="0.584cm" svg:x="25.192cm" svg:y="0.785cm">
          <text:p text:style-name="MP10"><text:span text:style-name="MT9">PRELIMINARY</text:span></text:p>
          <draw:enhanced-geometry svg:viewBox="0 0 21600 21600" draw:text-areas="?f5 ?f1 ?f6 ?f3" draw:type="left-right-arrow" draw:modifiers="100000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name="AutoShape 31" draw:style-name="Mgr7" draw:text-style-name="MP3" draw:layer="layout" svg:x1="23.58cm" svg:y1="0.784cm" svg:x2="23.58cm" svg:y2="1.384cm" svg:d="M23580 784v600">
          <text:p/>
        </draw:connector>
        <draw:connector draw:name="AutoShape 32" draw:style-name="Mgr18" draw:text-style-name="MP3" draw:layer="layout" svg:x1="23.58cm" svg:y1="1.384cm" svg:x2="26.852cm" svg:y2="1.384cm" svg:d="M23580 1384h3272">
          <text:p/>
        </draw:connector>
      </draw:g>
      <draw:g draw:name="LegendMoons" drawooo:display="printer">
        <draw:g draw:name="MoonLegend1">
          <draw:custom-shape draw:name="Oval 38" draw:style-name="Mgr19" draw:text-style-name="MP5" draw:layer="layout" svg:width="0.606cm" svg:height="0.592cm" svg:x="24.306cm" svg:y="0.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39" draw:style-name="Mgr20" draw:text-style-name="MP5" draw:layer="layout" svg:width="0.606cm" svg:height="0.592cm" svg:x="24.306cm" svg:y="0.785cm">
            <text:p/>
            <draw:enhanced-geometry svg:viewBox="0 0 21600 21600" draw:type="mso-spt19" draw:modifiers="16200000 54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2">
          <draw:custom-shape draw:name="Oval 41" draw:style-name="Mgr19" draw:text-style-name="MP5" draw:layer="layout" svg:width="0.625cm" svg:height="0.607cm" svg:x="24.306cm" svg:y="1.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2" draw:style-name="Mgr21" draw:text-style-name="MP5" draw:layer="layout" svg:width="0.625cm" svg:height="0.607cm" svg:x="24.306cm" svg:y="1.562cm">
            <text:p/>
            <draw:enhanced-geometry svg:viewBox="0 0 21600 21600" draw:type="mso-spt19"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4">
          <draw:custom-shape draw:name="Oval 47" draw:style-name="Mgr19" draw:text-style-name="MP5" draw:layer="layout" svg:width="0.625cm" svg:height="0.607cm" svg:x="24.306cm" svg:y="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8" draw:style-name="Mgr21" draw:text-style-name="MP5" draw:layer="layout" svg:width="0.625cm" svg:height="0.607cm" svg:x="24.306cm" svg:y="3.115cm">
            <text:p/>
            <draw:enhanced-geometry svg:viewBox="0 0 21600 21600" draw:type="mso-spt19" draw:modifiers="16200000 108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MoonLegend5">
          <draw:custom-shape draw:name="Oval 50" draw:style-name="Mgr20" draw:text-style-name="MP5" draw:layer="layout" svg:width="0.625cm" svg:height="0.607cm" svg:x="24.306cm" svg:y="3.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Mgr21" draw:text-style-name="MP5" draw:layer="layout" svg:width="0.625cm" svg:height="0.607cm" svg:x="24.306cm" svg:y="3.876cm">
            <text:p/>
            <draw:enhanced-geometry svg:viewBox="0 0 21600 21600" draw:type="mso-spt19" draw:modifiers="16200000 162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name="Legend1" draw:style-name="Mgr4" draw:text-style-name="MP5" draw:layer="layout" svg:width="1.42cm" svg:height="0.508cm" svg:x="25.288cm" svg:y="0.82cm">
          <text:p text:style-name="MP8"><text:span text:style-name="MT8">Legend</text:span></text:p>
          <draw:enhanced-geometry svg:viewBox="0 0 21600 21600" draw:type="rectangle" draw:enhanced-path="M 0 0 L 21600 0 21600 21600 0 21600 0 0 Z N"/>
        </draw:custom-shape>
        <draw:custom-shape draw:name="Legend2" draw:style-name="Mgr4" draw:text-style-name="MP5" draw:layer="layout" svg:width="1.42cm" svg:height="0.508cm" svg:x="25.288cm" svg:y="1.601cm">
          <text:p text:style-name="MP8"><text:span text:style-name="MT8">Legend</text:span></text:p>
          <draw:enhanced-geometry svg:viewBox="0 0 21600 21600" draw:type="rectangle" draw:enhanced-path="M 0 0 L 21600 0 21600 21600 0 21600 0 0 Z N"/>
        </draw:custom-shape>
        <draw:custom-shape draw:name="Legend3" draw:style-name="Mgr4" draw:text-style-name="MP5" draw:layer="layout" svg:width="1.42cm" svg:height="0.508cm" svg:x="25.288cm" svg:y="2.377cm">
          <text:p text:style-name="MP8"><text:span text:style-name="MT8">Legend</text:span></text:p>
          <draw:enhanced-geometry svg:viewBox="0 0 21600 21600" draw:type="rectangle" draw:enhanced-path="M 0 0 L 21600 0 21600 21600 0 21600 0 0 Z N"/>
        </draw:custom-shape>
        <draw:custom-shape draw:name="Legend4" draw:style-name="Mgr4" draw:text-style-name="MP5" draw:layer="layout" svg:width="1.42cm" svg:height="0.508cm" svg:x="25.288cm" svg:y="3.144cm">
          <text:p text:style-name="MP8"><text:span text:style-name="MT8">Legend</text:span></text:p>
          <draw:enhanced-geometry svg:viewBox="0 0 21600 21600" draw:type="rectangle" draw:enhanced-path="M 0 0 L 21600 0 21600 21600 0 21600 0 0 Z N"/>
        </draw:custom-shape>
        <draw:custom-shape draw:name="Legend5" draw:style-name="Mgr4" draw:text-style-name="MP5" draw:layer="layout" svg:width="1.42cm" svg:height="0.508cm" svg:x="25.288cm" svg:y="3.929cm">
          <text:p text:style-name="MP8"><text:span text:style-name="MT8">Legend</text:span></text:p>
          <draw:enhanced-geometry svg:viewBox="0 0 21600 21600" draw:type="rectangle" draw:enhanced-path="M 0 0 L 21600 0 21600 21600 0 21600 0 0 Z N"/>
        </draw:custom-shape>
        <draw:g draw:name="MoonLegend3">
          <draw:custom-shape draw:name="Oval 47" draw:style-name="Mgr19" draw:text-style-name="MP5" draw:layer="layout" svg:width="0.625cm" svg:height="0.6cm" svg:x="24.306cm" svg:y="2.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48" draw:style-name="Mgr21" draw:text-style-name="MP5" draw:layer="layout" svg:width="0.625cm" svg:height="0.6cm" svg:x="24.306cm" svg:y="2.323cm">
            <text:p/>
            <draw:enhanced-geometry svg:viewBox="0 0 21600 21600" draw:type="mso-spt19" draw:modifiers="16200000 54000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custom-shape draw:name="Slide Number" draw:style-name="Mgr22" draw:text-style-name="MP5" draw:layer="backgroundobjects" svg:width="1.606cm" svg:height="0.424cm" svg:x="26.2cm" svg:y="18.434cm">
        <text:p text:style-name="MP11"><text:span text:style-name="MT10"><text:page-number>&lt;number&gt;</text:page-number></text:span></text:p>
        <draw:enhanced-geometry svg:viewBox="0 0 21600 21600" draw:type="rectangle" draw:enhanced-path="M 0 0 L 21600 0 21600 21600 0 21600 0 0 Z N"/>
      </draw:custom-shape>
      <draw:g draw:name="McK Moon" drawooo:display="printer">
        <draw:custom-shape draw:name="Oval 90" draw:style-name="Mgr19" draw:text-style-name="MP5" draw:layer="layout" svg:width="0.782cm" svg:height="0.718cm" svg:x="25.477cm" svg:y="5.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91" draw:style-name="Mgr21" draw:text-style-name="MP5" draw:layer="layout" svg:width="0.782cm" svg:height="0.718cm" svg:x="25.477cm" svg:y="5.217cm">
          <text:p/>
          <draw:enhanced-geometry svg:viewBox="0 0 21600 21600" draw:type="mso-spt19"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name="Group 128">
        <draw:frame draw:name="Picture 129" draw:style-name="Mgr23" draw:text-style-name="MP3" draw:layer="layout" svg:width="7.315cm" svg:height="1.331cm" svg:x="1.842cm" svg:y="17.726cm">
          <draw:image xlink:href="Pictures/10000000000001700000004364FAA54E.png" xlink:type="simple" xlink:show="embed" xlink:actuate="onLoad">
            <text:p/>
          </draw:image>
        </draw:frame>
        <draw:frame draw:name="Picture 130" draw:style-name="Mgr23" draw:text-style-name="MP3" draw:layer="layout" svg:width="1.574cm" svg:height="0.99cm" svg:x="0.467cm" svg:y="17.735cm">
          <draw:image xlink:href="Pictures/10000000000000740000004946B9E7AE.png" xlink:type="simple" xlink:show="embed" xlink:actuate="onLoad">
            <text:p/>
          </draw:image>
        </draw:frame>
      </draw:g>
      <draw:frame draw:name="Picture 131" draw:style-name="Mgr23" draw:text-style-name="MP3" draw:layer="backgroundobjects" svg:width="3.072cm" svg:height="1.101cm" svg:x="23.487cm" svg:y="17.726cm">
        <draw:image xlink:href="Pictures/100002010000010A0000005F8956137F.png" xlink:type="simple" xlink:show="embed" xlink:actuate="onLoad">
          <text:p/>
        </draw:image>
      </draw:frame>
      <draw:frame draw:name="Slide Number Placeholder 4" presentation:style-name="Mpr6" draw:text-style-name="MP19" draw:layer="backgroundobjects" svg:width="0.68cm" svg:height="1.013cm" svg:x="26.744cm" svg:y="18.011cm" presentation:class="page-number" presentation:user-transformed="true">
        <draw:text-box>
          <text:p text:style-name="MP15"><text:span text:style-name="MT14"><text:page-number>&lt;number&gt;</text:page-number></text:span></text:p>
        </draw:text-box>
      </draw:frame>
      <draw:frame draw:style-name="Mgr28" draw:text-style-name="MP18" draw:layer="backgroundobjects" svg:width="0.459cm" svg:height="0.423cm" svg:x="0cm" svg:y="0cm">
        <draw:image xlink:href="Pictures/200000030000000200000002AC2B1353.wmf" xlink:type="simple" xlink:show="embed" xlink:actuate="onLoad">
          <text:p/>
        </draw:image>
      </draw:frame>
      <draw:frame draw:style-name="Mgr28" draw:text-style-name="MP18" draw:layer="backgroundobjects" svg:width="0.459cm" svg:height="0.423cm" svg:x="0cm" svg:y="0cm">
        <draw:image xlink:href="Pictures/200000030000000200000002AC2B1353.wmf" xlink:type="simple" xlink:show="embed" xlink:actuate="onLoad">
          <text:p/>
        </draw:image>
      </draw:frame>
      <draw:frame draw:style-name="Mgr28" draw:text-style-name="MP18" draw:layer="backgroundobjects" svg:width="0.459cm" svg:height="0.423cm" svg:x="0cm" svg:y="0cm">
        <draw:image xlink:href="Pictures/200000030000000200000002AC2B1353.wmf" xlink:type="simple" xlink:show="embed" xlink:actuate="onLoad">
          <text:p/>
        </draw:image>
      </draw:frame>
      <draw:frame presentation:style-name="Default_20_1-title" draw:layer="backgroundobjects" svg:width="24.764cm" svg:height="3.18cm" svg:x="1.375cm" svg:y="0.76cm" presentation:class="title" presentation:placeholder="true">
        <draw:text-box/>
      </draw:frame>
      <draw:frame presentation:style-name="Default_20_1-outline1" draw:layer="backgroundobjects" svg:width="24.764cm" svg:height="12.572cm" svg:x="1.375cm" svg:y="4.457cm" presentation:class="outline" presentation:placeholder="true">
        <draw:text-box/>
      </draw:frame>
      <draw:frame draw:style-name="Mgr28" draw:text-style-name="MP18" draw:layer="backgroundobjects" svg:width="0.459cm" svg:height="0.423cm" svg:x="0cm" svg:y="0cm">
        <draw:image xlink:href="Pictures/200000030000000200000002AC2B1353.wmf" xlink:type="simple" xlink:show="embed" xlink:actuate="onLoad">
          <text:p/>
        </draw:image>
      </draw:frame>
      <draw:frame draw:style-name="Mgr28" draw:text-style-name="MP18" draw:layer="backgroundobjects" svg:width="0.459cm" svg:height="0.423cm" svg:x="0cm" svg:y="0cm">
        <draw:image xlink:href="Pictures/200000030000000200000002AC2B1353.wmf" xlink:type="simple" xlink:show="embed" xlink:actuate="onLoad">
          <text:p/>
        </draw:image>
      </draw:frame>
      <draw:frame draw:style-name="Mgr28" draw:text-style-name="MP18" draw:layer="backgroundobjects" svg:width="0.459cm" svg:height="0.423cm" svg:x="0cm" svg:y="0cm">
        <draw:image xlink:href="Pictures/200000030000000200000002AC2B1353.wmf" xlink:type="simple" xlink:show="embed" xlink:actuate="onLoad">
          <text:p/>
        </draw:image>
      </draw:frame>
      <presentation:notes style:page-layout-name="PM2">
        <draw:page-thumbnail presentation:style-name="Default_20_1-title" draw:layer="backgroundobjects" svg:width="14.005cm" svg:height="9.696cm" svg:x="2.751cm" svg:y="1.965cm" presentation:class="page"/>
        <draw:frame presentation:style-name="Default_20_1-notes" draw:layer="backgroundobjects" svg:width="15.606cm" svg:height="11.635cm" svg:x="1.95cm" svg:y="12.283cm" presentation:class="notes" presentation:placeholder="true">
          <draw:text-box/>
        </draw:frame>
        <draw:frame presentation:style-name="Mpr7" draw:text-style-name="MP1" draw:layer="backgroundobjects" svg:width="8.465cm" svg:height="1.291cm" svg:x="0cm" svg:y="0cm" presentation:class="header">
          <draw:text-box>
            <text:p text:style-name="MP1"><presentation:header/></text:p>
          </draw:text-box>
        </draw:frame>
        <draw:frame presentation:style-name="Mpr7" draw:text-style-name="MP2" draw:layer="backgroundobjects" svg:width="8.465cm" svg:height="1.291cm" svg:x="11.043cm" svg:y="0cm" presentation:class="date-time">
          <draw:text-box>
            <text:p text:style-name="MP2"><presentation:date-time/></text:p>
          </draw:text-box>
        </draw:frame>
        <draw:frame presentation:style-name="Mpr8" draw:text-style-name="MP1" draw:layer="backgroundobjects" svg:width="8.465cm" svg:height="1.291cm" svg:x="0cm" svg:y="24.567cm" presentation:class="footer">
          <draw:text-box>
            <text:p text:style-name="MP1"><presentation:footer/></text:p>
          </draw:text-box>
        </draw:frame>
        <draw:frame presentation:style-name="Mpr8" draw:text-style-name="MP2" draw:layer="backgroundobjects" svg:width="8.465cm" svg:height="1.291cm" svg:x="11.043cm" svg:y="24.567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icture 6" draw:style-name="Mgr23" draw:text-style-name="MP3" draw:layer="backgroundobjects" svg:width="1.029cm" svg:height="0.772cm" svg:x="0.974cm" svg:y="16.933cm">
        <draw:image xlink:href="Pictures/10000201000000520000003252864A4A.png" xlink:type="simple" xlink:show="embed" xlink:actuate="onLoad">
          <text:p/>
        </draw:image>
      </draw:frame>
      <draw:custom-shape draw:name="Oval 7" draw:style-name="Mgr29" draw:text-style-name="MP5" draw:layer="backgroundobjects" svg:width="0.866cm" svg:height="1.066cm" svg:x="26.11cm" svg:y="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0" draw:style-name="Mgr23" draw:text-style-name="MP3" draw:layer="backgroundobjects" drawooo:display="printer" svg:width="21.306cm" svg:height="17.305cm" svg:x="0cm" svg:y="1.75cm">
        <draw:image xlink:href="Pictures/10000201000002E8000001EA4FB2B0CC.png" xlink:type="simple" xlink:show="embed" xlink:actuate="onLoad">
          <text:p/>
        </draw:image>
      </draw:frame>
      <draw:frame draw:name="Title 1" presentation:style-name="Mpr9" draw:text-style-name="MP5" draw:layer="backgroundobjects" svg:width="12.784cm" svg:height="5.011cm" svg:x="0.974cm" svg:y="4.721cm" presentation:class="title" presentation:user-transformed="true">
        <draw:text-box>
          <text:p text:style-name="MP20"><text:span text:style-name="MT15">Click to edit the title text formatClick to edit section title</text:span></text:p>
        </draw:text-box>
      </draw:frame>
      <draw:frame draw:name="Date Placeholder 2" presentation:style-name="Mpr10" draw:text-style-name="MP16" draw:layer="backgroundobjects" svg:width="11.732cm" svg:height="0.563cm" svg:x="2.026cm" svg:y="17.895cm" presentation:class="date-time" presentation:user-transformed="true">
        <draw:text-box>
          <text:p text:style-name="MP15"><text:span text:style-name="MT16"><text:date style:data-style-name="D1" text:date-value="2018-03-07">3/7/18</text:date></text:span></text:p>
        </draw:text-box>
      </draw:frame>
      <draw:frame draw:name="Footer Placeholder 3" presentation:style-name="Mpr10" draw:text-style-name="MP17" draw:layer="backgroundobjects" svg:width="9.966cm" svg:height="0.334cm" svg:x="2.026cm" svg:y="17.393cm" presentation:class="footer" presentation:user-transformed="true">
        <draw:text-box>
          <text:p text:style-name="MP15"><text:span text:style-name="MT16">Copyright © 2018 BSI. All rights reserved</text:span></text:p>
        </draw:text-box>
      </draw:frame>
      <draw:frame draw:name="Slide Number Placeholder 4" presentation:style-name="Mpr10" draw:text-style-name="MP19" draw:layer="backgroundobjects" svg:width="0.68cm" svg:height="1.013cm" svg:x="26.203cm" svg:y="17.067cm" presentation:class="page-number" presentation:user-transformed="true">
        <draw:text-box>
          <text:p text:style-name="MP15"><text:span text:style-name="MT16"><text:page-number>&lt;number&gt;</text:page-number></text:span></text:p>
        </draw:text-box>
      </draw:frame>
      <draw:frame draw:name="Text Placeholder 19" presentation:style-name="Mpr11" draw:text-style-name="MP5" draw:layer="backgroundobjects" svg:width="12.783cm" svg:height="5.801cm" svg:x="0.975cm" svg:y="10.326cm" presentation:class="outline" presentation:user-transformed="true">
        <draw:text-box>
          <text:list text:style-name="ML7">
            <text:list-item>
              <text:p text:style-name="MP13"><text:span text:style-name="MT17">Click to edit the outline text format</text:span></text:p>
              <text:list>
                <text:list-item>
                  <text:p text:style-name="MP13"><text:span text:style-name="MT17">Second Outline Level</text:span></text:p>
                  <text:list>
                    <text:list-item>
                      <text:p text:style-name="MP13"><text:span text:style-name="MT17">Third Outline Level</text:span></text:p>
                      <text:list>
                        <text:list-item>
                          <text:p text:style-name="MP13"><text:span text:style-name="MT17">Fourth Outline Level</text:span></text:p>
                          <text:list>
                            <text:list-item>
                              <text:p text:style-name="MP13"><text:span text:style-name="MT17">Fifth Outline Level</text:span></text:p>
                              <text:list>
                                <text:list-item>
                                  <text:p text:style-name="MP13"><text:span text:style-name="MT17">Sixth Outline Level</text:span></text:p>
                                  <text:list>
                                    <text:list-item>
                                      <text:p text:style-name="MP13"><text:span text:style-name="MT17">Seventh Outline Level</text:span></text:p>
                                      <text:list>
                                        <text:list-item>
                                          <text:p text:style-name="MP13"><text:span text:style-name="MT17">Eighth Outline Level</text:span></text:p>
                                        </text:list-item>
                                      </text:list>
                                    </text:list-item>
                                  </text:list>
                                </text:list-item>
                              </text:list>
                            </text:list-item>
                          </text:list>
                        </text:list-item>
                      </text:list>
                    </text:list-item>
                  </text:list>
                </text:list-item>
              </text:list>
            </text:list-item>
          </text:list>
          <text:p text:style-name="MP21"><text:span text:style-name="MT17">Ninth Outline LevelAdd subtitle here</text:span></text:p>
          <text:p text:style-name="MP22"><text:span text:style-name="MT17">Second level</text:span></text:p>
          <text:list text:style-name="ML15">
            <text:list-item>
              <text:list>
                <text:list-item>
                  <text:list>
                    <text:list-item>
                      <text:p text:style-name="MP23"><text:span text:style-name="MT17">Third level</text:span></text:p>
                    </text:list-item>
                  </text:list>
                </text:list-item>
              </text:list>
            </text:list-item>
          </text:list>
          <text:list text:style-name="ML16">
            <text:list-item>
              <text:list>
                <text:list-item>
                  <text:list>
                    <text:list-item>
                      <text:list>
                        <text:list-item>
                          <text:p text:style-name="MP23"><text:span text:style-name="MT18">Fourth level</text:span></text:p>
                        </text:list-item>
                      </text:list>
                    </text:list-item>
                  </text:list>
                </text:list-item>
              </text:list>
            </text:list-item>
          </text:list>
          <text:p text:style-name="MP22"><text:span text:style-name="MT19">Fifth level</text:span></text:p>
        </draw:text-box>
      </draw:frame>
      <draw:frame draw:name="Picture 8" draw:style-name="Mgr23" draw:text-style-name="MP3" draw:layer="backgroundobjects" svg:width="1.029cm" svg:height="0.772cm" svg:x="0.974cm" svg:y="16.933cm">
        <draw:image xlink:href="Pictures/10000201000000520000003252864A4A.png" xlink:type="simple" xlink:show="embed" xlink:actuate="onLoad">
          <text:p/>
        </draw:image>
      </draw:frame>
      <draw:custom-shape draw:name="Freeform 6" draw:style-name="Mgr30" draw:text-style-name="MP5" draw:layer="backgroundobjects" svg:width="20.756cm" svg:height="17.267cm" svg:x="0.005cm" svg:y="1.858cm">
        <text:p/>
        <draw:enhanced-geometry draw:mirror-horizontal="false" draw:mirror-vertical="false" svg:viewBox="0 0 16790 11348" draw:type="non-primitive" draw:enhanced-path="M 3580 625 C 4609 242 5702 29 6800 6 7017 8 7234 0 7450 18 7645 18 7838 45 8032 59 8171 72 8309 95 8447 114 9169 220 9874 420 10556 678 10890 811 11219 958 11535 1131 11848 1293 12153 1472 12443 1672 13654 2479 14674 3567 15408 4823 16127 6044 16570 7425 16706 8836 16790 9672 16755 10519 16622 11348 L 16159 11348 C 16233 10927 16271 10501 16290 10074 16295 9882 16293 9689 16292 9497 16266 8631 16120 7768 15855 6943 15680 6398 15463 5864 15186 5362 14502 4074 13502 2957 12304 2127 11765 1760 11195 1437 10592 1187 9545 749 8419 496 7283 468 7134 453 6983 464 6833 461 6459 475 6085 498 5714 552 5419 597 5123 647 4833 717 3962 929 3119 1259 2343 1708 1886 1971 1451 2274 1045 2610 668 2917 324 3263 0 3625 L 0 2954 C 1002 1926 2234 1124 3580 625 Z N">
          <draw:equation draw:name="f0" draw:formula="width"/>
          <draw:equation draw:name="f1" draw:formula="height"/>
        </draw:enhanced-geometry>
      </draw:custom-shape>
      <presentation:notes style:page-layout-name="PM2">
        <draw:page-thumbnail presentation:style-name="Default_20_2-title" draw:layer="backgroundobjects" svg:width="14.005cm" svg:height="9.696cm" svg:x="2.751cm" svg:y="1.965cm" presentation:class="page"/>
        <draw:frame presentation:style-name="Default_20_2-notes" draw:layer="backgroundobjects" svg:width="15.606cm" svg:height="11.635cm" svg:x="1.95cm" svg:y="12.283cm" presentation:class="notes" presentation:placeholder="true">
          <draw:text-box/>
        </draw:frame>
        <draw:frame presentation:style-name="Mpr12" draw:text-style-name="MP1" draw:layer="backgroundobjects" svg:width="8.465cm" svg:height="1.291cm" svg:x="0cm" svg:y="0cm" presentation:class="header">
          <draw:text-box>
            <text:p text:style-name="MP1"><presentation:header/></text:p>
          </draw:text-box>
        </draw:frame>
        <draw:frame presentation:style-name="Mpr12" draw:text-style-name="MP2" draw:layer="backgroundobjects" svg:width="8.465cm" svg:height="1.291cm" svg:x="11.043cm" svg:y="0cm" presentation:class="date-time">
          <draw:text-box>
            <text:p text:style-name="MP2"><presentation:date-time/></text:p>
          </draw:text-box>
        </draw:frame>
        <draw:frame presentation:style-name="Mpr13" draw:text-style-name="MP1" draw:layer="backgroundobjects" svg:width="8.465cm" svg:height="1.291cm" svg:x="0cm" svg:y="24.567cm" presentation:class="footer">
          <draw:text-box>
            <text:p text:style-name="MP1"><presentation:footer/></text:p>
          </draw:text-box>
        </draw:frame>
        <draw:frame presentation:style-name="Mpr13" draw:text-style-name="MP2" draw:layer="backgroundobjects" svg:width="8.465cm" svg:height="1.291cm" svg:x="11.043cm" svg:y="24.567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3-07T13:07:09.74</dc:date>
    <meta:document-statistic meta:object-count="376"/>
    <meta:generator>OpenOffice/4.1.2$Win32 OpenOffice.org_project/412m3$Build-9782</meta:generator>
  </office:meta>
</office:document-meta>
</file>